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Mono" svg:font-family="FreeMono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1.5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401.4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no-wrap"/>
      <style:text-properties style:font-name="FreeMono"/>
    </style:style>
    <style:style style:name="ce2" style:family="table-cell" style:parent-style-name="Default">
      <style:text-properties style:font-name="FreeMono"/>
    </style:style>
    <style:style style:name="ce3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FreeMono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no-wrap"/>
      <style:text-properties style:text-outline="false" style:text-line-through-style="none" style:text-line-through-type="none" style:font-name="FreeMono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wrap-option="no-wrap"/>
      <style:text-properties style:font-name="FreeMono"/>
    </style:style>
    <style:style style:name="ce10" style:family="table-cell" style:parent-style-name="Default">
      <style:text-properties style:font-name="FreeMono"/>
    </style:style>
    <style:style style:name="ce11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FreeMono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wrap-option="no-wrap"/>
      <style:text-properties style:text-outline="false" style:text-line-through-style="none" style:text-line-through-type="none" style:font-name="FreeMono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MS ALL" table:style-name="ta1">
        <office:forms form:automatic-focus="false" form:apply-design-mode="false"/>
        <table:table-column table:style-name="co1" table:number-columns-repeated="12" table:default-cell-style-name="ce9"/>
        <table:table-column table:style-name="co2" table:number-columns-repeated="1002" table:default-cell-style-name="ce9"/>
        <table:table-column table:style-name="co2" table:number-columns-repeated="4" table:default-cell-style-name="ce10"/>
        <table:table-row table:style-name="ro1">
          <table:table-cell/>
          <table:table-cell office:value-type="string" calcext:value-type="string">
            <text:p>daDK</text:p>
          </table:table-cell>
          <table:table-cell office:value-type="string" calcext:value-type="string">
            <text:p>deDE</text:p>
          </table:table-cell>
          <table:table-cell office:value-type="string" calcext:value-type="string">
            <text:p>enEN</text:p>
          </table:table-cell>
          <table:table-cell office:value-type="string" calcext:value-type="string">
            <text:p>esES</text:p>
          </table:table-cell>
          <table:table-cell office:value-type="string" calcext:value-type="string">
            <text:p>frFR</text:p>
          </table:table-cell>
          <table:table-cell office:value-type="string" calcext:value-type="string">
            <text:p>hrHR</text:p>
          </table:table-cell>
          <table:table-cell office:value-type="string" calcext:value-type="string">
            <text:p>itIT</text:p>
          </table:table-cell>
          <table:table-cell office:value-type="string" calcext:value-type="string">
            <text:p>lnCD</text:p>
          </table:table-cell>
          <table:table-cell office:value-type="string" calcext:value-type="string">
            <text:p>nlNL</text:p>
          </table:table-cell>
          <table:table-cell office:value-type="string" calcext:value-type="string">
            <text:p>plPL</text:p>
          </table:table-cell>
          <table:table-cell office:value-type="string" calcext:value-type="string">
            <text:p>ptBR</text:p>
          </table:table-cell>
          <table:table-cell table:number-columns-repeated="1006"/>
        </table:table-row>
        <table:table-row table:style-name="ro1">
          <table:table-cell table:style-name="ce10"/>
          <table:table-cell office:value-type="string" calcext:value-type="string">
            <text:p># Diese Zeilen nicht löschen / Do not remove these lines</text:p>
          </table:table-cell>
          <table:table-cell table:style-name="ce11" office:value-type="string" calcext:value-type="string">
            <text:p># Diese Zeilen nicht löschen / Do not remove these lines</text:p>
          </table:table-cell>
          <table:table-cell table:number-columns-repeated="3" office:value-type="string" calcext:value-type="string">
            <text:p># Diese Zeilen nicht löschen / Do not remove these lines</text:p>
          </table:table-cell>
          <table:table-cell office:value-type="string" calcext:value-type="string">
            <text:p># Ne uklanjajte ove redove / Do not remove these lines</text:p>
          </table:table-cell>
          <table:table-cell table:number-columns-repeated="3" office:value-type="string" calcext:value-type="string">
            <text:p># Diese Zeilen nicht löschen / Do not remove these lines</text:p>
          </table:table-cell>
          <table:table-cell office:value-type="string" calcext:value-type="string">
            <text:p># Proszę nie kasować tej linijki / Do not remove these lines </text:p>
          </table:table-cell>
          <table:table-cell office:value-type="string" calcext:value-type="string">
            <text:p># Diese Zeilen nicht löschen / Do not remove these lines</text:p>
          </table:table-cell>
          <table:table-cell table:number-columns-repeated="1006"/>
        </table:table-row>
        <table:table-row table:style-name="ro1">
          <table:table-cell table:style-name="ce10"/>
          <table:table-cell office:value-type="string" calcext:value-type="string">
            <text:p>#</text:p>
          </table:table-cell>
          <table:table-cell table:style-name="ce11" office:value-type="string" calcext:value-type="string">
            <text:p>#</text:p>
          </table:table-cell>
          <table:table-cell table:number-columns-repeated="9" office:value-type="string" calcext:value-type="string">
            <text:p>#</text:p>
          </table:table-cell>
          <table:table-cell table:number-columns-repeated="1006"/>
        </table:table-row>
        <table:table-row table:style-name="ro1">
          <table:table-cell table:style-name="ce10"/>
          <table:table-cell office:value-type="string" calcext:value-type="string">
            <text:p># $Revision: 829 $</text:p>
          </table:table-cell>
          <table:table-cell table:style-name="ce11" office:value-type="string" calcext:value-type="string">
            <text:p># $Revision: 845 $</text:p>
          </table:table-cell>
          <table:table-cell table:number-columns-repeated="3" office:value-type="string" calcext:value-type="string">
            <text:p># $Revision: 829 $</text:p>
          </table:table-cell>
          <table:table-cell office:value-type="string" calcext:value-type="string">
            <text:p># $Revision: 830 $</text:p>
          </table:table-cell>
          <table:table-cell table:number-columns-repeated="3" office:value-type="string" calcext:value-type="string">
            <text:p># $Revision: 829 $</text:p>
          </table:table-cell>
          <table:table-cell office:value-type="string" calcext:value-type="string">
            <text:p># $Revision: 829 $ </text:p>
          </table:table-cell>
          <table:table-cell office:value-type="string" calcext:value-type="string">
            <text:p># $Revision: 829 $</text:p>
          </table:table-cell>
          <table:table-cell table:number-columns-repeated="1006"/>
        </table:table-row>
        <table:table-row table:style-name="ro1">
          <table:table-cell table:style-name="ce10"/>
          <table:table-cell table:number-columns-repeated="11" office:value-type="string" calcext:value-type="string">
            <text:p># $LastChangedDate: 2021-02-13 $</text:p>
          </table:table-cell>
          <table:table-cell table:number-columns-repeated="1006"/>
        </table:table-row>
        <table:table-row table:style-name="ro1">
          <table:table-cell table:style-name="ce10"/>
          <table:table-cell table:number-columns-repeated="11" office:value-type="string" calcext:value-type="string">
            <text:p># $Author: hausl78, SteveMoto $</text:p>
          </table:table-cell>
          <table:table-cell table:number-columns-repeated="1006"/>
        </table:table-row>
        <table:table-row table:style-name="ro1">
          <table:table-cell table:style-name="ce10"/>
          <table:table-cell office:value-type="string" calcext:value-type="string">
            <text:p>#</text:p>
          </table:table-cell>
          <table:table-cell table:style-name="ce11" office:value-type="string" calcext:value-type="string">
            <text:p>#</text:p>
          </table:table-cell>
          <table:table-cell table:number-columns-repeated="9" office:value-type="string" calcext:value-type="string">
            <text:p>#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_dateformat_0 <text:s text:c="34"/>= </text:p>
          </table:table-cell>
          <table:table-cell office:value-type="string" calcext:value-type="string">
            <text:p>%d-%m-%Y, %H:%M:%S</text:p>
          </table:table-cell>
          <table:table-cell table:style-name="ce12" office:value-type="string" calcext:value-type="string">
            <text:p>%d.%m.%Y, %H:%M:%S</text:p>
          </table:table-cell>
          <table:table-cell table:style-name="ce12" office:value-type="string" calcext:value-type="string">
            <text:p>%Y-%d-%m, %H:%M:%S</text:p>
          </table:table-cell>
          <table:table-cell table:style-name="ce12" office:value-type="string" calcext:value-type="string">
            <text:p>%d-%m-%Y, %H:%M:%S</text:p>
          </table:table-cell>
          <table:table-cell table:style-name="ce12" office:value-type="string" calcext:value-type="string">
            <text:p>le %d %m %Y, %H:%M:%S</text:p>
          </table:table-cell>
          <table:table-cell table:number-columns-repeated="2" table:style-name="ce12" office:value-type="string" calcext:value-type="string">
            <text:p>%Y-%d-%m, %H:%M:%S</text:p>
          </table:table-cell>
          <table:table-cell table:style-name="ce12" office:value-type="string" calcext:value-type="string">
            <text:p>o %d %m %Y, %H:%M:%S</text:p>
          </table:table-cell>
          <table:table-cell table:style-name="ce12" office:value-type="string" calcext:value-type="string">
            <text:p>%H:%M:%S %d-%m-%Y</text:p>
          </table:table-cell>
          <table:table-cell table:style-name="ce12" office:value-type="string" calcext:value-type="string">
            <text:p>%d.%m.%Y, %H:%M:%S</text:p>
          </table:table-cell>
          <table:table-cell table:style-name="ce12" office:value-type="string" calcext:value-type="string">
            <text:p>%d-%m-%Y, %H:%M:%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_translator_0 <text:s text:c="34"/>= </text:p>
          </table:table-cell>
          <table:table-cell table:style-name="ce12" office:value-type="string" calcext:value-type="string">
            <text:p>Ole Carlsen</text:p>
          </table:table-cell>
          <table:table-cell table:number-columns-repeated="2" table:style-name="ce12" office:value-type="string" calcext:value-type="string">
            <text:p>mozilo</text:p>
          </table:table-cell>
          <table:table-cell table:style-name="ce12" office:value-type="string" calcext:value-type="string">
            <text:p>dnsystem.com</text:p>
          </table:table-cell>
          <table:table-cell table:style-name="ce12" office:value-type="string" calcext:value-type="string">
            <text:p>Jens Rieger, Etienne Ruedin</text:p>
          </table:table-cell>
          <table:table-cell table:style-name="ce12" office:value-type="string" calcext:value-type="string">
            <text:p>Mighty</text:p>
          </table:table-cell>
          <table:table-cell table:style-name="ce12" office:value-type="string" calcext:value-type="string">
            <text:p>Piergiorgio Bellezza</text:p>
          </table:table-cell>
          <table:table-cell table:style-name="ce12" office:value-type="string" calcext:value-type="string">
            <text:p>Etienne Ruedin</text:p>
          </table:table-cell>
          <table:table-cell table:style-name="ce12" office:value-type="string" calcext:value-type="string">
            <text:p>T. Verhoef</text:p>
          </table:table-cell>
          <table:table-cell table:style-name="ce12" office:value-type="string" calcext:value-type="string">
            <text:p>Piotr Nazim</text:p>
          </table:table-cell>
          <table:table-cell table:style-name="ce12" office:value-type="string" calcext:value-type="string">
            <text:p>Moises</text:p>
          </table:table-cell>
          <table:table-cell table:number-columns-repeated="1006"/>
        </table:table-row>
        <table:table-row table:style-name="ro1">
          <table:table-cell table:style-name="ce10" table:number-columns-repeated="2"/>
          <table:table-cell table:style-name="ce11" office:value-type="string" calcext:value-type="string">
            <text:p># der Wert ist für date_default_timezone_set()</text:p>
          </table:table-cell>
          <table:table-cell table:number-columns-repeated="1015"/>
        </table:table-row>
        <table:table-row table:style-name="ro1">
          <table:table-cell table:style-name="ce11" office:value-type="string" calcext:value-type="string">
            <text:p>_timezone <text:s text:c="38"/>= </text:p>
          </table:table-cell>
          <table:table-cell table:style-name="ce10"/>
          <table:table-cell table:style-name="ce12" office:value-type="string" calcext:value-type="string">
            <text:p>Europe/Berlin</text:p>
          </table:table-cell>
          <table:table-cell table:number-columns-repeated="1015"/>
        </table:table-row>
        <table:table-row table:style-name="ro1">
          <table:table-cell table:style-name="ce10" table:number-columns-repeated="2"/>
          <table:table-cell table:style-name="ce11" office:value-type="string" calcext:value-type="string">
            <text:p># kommaseparierte Liste von Grossbuchstaben, die in Kleine gewandelt werden müssen</text:p>
          </table:table-cell>
          <table:table-cell table:number-columns-repeated="1015"/>
        </table:table-row>
        <table:table-row table:style-name="ro1">
          <table:table-cell table:style-name="ce10" table:number-columns-repeated="2"/>
          <table:table-cell table:style-name="ce11" office:value-type="string" calcext:value-type="string">
            <text:p># siehe SearchClass.php setLowerChars()</text:p>
          </table:table-cell>
          <table:table-cell table:number-columns-repeated="1015"/>
        </table:table-row>
        <table:table-row table:style-name="ro1">
          <table:table-cell table:style-name="ce11" office:value-type="string" calcext:value-type="string">
            <text:p>_search_chars_lo <text:s text:c="31"/>= </text:p>
          </table:table-cell>
          <table:table-cell table:style-name="ce10"/>
          <table:table-cell table:number-columns-repeated="1016"/>
        </table:table-row>
        <table:table-row table:style-name="ro1">
          <table:table-cell table:style-name="ce11" office:value-type="string" calcext:value-type="string">
            <text:p>_search_chars_hi <text:s text:c="31"/>= </text:p>
          </table:table-cell>
          <table:table-cell table:style-name="ce10"/>
          <table:table-cell table:number-columns-repeated="1016"/>
        </table:table-row>
        <table:table-row table:style-name="ro1">
          <table:table-cell table:style-name="ce10" table:number-columns-repeated="2"/>
          <table:table-cell table:number-columns-repeated="1016"/>
        </table:table-row>
        <table:table-row table:style-name="ro1">
          <table:table-cell office:value-type="string" calcext:value-type="string">
            <text:p># alttext_galleryimage_1 <text:s text:c="23"/>= </text:p>
          </table:table-cell>
          <table:table-cell table:style-name="ce12" office:value-type="string" calcext:value-type="string">
            <text:p>Galleri billede "{PARAM1}"</text:p>
          </table:table-cell>
          <table:table-cell table:style-name="ce12" office:value-type="string" calcext:value-type="string">
            <text:p>Galeriebild "{PARAM1}"</text:p>
          </table:table-cell>
          <table:table-cell table:style-name="ce12" office:value-type="string" calcext:value-type="string">
            <text:p>Gallery image "{PARAM1}"</text:p>
          </table:table-cell>
          <table:table-cell table:style-name="ce12" office:value-type="string" calcext:value-type="string">
            <text:p>Gallería de im&amp;aacute;genes "{PARAM1}"</text:p>
          </table:table-cell>
          <table:table-cell table:style-name="ce12" office:value-type="string" calcext:value-type="string">
            <text:p>Galerie d'images "{PARAM1}"</text:p>
          </table:table-cell>
          <table:table-cell table:style-name="ce12" office:value-type="string" calcext:value-type="string">
            <text:p>Slika u galeriji "{PARAM1}"</text:p>
          </table:table-cell>
          <table:table-cell table:style-name="ce12" office:value-type="string" calcext:value-type="string">
            <text:p>Galleria immagini "{PARAM1}"</text:p>
          </table:table-cell>
          <table:table-cell table:style-name="ce12" office:value-type="string" calcext:value-type="string">
            <text:p>Kɔbɛ́ ya bilílí "{PARAM1}"</text:p>
          </table:table-cell>
          <table:table-cell table:style-name="ce12" office:value-type="string" calcext:value-type="string">
            <text:p>Afbeelding in foto album "{PARAM1}"</text:p>
          </table:table-cell>
          <table:table-cell table:style-name="ce12" office:value-type="string" calcext:value-type="string">
            <text:p>Zdjęcie z galerii "{PARAM1}"</text:p>
          </table:table-cell>
          <table:table-cell table:style-name="ce12" office:value-type="string" calcext:value-type="string">
            <text:p>Galeria de Imagem "{PARAM1}"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lttext_image_1 <text:s text:c="32"/>= </text:p>
          </table:table-cell>
          <table:table-cell table:style-name="ce12" office:value-type="string" calcext:value-type="string">
            <text:p>Billede "{PARAM1}"</text:p>
          </table:table-cell>
          <table:table-cell table:style-name="ce12" office:value-type="string" calcext:value-type="string">
            <text:p>Bild "{PARAM1}"</text:p>
          </table:table-cell>
          <table:table-cell table:style-name="ce12" office:value-type="string" calcext:value-type="string">
            <text:p>Image "{PARAM1}"</text:p>
          </table:table-cell>
          <table:table-cell table:style-name="ce12" office:value-type="string" calcext:value-type="string">
            <text:p>imagen "{PARAM1}"</text:p>
          </table:table-cell>
          <table:table-cell table:style-name="ce12" office:value-type="string" calcext:value-type="string">
            <text:p>Image "{PARAM1}"</text:p>
          </table:table-cell>
          <table:table-cell table:style-name="ce12" office:value-type="string" calcext:value-type="string">
            <text:p>Slika "{PARAM1}"</text:p>
          </table:table-cell>
          <table:table-cell table:style-name="ce12" office:value-type="string" calcext:value-type="string">
            <text:p>Immaginee "{PARAM1}"</text:p>
          </table:table-cell>
          <table:table-cell table:style-name="ce12" office:value-type="string" calcext:value-type="string">
            <text:p>Elílí "{PARAM1}"</text:p>
          </table:table-cell>
          <table:table-cell table:style-name="ce12" office:value-type="string" calcext:value-type="string">
            <text:p>Afbeelding "{PARAM1}"</text:p>
          </table:table-cell>
          <table:table-cell table:style-name="ce12" office:value-type="string" calcext:value-type="string">
            <text:p>Zdjęcie "{PARAM1}"</text:p>
          </table:table-cell>
          <table:table-cell table:style-name="ce12" office:value-type="string" calcext:value-type="string">
            <text:p>Imagem "{PARAM1}"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nchor_top_0 <text:s text:c="35"/>= </text:p>
          </table:table-cell>
          <table:table-cell/>
          <table:table-cell table:style-name="ce12" office:value-type="string" calcext:value-type="string">
            <text:p>Seitenanfang</text:p>
          </table:table-cell>
          <table:table-cell table:style-name="ce12" office:value-type="string" calcext:value-type="string">
            <text:p>Back to top</text:p>
          </table:table-cell>
          <table:table-cell/>
          <table:table-cell table:style-name="ce12" office:value-type="string" calcext:value-type="string">
            <text:p>Vers le haut</text:p>
          </table:table-cell>
          <table:table-cell table:style-name="ce12" office:value-type="string" calcext:value-type="string">
            <text:p>Povratak na vrh</text:p>
          </table:table-cell>
          <table:table-cell/>
          <table:table-cell table:style-name="ce12" office:value-type="string" calcext:value-type="string">
            <text:p>Na likoló</text:p>
          </table:table-cell>
          <table:table-cell table:style-name="ce12" office:value-type="string" calcext:value-type="string">
            <text:p>Terug naar boven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essage_downloads <text:s text:c="30"/>= </text:p>
          </table:table-cell>
          <table:table-cell table:style-name="ce12" office:value-type="string" calcext:value-type="string">
            <text:p>Hentninger</text:p>
          </table:table-cell>
          <table:table-cell table:number-columns-repeated="2" table:style-name="ce12" office:value-type="string" calcext:value-type="string">
            <text:p>Downloads</text:p>
          </table:table-cell>
          <table:table-cell table:style-name="ce12" office:value-type="string" calcext:value-type="string">
            <text:p>Descargas</text:p>
          </table:table-cell>
          <table:table-cell table:style-name="ce12" office:value-type="string" calcext:value-type="string">
            <text:p>Télécharger</text:p>
          </table:table-cell>
          <table:table-cell table:style-name="ce12" office:value-type="string" calcext:value-type="string">
            <text:p>Preuzimanja</text:p>
          </table:table-cell>
          <table:table-cell table:style-name="ce12" office:value-type="string" calcext:value-type="string">
            <text:p>Downloads</text:p>
          </table:table-cell>
          <table:table-cell table:style-name="ce12" office:value-type="string" calcext:value-type="string">
            <text:p>Kokɔ́ngɔlɔ</text:p>
          </table:table-cell>
          <table:table-cell table:style-name="ce12" office:value-type="string" calcext:value-type="string">
            <text:p>Downloads</text:p>
          </table:table-cell>
          <table:table-cell table:style-name="ce12" office:value-type="string" calcext:value-type="string">
            <text:p>Pliki do ściągnięcia</text:p>
          </table:table-cell>
          <table:table-cell table:style-name="ce12" office:value-type="string" calcext:value-type="string">
            <text:p>Baixada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essage_draft_0 <text:s text:c="32"/>= </text:p>
          </table:table-cell>
          <table:table-cell table:style-name="ce12" office:value-type="string" calcext:value-type="string">
            <text:p>Kladde</text:p>
          </table:table-cell>
          <table:table-cell table:style-name="ce12" office:value-type="string" calcext:value-type="string">
            <text:p>Entwurf</text:p>
          </table:table-cell>
          <table:table-cell table:style-name="ce12" office:value-type="string" calcext:value-type="string">
            <text:p>Draft</text:p>
          </table:table-cell>
          <table:table-cell table:style-name="ce12" office:value-type="string" calcext:value-type="string">
            <text:p>Borrador</text:p>
          </table:table-cell>
          <table:table-cell table:style-name="ce12" office:value-type="string" calcext:value-type="string">
            <text:p>Esquisse</text:p>
          </table:table-cell>
          <table:table-cell table:style-name="ce12" office:value-type="string" calcext:value-type="string">
            <text:p>Nacrt</text:p>
          </table:table-cell>
          <table:table-cell table:style-name="ce12" office:value-type="string" calcext:value-type="string">
            <text:p>Brutta copia</text:p>
          </table:table-cell>
          <table:table-cell table:style-name="ce12" office:value-type="string" calcext:value-type="string">
            <text:p>Esquisse</text:p>
          </table:table-cell>
          <table:table-cell table:style-name="ce12" office:value-type="string" calcext:value-type="string">
            <text:p>Concept</text:p>
          </table:table-cell>
          <table:table-cell table:style-name="ce12" office:value-type="string" calcext:value-type="string">
            <text:p>Szkic roboczy</text:p>
          </table:table-cell>
          <table:table-cell table:style-name="ce12" office:value-type="string" calcext:value-type="string">
            <text:p>Rascunho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# message_firstimage_0 <text:s text:c="25"/>= </text:p>
          </table:table-cell>
          <table:table-cell table:style-name="ce12" office:value-type="string" calcext:value-type="string">
            <text:p>Første billede</text:p>
          </table:table-cell>
          <table:table-cell table:style-name="ce12" office:value-type="string" calcext:value-type="string">
            <text:p>Erstes Bild</text:p>
          </table:table-cell>
          <table:table-cell table:style-name="ce12" office:value-type="string" calcext:value-type="string">
            <text:p>First image</text:p>
          </table:table-cell>
          <table:table-cell table:style-name="ce12" office:value-type="string" calcext:value-type="string">
            <text:p>Primera imagen</text:p>
          </table:table-cell>
          <table:table-cell table:style-name="ce12" office:value-type="string" calcext:value-type="string">
            <text:p>Première image</text:p>
          </table:table-cell>
          <table:table-cell table:style-name="ce12" office:value-type="string" calcext:value-type="string">
            <text:p>Prva slika</text:p>
          </table:table-cell>
          <table:table-cell table:style-name="ce12" office:value-type="string" calcext:value-type="string">
            <text:p>Prima immagine</text:p>
          </table:table-cell>
          <table:table-cell table:style-name="ce12" office:value-type="string" calcext:value-type="string">
            <text:p>Elílí ya yambo</text:p>
          </table:table-cell>
          <table:table-cell table:style-name="ce12" office:value-type="string" calcext:value-type="string">
            <text:p>Eerste afbeelding</text:p>
          </table:table-cell>
          <table:table-cell table:style-name="ce12" office:value-type="string" calcext:value-type="string">
            <text:p>Pierwsze zdjęcie</text:p>
          </table:table-cell>
          <table:table-cell table:style-name="ce12" office:value-type="string" calcext:value-type="string">
            <text:p>Primeira Imagem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essage_galleries_0 <text:s text:c="28"/>= </text:p>
          </table:table-cell>
          <table:table-cell table:style-name="ce12" office:value-type="string" calcext:value-type="string">
            <text:p>Gallerier</text:p>
          </table:table-cell>
          <table:table-cell table:style-name="ce12" office:value-type="string" calcext:value-type="string">
            <text:p>Galerien</text:p>
          </table:table-cell>
          <table:table-cell table:style-name="ce12" office:value-type="string" calcext:value-type="string">
            <text:p>Galleries</text:p>
          </table:table-cell>
          <table:table-cell table:style-name="ce12" office:value-type="string" calcext:value-type="string">
            <text:p>Gallerías</text:p>
          </table:table-cell>
          <table:table-cell table:style-name="ce12" office:value-type="string" calcext:value-type="string">
            <text:p>Galeries</text:p>
          </table:table-cell>
          <table:table-cell table:style-name="ce12" office:value-type="string" calcext:value-type="string">
            <text:p>Galerije</text:p>
          </table:table-cell>
          <table:table-cell table:style-name="ce12" office:value-type="string" calcext:value-type="string">
            <text:p>Gallerie</text:p>
          </table:table-cell>
          <table:table-cell table:style-name="ce12" office:value-type="string" calcext:value-type="string">
            <text:p>Bakɔbɛ</text:p>
          </table:table-cell>
          <table:table-cell table:style-name="ce12" office:value-type="string" calcext:value-type="string">
            <text:p>Foto albums</text:p>
          </table:table-cell>
          <table:table-cell table:style-name="ce12" office:value-type="string" calcext:value-type="string">
            <text:p>Galerie</text:p>
          </table:table-cell>
          <table:table-cell table:style-name="ce12" office:value-type="string" calcext:value-type="string">
            <text:p>Galeria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essage_gallery_1 <text:s text:c="30"/>= </text:p>
          </table:table-cell>
          <table:table-cell table:style-name="ce12" office:value-type="string" calcext:value-type="string">
            <text:p>Galleri "{PARAM1}"</text:p>
          </table:table-cell>
          <table:table-cell table:style-name="ce12" office:value-type="string" calcext:value-type="string">
            <text:p>Galerie "{PARAM1}"</text:p>
          </table:table-cell>
          <table:table-cell table:style-name="ce12" office:value-type="string" calcext:value-type="string">
            <text:p>Gallery "{PARAM1}"</text:p>
          </table:table-cell>
          <table:table-cell table:style-name="ce12" office:value-type="string" calcext:value-type="string">
            <text:p>Gallería "{PARAM1}"</text:p>
          </table:table-cell>
          <table:table-cell table:style-name="ce12" office:value-type="string" calcext:value-type="string">
            <text:p>Galerie "{PARAM1}"</text:p>
          </table:table-cell>
          <table:table-cell table:style-name="ce12" office:value-type="string" calcext:value-type="string">
            <text:p>Galerija "{PARAM1}"</text:p>
          </table:table-cell>
          <table:table-cell table:style-name="ce12" office:value-type="string" calcext:value-type="string">
            <text:p>Galleria "{PARAM1}"</text:p>
          </table:table-cell>
          <table:table-cell table:style-name="ce12" office:value-type="string" calcext:value-type="string">
            <text:p>Kɔbɛ "{PARAM1}"</text:p>
          </table:table-cell>
          <table:table-cell table:style-name="ce12" office:value-type="string" calcext:value-type="string">
            <text:p>Foto album "{PARAM1}"</text:p>
          </table:table-cell>
          <table:table-cell table:number-columns-repeated="2" table:style-name="ce12" office:value-type="string" calcext:value-type="string">
            <text:p>Galeria "{PARAM1}"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# message_gallery_xoutofy_2 <text:s text:c="20"/>= </text:p>
          </table:table-cell>
          <table:table-cell table:style-name="ce12" office:value-type="string" calcext:value-type="string">
            <text:p>Billede {PARAM1} ud af {PARAM2}</text:p>
          </table:table-cell>
          <table:table-cell table:style-name="ce12" office:value-type="string" calcext:value-type="string">
            <text:p>(Bild {PARAM1} von {PARAM2})</text:p>
          </table:table-cell>
          <table:table-cell table:style-name="ce12" office:value-type="string" calcext:value-type="string">
            <text:p>(Image {PARAM1} out of {PARAM2})</text:p>
          </table:table-cell>
          <table:table-cell table:style-name="ce12" office:value-type="string" calcext:value-type="string">
            <text:p>(imagen {PARAM1} fuera de {PARAM2})</text:p>
          </table:table-cell>
          <table:table-cell table:style-name="ce12" office:value-type="string" calcext:value-type="string">
            <text:p>(Image {PARAM1} de {PARAM2})</text:p>
          </table:table-cell>
          <table:table-cell table:style-name="ce12" office:value-type="string" calcext:value-type="string">
            <text:p>(Slika {PARAM1} od {PARAM2})</text:p>
          </table:table-cell>
          <table:table-cell table:style-name="ce12" office:value-type="string" calcext:value-type="string">
            <text:p>(Immagine {PARAM1} su {PARAM2})</text:p>
          </table:table-cell>
          <table:table-cell table:style-name="ce12" office:value-type="string" calcext:value-type="string">
            <text:p>(Elílí {PARAM1} ya {PARAM2})</text:p>
          </table:table-cell>
          <table:table-cell table:style-name="ce12" office:value-type="string" calcext:value-type="string">
            <text:p>(Afbeelding {PARAM1} van {PARAM2})</text:p>
          </table:table-cell>
          <table:table-cell table:style-name="ce12" office:value-type="string" calcext:value-type="string">
            <text:p>(Zdjęcie {PARAM1} z {PARAM2})</text:p>
          </table:table-cell>
          <table:table-cell table:style-name="ce12" office:value-type="string" calcext:value-type="string">
            <text:p>(Imagem {PARAM1} de {PARAM2})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# message_gallerydir_error_1 <text:s text:c="19"/>= </text:p>
          </table:table-cell>
          <table:table-cell table:style-name="ce12" office:value-type="string" calcext:value-type="string">
            <text:p>Ukendt galleri mappe "{PARAM1}"!</text:p>
          </table:table-cell>
          <table:table-cell table:style-name="ce12" office:value-type="string" calcext:value-type="string">
            <text:p>Unbekanntes Galerieverzeichnis "{PARAM1}"!</text:p>
          </table:table-cell>
          <table:table-cell table:style-name="ce12" office:value-type="string" calcext:value-type="string">
            <text:p>Unknown gallery directory "{PARAM1}"!</text:p>
          </table:table-cell>
          <table:table-cell table:style-name="ce12" office:value-type="string" calcext:value-type="string">
            <text:p>Directorio de Galería desconocido "{PARAM1}"!</text:p>
          </table:table-cell>
          <table:table-cell table:style-name="ce12" office:value-type="string" calcext:value-type="string">
            <text:p>Répertoire de la galerie "{PARAM1}" inconnu!</text:p>
          </table:table-cell>
          <table:table-cell table:style-name="ce12" office:value-type="string" calcext:value-type="string">
            <text:p>Nepoznati direktorij galerije "{PARAM1}"!</text:p>
          </table:table-cell>
          <table:table-cell table:style-name="ce12" office:value-type="string" calcext:value-type="string">
            <text:p>Cartella galleria sconosciuta "{PARAM1}"!</text:p>
          </table:table-cell>
          <table:table-cell table:style-name="ce12" office:value-type="string" calcext:value-type="string">
            <text:p>Mokɛ́lɛ mwa kɔbɛ "{PARAM1}" ezalí tɛ́!</text:p>
          </table:table-cell>
          <table:table-cell table:style-name="ce12" office:value-type="string" calcext:value-type="string">
            <text:p>Onbekende foto album map "{PARAM1}"!</text:p>
          </table:table-cell>
          <table:table-cell table:style-name="ce12" office:value-type="string" calcext:value-type="string">
            <text:p>Nieznany katalog galerii zdjęć "{PARAM1}"!</text:p>
          </table:table-cell>
          <table:table-cell table:style-name="ce12" office:value-type="string" calcext:value-type="string">
            <text:p>Pasta da galeria inexistente "{PARAM1}"!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# message_gallerydir_error_0 <text:s text:c="19"/>= </text:p>
          </table:table-cell>
          <table:table-cell/>
          <table:table-cell table:style-name="ce12" office:value-type="string" calcext:value-type="string">
            <text:p>Es wurde kein Galerieverzeichnis angegeben!</text:p>
          </table:table-cell>
          <table:table-cell table:style-name="ce12" office:value-type="string" calcext:value-type="string">
            <text:p>No gallery directory given!</text:p>
          </table:table-cell>
          <table:table-cell/>
          <table:table-cell table:style-name="ce12" office:value-type="string" calcext:value-type="string">
            <text:p>Aucun répertoire de galerie n'est donné!</text:p>
          </table:table-cell>
          <table:table-cell table:style-name="ce12" office:value-type="string" calcext:value-type="string">
            <text:p>Nije dat nijedan direktorij galerije!</text:p>
          </table:table-cell>
          <table:table-cell/>
          <table:table-cell table:style-name="ce12" office:value-type="string" calcext:value-type="string">
            <text:p>Kɔbɛ ezalí tɛ́!</text:p>
          </table:table-cell>
          <table:table-cell table:style-name="ce12" office:value-type="string" calcext:value-type="string">
            <text:p>Geen foto album map opgegeven!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essage_galleryembed_error_0 <text:s text:c="19"/>= </text:p>
          </table:table-cell>
          <table:table-cell/>
          <table:table-cell table:style-name="ce12" office:value-type="string" calcext:value-type="string">
            <text:p>Entsprechend den aktuellen CMS-Einstellungen können Galerien nur eingebettet genutzt werden.</text:p>
          </table:table-cell>
          <table:table-cell table:style-name="ce12" office:value-type="string" calcext:value-type="string">
            <text:p>Due to the current CMS settings, gallery can only be used embedded.</text:p>
          </table:table-cell>
          <table:table-cell/>
          <table:table-cell table:style-name="ce12" office:value-type="string" calcext:value-type="string">
            <text:p>En raison des paramètres actuels du CMS, la galerie ne peut être utilisée qu'embarquée.</text:p>
          </table:table-cell>
          <table:table-cell table:style-name="ce12" office:value-type="string" calcext:value-type="string">
            <text:p>Zbog trenutnih postavki CMS-a, galerija se može koristiti samo ugrađena.</text:p>
          </table:table-cell>
          <table:table-cell/>
          <table:table-cell table:style-name="ce12" office:value-type="string" calcext:value-type="string">
            <text:p>Due to the current CMS settings, gallery can only be used embedded.</text:p>
          </table:table-cell>
          <table:table-cell office:value-type="string" calcext:value-type="string">
            <text:p>Het CMS is zo ingesteld dat het foto album alleen binnen de site kan worden bekeken.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# message_galleryempty_0 <text:s text:c="23"/>= </text:p>
          </table:table-cell>
          <table:table-cell table:style-name="ce12" office:value-type="string" calcext:value-type="string">
            <text:p>Dette galleri indeholder ingen billeder.</text:p>
          </table:table-cell>
          <table:table-cell table:style-name="ce12" office:value-type="string" calcext:value-type="string">
            <text:p>Diese Galerie enthält keine Bilder.</text:p>
          </table:table-cell>
          <table:table-cell table:style-name="ce12" office:value-type="string" calcext:value-type="string">
            <text:p>This gallery contains no images.</text:p>
          </table:table-cell>
          <table:table-cell table:style-name="ce12" office:value-type="string" calcext:value-type="string">
            <text:p>Esta galería no contiene imagenes.</text:p>
          </table:table-cell>
          <table:table-cell table:style-name="ce12" office:value-type="string" calcext:value-type="string">
            <text:p>Cette galerie ne contient pas d'images.</text:p>
          </table:table-cell>
          <table:table-cell table:style-name="ce12" office:value-type="string" calcext:value-type="string">
            <text:p>Ova galerija ne sadrži slike.</text:p>
          </table:table-cell>
          <table:table-cell table:style-name="ce12" office:value-type="string" calcext:value-type="string">
            <text:p>Questa galleria non contiene immagini.</text:p>
          </table:table-cell>
          <table:table-cell table:style-name="ce12" office:value-type="string" calcext:value-type="string">
            <text:p>Bazalí bilílí tɛ́ na kɔbɛ óyo.</text:p>
          </table:table-cell>
          <table:table-cell table:style-name="ce12" office:value-type="string" calcext:value-type="string">
            <text:p>Dit foto album bevat geen afbeeldingen.</text:p>
          </table:table-cell>
          <table:table-cell table:style-name="ce12" office:value-type="string" calcext:value-type="string">
            <text:p>Ta galeria jest pusta.</text:p>
          </table:table-cell>
          <table:table-cell table:style-name="ce12" office:value-type="string" calcext:value-type="string">
            <text:p>Essa galeria está vazia.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essage_gallerypreviewdir_error_1 <text:s text:c="14"/>= </text:p>
          </table:table-cell>
          <table:table-cell table:style-name="ce12" office:value-type="string" calcext:value-type="string">
            <text:p>Manglende miniature mappe "{PARAM1}"!</text:p>
          </table:table-cell>
          <table:table-cell table:style-name="ce12" office:value-type="string" calcext:value-type="string">
            <text:p>Fehlendes Vorschauverzeichnis "{PARAM1}"!</text:p>
          </table:table-cell>
          <table:table-cell table:style-name="ce12" office:value-type="string" calcext:value-type="string">
            <text:p>Missing preview directory "{PARAM1}"!</text:p>
          </table:table-cell>
          <table:table-cell table:style-name="ce12" office:value-type="string" calcext:value-type="string">
            <text:p>Directorio perdido "{PARAM1}"!</text:p>
          </table:table-cell>
          <table:table-cell table:style-name="ce12" office:value-type="string" calcext:value-type="string">
            <text:p>Aperçu répertoire manquant "{PARAM1}"!</text:p>
          </table:table-cell>
          <table:table-cell table:style-name="ce12" office:value-type="string" calcext:value-type="string">
            <text:p>Nedostaje direktorij pregleda "{PARAM1}"!</text:p>
          </table:table-cell>
          <table:table-cell table:style-name="ce12" office:value-type="string" calcext:value-type="string">
            <text:p>Cartella di anteprima mancante "{PARAM1}"!</text:p>
          </table:table-cell>
          <table:table-cell table:style-name="ce12" office:value-type="string" calcext:value-type="string">
            <text:p>Botáli bwa kɔbɛ "{PARAM1}" ezalí tɛ́!</text:p>
          </table:table-cell>
          <table:table-cell table:style-name="ce12" office:value-type="string" calcext:value-type="string">
            <text:p>De map met voorbeelden ontbreekt "{PARAM1}"!</text:p>
          </table:table-cell>
          <table:table-cell table:style-name="ce12" office:value-type="string" calcext:value-type="string">
            <text:p>Brak katalogu do podglądu "{PARAM1}"!</text:p>
          </table:table-cell>
          <table:table-cell table:style-name="ce12" office:value-type="string" calcext:value-type="string">
            <text:p>Pasta sem pré-visualização "{PARAM1}"!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# message_gallery_no_preview <text:s text:c="19"/>= </text:p>
          </table:table-cell>
          <table:table-cell/>
          <table:table-cell table:style-name="ce12" office:value-type="string" calcext:value-type="string">
            <text:p>Vorschaubild nicht vorhanden</text:p>
          </table:table-cell>
          <table:table-cell table:style-name="ce12" office:value-type="string" calcext:value-type="string">
            <text:p>Preview not available</text:p>
          </table:table-cell>
          <table:table-cell/>
          <table:table-cell table:style-name="ce12" office:value-type="string" calcext:value-type="string">
            <text:p>Aperçu non disponible</text:p>
          </table:table-cell>
          <table:table-cell table:style-name="ce12" office:value-type="string" calcext:value-type="string">
            <text:p>Pregled nije dostupan</text:p>
          </table:table-cell>
          <table:table-cell/>
          <table:table-cell table:style-name="ce12" office:value-type="string" calcext:value-type="string">
            <text:p>Botáli ezalí tɛ́</text:p>
          </table:table-cell>
          <table:table-cell table:style-name="ce12" office:value-type="string" calcext:value-type="string">
            <text:p>Voorbeeld niet beschikbaar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essage_lastchange_0 <text:s text:c="27"/>= </text:p>
          </table:table-cell>
          <table:table-cell table:style-name="ce12" office:value-type="string" calcext:value-type="string">
            <text:p>Sidst ændret:</text:p>
          </table:table-cell>
          <table:table-cell table:style-name="ce12" office:value-type="string" calcext:value-type="string">
            <text:p>Letzte Änderung:</text:p>
          </table:table-cell>
          <table:table-cell table:style-name="ce12" office:value-type="string" calcext:value-type="string">
            <text:p>Last change:</text:p>
          </table:table-cell>
          <table:table-cell table:style-name="ce12" office:value-type="string" calcext:value-type="string">
            <text:p>último cambio:</text:p>
          </table:table-cell>
          <table:table-cell table:style-name="ce12" office:value-type="string" calcext:value-type="string">
            <text:p>Dernière modification:</text:p>
          </table:table-cell>
          <table:table-cell table:style-name="ce12" office:value-type="string" calcext:value-type="string">
            <text:p>zadnja promjena:</text:p>
          </table:table-cell>
          <table:table-cell table:style-name="ce12" office:value-type="string" calcext:value-type="string">
            <text:p>Ultimo cambiamento:</text:p>
          </table:table-cell>
          <table:table-cell table:style-name="ce12" office:value-type="string" calcext:value-type="string">
            <text:p>Bobóngoli bwa libosó:</text:p>
          </table:table-cell>
          <table:table-cell table:style-name="ce12" office:value-type="string" calcext:value-type="string">
            <text:p>Laatste aanpassing:</text:p>
          </table:table-cell>
          <table:table-cell table:style-name="ce12" office:value-type="string" calcext:value-type="string">
            <text:p>Ostatnia zmiana:</text:p>
          </table:table-cell>
          <table:table-cell table:style-name="ce12" office:value-type="string" calcext:value-type="string">
            <text:p>Última alteração: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# message_lastimage_0 <text:s text:c="26"/>= </text:p>
          </table:table-cell>
          <table:table-cell table:style-name="ce12" office:value-type="string" calcext:value-type="string">
            <text:p>Sidste billede</text:p>
          </table:table-cell>
          <table:table-cell table:style-name="ce12" office:value-type="string" calcext:value-type="string">
            <text:p>Letztes Bild</text:p>
          </table:table-cell>
          <table:table-cell table:style-name="ce12" office:value-type="string" calcext:value-type="string">
            <text:p>Last image</text:p>
          </table:table-cell>
          <table:table-cell table:style-name="ce12" office:value-type="string" calcext:value-type="string">
            <text:p>última imagen</text:p>
          </table:table-cell>
          <table:table-cell table:style-name="ce12" office:value-type="string" calcext:value-type="string">
            <text:p>Dernière image</text:p>
          </table:table-cell>
          <table:table-cell table:style-name="ce12" office:value-type="string" calcext:value-type="string">
            <text:p>zadnja slika:</text:p>
          </table:table-cell>
          <table:table-cell table:style-name="ce12" office:value-type="string" calcext:value-type="string">
            <text:p>Ultima immagine</text:p>
          </table:table-cell>
          <table:table-cell table:style-name="ce12" office:value-type="string" calcext:value-type="string">
            <text:p>Elílí ya libosó</text:p>
          </table:table-cell>
          <table:table-cell table:style-name="ce12" office:value-type="string" calcext:value-type="string">
            <text:p>Laatste afbeelding</text:p>
          </table:table-cell>
          <table:table-cell table:style-name="ce12" office:value-type="string" calcext:value-type="string">
            <text:p>Ostatnie zdjęcie</text:p>
          </table:table-cell>
          <table:table-cell table:style-name="ce12" office:value-type="string" calcext:value-type="string">
            <text:p>Última imagem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# message_nextimage_0 <text:s text:c="26"/>= </text:p>
          </table:table-cell>
          <table:table-cell table:style-name="ce12" office:value-type="string" calcext:value-type="string">
            <text:p>Næste billede</text:p>
          </table:table-cell>
          <table:table-cell table:style-name="ce12" office:value-type="string" calcext:value-type="string">
            <text:p>Nächstes Bild</text:p>
          </table:table-cell>
          <table:table-cell table:style-name="ce12" office:value-type="string" calcext:value-type="string">
            <text:p>Next image</text:p>
          </table:table-cell>
          <table:table-cell table:style-name="ce12" office:value-type="string" calcext:value-type="string">
            <text:p>siguiente imagen</text:p>
          </table:table-cell>
          <table:table-cell table:style-name="ce12" office:value-type="string" calcext:value-type="string">
            <text:p>Prochaine image</text:p>
          </table:table-cell>
          <table:table-cell table:style-name="ce12" office:value-type="string" calcext:value-type="string">
            <text:p>Sljedeća slika</text:p>
          </table:table-cell>
          <table:table-cell table:style-name="ce12" office:value-type="string" calcext:value-type="string">
            <text:p>Prossima immagine</text:p>
          </table:table-cell>
          <table:table-cell table:style-name="ce12" office:value-type="string" calcext:value-type="string">
            <text:p>Elílí ya nsima</text:p>
          </table:table-cell>
          <table:table-cell table:style-name="ce12" office:value-type="string" calcext:value-type="string">
            <text:p>Volgende afbeelding</text:p>
          </table:table-cell>
          <table:table-cell table:style-name="ce12" office:value-type="string" calcext:value-type="string">
            <text:p>Następne zdjęcie</text:p>
          </table:table-cell>
          <table:table-cell table:style-name="ce12" office:value-type="string" calcext:value-type="string">
            <text:p>Próxima imagem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essage_nodatafound_0 <text:s text:c="26"/>= </text:p>
          </table:table-cell>
          <table:table-cell table:style-name="ce12" office:value-type="string" calcext:value-type="string">
            <text:p>Lignende indhold ikke fundet.</text:p>
          </table:table-cell>
          <table:table-cell table:style-name="ce12" office:value-type="string" calcext:value-type="string">
            <text:p>Keine passenden Inhalte gefunden.</text:p>
          </table:table-cell>
          <table:table-cell table:style-name="ce12" office:value-type="string" calcext:value-type="string">
            <text:p>No matching content found.</text:p>
          </table:table-cell>
          <table:table-cell table:style-name="ce12" office:value-type="string" calcext:value-type="string">
            <text:p>No se encontraron coincidencias.</text:p>
          </table:table-cell>
          <table:table-cell table:style-name="ce12" office:value-type="string" calcext:value-type="string">
            <text:p>Pas de contenus adaptés.</text:p>
          </table:table-cell>
          <table:table-cell table:style-name="ce12" office:value-type="string" calcext:value-type="string">
            <text:p>Nije pronađen nijedan podudarni sadržaj.</text:p>
          </table:table-cell>
          <table:table-cell table:style-name="ce12" office:value-type="string" calcext:value-type="string">
            <text:p>Nessun contentuno corrispondente trovato.</text:p>
          </table:table-cell>
          <table:table-cell table:style-name="ce12" office:value-type="string" calcext:value-type="string">
            <text:p>Bokwi ezalí tɛ́.</text:p>
          </table:table-cell>
          <table:table-cell table:style-name="ce12" office:value-type="string" calcext:value-type="string">
            <text:p>Geen overeenkomsten gevonden.</text:p>
          </table:table-cell>
          <table:table-cell table:style-name="ce12" office:value-type="string" calcext:value-type="string">
            <text:p>Niczego nie znaleziono</text:p>
          </table:table-cell>
          <table:table-cell table:style-name="ce12" office:value-type="string" calcext:value-type="string">
            <text:p>Nenhum conteúdo encontrado.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# message_previousimage_0 <text:s text:c="22"/>= </text:p>
          </table:table-cell>
          <table:table-cell table:style-name="ce12" office:value-type="string" calcext:value-type="string">
            <text:p>Foregående billede</text:p>
          </table:table-cell>
          <table:table-cell table:style-name="ce12" office:value-type="string" calcext:value-type="string">
            <text:p>Vorheriges Bild</text:p>
          </table:table-cell>
          <table:table-cell table:style-name="ce12" office:value-type="string" calcext:value-type="string">
            <text:p>Previous image</text:p>
          </table:table-cell>
          <table:table-cell table:style-name="ce12" office:value-type="string" calcext:value-type="string">
            <text:p>Imagen previa</text:p>
          </table:table-cell>
          <table:table-cell table:style-name="ce12" office:value-type="string" calcext:value-type="string">
            <text:p>Image précédente</text:p>
          </table:table-cell>
          <table:table-cell table:style-name="ce12" office:value-type="string" calcext:value-type="string">
            <text:p>Prethodna slika</text:p>
          </table:table-cell>
          <table:table-cell table:style-name="ce12" office:value-type="string" calcext:value-type="string">
            <text:p>Immagine precedente</text:p>
          </table:table-cell>
          <table:table-cell table:style-name="ce12" office:value-type="string" calcext:value-type="string">
            <text:p>Elílí ya libosó</text:p>
          </table:table-cell>
          <table:table-cell table:style-name="ce12" office:value-type="string" calcext:value-type="string">
            <text:p>Vorige afbeelding</text:p>
          </table:table-cell>
          <table:table-cell table:style-name="ce12" office:value-type="string" calcext:value-type="string">
            <text:p>Poprzednie zdjęcie</text:p>
          </table:table-cell>
          <table:table-cell table:style-name="ce12" office:value-type="string" calcext:value-type="string">
            <text:p>Imagem anterior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essage_search_0 <text:s text:c="31"/>= </text:p>
          </table:table-cell>
          <table:table-cell table:style-name="ce12" office:value-type="string" calcext:value-type="string">
            <text:p>Søg</text:p>
          </table:table-cell>
          <table:table-cell table:style-name="ce12" office:value-type="string" calcext:value-type="string">
            <text:p>Suchen</text:p>
          </table:table-cell>
          <table:table-cell table:style-name="ce12" office:value-type="string" calcext:value-type="string">
            <text:p>Search</text:p>
          </table:table-cell>
          <table:table-cell table:style-name="ce12" office:value-type="string" calcext:value-type="string">
            <text:p>Buscar</text:p>
          </table:table-cell>
          <table:table-cell table:style-name="ce12" office:value-type="string" calcext:value-type="string">
            <text:p>Rechercher</text:p>
          </table:table-cell>
          <table:table-cell table:style-name="ce12" office:value-type="string" calcext:value-type="string">
            <text:p>traži</text:p>
          </table:table-cell>
          <table:table-cell table:style-name="ce12" office:value-type="string" calcext:value-type="string">
            <text:p>Cerca</text:p>
          </table:table-cell>
          <table:table-cell table:style-name="ce12" office:value-type="string" calcext:value-type="string">
            <text:p>Koluka</text:p>
          </table:table-cell>
          <table:table-cell table:style-name="ce12" office:value-type="string" calcext:value-type="string">
            <text:p>Zoeken</text:p>
          </table:table-cell>
          <table:table-cell table:style-name="ce12" office:value-type="string" calcext:value-type="string">
            <text:p>Szukaj</text:p>
          </table:table-cell>
          <table:table-cell table:style-name="ce12" office:value-type="string" calcext:value-type="string">
            <text:p>Busc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essage_searchresult_1 <text:s text:c="25"/>= </text:p>
          </table:table-cell>
          <table:table-cell table:style-name="ce12" office:value-type="string" calcext:value-type="string">
            <text:p>Søge resultater for "{PARAM1}"</text:p>
          </table:table-cell>
          <table:table-cell table:style-name="ce12" office:value-type="string" calcext:value-type="string">
            <text:p>Suchergebnisse für "{PARAM1}"</text:p>
          </table:table-cell>
          <table:table-cell table:style-name="ce12" office:value-type="string" calcext:value-type="string">
            <text:p>Search results for "{PARAM1}"</text:p>
          </table:table-cell>
          <table:table-cell table:style-name="ce12" office:value-type="string" calcext:value-type="string">
            <text:p>Buscar resultados por "{PARAM1}"</text:p>
          </table:table-cell>
          <table:table-cell table:style-name="ce12" office:value-type="string" calcext:value-type="string">
            <text:p>Résultats de la recherche pour "{PARAM1}"</text:p>
          </table:table-cell>
          <table:table-cell table:style-name="ce12" office:value-type="string" calcext:value-type="string">
            <text:p>Rezultati pretraživanja za "{PARAM1}"</text:p>
          </table:table-cell>
          <table:table-cell table:style-name="ce12" office:value-type="string" calcext:value-type="string">
            <text:p>Cerca risultati per "{PARAM1}"</text:p>
          </table:table-cell>
          <table:table-cell table:style-name="ce12" office:value-type="string" calcext:value-type="string">
            <text:p>Elɔ́kɔ ya boluki na "{PARAM1}"</text:p>
          </table:table-cell>
          <table:table-cell table:style-name="ce12" office:value-type="string" calcext:value-type="string">
            <text:p>Zoek resultaat voor "{PARAM1}"</text:p>
          </table:table-cell>
          <table:table-cell table:style-name="ce12" office:value-type="string" calcext:value-type="string">
            <text:p>Wyniki wyszukiwania dla "{PARAM1}"</text:p>
          </table:table-cell>
          <table:table-cell table:style-name="ce12" office:value-type="string" calcext:value-type="string">
            <text:p>Resultados da busca para "{PARAM1}"</text:p>
          </table:table-cell>
          <table:table-cell table:number-columns-repeated="1006"/>
        </table:table-row>
        <table:table-row table:style-name="ro1">
          <table:table-cell table:style-name="ce11" office:value-type="string" calcext:value-type="string">
            <text:p>message_searchnoresult_1 <text:s text:c="23"/>= </text:p>
          </table:table-cell>
          <table:table-cell table:style-name="ce10"/>
          <table:table-cell table:style-name="ce12" office:value-type="string" calcext:value-type="string">
            <text:p>Es konnte mit diesen Suchbegriffen "{PARAM1}" kein Inhalt gefunden werden!</text:p>
          </table:table-cell>
          <table:table-cell table:number-columns-repeated="3"/>
          <table:table-cell table:style-name="ce12" office:value-type="string" calcext:value-type="string">
            <text:p>Za ove ključne riječi "{PARAM1}" nisu pronađeni rezultati.</text:p>
          </table:table-cell>
          <table:table-cell table:number-columns-repeated="1011"/>
        </table:table-row>
        <table:table-row table:style-name="ro1">
          <table:table-cell table:style-name="ce11" office:value-type="string" calcext:value-type="string">
            <text:p>message_searchhelp_0 <text:s text:c="27"/>= </text:p>
          </table:table-cell>
          <table:table-cell table:style-name="ce10"/>
          <table:table-cell table:style-name="ce12" office:value-type="string" calcext:value-type="string">
            <text:p>Für die Suche müssen Sie durch Leerzeichen getrennte Begriffe eingeben (Treffer sind Seiten, auf denen mindestens einer dieser Begriffe vorkommt). Begriffe, die ein Leerzeichen enthalten, bitte in Anführungszeichen setzen!</text:p>
          </table:table-cell>
          <table:table-cell table:number-columns-repeated="3"/>
          <table:table-cell table:style-name="ce12" office:value-type="string" calcext:value-type="string">
            <text:p>Za pretraživanje morate unijeti pojmove odvojene razmacima (pogoci su stranice koje sadrže barem jedan od ovih pojmova). Postavite pojmove koji sadrže razmak u navodnicima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essage_sitemap_0 <text:s text:c="30"/>= </text:p>
          </table:table-cell>
          <table:table-cell table:style-name="ce12" office:value-type="string" calcext:value-type="string">
            <text:p>Oversigt</text:p>
          </table:table-cell>
          <table:table-cell table:number-columns-repeated="2" table:style-name="ce12" office:value-type="string" calcext:value-type="string">
            <text:p>Sitemap</text:p>
          </table:table-cell>
          <table:table-cell table:style-name="ce12" office:value-type="string" calcext:value-type="string">
            <text:p>Mapa del sitio</text:p>
          </table:table-cell>
          <table:table-cell table:style-name="ce12" office:value-type="string" calcext:value-type="string">
            <text:p>Plan du site</text:p>
          </table:table-cell>
          <table:table-cell table:style-name="ce12" office:value-type="string" calcext:value-type="string">
            <text:p>Mapa web stranice</text:p>
          </table:table-cell>
          <table:table-cell table:style-name="ce12" office:value-type="string" calcext:value-type="string">
            <text:p>Mappa del sito</text:p>
          </table:table-cell>
          <table:table-cell table:style-name="ce12" office:value-type="string" calcext:value-type="string">
            <text:p>Liyɛmi lya sítɛ wɛ́bɛ</text:p>
          </table:table-cell>
          <table:table-cell table:style-name="ce12" office:value-type="string" calcext:value-type="string">
            <text:p>Website overzicht</text:p>
          </table:table-cell>
          <table:table-cell table:style-name="ce12" office:value-type="string" calcext:value-type="string">
            <text:p>Mapa serwisu</text:p>
          </table:table-cell>
          <table:table-cell table:style-name="ce12" office:value-type="string" calcext:value-type="string">
            <text:p>Mapa do site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essage_template_error_1 <text:s text:c="23"/>= </text:p>
          </table:table-cell>
          <table:table-cell table:style-name="ce12" office:value-type="string" calcext:value-type="string">
            <text:p>Skabelon fil "{PARAM1}" mangler! Kontakt venligst administratoren.</text:p>
          </table:table-cell>
          <table:table-cell table:style-name="ce12" office:value-type="string" calcext:value-type="string">
            <text:p>Template-Datei "{PARAM1}" fehlt. Bitte kontaktiere den Administrator!</text:p>
          </table:table-cell>
          <table:table-cell table:style-name="ce12" office:value-type="string" calcext:value-type="string">
            <text:p>Template file "{PARAM1}" missing! Please contact the admininstrator.</text:p>
          </table:table-cell>
          <table:table-cell table:style-name="ce12" office:value-type="string" calcext:value-type="string">
            <text:p>Archivo de Template "{PARAM1}" perdido! Por favor contacta con el administrador.</text:p>
          </table:table-cell>
          <table:table-cell table:style-name="ce12" office:value-type="string" calcext:value-type="string">
            <text:p>Fichier de modèle "{PARAM1}" est absent! Veuillez contacter l'administrateur.</text:p>
          </table:table-cell>
          <table:table-cell table:style-name="ce12" office:value-type="string" calcext:value-type="string">
            <text:p>Datoteka predloška "{PARAM1}" nedostaje! Molimo kontaktirajte administratora.</text:p>
          </table:table-cell>
          <table:table-cell table:style-name="ce12" office:value-type="string" calcext:value-type="string">
            <text:p>File di mascherina (template) "{PARAM1}" mancante! Si prega di contattare l'amministratore.</text:p>
          </table:table-cell>
          <table:table-cell table:style-name="ce12" office:value-type="string" calcext:value-type="string">
            <text:p>Emekoli ya kásá "{PARAM1}" ezalí tɛ́! Veuillez contacter l'administrateur.</text:p>
          </table:table-cell>
          <table:table-cell table:style-name="ce12" office:value-type="string" calcext:value-type="string">
            <text:p>Template besand "{PARAM1}" ontbreekt! Informeer aub de beheerder.</text:p>
          </table:table-cell>
          <table:table-cell table:style-name="ce12" office:value-type="string" calcext:value-type="string">
            <text:p>Szablon "{PARAM1}" nie istnieje! Proszę się skontaktować z administratorem.</text:p>
          </table:table-cell>
          <table:table-cell table:style-name="ce12" office:value-type="string" calcext:value-type="string">
            <text:p>Arquivo de designer "{PARAM1}" faltando! Entre em contato como o administrador.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asswordform_title_0 <text:s text:c="27"/>= </text:p>
          </table:table-cell>
          <table:table-cell/>
          <table:table-cell table:style-name="ce12" office:value-type="string" calcext:value-type="string">
            <text:p>Passwortabfrage</text:p>
          </table:table-cell>
          <table:table-cell table:style-name="ce12" office:value-type="string" calcext:value-type="string">
            <text:p>Password required</text:p>
          </table:table-cell>
          <table:table-cell/>
          <table:table-cell table:style-name="ce12" office:value-type="string" calcext:value-type="string">
            <text:p>Mot de passe demandé</text:p>
          </table:table-cell>
          <table:table-cell table:style-name="ce12" office:value-type="string" calcext:value-type="string">
            <text:p>potrebna lozinka</text:p>
          </table:table-cell>
          <table:table-cell/>
          <table:table-cell table:style-name="ce12" office:value-type="string" calcext:value-type="string">
            <text:p>Banda required</text:p>
          </table:table-cell>
          <table:table-cell table:style-name="ce12" office:value-type="string" calcext:value-type="string">
            <text:p>Wachtwoord vereist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asswordform_pagepasswordplease_0 <text:s text:c="14"/>= </text:p>
          </table:table-cell>
          <table:table-cell/>
          <table:table-cell table:style-name="ce12" office:value-type="string" calcext:value-type="string">
            <text:p>Bitte Passwort für diese Seite eingeben:</text:p>
          </table:table-cell>
          <table:table-cell table:style-name="ce12" office:value-type="string" calcext:value-type="string">
            <text:p>Please enter the password for this page:</text:p>
          </table:table-cell>
          <table:table-cell/>
          <table:table-cell table:style-name="ce12" office:value-type="string" calcext:value-type="string">
            <text:p>Veuillez entrer le mot de passe de cette page:</text:p>
          </table:table-cell>
          <table:table-cell table:style-name="ce12" office:value-type="string" calcext:value-type="string">
            <text:p>Unesite lozinku za ovu stranicu:</text:p>
          </table:table-cell>
          <table:table-cell/>
          <table:table-cell table:style-name="ce12" office:value-type="string" calcext:value-type="string">
            <text:p>Kokɔ́ta banda na sítɛ óyo:</text:p>
          </table:table-cell>
          <table:table-cell table:style-name="ce12" office:value-type="string" calcext:value-type="string">
            <text:p>Geef het wachtwoord voor deze pagina: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asswordform_message_passwordwrong_0 <text:s text:c="11"/>= </text:p>
          </table:table-cell>
          <table:table-cell/>
          <table:table-cell table:style-name="ce12" office:value-type="string" calcext:value-type="string">
            <text:p>Zugriff verweigert: Falsches Passwort!</text:p>
          </table:table-cell>
          <table:table-cell table:style-name="ce12" office:value-type="string" calcext:value-type="string">
            <text:p>Access denied: Wrong password.</text:p>
          </table:table-cell>
          <table:table-cell/>
          <table:table-cell table:style-name="ce12" office:value-type="string" calcext:value-type="string">
            <text:p>Accès refusé: Mauvais mot de passe.</text:p>
          </table:table-cell>
          <table:table-cell table:style-name="ce12" office:value-type="string" calcext:value-type="string">
            <text:p>Pristup odbijen: Pogrešna lozinka.</text:p>
          </table:table-cell>
          <table:table-cell/>
          <table:table-cell table:style-name="ce12" office:value-type="string" calcext:value-type="string">
            <text:p>Liyíngeli ezalí tɛ́: banda ya mabé.</text:p>
          </table:table-cell>
          <table:table-cell table:style-name="ce12" office:value-type="string" calcext:value-type="string">
            <text:p>Geen toegang: Verkeerd wachtwoord.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asswordform_send_0 <text:s text:c="28"/>= </text:p>
          </table:table-cell>
          <table:table-cell/>
          <table:table-cell table:style-name="ce12" office:value-type="string" calcext:value-type="string">
            <text:p>Absenden</text:p>
          </table:table-cell>
          <table:table-cell table:style-name="ce12" office:value-type="string" calcext:value-type="string">
            <text:p>Send</text:p>
          </table:table-cell>
          <table:table-cell/>
          <table:table-cell table:style-name="ce12" office:value-type="string" calcext:value-type="string">
            <text:p>Envoyer</text:p>
          </table:table-cell>
          <table:table-cell table:style-name="ce12" office:value-type="string" calcext:value-type="string">
            <text:p>Poslati</text:p>
          </table:table-cell>
          <table:table-cell/>
          <table:table-cell table:style-name="ce12" office:value-type="string" calcext:value-type="string">
            <text:p>Kotínda</text:p>
          </table:table-cell>
          <table:table-cell table:style-name="ce12" office:value-type="string" calcext:value-type="string">
            <text:p>Ga verder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lugin_error_1 <text:s text:c="33"/>= </text:p>
          </table:table-cell>
          <table:table-cell/>
          <table:table-cell table:style-name="ce12" office:value-type="string" calcext:value-type="string">
            <text:p>Allgemeiner Fehler im Plugin {PARAM1}. Bitte kontaktiere den Plugin-Autor!</text:p>
          </table:table-cell>
          <table:table-cell table:style-name="ce12" office:value-type="string" calcext:value-type="string">
            <text:p>General error in plugin {PARAM1}. Please contact the plugin's autor.</text:p>
          </table:table-cell>
          <table:table-cell/>
          <table:table-cell table:style-name="ce12" office:value-type="string" calcext:value-type="string">
            <text:p>Erreur générale dans le plugiciel {PARAM1}. Veuillez contacter l'auteur du plugiciel.</text:p>
          </table:table-cell>
          <table:table-cell table:style-name="ce12" office:value-type="string" calcext:value-type="string">
            <text:p>Pogreška u dodatku {PARAM1}. Molimo kontaktirajte autora dodatka.</text:p>
          </table:table-cell>
          <table:table-cell/>
          <table:table-cell table:style-name="ce12" office:value-type="string" calcext:value-type="string">
            <text:p>General error in plugin {PARAM1}. Please contact the plugin's autor.</text:p>
          </table:table-cell>
          <table:table-cell table:style-name="ce12" office:value-type="string" calcext:value-type="string">
            <text:p>Fout in de plugin {PARAM1}. Neem svp contact op de de ontwikkelaar van deze plugin.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lugin_error_missing_pluginconf_1 <text:s text:c="14"/>= </text:p>
          </table:table-cell>
          <table:table-cell/>
          <table:table-cell table:style-name="ce12" office:value-type="string" calcext:value-type="string">
            <text:p>Fehler im Plugin {PARAM1}: plugin.conf fehlt. Bitte kontaktiere den Plugin-Autor!</text:p>
          </table:table-cell>
          <table:table-cell table:style-name="ce12" office:value-type="string" calcext:value-type="string">
            <text:p>Error in plugin {PARAM1}: plugin.conf is missing. Please contact the plugin's autor.</text:p>
          </table:table-cell>
          <table:table-cell/>
          <table:table-cell table:style-name="ce12" office:value-type="string" calcext:value-type="string">
            <text:p>Erreur dans le plugiciel {PARAM1}: plugin.conf manque. Veuillez contacter l'auteur du plugiciel.</text:p>
          </table:table-cell>
          <table:table-cell table:style-name="ce12" office:value-type="string" calcext:value-type="string">
            <text:p>Pogreška u dodatku {PARAM1}: nedostaje plugin.conf. Molimo kontaktirajte autora dodatka.</text:p>
          </table:table-cell>
          <table:table-cell/>
          <table:table-cell table:style-name="ce12" office:value-type="string" calcext:value-type="string">
            <text:p>Error in plugin {PARAM1}: plugin.conf is missing. Please contact the plugin's autor.</text:p>
          </table:table-cell>
          <table:table-cell table:style-name="ce12" office:value-type="string" calcext:value-type="string">
            <text:p>Fout in de plugin {PARAM1}: plugin.conf ontbreekt. Neem svp contact op de de ontwikkelaar van deze plugin.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lugin_error_missing_method_2 <text:s text:c="18"/>= </text:p>
          </table:table-cell>
          <table:table-cell/>
          <table:table-cell table:style-name="ce12" office:value-type="string" calcext:value-type="string">
            <text:p>Fehler im Plugin {PARAM1}: Methode {PARAM2} fehlt. Bitte kontaktiere den Plugin-Autor!</text:p>
          </table:table-cell>
          <table:table-cell table:style-name="ce12" office:value-type="string" calcext:value-type="string">
            <text:p>Error in plugin {PARAM1}: Method {PARAM2} is missing. Please contact the plugin's autor.</text:p>
          </table:table-cell>
          <table:table-cell/>
          <table:table-cell table:style-name="ce12" office:value-type="string" calcext:value-type="string">
            <text:p>Erreur dans le plugiciel {PARAM1}: La méthode {PARAM2} manque. Veuillez contacter l'auteur du plugiciel.</text:p>
          </table:table-cell>
          <table:table-cell table:style-name="ce12" office:value-type="string" calcext:value-type="string">
            <text:p>Pogreška u dodatku {PARAM1}: Nedostaje metoda {PARAM2}. Molimo kontaktirajte autora dodatka.</text:p>
          </table:table-cell>
          <table:table-cell/>
          <table:table-cell table:style-name="ce12" office:value-type="string" calcext:value-type="string">
            <text:p>Error in plugin {PARAM1}: Method {PARAM2} is missing. Please contact the plugin's autor.</text:p>
          </table:table-cell>
          <table:table-cell table:style-name="ce12" office:value-type="string" calcext:value-type="string">
            <text:p>Fout in de plugin {PARAM1}: functie {PARAM2} ontbreekt. Neem svp contact op de de ontwikkelaar van deze plugin.</text:p>
          </table:table-cell>
          <table:table-cell table:number-columns-repeated="1008"/>
        </table:table-row>
        <table:table-row table:style-name="ro1">
          <table:table-cell table:style-name="ce11" office:value-type="string" calcext:value-type="string">
            <text:p>plugin_error_value_1 <text:s text:c="27"/>= </text:p>
          </table:table-cell>
          <table:table-cell table:style-name="ce10"/>
          <table:table-cell table:style-name="ce12" office:value-type="string" calcext:value-type="string">
            <text:p>Fehler im Plugin {PARAM1}: Fehlerhafte Parameter-Übergabe, siehe Plugin Hilfe!</text:p>
          </table:table-cell>
          <table:table-cell table:number-columns-repeated="3"/>
          <table:table-cell table:style-name="ce12" office:value-type="string" calcext:value-type="string">
            <text:p>Pogreška u dodatku {PARAM1}: Neispravan prijenos parametara, pogledajte pomoć za dodatak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hirsty_programmer <text:s text:c="29"/>= </text:p>
          </table:table-cell>
          <table:table-cell table:style-name="ce12" office:value-type="string" calcext:value-type="string">
            <text:p>Hallo, jeg vil gerne have en øl, tak! ;)</text:p>
          </table:table-cell>
          <table:table-cell table:style-name="ce12" office:value-type="string" calcext:value-type="string">
            <text:p>Hallo, ich hätte bitte gern ein Bier! :)</text:p>
          </table:table-cell>
          <table:table-cell table:style-name="ce12" office:value-type="string" calcext:value-type="string">
            <text:p>Hello, I'd like to have a beer, please! </text:p>
          </table:table-cell>
          <table:table-cell/>
          <table:table-cell table:style-name="ce12" office:value-type="string" calcext:value-type="string">
            <text:p>Offrez une bière de chez vous au programmeur :)</text:p>
          </table:table-cell>
          <table:table-cell table:style-name="ce12" office:value-type="string" calcext:value-type="string">
            <text:p>Pozdrav, volio bih popiti pivo! ;)</text:p>
          </table:table-cell>
          <table:table-cell table:style-name="ce12" office:value-type="string" calcext:value-type="string">
            <text:p>Salve, mi piacerebbe avere una birra, gentilmente! ;)</text:p>
          </table:table-cell>
          <table:table-cell table:style-name="ce12" office:value-type="string" calcext:value-type="string">
            <text:p>Vous me donnez une bière en provenance de :)</text:p>
          </table:table-cell>
          <table:table-cell table:style-name="ce12" office:value-type="string" calcext:value-type="string">
            <text:p>Hoi, voor mij graag een biertje! ;)</text:p>
          </table:table-cell>
          <table:table-cell table:style-name="ce12" office:value-type="string" calcext:value-type="string">
            <text:p>Hej, piwko proszę! :)</text:p>
          </table:table-cell>
          <table:table-cell table:style-name="ce12" office:value-type="string" calcext:value-type="string">
            <text:p>Olá! Eu preciso de uma cerveja.. urgente! ;)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ooltip_anchor_error_1 <text:s text:c="25"/>= </text:p>
          </table:table-cell>
          <table:table-cell/>
          <table:table-cell table:style-name="ce12" office:value-type="string" calcext:value-type="string">
            <text:p>Absatz "{PARAM1}" nicht vorhanden</text:p>
          </table:table-cell>
          <table:table-cell table:style-name="ce12" office:value-type="string" calcext:value-type="string">
            <text:p>Paragraph "{PARAM1}" doesn't exist</text:p>
          </table:table-cell>
          <table:table-cell/>
          <table:table-cell table:style-name="ce12" office:value-type="string" calcext:value-type="string">
            <text:p>Paragraphe "{PARAM1}" n'existe pas</text:p>
          </table:table-cell>
          <table:table-cell table:style-name="ce12" office:value-type="string" calcext:value-type="string">
            <text:p>Stavak "{PARAM1}" ne postoji</text:p>
          </table:table-cell>
          <table:table-cell/>
          <table:table-cell table:style-name="ce12" office:value-type="string" calcext:value-type="string">
            <text:p>Eténi "{PARAM1}" ezalí tɛ́</text:p>
          </table:table-cell>
          <table:table-cell table:style-name="ce12" office:value-type="string" calcext:value-type="string">
            <text:p>Paragraaf "{PARAM1}" bestaat niet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ooltip_anchor_goto_1 <text:s text:c="26"/>= </text:p>
          </table:table-cell>
          <table:table-cell/>
          <table:table-cell table:style-name="ce12" office:value-type="string" calcext:value-type="string">
            <text:p>Zu Absatz "{PARAM1}" springen</text:p>
          </table:table-cell>
          <table:table-cell table:style-name="ce12" office:value-type="string" calcext:value-type="string">
            <text:p>Jump to paragraph "{PARAM1}"</text:p>
          </table:table-cell>
          <table:table-cell/>
          <table:table-cell table:style-name="ce12" office:value-type="string" calcext:value-type="string">
            <text:p>Sauter vers le paragraphe "{PARAM1}"</text:p>
          </table:table-cell>
          <table:table-cell table:style-name="ce12" office:value-type="string" calcext:value-type="string">
            <text:p>Skoči na odlomak "{PARAM1}"</text:p>
          </table:table-cell>
          <table:table-cell/>
          <table:table-cell table:style-name="ce12" office:value-type="string" calcext:value-type="string">
            <text:p>Kopumbwa na eténi "{PARAM1}"</text:p>
          </table:table-cell>
          <table:table-cell table:style-name="ce12" office:value-type="string" calcext:value-type="string">
            <text:p>Ga naar paragraaf "{PARAM1}"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ooltip_anchor_gototop_0 <text:s text:c="23"/>= </text:p>
          </table:table-cell>
          <table:table-cell/>
          <table:table-cell table:style-name="ce12" office:value-type="string" calcext:value-type="string">
            <text:p>Zum Seitenanfang springen</text:p>
          </table:table-cell>
          <table:table-cell table:style-name="ce12" office:value-type="string" calcext:value-type="string">
            <text:p>Jump back to top</text:p>
          </table:table-cell>
          <table:table-cell/>
          <table:table-cell table:style-name="ce12" office:value-type="string" calcext:value-type="string">
            <text:p>Sauter vers le haut</text:p>
          </table:table-cell>
          <table:table-cell table:style-name="ce12" office:value-type="string" calcext:value-type="string">
            <text:p>Vratite se na vrh</text:p>
          </table:table-cell>
          <table:table-cell/>
          <table:table-cell table:style-name="ce12" office:value-type="string" calcext:value-type="string">
            <text:p>Kopumbwa na likoló</text:p>
          </table:table-cell>
          <table:table-cell table:style-name="ce12" office:value-type="string" calcext:value-type="string">
            <text:p>Ga terug naar boven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ooltip_attribute_error_1 <text:s text:c="22"/>= </text:p>
          </table:table-cell>
          <table:table-cell table:style-name="ce12" office:value-type="string" calcext:value-type="string">
            <text:p>Fejlagtig syntaks: Ukendt egenskab "{PARAM1}"</text:p>
          </table:table-cell>
          <table:table-cell table:style-name="ce12" office:value-type="string" calcext:value-type="string">
            <text:p>Falsche Syntax: Unbekanntes Attribut "{PARAM1}"!</text:p>
          </table:table-cell>
          <table:table-cell table:style-name="ce12" office:value-type="string" calcext:value-type="string">
            <text:p>Erroneous syntax: Unknown attribute "{PARAM1}"</text:p>
          </table:table-cell>
          <table:table-cell table:style-name="ce12" office:value-type="string" calcext:value-type="string">
            <text:p>Sintaxis errónea: Atributo desconocido "{PARAM1}"</text:p>
          </table:table-cell>
          <table:table-cell table:style-name="ce12" office:value-type="string" calcext:value-type="string">
            <text:p>Syntaxe incorrecte: Attribut inconnu "{PARAM1}"</text:p>
          </table:table-cell>
          <table:table-cell table:style-name="ce12" office:value-type="string" calcext:value-type="string">
            <text:p>Pogrešna sintaksa: nepoznati atribut "{PARAM1}"</text:p>
          </table:table-cell>
          <table:table-cell table:style-name="ce12" office:value-type="string" calcext:value-type="string">
            <text:p>Sintassi errata: Attributo sconosciuto "{PARAM1}"</text:p>
          </table:table-cell>
          <table:table-cell table:style-name="ce12" office:value-type="string" calcext:value-type="string">
            <text:p>Syntaxe incorrecte: Attribut inconnu "{PARAM1}"</text:p>
          </table:table-cell>
          <table:table-cell table:style-name="ce12" office:value-type="string" calcext:value-type="string">
            <text:p>Fout in de zinsbouw: onbekende kenmerken "{PARAM1}"</text:p>
          </table:table-cell>
          <table:table-cell table:style-name="ce12" office:value-type="string" calcext:value-type="string">
            <text:p>Niepoprawna składnia: nieznany atrybut "{PARAM1}"</text:p>
          </table:table-cell>
          <table:table-cell table:style-name="ce12" office:value-type="string" calcext:value-type="string">
            <text:p>Erro na syntax: Atributo inexistente "{PARAM1}"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ooltip_color_error_1 <text:s text:c="26"/>= </text:p>
          </table:table-cell>
          <table:table-cell table:style-name="ce12" office:value-type="string" calcext:value-type="string">
            <text:p>Fejlagtig farve værdi "{PARAM1}"</text:p>
          </table:table-cell>
          <table:table-cell table:style-name="ce12" office:value-type="string" calcext:value-type="string">
            <text:p>Fehlerhafter Farbwert "{PARAM1}"!</text:p>
          </table:table-cell>
          <table:table-cell table:style-name="ce12" office:value-type="string" calcext:value-type="string">
            <text:p>Erroneous color value "{PARAM1}"</text:p>
          </table:table-cell>
          <table:table-cell table:style-name="ce12" office:value-type="string" calcext:value-type="string">
            <text:p>Valor de color erróneo "{PARAM1}"</text:p>
          </table:table-cell>
          <table:table-cell table:style-name="ce12" office:value-type="string" calcext:value-type="string">
            <text:p>Mauvais valeur de couleur "{PARAM1}"</text:p>
          </table:table-cell>
          <table:table-cell table:style-name="ce12" office:value-type="string" calcext:value-type="string">
            <text:p>Pogrešna vrijednost boje "{PARAM1}"</text:p>
          </table:table-cell>
          <table:table-cell table:style-name="ce12" office:value-type="string" calcext:value-type="string">
            <text:p>Valore di colore errato "{PARAM1}"</text:p>
          </table:table-cell>
          <table:table-cell table:style-name="ce12" office:value-type="string" calcext:value-type="string">
            <text:p>Mmbenza ya lángi "{PARAM1}" bazalí ya mabé</text:p>
          </table:table-cell>
          <table:table-cell table:style-name="ce12" office:value-type="string" calcext:value-type="string">
            <text:p>Foutieve kleur waarde "{PARAM1}"</text:p>
          </table:table-cell>
          <table:table-cell table:style-name="ce12" office:value-type="string" calcext:value-type="string">
            <text:p>Błędna wartość koloru "{PARAM1}"</text:p>
          </table:table-cell>
          <table:table-cell table:style-name="ce12" office:value-type="string" calcext:value-type="string">
            <text:p>Erro <text:s/>no valor da cor "{PARAM1}"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# tooltip_gallery_fullscreen_1 <text:s text:c="17"/>= </text:p>
          </table:table-cell>
          <table:table-cell table:style-name="ce12" office:value-type="string" calcext:value-type="string">
            <text:p>Fuldskærm visning: "{PARAM1}"</text:p>
          </table:table-cell>
          <table:table-cell table:style-name="ce12" office:value-type="string" calcext:value-type="string">
            <text:p>Vollbildanzeige: "{PARAM1}"</text:p>
          </table:table-cell>
          <table:table-cell table:style-name="ce12" office:value-type="string" calcext:value-type="string">
            <text:p>Full size view: "{PARAM1}"</text:p>
          </table:table-cell>
          <table:table-cell table:style-name="ce12" office:value-type="string" calcext:value-type="string">
            <text:p>Vista a tamaño completo: "{PARAM1}"</text:p>
          </table:table-cell>
          <table:table-cell table:style-name="ce12" office:value-type="string" calcext:value-type="string">
            <text:p>Plein écran: "{PARAM1}"</text:p>
          </table:table-cell>
          <table:table-cell table:style-name="ce12" office:value-type="string" calcext:value-type="string">
            <text:p>Pogled u punoj veličini: "{PARAM1}"</text:p>
          </table:table-cell>
          <table:table-cell table:style-name="ce12" office:value-type="string" calcext:value-type="string">
            <text:p>Vista tutto schermo: "{PARAM1}"</text:p>
          </table:table-cell>
          <table:table-cell table:style-name="ce12" office:value-type="string" calcext:value-type="string">
            <text:p>Emɔ́niseli-mobimba: "{PARAM1}"</text:p>
          </table:table-cell>
          <table:table-cell table:style-name="ce12" office:value-type="string" calcext:value-type="string">
            <text:p>Volledig scherm: "{PARAM1}"</text:p>
          </table:table-cell>
          <table:table-cell table:style-name="ce12" office:value-type="string" calcext:value-type="string">
            <text:p>Wyświetlanie w całym oknie: "{PARAM1}"</text:p>
          </table:table-cell>
          <table:table-cell table:style-name="ce12" office:value-type="string" calcext:value-type="string">
            <text:p>Ver em tamanho real: "{PARAM1}"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ooltip_image_error_1 <text:s text:c="26"/>= </text:p>
          </table:table-cell>
          <table:table-cell table:style-name="ce12" office:value-type="string" calcext:value-type="string">
            <text:p>Ukendt fil eller fejlagtig adresse: "{PARAM1}"</text:p>
          </table:table-cell>
          <table:table-cell table:style-name="ce12" office:value-type="string" calcext:value-type="string">
            <text:p>Unbekannte Datei oder fehlerhafte Adresse: "{PARAM1}"!</text:p>
          </table:table-cell>
          <table:table-cell table:style-name="ce12" office:value-type="string" calcext:value-type="string">
            <text:p>Unknown file or erroneous adress: "{PARAM1}"</text:p>
          </table:table-cell>
          <table:table-cell table:style-name="ce12" office:value-type="string" calcext:value-type="string">
            <text:p>Archivo desconocido o dirección errónea: "{PARAM1}"</text:p>
          </table:table-cell>
          <table:table-cell table:style-name="ce12" office:value-type="string" calcext:value-type="string">
            <text:p>Fichier inconnu ou adresse erroné: "{PARAM1}"</text:p>
          </table:table-cell>
          <table:table-cell table:style-name="ce12" office:value-type="string" calcext:value-type="string">
            <text:p>Nepoznata datoteka ili pogrešna adresa: "{PARAM1}"</text:p>
          </table:table-cell>
          <table:table-cell table:style-name="ce12" office:value-type="string" calcext:value-type="string">
            <text:p>File sconosciuto o indirizzo errato: "{PARAM1}"</text:p>
          </table:table-cell>
          <table:table-cell table:style-name="ce12" office:value-type="string" calcext:value-type="string">
            <text:p>Kásá eyébáná tɛ́ tǒ adɛlɛ́sɛ ya mabé: "{PARAM1}"</text:p>
          </table:table-cell>
          <table:table-cell table:style-name="ce12" office:value-type="string" calcext:value-type="string">
            <text:p>Bestand of adres niet gevonden: "{PARAM1}"</text:p>
          </table:table-cell>
          <table:table-cell table:style-name="ce12" office:value-type="string" calcext:value-type="string">
            <text:p>Nieznany plik lub błędny adres: "{PARAM1}"</text:p>
          </table:table-cell>
          <table:table-cell table:style-name="ce12" office:value-type="string" calcext:value-type="string">
            <text:p>Arquivo desconhecido ou endereço inválido: "{PARAM1}"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ooltip_image_error_2 <text:s text:c="26"/>= </text:p>
          </table:table-cell>
          <table:table-cell table:style-name="ce12" office:value-type="string" calcext:value-type="string">
            <text:p>Manglende billede fil "{PARAM1}" i kategori "{PARAM2}"</text:p>
          </table:table-cell>
          <table:table-cell table:style-name="ce12" office:value-type="string" calcext:value-type="string">
            <text:p>Bilddatei "{PARAM1}" in der Kategorie "{PARAM2}" nicht vorhanden!</text:p>
          </table:table-cell>
          <table:table-cell table:style-name="ce12" office:value-type="string" calcext:value-type="string">
            <text:p>Missing image file "{PARAM1}" in category "{PARAM2}"</text:p>
          </table:table-cell>
          <table:table-cell table:style-name="ce12" office:value-type="string" calcext:value-type="string">
            <text:p>Archivo de imagen perdido "{PARAM1}" en categoría "{PARAM2}"</text:p>
          </table:table-cell>
          <table:table-cell table:style-name="ce12" office:value-type="string" calcext:value-type="string">
            <text:p>Fichier d'image "{PARAM1}" dans la catégorie "{PARAM2}" non disponible</text:p>
          </table:table-cell>
          <table:table-cell table:style-name="ce12" office:value-type="string" calcext:value-type="string">
            <text:p>Nedostaje slikovna datoteka "{PARAM1}" u kategoriji "{PARAM2}"</text:p>
          </table:table-cell>
          <table:table-cell table:style-name="ce12" office:value-type="string" calcext:value-type="string">
            <text:p>File immagine mancante "{PARAM1}" nella categoria "{PARAM2}"</text:p>
          </table:table-cell>
          <table:table-cell table:style-name="ce12" office:value-type="string" calcext:value-type="string">
            <text:p>Kásá ya elílí "{PARAM1}" na loléngé "{PARAM2}" ezalí tɛ́</text:p>
          </table:table-cell>
          <table:table-cell table:style-name="ce12" office:value-type="string" calcext:value-type="string">
            <text:p>Afbeelding "{PARAM1}" ontbreekt in categorie "{PARAM2}"</text:p>
          </table:table-cell>
          <table:table-cell table:style-name="ce12" office:value-type="string" calcext:value-type="string">
            <text:p>Plik graficzny "{PARAM1}" w kategorii "{PARAM2}" nie istnieje</text:p>
          </table:table-cell>
          <table:table-cell table:style-name="ce12" office:value-type="string" calcext:value-type="string">
            <text:p>Arquivo faltando "{PARAM1}" na categoria "{PARAM2}"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ooltip_include_recursion_error_0 <text:s text:c="14"/>= </text:p>
          </table:table-cell>
          <table:table-cell table:style-name="ce12" office:value-type="string" calcext:value-type="string">
            <text:p>Siden kan ikke inkludere sig selv</text:p>
          </table:table-cell>
          <table:table-cell table:style-name="ce12" office:value-type="string" calcext:value-type="string">
            <text:p>Inhaltsseite kann sich nicht selbst einbinden!</text:p>
          </table:table-cell>
          <table:table-cell table:style-name="ce12" office:value-type="string" calcext:value-type="string">
            <text:p>Page can't include itself</text:p>
          </table:table-cell>
          <table:table-cell table:style-name="ce12" office:value-type="string" calcext:value-type="string">
            <text:p>La p&amp;aacute;gina no puede incluirse a sí misma</text:p>
          </table:table-cell>
          <table:table-cell table:style-name="ce12" office:value-type="string" calcext:value-type="string">
            <text:p>Pages ne peuvent pas monter sur eux-mêmes</text:p>
          </table:table-cell>
          <table:table-cell table:style-name="ce12" office:value-type="string" calcext:value-type="string">
            <text:p>Stranica se ne može uključiti</text:p>
          </table:table-cell>
          <table:table-cell table:style-name="ce12" office:value-type="string" calcext:value-type="string">
            <text:p>La pagina non può includere se stessa</text:p>
          </table:table-cell>
          <table:table-cell table:style-name="ce12" office:value-type="string" calcext:value-type="string">
            <text:p>Page de contenu ne peut pas monter eux-mêmes</text:p>
          </table:table-cell>
          <table:table-cell table:style-name="ce12" office:value-type="string" calcext:value-type="string">
            <text:p>Pagina kan niet zichzelf bevatten</text:p>
          </table:table-cell>
          <table:table-cell table:style-name="ce12" office:value-type="string" calcext:value-type="string">
            <text:p>Strona internetowa nie może sama się aktywować</text:p>
          </table:table-cell>
          <table:table-cell table:style-name="ce12" office:value-type="string" calcext:value-type="string">
            <text:p>A página não pode ser incluída em si mesma. </text:p>
          </table:table-cell>
          <table:table-cell table:number-columns-repeated="1006"/>
        </table:table-row>
        <table:table-row table:style-name="ro1">
          <table:table-cell table:style-name="ce11" office:value-type="string" calcext:value-type="string">
            <text:p># tooltip_include_reinclude_error_0 <text:s text:c="12"/>= </text:p>
          </table:table-cell>
          <table:table-cell table:style-name="ce12" office:value-type="string" calcext:value-type="string">
            <text:p>Inkludering i inkluderede sider er ikke tilladt</text:p>
          </table:table-cell>
          <table:table-cell table:style-name="ce12" office:value-type="string" calcext:value-type="string">
            <text:p>Includes in eingebundenen Inhaltsseiten sind verboten!</text:p>
          </table:table-cell>
          <table:table-cell table:style-name="ce12" office:value-type="string" calcext:value-type="string">
            <text:p>Includes in included pages not allowed</text:p>
          </table:table-cell>
          <table:table-cell table:style-name="ce12" office:value-type="string" calcext:value-type="string">
            <text:p>Includes no permitidos</text:p>
          </table:table-cell>
          <table:table-cell table:style-name="ce12" office:value-type="string" calcext:value-type="string">
            <text:p>Includes intégrées dans les pages de contenu sont interdites</text:p>
          </table:table-cell>
          <table:table-cell table:style-name="ce12" office:value-type="string" calcext:value-type="string">
            <text:p>Uključuje uključene stranice nije dopušteno</text:p>
          </table:table-cell>
          <table:table-cell table:style-name="ce12" office:value-type="string" calcext:value-type="string">
            <text:p>Inclusioni non permesse nelle pagine incluse </text:p>
          </table:table-cell>
          <table:table-cell table:style-name="ce12" office:value-type="string" calcext:value-type="string">
            <text:p>Includes in included pages not allowed</text:p>
          </table:table-cell>
          <table:table-cell table:style-name="ce12" office:value-type="string" calcext:value-type="string">
            <text:p>Ingevoegde webpagina's mogen geen invoeging bevatten</text:p>
          </table:table-cell>
          <table:table-cell table:style-name="ce12" office:value-type="string" calcext:value-type="string">
            <text:p>Komendy "Includes" w aktywnych stronach internetowych są niedozwoone</text:p>
          </table:table-cell>
          <table:table-cell table:style-name="ce12" office:value-type="string" calcext:value-type="string">
            <text:p>Não é permitido incluir numa página que já foi incluída.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ooltip_link_category_1 <text:s text:c="24"/>= </text:p>
          </table:table-cell>
          <table:table-cell table:style-name="ce12" office:value-type="string" calcext:value-type="string">
            <text:p>Skift til kategori "{PARAM1}"</text:p>
          </table:table-cell>
          <table:table-cell table:style-name="ce12" office:value-type="string" calcext:value-type="string">
            <text:p>Zur Kategorie "{PARAM1}" wechseln</text:p>
          </table:table-cell>
          <table:table-cell table:style-name="ce12" office:value-type="string" calcext:value-type="string">
            <text:p>Change to category "{PARAM1}"</text:p>
          </table:table-cell>
          <table:table-cell table:style-name="ce12" office:value-type="string" calcext:value-type="string">
            <text:p>Cambiar a categoría "{PARAM1}"</text:p>
          </table:table-cell>
          <table:table-cell table:style-name="ce12" office:value-type="string" calcext:value-type="string">
            <text:p>Changer la catégorie "{PARAM1}" </text:p>
          </table:table-cell>
          <table:table-cell table:style-name="ce12" office:value-type="string" calcext:value-type="string">
            <text:p>Promijeni u kategoriju "{PARAM1}"</text:p>
          </table:table-cell>
          <table:table-cell table:style-name="ce12" office:value-type="string" calcext:value-type="string">
            <text:p>Cambia nella categoria "{PARAM1}"</text:p>
          </table:table-cell>
          <table:table-cell table:style-name="ce12" office:value-type="string" calcext:value-type="string">
            <text:p>Kosɛ́nzɛ loléngé "{PARAM1}"</text:p>
          </table:table-cell>
          <table:table-cell table:style-name="ce12" office:value-type="string" calcext:value-type="string">
            <text:p>Verander naar categorie "{PARAM1}"</text:p>
          </table:table-cell>
          <table:table-cell table:style-name="ce12" office:value-type="string" calcext:value-type="string">
            <text:p>Przejdź do kategorii "{PARAM1}"</text:p>
          </table:table-cell>
          <table:table-cell table:style-name="ce12" office:value-type="string" calcext:value-type="string">
            <text:p>Mudar para categoria "{PARAM1}"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ooltip_link_category_error_1 <text:s text:c="18"/>= </text:p>
          </table:table-cell>
          <table:table-cell table:style-name="ce12" office:value-type="string" calcext:value-type="string">
            <text:p>Manglende kategori "{PARAM1}"</text:p>
          </table:table-cell>
          <table:table-cell table:style-name="ce12" office:value-type="string" calcext:value-type="string">
            <text:p>Kategorie "{PARAM1}" nicht vorhanden</text:p>
          </table:table-cell>
          <table:table-cell table:style-name="ce12" office:value-type="string" calcext:value-type="string">
            <text:p>Missing category "{PARAM1}"</text:p>
          </table:table-cell>
          <table:table-cell table:style-name="ce12" office:value-type="string" calcext:value-type="string">
            <text:p>Categoría perdida "{PARAM1}"</text:p>
          </table:table-cell>
          <table:table-cell table:style-name="ce12" office:value-type="string" calcext:value-type="string">
            <text:p>Catégorie "{PARAM1}" non disponible</text:p>
          </table:table-cell>
          <table:table-cell table:style-name="ce12" office:value-type="string" calcext:value-type="string">
            <text:p>Nedostaje kategorija "{PARAM1}"</text:p>
          </table:table-cell>
          <table:table-cell table:style-name="ce12" office:value-type="string" calcext:value-type="string">
            <text:p>Categoria mancante "{PARAM1}"</text:p>
          </table:table-cell>
          <table:table-cell table:style-name="ce12" office:value-type="string" calcext:value-type="string">
            <text:p>Loléngé "{PARAM1}" ezalí tɛ́</text:p>
          </table:table-cell>
          <table:table-cell table:style-name="ce12" office:value-type="string" calcext:value-type="string">
            <text:p>Ontbrekende categorie "{PARAM1}"</text:p>
          </table:table-cell>
          <table:table-cell table:style-name="ce12" office:value-type="string" calcext:value-type="string">
            <text:p>Brak kategorii "{PARAM1}"</text:p>
          </table:table-cell>
          <table:table-cell table:style-name="ce12" office:value-type="string" calcext:value-type="string">
            <text:p>Faltando categoria "{PARAM1}"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ooltip_link_extern_1 <text:s text:c="26"/>= </text:p>
          </table:table-cell>
          <table:table-cell table:style-name="ce12" office:value-type="string" calcext:value-type="string">
            <text:p>Kald ekstern adresse "{PARAM1}"</text:p>
          </table:table-cell>
          <table:table-cell table:style-name="ce12" office:value-type="string" calcext:value-type="string">
            <text:p>Externe Adresse "{PARAM1}" aufrufen</text:p>
          </table:table-cell>
          <table:table-cell table:style-name="ce12" office:value-type="string" calcext:value-type="string">
            <text:p>Call external adress "{PARAM1}"</text:p>
          </table:table-cell>
          <table:table-cell table:style-name="ce12" office:value-type="string" calcext:value-type="string">
            <text:p>Llamar dirección externa "{PARAM1}"</text:p>
          </table:table-cell>
          <table:table-cell table:style-name="ce12" office:value-type="string" calcext:value-type="string">
            <text:p>Appeler adresse externe "{PARAM1}"</text:p>
          </table:table-cell>
          <table:table-cell table:style-name="ce12" office:value-type="string" calcext:value-type="string">
            <text:p>otvori vanjsku adresu "{PARAM1}"</text:p>
          </table:table-cell>
          <table:table-cell table:style-name="ce12" office:value-type="string" calcext:value-type="string">
            <text:p>Chiama l'indirizzo esterno "{PARAM1}"</text:p>
          </table:table-cell>
          <table:table-cell table:style-name="ce12" office:value-type="string" calcext:value-type="string">
            <text:p>Kobénga adɛlɛ́sɛ ya libándá "{PARAM1}"</text:p>
          </table:table-cell>
          <table:table-cell table:style-name="ce12" office:value-type="string" calcext:value-type="string">
            <text:p>Volg de koppeling naar "{PARAM1} (externe website)"</text:p>
          </table:table-cell>
          <table:table-cell table:style-name="ce12" office:value-type="string" calcext:value-type="string">
            <text:p>Przejdź do adresu zewnętrznego "{PARAM1}"</text:p>
          </table:table-cell>
          <table:table-cell table:style-name="ce12" office:value-type="string" calcext:value-type="string">
            <text:p>Chamar endereço externo "{PARAM1}"</text:p>
          </table:table-cell>
          <table:table-cell table:number-columns-repeated="1006"/>
        </table:table-row>
        <table:table-row table:style-name="ro1">
          <table:table-cell table:style-name="ce11" office:value-type="string" calcext:value-type="string">
            <text:p>tooltip_link_cmsinfo <text:s text:c="27"/>= </text:p>
          </table:table-cell>
          <table:table-cell table:style-name="ce10"/>
          <table:table-cell table:style-name="ce12" office:value-type="string" calcext:value-type="string">
            <text:p>Webseite erstellt mit moziloCMS</text:p>
          </table:table-cell>
          <table:table-cell table:number-columns-repeated="3"/>
          <table:table-cell table:style-name="ce12" office:value-type="string" calcext:value-type="string">
            <text:p>Web stranica kreirana moziloCMS-om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ooltip_link_extern_error_1 <text:s text:c="20"/>= </text:p>
          </table:table-cell>
          <table:table-cell table:style-name="ce12" office:value-type="string" calcext:value-type="string">
            <text:p>Fejlagtig lænke adresse "{PARAM1}"</text:p>
          </table:table-cell>
          <table:table-cell table:style-name="ce12" office:value-type="string" calcext:value-type="string">
            <text:p>Fehlerhafte Link-Adresse "{PARAM1}"</text:p>
          </table:table-cell>
          <table:table-cell table:style-name="ce12" office:value-type="string" calcext:value-type="string">
            <text:p>Erroneous link adress "{PARAM1}"</text:p>
          </table:table-cell>
          <table:table-cell table:style-name="ce12" office:value-type="string" calcext:value-type="string">
            <text:p>Enlace erróneo "{PARAM1}"</text:p>
          </table:table-cell>
          <table:table-cell table:style-name="ce12" office:value-type="string" calcext:value-type="string">
            <text:p>Échec de l'adresse du lien "{PARAM1}"</text:p>
          </table:table-cell>
          <table:table-cell table:style-name="ce12" office:value-type="string" calcext:value-type="string">
            <text:p>Pogrešna adresa veze "{PARAM1}"</text:p>
          </table:table-cell>
          <table:table-cell table:style-name="ce12" office:value-type="string" calcext:value-type="string">
            <text:p>Collegamento indirizzo errato "{PARAM1}"</text:p>
          </table:table-cell>
          <table:table-cell table:style-name="ce12" office:value-type="string" calcext:value-type="string">
            <text:p>Adɛlɛ́sɛ-LINK "{PARAM1}" ezalí ya mabé</text:p>
          </table:table-cell>
          <table:table-cell table:style-name="ce12" office:value-type="string" calcext:value-type="string">
            <text:p>Ongeldige koppeling "{PARAM1}"</text:p>
          </table:table-cell>
          <table:table-cell table:style-name="ce12" office:value-type="string" calcext:value-type="string">
            <text:p>Błędny adres linku "{PARAM1}"</text:p>
          </table:table-cell>
          <table:table-cell table:style-name="ce12" office:value-type="string" calcext:value-type="string">
            <text:p>Link errado "{PARAM1}"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ooltip_link_file_1 <text:s text:c="28"/>= </text:p>
          </table:table-cell>
          <table:table-cell table:style-name="ce12" office:value-type="string" calcext:value-type="string">
            <text:p>Hent fil "{PARAM1}"</text:p>
          </table:table-cell>
          <table:table-cell table:style-name="ce12" office:value-type="string" calcext:value-type="string">
            <text:p>Datei "{PARAM1}" herunterladen</text:p>
          </table:table-cell>
          <table:table-cell table:style-name="ce12" office:value-type="string" calcext:value-type="string">
            <text:p>Download file "{PARAM1}"</text:p>
          </table:table-cell>
          <table:table-cell table:style-name="ce12" office:value-type="string" calcext:value-type="string">
            <text:p>Descargar archivo "{PARAM1}"</text:p>
          </table:table-cell>
          <table:table-cell table:style-name="ce12" office:value-type="string" calcext:value-type="string">
            <text:p>Télécharger fichier "{PARAM1}"</text:p>
          </table:table-cell>
          <table:table-cell table:style-name="ce12" office:value-type="string" calcext:value-type="string">
            <text:p>Preuzmi datoteku "{PARAM1}"</text:p>
          </table:table-cell>
          <table:table-cell table:style-name="ce12" office:value-type="string" calcext:value-type="string">
            <text:p>Scarica file "{PARAM1}"</text:p>
          </table:table-cell>
          <table:table-cell table:style-name="ce12" office:value-type="string" calcext:value-type="string">
            <text:p>Kokɔ́ngɔlɔ kásá "{PARAM1}"</text:p>
          </table:table-cell>
          <table:table-cell table:style-name="ce12" office:value-type="string" calcext:value-type="string">
            <text:p>Download bestand "{PARAM1}"</text:p>
          </table:table-cell>
          <table:table-cell table:style-name="ce12" office:value-type="string" calcext:value-type="string">
            <text:p>Ściągnąć plik "{PARAM1}"</text:p>
          </table:table-cell>
          <table:table-cell table:style-name="ce12" office:value-type="string" calcext:value-type="string">
            <text:p>Baixar arquivo "{PARAM1}"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ooltip_link_file_2 <text:s text:c="28"/>= </text:p>
          </table:table-cell>
          <table:table-cell table:style-name="ce12" office:value-type="string" calcext:value-type="string">
            <text:p>Hent fil "{PARAM1}" fra kategori "{PARAM2}"</text:p>
          </table:table-cell>
          <table:table-cell table:style-name="ce12" office:value-type="string" calcext:value-type="string">
            <text:p>Datei "{PARAM1}" der Kategorie "{PARAM2}" herunterladen</text:p>
          </table:table-cell>
          <table:table-cell table:style-name="ce12" office:value-type="string" calcext:value-type="string">
            <text:p>Download file "{PARAM1}" from category "{PARAM2}"</text:p>
          </table:table-cell>
          <table:table-cell table:style-name="ce12" office:value-type="string" calcext:value-type="string">
            <text:p>Descargar archivo "{PARAM1}" desde la categoría "{PARAM2}"</text:p>
          </table:table-cell>
          <table:table-cell table:style-name="ce12" office:value-type="string" calcext:value-type="string">
            <text:p>Télécharger fichier "{PARAM1}" de la catégorie "{PARAM2}"</text:p>
          </table:table-cell>
          <table:table-cell table:style-name="ce12" office:value-type="string" calcext:value-type="string">
            <text:p>Preuzmi datoteku "{PARAM1}" iz kategorije "{PARAM2}"</text:p>
          </table:table-cell>
          <table:table-cell table:style-name="ce12" office:value-type="string" calcext:value-type="string">
            <text:p>Scarica file "{PARAM1}" dalla categoria "{PARAM2}"</text:p>
          </table:table-cell>
          <table:table-cell table:style-name="ce12" office:value-type="string" calcext:value-type="string">
            <text:p>Kokɔ́ngɔlɔ kásá "{PARAM1}" ya loléngé "{PARAM2}"</text:p>
          </table:table-cell>
          <table:table-cell table:style-name="ce12" office:value-type="string" calcext:value-type="string">
            <text:p>Download bestand "{PARAM1}" uit categorie "{PARAM2}"</text:p>
          </table:table-cell>
          <table:table-cell table:style-name="ce12" office:value-type="string" calcext:value-type="string">
            <text:p>Ściągnąć plik "{PARAM1}" w kategorii"{PARAM2}"</text:p>
          </table:table-cell>
          <table:table-cell table:style-name="ce12" office:value-type="string" calcext:value-type="string">
            <text:p>Baixar arquivo "{PARAM1}" para categoria "{PARAM2}"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ooltip_link_file_error_1 <text:s text:c="22"/>= </text:p>
          </table:table-cell>
          <table:table-cell table:style-name="ce12" office:value-type="string" calcext:value-type="string">
            <text:p>Manglende fil "{PARAM1}"</text:p>
          </table:table-cell>
          <table:table-cell table:style-name="ce12" office:value-type="string" calcext:value-type="string">
            <text:p>Datei "{PARAM1}" nicht vorhanden!</text:p>
          </table:table-cell>
          <table:table-cell table:style-name="ce12" office:value-type="string" calcext:value-type="string">
            <text:p>Missing file "{PARAM1}"</text:p>
          </table:table-cell>
          <table:table-cell table:style-name="ce12" office:value-type="string" calcext:value-type="string">
            <text:p>Archivo no encontrado "{PARAM1}"</text:p>
          </table:table-cell>
          <table:table-cell table:style-name="ce12" office:value-type="string" calcext:value-type="string">
            <text:p>Fichier "{PARAM1}" non disponible</text:p>
          </table:table-cell>
          <table:table-cell table:style-name="ce12" office:value-type="string" calcext:value-type="string">
            <text:p>Nedostaje datoteka "{PARAM1}"</text:p>
          </table:table-cell>
          <table:table-cell table:style-name="ce12" office:value-type="string" calcext:value-type="string">
            <text:p>File mancante "{PARAM1}"</text:p>
          </table:table-cell>
          <table:table-cell table:style-name="ce12" office:value-type="string" calcext:value-type="string">
            <text:p>Kásá "{PARAM1}" ezalí tɛ́</text:p>
          </table:table-cell>
          <table:table-cell table:style-name="ce12" office:value-type="string" calcext:value-type="string">
            <text:p>Bestand ontbreekt "{PARAM1}"</text:p>
          </table:table-cell>
          <table:table-cell table:style-name="ce12" office:value-type="string" calcext:value-type="string">
            <text:p>Brak pliku "{PARAM1}"</text:p>
          </table:table-cell>
          <table:table-cell table:style-name="ce12" office:value-type="string" calcext:value-type="string">
            <text:p>Faltando arquivo "{PARAM1}"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ooltip_link_file_error_2 <text:s text:c="22"/>= </text:p>
          </table:table-cell>
          <table:table-cell table:style-name="ce12" office:value-type="string" calcext:value-type="string">
            <text:p>Manglende fil "{PARAM1}" i kategori "{PARAM2}"</text:p>
          </table:table-cell>
          <table:table-cell table:style-name="ce12" office:value-type="string" calcext:value-type="string">
            <text:p>Datei "{PARAM1}" in der Kategorie "{PARAM2}" nicht vorhanden!</text:p>
          </table:table-cell>
          <table:table-cell table:style-name="ce12" office:value-type="string" calcext:value-type="string">
            <text:p>Missing file "{PARAM1}" in category "{PARAM2}"</text:p>
          </table:table-cell>
          <table:table-cell table:style-name="ce12" office:value-type="string" calcext:value-type="string">
            <text:p>Archivo no encontrado "{PARAM1}" en la categoría "{PARAM2}"</text:p>
          </table:table-cell>
          <table:table-cell table:style-name="ce12" office:value-type="string" calcext:value-type="string">
            <text:p>Fichier "{PARAM1}" de la catégorie <text:s/>"{PARAM2}" non disponible</text:p>
          </table:table-cell>
          <table:table-cell table:style-name="ce12" office:value-type="string" calcext:value-type="string">
            <text:p>Nedostaje datoteka "{PARAM1}" u kategoriji "{PARAM2}"</text:p>
          </table:table-cell>
          <table:table-cell table:style-name="ce12" office:value-type="string" calcext:value-type="string">
            <text:p>File mancante "{PARAM1}" nella categoria "{PARAM2}"</text:p>
          </table:table-cell>
          <table:table-cell table:style-name="ce12" office:value-type="string" calcext:value-type="string">
            <text:p>Kásá "{PARAM1}" ya loléngé <text:s/>"{PARAM2}" ezalí tɛ́ </text:p>
          </table:table-cell>
          <table:table-cell table:style-name="ce12" office:value-type="string" calcext:value-type="string">
            <text:p>Bestand ontbreekt "{PARAM1}" in categorie "{PARAM2}"</text:p>
          </table:table-cell>
          <table:table-cell table:style-name="ce12" office:value-type="string" calcext:value-type="string">
            <text:p>Brak pliku "{PARAM1}" w kategorii "{PARAM2}"</text:p>
          </table:table-cell>
          <table:table-cell table:style-name="ce12" office:value-type="string" calcext:value-type="string">
            <text:p>Faltando arquivo "{PARAM1}" na categoria "{PARAM2}"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# tooltip_link_gallery_2 <text:s text:c="23"/>= </text:p>
          </table:table-cell>
          <table:table-cell table:style-name="ce12" office:value-type="string" calcext:value-type="string">
            <text:p>Vis galleri "{PARAM1}" ({PARAM2} billeder)</text:p>
          </table:table-cell>
          <table:table-cell table:style-name="ce12" office:value-type="string" calcext:value-type="string">
            <text:p>Galerie "{PARAM1}" ({PARAM2} Bilder) ansehen</text:p>
          </table:table-cell>
          <table:table-cell table:style-name="ce12" office:value-type="string" calcext:value-type="string">
            <text:p>View gallery "{PARAM1}" ({PARAM2} images)</text:p>
          </table:table-cell>
          <table:table-cell table:style-name="ce12" office:value-type="string" calcext:value-type="string">
            <text:p>Ver galería "{PARAM1}" ({PARAM2} imagenes)</text:p>
          </table:table-cell>
          <table:table-cell table:style-name="ce12" office:value-type="string" calcext:value-type="string">
            <text:p>Galerie "{PARAM1}" ({PARAM2} Image) voir</text:p>
          </table:table-cell>
          <table:table-cell table:style-name="ce12" office:value-type="string" calcext:value-type="string">
            <text:p>Prikaži galeriju "{PARAM1}" ({PARAM2} slike)</text:p>
          </table:table-cell>
          <table:table-cell table:style-name="ce12" office:value-type="string" calcext:value-type="string">
            <text:p>Visualizza galleria "{PARAM1}" ({PARAM2} immagini)</text:p>
          </table:table-cell>
          <table:table-cell table:style-name="ce12" office:value-type="string" calcext:value-type="string">
            <text:p>Kɔbɛ "{PARAM1}" ({PARAM2} elílí) tálá</text:p>
          </table:table-cell>
          <table:table-cell table:style-name="ce12" office:value-type="string" calcext:value-type="string">
            <text:p>Bekijk foto album"{PARAM1}" ({PARAM2} afbeeldingen)</text:p>
          </table:table-cell>
          <table:table-cell table:style-name="ce12" office:value-type="string" calcext:value-type="string">
            <text:p>Podgląd galerii "{PARAM1}" ({PARAM2} Bilder)</text:p>
          </table:table-cell>
          <table:table-cell table:style-name="ce12" office:value-type="string" calcext:value-type="string">
            <text:p>Visualizar categoria "{PARAM1}" ({PARAM2} imagens)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# tooltip_link_gallery_error_1 <text:s text:c="17"/>= </text:p>
          </table:table-cell>
          <table:table-cell table:style-name="ce12" office:value-type="string" calcext:value-type="string">
            <text:p>Manglende galleri "{PARAM1}"</text:p>
          </table:table-cell>
          <table:table-cell table:style-name="ce12" office:value-type="string" calcext:value-type="string">
            <text:p>Galerie "{PARAM1}" nicht vorhanden!</text:p>
          </table:table-cell>
          <table:table-cell table:style-name="ce12" office:value-type="string" calcext:value-type="string">
            <text:p>Missing gallery "{PARAM1}"</text:p>
          </table:table-cell>
          <table:table-cell table:style-name="ce12" office:value-type="string" calcext:value-type="string">
            <text:p>Galería perdida "{PARAM1}"</text:p>
          </table:table-cell>
          <table:table-cell table:style-name="ce12" office:value-type="string" calcext:value-type="string">
            <text:p>Galerie "{PARAM1}" non disponible</text:p>
          </table:table-cell>
          <table:table-cell table:style-name="ce12" office:value-type="string" calcext:value-type="string">
            <text:p>Nedostaje galerija "{PARAM1}"</text:p>
          </table:table-cell>
          <table:table-cell table:style-name="ce12" office:value-type="string" calcext:value-type="string">
            <text:p>Galleria mancante "{PARAM1}"</text:p>
          </table:table-cell>
          <table:table-cell table:style-name="ce12" office:value-type="string" calcext:value-type="string">
            <text:p>Kɔbɛ "{PARAM1}" ezalí tɛ́</text:p>
          </table:table-cell>
          <table:table-cell table:style-name="ce12" office:value-type="string" calcext:value-type="string">
            <text:p>Foto album ontbreekt "{PARAM1}"</text:p>
          </table:table-cell>
          <table:table-cell table:style-name="ce12" office:value-type="string" calcext:value-type="string">
            <text:p>Brak galerii "{PARAM1}"</text:p>
          </table:table-cell>
          <table:table-cell table:style-name="ce12" office:value-type="string" calcext:value-type="string">
            <text:p>Faltando galeria "{PARAM1}"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ooltip_link_mail_1 <text:s text:c="28"/>= </text:p>
          </table:table-cell>
          <table:table-cell table:style-name="ce12" office:value-type="string" calcext:value-type="string">
            <text:p>Send post til "{PARAM1}"</text:p>
          </table:table-cell>
          <table:table-cell table:style-name="ce12" office:value-type="string" calcext:value-type="string">
            <text:p>E-Mail an "{PARAM1}" verfassen</text:p>
          </table:table-cell>
          <table:table-cell table:style-name="ce12" office:value-type="string" calcext:value-type="string">
            <text:p>Sent mail to "{PARAM1}"</text:p>
          </table:table-cell>
          <table:table-cell table:style-name="ce12" office:value-type="string" calcext:value-type="string">
            <text:p>Enviar email a "{PARAM1}"</text:p>
          </table:table-cell>
          <table:table-cell table:style-name="ce12" office:value-type="string" calcext:value-type="string">
            <text:p>Envoyer courriel à "{PARAM1}"</text:p>
          </table:table-cell>
          <table:table-cell table:style-name="ce12" office:value-type="string" calcext:value-type="string">
            <text:p>Poslana e-mail na "{PARAM1}"</text:p>
          </table:table-cell>
          <table:table-cell table:style-name="ce12" office:value-type="string" calcext:value-type="string">
            <text:p>Invia posta a "{PARAM1}"</text:p>
          </table:table-cell>
          <table:table-cell table:style-name="ce12" office:value-type="string" calcext:value-type="string">
            <text:p>Kotínda nkandá na "{PARAM1}"</text:p>
          </table:table-cell>
          <table:table-cell table:style-name="ce12" office:value-type="string" calcext:value-type="string">
            <text:p>E-mail verzonden aan "{PARAM1}"</text:p>
          </table:table-cell>
          <table:table-cell table:style-name="ce12" office:value-type="string" calcext:value-type="string">
            <text:p>Napisz maila do"{PARAM1}"</text:p>
          </table:table-cell>
          <table:table-cell table:style-name="ce12" office:value-type="string" calcext:value-type="string">
            <text:p>Enviar email para "{PARAM1}"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ooltip_link_mail_error_1 <text:s text:c="22"/>= </text:p>
          </table:table-cell>
          <table:table-cell table:style-name="ce12" office:value-type="string" calcext:value-type="string">
            <text:p>Fejlagtig post adresse "{PARAM1}"</text:p>
          </table:table-cell>
          <table:table-cell table:style-name="ce12" office:value-type="string" calcext:value-type="string">
            <text:p>Fehlerhafte E-Mail-Adresse "{PARAM1}"!</text:p>
          </table:table-cell>
          <table:table-cell table:style-name="ce12" office:value-type="string" calcext:value-type="string">
            <text:p>Erroneous mail adress "{PARAM1}"</text:p>
          </table:table-cell>
          <table:table-cell table:style-name="ce12" office:value-type="string" calcext:value-type="string">
            <text:p>Email erróneo "{PARAM1}"</text:p>
          </table:table-cell>
          <table:table-cell table:style-name="ce12" office:value-type="string" calcext:value-type="string">
            <text:p>Adresse de courriel "{PARAM1}" éronnée</text:p>
          </table:table-cell>
          <table:table-cell table:style-name="ce12" office:value-type="string" calcext:value-type="string">
            <text:p>Pogrešna e-mail adresa "{PARAM1}"</text:p>
          </table:table-cell>
          <table:table-cell table:style-name="ce12" office:value-type="string" calcext:value-type="string">
            <text:p>Indirizzo di posta errato "{PARAM1}"</text:p>
          </table:table-cell>
          <table:table-cell table:style-name="ce12" office:value-type="string" calcext:value-type="string">
            <text:p>Adɛlɛ́sɛ-nkandá "{PARAM1}" ezalí ya mabé</text:p>
          </table:table-cell>
          <table:table-cell table:style-name="ce12" office:value-type="string" calcext:value-type="string">
            <text:p>Ongeldig e-mail adres "{PARAM1}"</text:p>
          </table:table-cell>
          <table:table-cell table:style-name="ce12" office:value-type="string" calcext:value-type="string">
            <text:p>Brak adresu mailowego"{PARAM1}"</text:p>
          </table:table-cell>
          <table:table-cell table:style-name="ce12" office:value-type="string" calcext:value-type="string">
            <text:p>Email inválido "{PARAM1}"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ooltip_link_page_1 <text:s text:c="28"/>= </text:p>
          </table:table-cell>
          <table:table-cell table:style-name="ce12" office:value-type="string" calcext:value-type="string">
            <text:p>Vis side "{PARAM1}"</text:p>
          </table:table-cell>
          <table:table-cell table:style-name="ce12" office:value-type="string" calcext:value-type="string">
            <text:p>Inhaltsseite "{PARAM1}" anzeigen</text:p>
          </table:table-cell>
          <table:table-cell table:style-name="ce12" office:value-type="string" calcext:value-type="string">
            <text:p>Show page "{PARAM1}"</text:p>
          </table:table-cell>
          <table:table-cell table:style-name="ce12" office:value-type="string" calcext:value-type="string">
            <text:p>Mostrar pagina "{PARAM1}"</text:p>
          </table:table-cell>
          <table:table-cell table:style-name="ce12" office:value-type="string" calcext:value-type="string">
            <text:p>Affiche page "{PARAM1}"</text:p>
          </table:table-cell>
          <table:table-cell table:style-name="ce12" office:value-type="string" calcext:value-type="string">
            <text:p>Prikaži stranicu "{PARAM1}"</text:p>
          </table:table-cell>
          <table:table-cell table:style-name="ce12" office:value-type="string" calcext:value-type="string">
            <text:p>Mostra pagina "{PARAM1}"</text:p>
          </table:table-cell>
          <table:table-cell table:style-name="ce12" office:value-type="string" calcext:value-type="string">
            <text:p>Komɔ́́nisa lonkásá "{PARAM1}"</text:p>
          </table:table-cell>
          <table:table-cell table:style-name="ce12" office:value-type="string" calcext:value-type="string">
            <text:p>Toon pagina "{PARAM1}"</text:p>
          </table:table-cell>
          <table:table-cell table:style-name="ce12" office:value-type="string" calcext:value-type="string">
            <text:p>Pokaż stronę "{PARAM1}"</text:p>
          </table:table-cell>
          <table:table-cell table:style-name="ce12" office:value-type="string" calcext:value-type="string">
            <text:p>Mostrar página "{PARAM1}"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ooltip_link_page_2 <text:s text:c="28"/>= </text:p>
          </table:table-cell>
          <table:table-cell table:style-name="ce12" office:value-type="string" calcext:value-type="string">
            <text:p>Vis side "{PARAM1}" fra kategori "{PARAM2}"</text:p>
          </table:table-cell>
          <table:table-cell table:style-name="ce12" office:value-type="string" calcext:value-type="string">
            <text:p>Inhaltsseite "{PARAM1}" der Kategorie "{PARAM2}" anzeigen</text:p>
          </table:table-cell>
          <table:table-cell table:style-name="ce12" office:value-type="string" calcext:value-type="string">
            <text:p>Show page "{PARAM1}" from category "{PARAM2}"</text:p>
          </table:table-cell>
          <table:table-cell table:style-name="ce12" office:value-type="string" calcext:value-type="string">
            <text:p>Mostrar pagina "{PARAM1}" desde categoría "{PARAM2}"</text:p>
          </table:table-cell>
          <table:table-cell table:style-name="ce12" office:value-type="string" calcext:value-type="string">
            <text:p>Affiche page "{PARAM1}" de la catégorie "{PARAM2}"</text:p>
          </table:table-cell>
          <table:table-cell table:style-name="ce12" office:value-type="string" calcext:value-type="string">
            <text:p>Prikaži stranicu "{PARAM1}" iz kategorije "{PARAM2}"</text:p>
          </table:table-cell>
          <table:table-cell table:style-name="ce12" office:value-type="string" calcext:value-type="string">
            <text:p>Mostra pagina "{PARAM1}" dalla categoria "{PARAM2}"</text:p>
          </table:table-cell>
          <table:table-cell table:style-name="ce12" office:value-type="string" calcext:value-type="string">
            <text:p>Komɔ́́nisa lonkásá "{PARAM1}" na loléngé "{PARAM2}"</text:p>
          </table:table-cell>
          <table:table-cell table:style-name="ce12" office:value-type="string" calcext:value-type="string">
            <text:p>Toon pagina "{PARAM1}" in de categorie "{PARAM2}"</text:p>
          </table:table-cell>
          <table:table-cell table:style-name="ce12" office:value-type="string" calcext:value-type="string">
            <text:p>Pokaż stronę "{PARAM1}" w kategorii"{PARAM2}"</text:p>
          </table:table-cell>
          <table:table-cell table:style-name="ce12" office:value-type="string" calcext:value-type="string">
            <text:p>Mostrar página "{PARAM1}" para categoria "{PARAM2}"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ooltip_link_page_error_1 <text:s text:c="22"/>= </text:p>
          </table:table-cell>
          <table:table-cell table:style-name="ce12" office:value-type="string" calcext:value-type="string">
            <text:p>Manglende side "{PARAM1}"</text:p>
          </table:table-cell>
          <table:table-cell table:style-name="ce12" office:value-type="string" calcext:value-type="string">
            <text:p>Inhaltsseite "{PARAM1}" nicht vorhanden!</text:p>
          </table:table-cell>
          <table:table-cell table:style-name="ce12" office:value-type="string" calcext:value-type="string">
            <text:p>Missing page "{PARAM1}"</text:p>
          </table:table-cell>
          <table:table-cell table:style-name="ce12" office:value-type="string" calcext:value-type="string">
            <text:p>Pagina no encontrada "{PARAM1}"</text:p>
          </table:table-cell>
          <table:table-cell table:style-name="ce12" office:value-type="string" calcext:value-type="string">
            <text:p>Page "{PARAM1}" non disponible</text:p>
          </table:table-cell>
          <table:table-cell table:style-name="ce12" office:value-type="string" calcext:value-type="string">
            <text:p>Nedostaje stranica "{PARAM1}"</text:p>
          </table:table-cell>
          <table:table-cell table:style-name="ce12" office:value-type="string" calcext:value-type="string">
            <text:p>Pagina mancante "{PARAM1}"</text:p>
          </table:table-cell>
          <table:table-cell table:style-name="ce12" office:value-type="string" calcext:value-type="string">
            <text:p>Lonkásá "{PARAM1}" ezalí tɛ́</text:p>
          </table:table-cell>
          <table:table-cell table:style-name="ce12" office:value-type="string" calcext:value-type="string">
            <text:p>Ontbrekende webpagina "{PARAM1}"</text:p>
          </table:table-cell>
          <table:table-cell table:style-name="ce12" office:value-type="string" calcext:value-type="string">
            <text:p>Brak strony "{PARAM1}"</text:p>
          </table:table-cell>
          <table:table-cell table:style-name="ce12" office:value-type="string" calcext:value-type="string">
            <text:p>Faltando página "{PARAM1}"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ooltip_link_page_error_2 <text:s text:c="22"/>= </text:p>
          </table:table-cell>
          <table:table-cell table:style-name="ce12" office:value-type="string" calcext:value-type="string">
            <text:p>Manglende side "{PARAM1}" i kategori "{PARAM2}"</text:p>
          </table:table-cell>
          <table:table-cell table:style-name="ce12" office:value-type="string" calcext:value-type="string">
            <text:p>Inhaltsseite "{PARAM1}" in der Kategorie "{PARAM2}" nicht vorhanden!</text:p>
          </table:table-cell>
          <table:table-cell table:style-name="ce12" office:value-type="string" calcext:value-type="string">
            <text:p>Missing page "{PARAM1}" in category "{PARAM2}"</text:p>
          </table:table-cell>
          <table:table-cell table:style-name="ce12" office:value-type="string" calcext:value-type="string">
            <text:p>Pagina no encontrada "{PARAM1}" in categoría "{PARAM2}"</text:p>
          </table:table-cell>
          <table:table-cell table:style-name="ce12" office:value-type="string" calcext:value-type="string">
            <text:p>Page "{PARAM1}" de la catégorie "{PARAM2}" non disponible</text:p>
          </table:table-cell>
          <table:table-cell table:style-name="ce12" office:value-type="string" calcext:value-type="string">
            <text:p>Nedostaje stranica "{PARAM1}" u kategoriji "{PARAM2}"</text:p>
          </table:table-cell>
          <table:table-cell table:style-name="ce12" office:value-type="string" calcext:value-type="string">
            <text:p>Pagina mancante "{PARAM1}" nella categoria "{PARAM2}"</text:p>
          </table:table-cell>
          <table:table-cell table:style-name="ce12" office:value-type="string" calcext:value-type="string">
            <text:p>Lonkásá "{PARAM1}" na loléngé "{PARAM2}" ezalí tɛ́</text:p>
          </table:table-cell>
          <table:table-cell table:style-name="ce12" office:value-type="string" calcext:value-type="string">
            <text:p>Ontbrekende webpagina "{PARAM1}" in de categorie "{PARAM2}"</text:p>
          </table:table-cell>
          <table:table-cell table:style-name="ce12" office:value-type="string" calcext:value-type="string">
            <text:p>Brak strony "{PARAM1}" w kategorii "{PARAM2}"</text:p>
          </table:table-cell>
          <table:table-cell table:style-name="ce12" office:value-type="string" calcext:value-type="string">
            <text:p>Faltando página "{PARAM1}" na categoria "{PARAM2}"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ooltip_showsitemap_0 <text:s text:c="26"/>= </text:p>
          </table:table-cell>
          <table:table-cell table:style-name="ce12" office:value-type="string" calcext:value-type="string">
            <text:p>Vis oversigt</text:p>
          </table:table-cell>
          <table:table-cell table:style-name="ce12" office:value-type="string" calcext:value-type="string">
            <text:p>Sitemap anzeigen</text:p>
          </table:table-cell>
          <table:table-cell table:style-name="ce12" office:value-type="string" calcext:value-type="string">
            <text:p>Show sitemap</text:p>
          </table:table-cell>
          <table:table-cell table:style-name="ce12" office:value-type="string" calcext:value-type="string">
            <text:p>Mostras mapa del sitio</text:p>
          </table:table-cell>
          <table:table-cell table:style-name="ce12" office:value-type="string" calcext:value-type="string">
            <text:p>Plan du site</text:p>
          </table:table-cell>
          <table:table-cell table:style-name="ce12" office:value-type="string" calcext:value-type="string">
            <text:p>Prikaži kartu web mjesta</text:p>
          </table:table-cell>
          <table:table-cell table:style-name="ce12" office:value-type="string" calcext:value-type="string">
            <text:p>Mostra mappa sito</text:p>
          </table:table-cell>
          <table:table-cell table:style-name="ce12" office:value-type="string" calcext:value-type="string">
            <text:p>Komɔ́́nisa liyɛmi lya sítɛ wɛ́bɛ</text:p>
          </table:table-cell>
          <table:table-cell table:style-name="ce12" office:value-type="string" calcext:value-type="string">
            <text:p>Toon het overzicht van de website pagina's</text:p>
          </table:table-cell>
          <table:table-cell table:style-name="ce12" office:value-type="string" calcext:value-type="string">
            <text:p>Pokaż mapę serwisu</text:p>
          </table:table-cell>
          <table:table-cell table:style-name="ce12" office:value-type="string" calcext:value-type="string">
            <text:p>Mostrar mapa do site</text:p>
          </table:table-cell>
          <table:table-cell table:number-columns-repeated="1006"/>
        </table:table-row>
        <table:table-row table:style-name="ro1" table:number-rows-repeated="1048496">
          <table:table-cell table:number-columns-repeated="1018"/>
        </table:table-row>
        <table:table-row table:style-name="ro1">
          <table:table-cell table:number-columns-repeated="1018"/>
        </table:table-row>
      </table:table>
      <table:table table:name="master" table:style-name="ta1">
        <office:forms form:automatic-focus="false" form:apply-design-mode="false"/>
        <table:table-column table:style-name="co3" table:default-cell-style-name="ce10"/>
        <table:table-column table:style-name="co2" table:number-columns-repeated="1023" table:default-cell-style-name="ce10"/>
        <table:table-row table:style-name="ro1">
          <table:table-cell table:formula="of:=[$'CMS ALL'.A2] &amp; [$'CMS ALL'.B2]" office:value-type="string" office:string-value="# Diese Zeilen nicht löschen / Do not remove these lines" calcext:value-type="string">
            <text:p># Diese Zeilen nicht löschen / Do not remove these lines</text:p>
          </table:table-cell>
          <table:table-cell table:number-columns-repeated="1023"/>
        </table:table-row>
        <table:table-row table:style-name="ro1">
          <table:table-cell table:formula="of:=[$'CMS ALL'.A3] &amp; [$'CMS ALL'.B3]" office:value-type="string" office:string-value="#" calcext:value-type="string">
            <text:p>#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1023"/>
        </table:table-row>
        <table:table-row table:style-name="ro1">
          <table:table-cell table:formula="of:=[$'CMS ALL'.A7] &amp; [$'CMS ALL'.B7]" office:value-type="string" office:string-value="#" calcext:value-type="string">
            <text:p>#</text:p>
          </table:table-cell>
          <table:table-cell table:number-columns-repeated="1023"/>
        </table:table-row>
        <table:table-row table:style-name="ro1">
          <table:table-cell table:formula="of:=[$'CMS ALL'.A8]" office:value-type="string" office:string-value="_dateformat_0                                   = " calcext:value-type="string">
            <text:p>_dateformat_0 <text:s text:c="34"/>= </text:p>
          </table:table-cell>
          <table:table-cell table:number-columns-repeated="1023"/>
        </table:table-row>
        <table:table-row table:style-name="ro1">
          <table:table-cell table:formula="of:=[$'CMS ALL'.A9]" office:value-type="string" office:string-value="_translator_0                                   = " calcext:value-type="string">
            <text:p>_translator_0 <text:s text:c="34"/>= 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formula="of:=[$'CMS ALL'.A11]" office:value-type="string" office:string-value="_timezone                                       = " calcext:value-type="string">
            <text:p>_timezone <text:s text:c="38"/>= 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formula="of:=[$'CMS ALL'.A14]" office:value-type="string" office:string-value="_search_chars_lo                                = " calcext:value-type="string">
            <text:p>_search_chars_lo <text:s text:c="31"/>= </text:p>
          </table:table-cell>
          <table:table-cell table:number-columns-repeated="1023"/>
        </table:table-row>
        <table:table-row table:style-name="ro1">
          <table:table-cell table:formula="of:=[$'CMS ALL'.A15]" office:value-type="string" office:string-value="_search_chars_hi                                = " calcext:value-type="string">
            <text:p>_search_chars_hi <text:s text:c="31"/>= 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formula="of:=[$'CMS ALL'.A17]" office:value-type="string" office:string-value="# alttext_galleryimage_1                        = " calcext:value-type="string">
            <text:p># alttext_galleryimage_1 <text:s text:c="23"/>= </text:p>
          </table:table-cell>
          <table:table-cell table:number-columns-repeated="1023"/>
        </table:table-row>
        <table:table-row table:style-name="ro1">
          <table:table-cell table:formula="of:=[$'CMS ALL'.A18]" office:value-type="string" office:string-value="alttext_image_1                                 = " calcext:value-type="string">
            <text:p>alttext_image_1 <text:s text:c="32"/>= </text:p>
          </table:table-cell>
          <table:table-cell table:number-columns-repeated="1023"/>
        </table:table-row>
        <table:table-row table:style-name="ro1">
          <table:table-cell table:formula="of:=[$'CMS ALL'.A19]" office:value-type="string" office:string-value="anchor_top_0                                    = " calcext:value-type="string">
            <text:p>anchor_top_0 <text:s text:c="35"/>= </text:p>
          </table:table-cell>
          <table:table-cell table:number-columns-repeated="1023"/>
        </table:table-row>
        <table:table-row table:style-name="ro1">
          <table:table-cell table:formula="of:=[$'CMS ALL'.A20]" office:value-type="string" office:string-value="message_downloads                               = " calcext:value-type="string">
            <text:p>message_downloads <text:s text:c="30"/>= </text:p>
          </table:table-cell>
          <table:table-cell table:number-columns-repeated="1023"/>
        </table:table-row>
        <table:table-row table:style-name="ro1">
          <table:table-cell table:formula="of:=[$'CMS ALL'.A21]" office:value-type="string" office:string-value="message_draft_0                                 = " calcext:value-type="string">
            <text:p>message_draft_0 <text:s text:c="32"/>= </text:p>
          </table:table-cell>
          <table:table-cell table:number-columns-repeated="1023"/>
        </table:table-row>
        <table:table-row table:style-name="ro1">
          <table:table-cell table:formula="of:=[$'CMS ALL'.A22]" office:value-type="string" office:string-value="# message_firstimage_0                          = " calcext:value-type="string">
            <text:p># message_firstimage_0 <text:s text:c="25"/>= </text:p>
          </table:table-cell>
          <table:table-cell table:number-columns-repeated="1023"/>
        </table:table-row>
        <table:table-row table:style-name="ro1">
          <table:table-cell table:formula="of:=[$'CMS ALL'.A23]" office:value-type="string" office:string-value="message_galleries_0                             = " calcext:value-type="string">
            <text:p>message_galleries_0 <text:s text:c="28"/>= </text:p>
          </table:table-cell>
          <table:table-cell table:number-columns-repeated="1023"/>
        </table:table-row>
        <table:table-row table:style-name="ro1">
          <table:table-cell table:formula="of:=[$'CMS ALL'.A24]" office:value-type="string" office:string-value="message_gallery_1                               = " calcext:value-type="string">
            <text:p>message_gallery_1 <text:s text:c="30"/>= </text:p>
          </table:table-cell>
          <table:table-cell table:number-columns-repeated="1023"/>
        </table:table-row>
        <table:table-row table:style-name="ro1">
          <table:table-cell table:formula="of:=[$'CMS ALL'.A25]" office:value-type="string" office:string-value="# message_gallery_xoutofy_2                     = " calcext:value-type="string">
            <text:p># message_gallery_xoutofy_2 <text:s text:c="20"/>= </text:p>
          </table:table-cell>
          <table:table-cell table:number-columns-repeated="1023"/>
        </table:table-row>
        <table:table-row table:style-name="ro1">
          <table:table-cell table:formula="of:=[$'CMS ALL'.A26]" office:value-type="string" office:string-value="# message_gallerydir_error_1                    = " calcext:value-type="string">
            <text:p># message_gallerydir_error_1 <text:s text:c="19"/>= </text:p>
          </table:table-cell>
          <table:table-cell table:number-columns-repeated="1023"/>
        </table:table-row>
        <table:table-row table:style-name="ro1">
          <table:table-cell table:formula="of:=[$'CMS ALL'.A27]" office:value-type="string" office:string-value="# message_gallerydir_error_0                    = " calcext:value-type="string">
            <text:p># message_gallerydir_error_0 <text:s text:c="19"/>= </text:p>
          </table:table-cell>
          <table:table-cell table:number-columns-repeated="1023"/>
        </table:table-row>
        <table:table-row table:style-name="ro1">
          <table:table-cell table:formula="of:=[$'CMS ALL'.A28]" office:value-type="string" office:string-value="message_galleryembed_error_0                    = " calcext:value-type="string">
            <text:p>message_galleryembed_error_0 <text:s text:c="19"/>= </text:p>
          </table:table-cell>
          <table:table-cell table:number-columns-repeated="1023"/>
        </table:table-row>
        <table:table-row table:style-name="ro1">
          <table:table-cell table:formula="of:=[$'CMS ALL'.A29]" office:value-type="string" office:string-value="# message_galleryempty_0                        = " calcext:value-type="string">
            <text:p># message_galleryempty_0 <text:s text:c="23"/>= </text:p>
          </table:table-cell>
          <table:table-cell table:number-columns-repeated="1023"/>
        </table:table-row>
        <table:table-row table:style-name="ro1">
          <table:table-cell table:formula="of:=[$'CMS ALL'.A30]" office:value-type="string" office:string-value="message_gallerypreviewdir_error_1               = " calcext:value-type="string">
            <text:p>message_gallerypreviewdir_error_1 <text:s text:c="14"/>= </text:p>
          </table:table-cell>
          <table:table-cell table:number-columns-repeated="1023"/>
        </table:table-row>
        <table:table-row table:style-name="ro1">
          <table:table-cell table:formula="of:=[$'CMS ALL'.A31]" office:value-type="string" office:string-value="# message_gallery_no_preview                    = " calcext:value-type="string">
            <text:p># message_gallery_no_preview <text:s text:c="19"/>= </text:p>
          </table:table-cell>
          <table:table-cell table:number-columns-repeated="1023"/>
        </table:table-row>
        <table:table-row table:style-name="ro1">
          <table:table-cell table:formula="of:=[$'CMS ALL'.A32]" office:value-type="string" office:string-value="message_lastchange_0                            = " calcext:value-type="string">
            <text:p>message_lastchange_0 <text:s text:c="27"/>= </text:p>
          </table:table-cell>
          <table:table-cell table:number-columns-repeated="1023"/>
        </table:table-row>
        <table:table-row table:style-name="ro1">
          <table:table-cell table:formula="of:=[$'CMS ALL'.A33]" office:value-type="string" office:string-value="# message_lastimage_0                           = " calcext:value-type="string">
            <text:p># message_lastimage_0 <text:s text:c="26"/>= </text:p>
          </table:table-cell>
          <table:table-cell table:number-columns-repeated="1023"/>
        </table:table-row>
        <table:table-row table:style-name="ro1">
          <table:table-cell table:formula="of:=[$'CMS ALL'.A34]" office:value-type="string" office:string-value="# message_nextimage_0                           = " calcext:value-type="string">
            <text:p># message_nextimage_0 <text:s text:c="26"/>= </text:p>
          </table:table-cell>
          <table:table-cell table:number-columns-repeated="1023"/>
        </table:table-row>
        <table:table-row table:style-name="ro1">
          <table:table-cell table:formula="of:=[$'CMS ALL'.A35]" office:value-type="string" office:string-value="message_nodatafound_0                           = " calcext:value-type="string">
            <text:p>message_nodatafound_0 <text:s text:c="26"/>= </text:p>
          </table:table-cell>
          <table:table-cell table:number-columns-repeated="1023"/>
        </table:table-row>
        <table:table-row table:style-name="ro1">
          <table:table-cell table:formula="of:=[$'CMS ALL'.A36]" office:value-type="string" office:string-value="# message_previousimage_0                       = " calcext:value-type="string">
            <text:p># message_previousimage_0 <text:s text:c="22"/>= </text:p>
          </table:table-cell>
          <table:table-cell table:number-columns-repeated="1023"/>
        </table:table-row>
        <table:table-row table:style-name="ro1">
          <table:table-cell table:formula="of:=[$'CMS ALL'.A37]" office:value-type="string" office:string-value="message_search_0                                = " calcext:value-type="string">
            <text:p>message_search_0 <text:s text:c="31"/>= </text:p>
          </table:table-cell>
          <table:table-cell table:number-columns-repeated="1023"/>
        </table:table-row>
        <table:table-row table:style-name="ro1">
          <table:table-cell table:formula="of:=[$'CMS ALL'.A38]" office:value-type="string" office:string-value="message_searchresult_1                          = " calcext:value-type="string">
            <text:p>message_searchresult_1 <text:s text:c="25"/>= </text:p>
          </table:table-cell>
          <table:table-cell table:number-columns-repeated="1023"/>
        </table:table-row>
        <table:table-row table:style-name="ro1">
          <table:table-cell table:formula="of:=[$'CMS ALL'.A39]" office:value-type="string" office:string-value="message_searchnoresult_1                        = " calcext:value-type="string">
            <text:p>message_searchnoresult_1 <text:s text:c="23"/>= </text:p>
          </table:table-cell>
          <table:table-cell table:number-columns-repeated="1023"/>
        </table:table-row>
        <table:table-row table:style-name="ro1">
          <table:table-cell table:formula="of:=[$'CMS ALL'.A40]" office:value-type="string" office:string-value="message_searchhelp_0                            = " calcext:value-type="string">
            <text:p>message_searchhelp_0 <text:s text:c="27"/>= </text:p>
          </table:table-cell>
          <table:table-cell table:number-columns-repeated="1023"/>
        </table:table-row>
        <table:table-row table:style-name="ro1">
          <table:table-cell table:formula="of:=[$'CMS ALL'.A41]" office:value-type="string" office:string-value="message_sitemap_0                               = " calcext:value-type="string">
            <text:p>message_sitemap_0 <text:s text:c="30"/>= </text:p>
          </table:table-cell>
          <table:table-cell table:number-columns-repeated="1023"/>
        </table:table-row>
        <table:table-row table:style-name="ro1">
          <table:table-cell table:formula="of:=[$'CMS ALL'.A42]" office:value-type="string" office:string-value="message_template_error_1                        = " calcext:value-type="string">
            <text:p>message_template_error_1 <text:s text:c="23"/>= </text:p>
          </table:table-cell>
          <table:table-cell table:number-columns-repeated="1023"/>
        </table:table-row>
        <table:table-row table:style-name="ro1">
          <table:table-cell table:formula="of:=[$'CMS ALL'.A43]" office:value-type="string" office:string-value="passwordform_title_0                            = " calcext:value-type="string">
            <text:p>passwordform_title_0 <text:s text:c="27"/>= </text:p>
          </table:table-cell>
          <table:table-cell table:number-columns-repeated="1023"/>
        </table:table-row>
        <table:table-row table:style-name="ro1">
          <table:table-cell table:formula="of:=[$'CMS ALL'.A44]" office:value-type="string" office:string-value="passwordform_pagepasswordplease_0               = " calcext:value-type="string">
            <text:p>passwordform_pagepasswordplease_0 <text:s text:c="14"/>= </text:p>
          </table:table-cell>
          <table:table-cell table:number-columns-repeated="1023"/>
        </table:table-row>
        <table:table-row table:style-name="ro1">
          <table:table-cell table:formula="of:=[$'CMS ALL'.A45]" office:value-type="string" office:string-value="passwordform_message_passwordwrong_0            = " calcext:value-type="string">
            <text:p>passwordform_message_passwordwrong_0 <text:s text:c="11"/>= </text:p>
          </table:table-cell>
          <table:table-cell table:number-columns-repeated="1023"/>
        </table:table-row>
        <table:table-row table:style-name="ro1">
          <table:table-cell table:formula="of:=[$'CMS ALL'.A46]" office:value-type="string" office:string-value="passwordform_send_0                             = " calcext:value-type="string">
            <text:p>passwordform_send_0 <text:s text:c="28"/>= </text:p>
          </table:table-cell>
          <table:table-cell table:number-columns-repeated="1023"/>
        </table:table-row>
        <table:table-row table:style-name="ro1">
          <table:table-cell table:formula="of:=[$'CMS ALL'.A47]" office:value-type="string" office:string-value="plugin_error_1                                  = " calcext:value-type="string">
            <text:p>plugin_error_1 <text:s text:c="33"/>= </text:p>
          </table:table-cell>
          <table:table-cell table:number-columns-repeated="1023"/>
        </table:table-row>
        <table:table-row table:style-name="ro1">
          <table:table-cell table:formula="of:=[$'CMS ALL'.A48]" office:value-type="string" office:string-value="plugin_error_missing_pluginconf_1               = " calcext:value-type="string">
            <text:p>plugin_error_missing_pluginconf_1 <text:s text:c="14"/>= </text:p>
          </table:table-cell>
          <table:table-cell table:number-columns-repeated="1023"/>
        </table:table-row>
        <table:table-row table:style-name="ro1">
          <table:table-cell table:formula="of:=[$'CMS ALL'.A49]" office:value-type="string" office:string-value="plugin_error_missing_method_2                   = " calcext:value-type="string">
            <text:p>plugin_error_missing_method_2 <text:s text:c="18"/>= </text:p>
          </table:table-cell>
          <table:table-cell table:number-columns-repeated="1023"/>
        </table:table-row>
        <table:table-row table:style-name="ro1">
          <table:table-cell table:formula="of:=[$'CMS ALL'.A50]" office:value-type="string" office:string-value="plugin_error_value_1                            = " calcext:value-type="string">
            <text:p>plugin_error_value_1 <text:s text:c="27"/>= </text:p>
          </table:table-cell>
          <table:table-cell table:number-columns-repeated="1023"/>
        </table:table-row>
        <table:table-row table:style-name="ro1">
          <table:table-cell table:formula="of:=[$'CMS ALL'.A51]" office:value-type="string" office:string-value="thirsty_programmer                              = " calcext:value-type="string">
            <text:p>thirsty_programmer <text:s text:c="29"/>= </text:p>
          </table:table-cell>
          <table:table-cell table:number-columns-repeated="1023"/>
        </table:table-row>
        <table:table-row table:style-name="ro1">
          <table:table-cell table:formula="of:=[$'CMS ALL'.A52]" office:value-type="string" office:string-value="tooltip_anchor_error_1                          = " calcext:value-type="string">
            <text:p>tooltip_anchor_error_1 <text:s text:c="25"/>= </text:p>
          </table:table-cell>
          <table:table-cell table:number-columns-repeated="1023"/>
        </table:table-row>
        <table:table-row table:style-name="ro1">
          <table:table-cell table:formula="of:=[$'CMS ALL'.A53]" office:value-type="string" office:string-value="tooltip_anchor_goto_1                           = " calcext:value-type="string">
            <text:p>tooltip_anchor_goto_1 <text:s text:c="26"/>= </text:p>
          </table:table-cell>
          <table:table-cell table:number-columns-repeated="1023"/>
        </table:table-row>
        <table:table-row table:style-name="ro1">
          <table:table-cell table:formula="of:=[$'CMS ALL'.A54]" office:value-type="string" office:string-value="tooltip_anchor_gototop_0                        = " calcext:value-type="string">
            <text:p>tooltip_anchor_gototop_0 <text:s text:c="23"/>= </text:p>
          </table:table-cell>
          <table:table-cell table:number-columns-repeated="1023"/>
        </table:table-row>
        <table:table-row table:style-name="ro1">
          <table:table-cell table:formula="of:=[$'CMS ALL'.A55]" office:value-type="string" office:string-value="tooltip_attribute_error_1                       = " calcext:value-type="string">
            <text:p>tooltip_attribute_error_1 <text:s text:c="22"/>= </text:p>
          </table:table-cell>
          <table:table-cell table:number-columns-repeated="1023"/>
        </table:table-row>
        <table:table-row table:style-name="ro1">
          <table:table-cell table:formula="of:=[$'CMS ALL'.A56]" office:value-type="string" office:string-value="tooltip_color_error_1                           = " calcext:value-type="string">
            <text:p>tooltip_color_error_1 <text:s text:c="26"/>= </text:p>
          </table:table-cell>
          <table:table-cell table:number-columns-repeated="1023"/>
        </table:table-row>
        <table:table-row table:style-name="ro1">
          <table:table-cell table:formula="of:=[$'CMS ALL'.A57]" office:value-type="string" office:string-value="# tooltip_gallery_fullscreen_1                  = " calcext:value-type="string">
            <text:p># tooltip_gallery_fullscreen_1 <text:s text:c="17"/>= </text:p>
          </table:table-cell>
          <table:table-cell table:number-columns-repeated="1023"/>
        </table:table-row>
        <table:table-row table:style-name="ro1">
          <table:table-cell table:formula="of:=[$'CMS ALL'.A58]" office:value-type="string" office:string-value="tooltip_image_error_1                           = " calcext:value-type="string">
            <text:p>tooltip_image_error_1 <text:s text:c="26"/>= </text:p>
          </table:table-cell>
          <table:table-cell table:number-columns-repeated="1023"/>
        </table:table-row>
        <table:table-row table:style-name="ro1">
          <table:table-cell table:formula="of:=[$'CMS ALL'.A59]" office:value-type="string" office:string-value="tooltip_image_error_2                           = " calcext:value-type="string">
            <text:p>tooltip_image_error_2 <text:s text:c="26"/>= </text:p>
          </table:table-cell>
          <table:table-cell table:number-columns-repeated="1023"/>
        </table:table-row>
        <table:table-row table:style-name="ro1">
          <table:table-cell table:formula="of:=[$'CMS ALL'.A60]" office:value-type="string" office:string-value="tooltip_include_recursion_error_0               = " calcext:value-type="string">
            <text:p>tooltip_include_recursion_error_0 <text:s text:c="14"/>= </text:p>
          </table:table-cell>
          <table:table-cell table:number-columns-repeated="1023"/>
        </table:table-row>
        <table:table-row table:style-name="ro1">
          <table:table-cell table:formula="of:=[$'CMS ALL'.A61]" office:value-type="string" office:string-value="# tooltip_include_reinclude_error_0             = " calcext:value-type="string">
            <text:p># tooltip_include_reinclude_error_0 <text:s text:c="12"/>= </text:p>
          </table:table-cell>
          <table:table-cell table:number-columns-repeated="1023"/>
        </table:table-row>
        <table:table-row table:style-name="ro1">
          <table:table-cell table:formula="of:=[$'CMS ALL'.A62]" office:value-type="string" office:string-value="tooltip_link_category_1                         = " calcext:value-type="string">
            <text:p>tooltip_link_category_1 <text:s text:c="24"/>= </text:p>
          </table:table-cell>
          <table:table-cell table:number-columns-repeated="1023"/>
        </table:table-row>
        <table:table-row table:style-name="ro1">
          <table:table-cell table:formula="of:=[$'CMS ALL'.A63]" office:value-type="string" office:string-value="tooltip_link_category_error_1                   = " calcext:value-type="string">
            <text:p>tooltip_link_category_error_1 <text:s text:c="18"/>= </text:p>
          </table:table-cell>
          <table:table-cell table:number-columns-repeated="1023"/>
        </table:table-row>
        <table:table-row table:style-name="ro1">
          <table:table-cell table:formula="of:=[$'CMS ALL'.A64]" office:value-type="string" office:string-value="tooltip_link_extern_1                           = " calcext:value-type="string">
            <text:p>tooltip_link_extern_1 <text:s text:c="26"/>= </text:p>
          </table:table-cell>
          <table:table-cell table:number-columns-repeated="1023"/>
        </table:table-row>
        <table:table-row table:style-name="ro1">
          <table:table-cell table:formula="of:=[$'CMS ALL'.A65]" office:value-type="string" office:string-value="tooltip_link_cmsinfo                            = " calcext:value-type="string">
            <text:p>tooltip_link_cmsinfo <text:s text:c="27"/>= </text:p>
          </table:table-cell>
          <table:table-cell table:number-columns-repeated="1023"/>
        </table:table-row>
        <table:table-row table:style-name="ro1">
          <table:table-cell table:formula="of:=[$'CMS ALL'.A66]" office:value-type="string" office:string-value="tooltip_link_extern_error_1                     = " calcext:value-type="string">
            <text:p>tooltip_link_extern_error_1 <text:s text:c="20"/>= </text:p>
          </table:table-cell>
          <table:table-cell table:number-columns-repeated="1023"/>
        </table:table-row>
        <table:table-row table:style-name="ro1">
          <table:table-cell table:formula="of:=[$'CMS ALL'.A67]" office:value-type="string" office:string-value="tooltip_link_file_1                             = " calcext:value-type="string">
            <text:p>tooltip_link_file_1 <text:s text:c="28"/>= </text:p>
          </table:table-cell>
          <table:table-cell table:number-columns-repeated="1023"/>
        </table:table-row>
        <table:table-row table:style-name="ro1">
          <table:table-cell table:formula="of:=[$'CMS ALL'.A68]" office:value-type="string" office:string-value="tooltip_link_file_2                             = " calcext:value-type="string">
            <text:p>tooltip_link_file_2 <text:s text:c="28"/>= </text:p>
          </table:table-cell>
          <table:table-cell table:number-columns-repeated="1023"/>
        </table:table-row>
        <table:table-row table:style-name="ro1">
          <table:table-cell table:formula="of:=[$'CMS ALL'.A69]" office:value-type="string" office:string-value="tooltip_link_file_error_1                       = " calcext:value-type="string">
            <text:p>tooltip_link_file_error_1 <text:s text:c="22"/>= </text:p>
          </table:table-cell>
          <table:table-cell table:number-columns-repeated="1023"/>
        </table:table-row>
        <table:table-row table:style-name="ro1">
          <table:table-cell table:formula="of:=[$'CMS ALL'.A70]" office:value-type="string" office:string-value="tooltip_link_file_error_2                       = " calcext:value-type="string">
            <text:p>tooltip_link_file_error_2 <text:s text:c="22"/>= </text:p>
          </table:table-cell>
          <table:table-cell table:number-columns-repeated="1023"/>
        </table:table-row>
        <table:table-row table:style-name="ro1">
          <table:table-cell table:formula="of:=[$'CMS ALL'.A71]" office:value-type="string" office:string-value="# tooltip_link_gallery_2                        = " calcext:value-type="string">
            <text:p># tooltip_link_gallery_2 <text:s text:c="23"/>= </text:p>
          </table:table-cell>
          <table:table-cell table:number-columns-repeated="1023"/>
        </table:table-row>
        <table:table-row table:style-name="ro1">
          <table:table-cell table:formula="of:=[$'CMS ALL'.A72]" office:value-type="string" office:string-value="# tooltip_link_gallery_error_1                  = " calcext:value-type="string">
            <text:p># tooltip_link_gallery_error_1 <text:s text:c="17"/>= </text:p>
          </table:table-cell>
          <table:table-cell table:number-columns-repeated="1023"/>
        </table:table-row>
        <table:table-row table:style-name="ro1">
          <table:table-cell table:formula="of:=[$'CMS ALL'.A73]" office:value-type="string" office:string-value="tooltip_link_mail_1                             = " calcext:value-type="string">
            <text:p>tooltip_link_mail_1 <text:s text:c="28"/>= </text:p>
          </table:table-cell>
          <table:table-cell table:number-columns-repeated="1023"/>
        </table:table-row>
        <table:table-row table:style-name="ro1">
          <table:table-cell table:formula="of:=[$'CMS ALL'.A74]" office:value-type="string" office:string-value="tooltip_link_mail_error_1                       = " calcext:value-type="string">
            <text:p>tooltip_link_mail_error_1 <text:s text:c="22"/>= </text:p>
          </table:table-cell>
          <table:table-cell table:number-columns-repeated="1023"/>
        </table:table-row>
        <table:table-row table:style-name="ro1">
          <table:table-cell table:formula="of:=[$'CMS ALL'.A75]" office:value-type="string" office:string-value="tooltip_link_page_1                             = " calcext:value-type="string">
            <text:p>tooltip_link_page_1 <text:s text:c="28"/>= </text:p>
          </table:table-cell>
          <table:table-cell table:number-columns-repeated="1023"/>
        </table:table-row>
        <table:table-row table:style-name="ro1">
          <table:table-cell table:formula="of:=[$'CMS ALL'.A76]" office:value-type="string" office:string-value="tooltip_link_page_2                             = " calcext:value-type="string">
            <text:p>tooltip_link_page_2 <text:s text:c="28"/>= </text:p>
          </table:table-cell>
          <table:table-cell table:number-columns-repeated="1023"/>
        </table:table-row>
        <table:table-row table:style-name="ro1">
          <table:table-cell table:formula="of:=[$'CMS ALL'.A77]" office:value-type="string" office:string-value="tooltip_link_page_error_1                       = " calcext:value-type="string">
            <text:p>tooltip_link_page_error_1 <text:s text:c="22"/>= </text:p>
          </table:table-cell>
          <table:table-cell table:number-columns-repeated="1023"/>
        </table:table-row>
        <table:table-row table:style-name="ro1">
          <table:table-cell table:formula="of:=[$'CMS ALL'.A78]" office:value-type="string" office:string-value="tooltip_link_page_error_2                       = " calcext:value-type="string">
            <text:p>tooltip_link_page_error_2 <text:s text:c="22"/>= </text:p>
          </table:table-cell>
          <table:table-cell table:number-columns-repeated="1023"/>
        </table:table-row>
        <table:table-row table:style-name="ro1">
          <table:table-cell table:formula="of:=[$'CMS ALL'.A79]" office:value-type="string" office:string-value="tooltip_showsitemap_0                           = " calcext:value-type="string">
            <text:p>tooltip_showsitemap_0 <text:s text:c="26"/>= </text:p>
          </table:table-cell>
          <table:table-cell table:number-columns-repeated="1023"/>
        </table:table-row>
        <table:table-row table:style-name="ro1">
          <table:table-cell table:formula="of:=[$'CMS ALL'.A80] &amp; [$'CMS ALL'.B80]">
            <text:p/>
          </table:table-cell>
          <table:table-cell table:number-columns-repeated="1023"/>
        </table:table-row>
        <table:table-row table:style-name="ro1">
          <table:table-cell table:formula="of:=[$'CMS ALL'.A81] &amp; [$'CMS ALL'.B81]">
            <text:p/>
          </table:table-cell>
          <table:table-cell table:number-columns-repeated="1023"/>
        </table:table-row>
        <table:table-row table:style-name="ro1">
          <table:table-cell table:formula="of:=[$'CMS ALL'.A82] &amp; [$'CMS ALL'.B82]">
            <text:p/>
          </table:table-cell>
          <table:table-cell table:number-columns-repeated="1023"/>
        </table:table-row>
        <table:table-row table:style-name="ro1">
          <table:table-cell table:formula="of:=[$'CMS ALL'.A83] &amp; [$'CMS ALL'.B83]">
            <text:p/>
          </table:table-cell>
          <table:table-cell table:number-columns-repeated="1023"/>
        </table:table-row>
        <table:table-row table:style-name="ro1">
          <table:table-cell table:formula="of:=[$'CMS ALL'.A84] &amp; [$'CMS ALL'.B84]">
            <text:p/>
          </table:table-cell>
          <table:table-cell table:number-columns-repeated="1023"/>
        </table:table-row>
        <table:table-row table:style-name="ro1">
          <table:table-cell table:formula="of:=[$'CMS ALL'.A85] &amp; [$'CMS ALL'.B85]">
            <text:p/>
          </table:table-cell>
          <table:table-cell table:number-columns-repeated="1023"/>
        </table:table-row>
        <table:table-row table:style-name="ro1">
          <table:table-cell table:formula="of:=[$'CMS ALL'.A86] &amp; [$'CMS ALL'.B86]">
            <text:p/>
          </table:table-cell>
          <table:table-cell table:number-columns-repeated="1023"/>
        </table:table-row>
        <table:table-row table:style-name="ro1">
          <table:table-cell table:formula="of:=[$'CMS ALL'.A87] &amp; [$'CMS ALL'.B87]">
            <text:p/>
          </table:table-cell>
          <table:table-cell table:number-columns-repeated="1023"/>
        </table:table-row>
        <table:table-row table:style-name="ro1">
          <table:table-cell table:formula="of:=[$'CMS ALL'.A88] &amp; [$'CMS ALL'.B88]">
            <text:p/>
          </table:table-cell>
          <table:table-cell table:number-columns-repeated="1023"/>
        </table:table-row>
        <table:table-row table:style-name="ro1">
          <table:table-cell table:formula="of:=[$'CMS ALL'.A89] &amp; [$'CMS ALL'.B89]">
            <text:p/>
          </table:table-cell>
          <table:table-cell table:number-columns-repeated="1023"/>
        </table:table-row>
        <table:table-row table:style-name="ro1">
          <table:table-cell table:formula="of:=[$'CMS ALL'.A90] &amp; [$'CMS ALL'.B90]">
            <text:p/>
          </table:table-cell>
          <table:table-cell table:number-columns-repeated="1023"/>
        </table:table-row>
        <table:table-row table:style-name="ro1">
          <table:table-cell table:formula="of:=[$'CMS ALL'.A91] &amp; [$'CMS ALL'.B91]">
            <text:p/>
          </table:table-cell>
          <table:table-cell table:number-columns-repeated="1023"/>
        </table:table-row>
        <table:table-row table:style-name="ro1">
          <table:table-cell table:formula="of:=[$'CMS ALL'.A92] &amp; [$'CMS ALL'.B92]">
            <text:p/>
          </table:table-cell>
          <table:table-cell table:number-columns-repeated="1023"/>
        </table:table-row>
        <table:table-row table:style-name="ro1">
          <table:table-cell table:formula="of:=[$'CMS ALL'.A93] &amp; [$'CMS ALL'.B93]">
            <text:p/>
          </table:table-cell>
          <table:table-cell table:number-columns-repeated="1023"/>
        </table:table-row>
        <table:table-row table:style-name="ro1">
          <table:table-cell table:formula="of:=[$'CMS ALL'.A94] &amp; [$'CMS ALL'.B94]">
            <text:p/>
          </table:table-cell>
          <table:table-cell table:number-columns-repeated="1023"/>
        </table:table-row>
        <table:table-row table:style-name="ro1">
          <table:table-cell table:formula="of:=[$'CMS ALL'.A95] &amp; [$'CMS ALL'.B95]">
            <text:p/>
          </table:table-cell>
          <table:table-cell table:number-columns-repeated="1023"/>
        </table:table-row>
        <table:table-row table:style-name="ro1">
          <table:table-cell table:formula="of:=[$'CMS ALL'.A96] &amp; [$'CMS ALL'.B96]">
            <text:p/>
          </table:table-cell>
          <table:table-cell table:number-columns-repeated="1023"/>
        </table:table-row>
        <table:table-row table:style-name="ro1">
          <table:table-cell table:formula="of:=[$'CMS ALL'.A97] &amp; [$'CMS ALL'.B97]">
            <text:p/>
          </table:table-cell>
          <table:table-cell table:number-columns-repeated="1023"/>
        </table:table-row>
        <table:table-row table:style-name="ro1">
          <table:table-cell table:formula="of:=[$'CMS ALL'.A98] &amp; [$'CMS ALL'.B98]">
            <text:p/>
          </table:table-cell>
          <table:table-cell table:number-columns-repeated="1023"/>
        </table:table-row>
        <table:table-row table:style-name="ro1">
          <table:table-cell table:formula="of:=[$'CMS ALL'.A99] &amp; [$'CMS ALL'.B99]">
            <text:p/>
          </table:table-cell>
          <table:table-cell table:number-columns-repeated="1023"/>
        </table:table-row>
        <table:table-row table:style-name="ro1">
          <table:table-cell table:formula="of:=[$'CMS ALL'.A100] &amp; [$'CMS ALL'.B100]">
            <text:p/>
          </table:table-cell>
          <table:table-cell table:number-columns-repeated="1023"/>
        </table:table-row>
        <table:table-row table:style-name="ro1">
          <table:table-cell table:formula="of:=[$'CMS ALL'.A101] &amp; [$'CMS ALL'.B101]">
            <text:p/>
          </table:table-cell>
          <table:table-cell table:number-columns-repeated="1023"/>
        </table:table-row>
        <table:table-row table:style-name="ro1" table:number-rows-repeated="10484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aDK" table:style-name="ta1">
        <table:table-column table:style-name="co3" table:default-cell-style-name="ce10"/>
        <table:table-column table:style-name="co2" table:number-columns-repeated="1023" table:default-cell-style-name="ce10"/>
        <table:table-row table:style-name="ro1">
          <table:table-cell table:formula="of:=[$'CMS ALL'.A2] &amp; [$'CMS ALL'.B2]" office:value-type="string" office:string-value="# Diese Zeilen nicht löschen / Do not remove these lines" calcext:value-type="string">
            <text:p># Diese Zeilen nicht löschen / Do not remove these lines</text:p>
          </table:table-cell>
          <table:table-cell table:number-columns-repeated="1023"/>
        </table:table-row>
        <table:table-row table:style-name="ro1">
          <table:table-cell table:formula="of:=[$'CMS ALL'.A3] &amp; [$'CMS ALL'.B3]" office:value-type="string" office:string-value="#" calcext:value-type="string">
            <text:p>#</text:p>
          </table:table-cell>
          <table:table-cell table:number-columns-repeated="1023"/>
        </table:table-row>
        <table:table-row table:style-name="ro1">
          <table:table-cell table:formula="of:=[$'CMS ALL'.A4] &amp; [$'CMS ALL'.B4]" office:value-type="string" office:string-value="# $Revision: 829 $" calcext:value-type="string">
            <text:p># $Revision: 829 $</text:p>
          </table:table-cell>
          <table:table-cell table:number-columns-repeated="1023"/>
        </table:table-row>
        <table:table-row table:style-name="ro1">
          <table:table-cell table:formula="of:=[$'CMS ALL'.A5] &amp; [$'CMS ALL'.B5]" office:value-type="string" office:string-value="# $LastChangedDate: 2021-02-13 $" calcext:value-type="string">
            <text:p># $LastChangedDate: 2021-02-13 $</text:p>
          </table:table-cell>
          <table:table-cell table:number-columns-repeated="1023"/>
        </table:table-row>
        <table:table-row table:style-name="ro1">
          <table:table-cell table:formula="of:=[$'CMS ALL'.A6] &amp; [$'CMS ALL'.B6]" office:value-type="string" office:string-value="# $Author: hausl78, SteveMoto $" calcext:value-type="string">
            <text:p># $Author: hausl78, SteveMoto $</text:p>
          </table:table-cell>
          <table:table-cell table:number-columns-repeated="1023"/>
        </table:table-row>
        <table:table-row table:style-name="ro1">
          <table:table-cell table:formula="of:=[$'CMS ALL'.A7] &amp; [$'CMS ALL'.B7]" office:value-type="string" office:string-value="#" calcext:value-type="string">
            <text:p>#</text:p>
          </table:table-cell>
          <table:table-cell table:number-columns-repeated="1023"/>
        </table:table-row>
        <table:table-row table:style-name="ro1">
          <table:table-cell table:formula="of:=[$'CMS ALL'.A8] &amp; [$'CMS ALL'.B8]" office:value-type="string" office:string-value="_dateformat_0                                   = %d-%m-%Y, %H:%M:%S" calcext:value-type="string">
            <text:p>_dateformat_0 <text:s text:c="34"/>= %d-%m-%Y, %H:%M:%S</text:p>
          </table:table-cell>
          <table:table-cell table:number-columns-repeated="1023"/>
        </table:table-row>
        <table:table-row table:style-name="ro1">
          <table:table-cell table:formula="of:=[$'CMS ALL'.A9] &amp; [$'CMS ALL'.B9]" office:value-type="string" office:string-value="_translator_0                                   = Ole Carlsen" calcext:value-type="string">
            <text:p>_translator_0 <text:s text:c="34"/>= Ole Carlsen</text:p>
          </table:table-cell>
          <table:table-cell table:number-columns-repeated="1023"/>
        </table:table-row>
        <table:table-row table:style-name="ro1">
          <table:table-cell table:formula="of:=[$'CMS ALL'.A10] &amp; [$'CMS ALL'.B10]">
            <text:p/>
          </table:table-cell>
          <table:table-cell table:number-columns-repeated="1023"/>
        </table:table-row>
        <table:table-row table:style-name="ro1">
          <table:table-cell table:formula="of:=[$'CMS ALL'.A11] &amp; [$'CMS ALL'.B11]" office:value-type="string" office:string-value="_timezone                                       = " calcext:value-type="string">
            <text:p>_timezone <text:s text:c="38"/>= </text:p>
          </table:table-cell>
          <table:table-cell table:number-columns-repeated="1023"/>
        </table:table-row>
        <table:table-row table:style-name="ro1">
          <table:table-cell table:formula="of:=[$'CMS ALL'.A12] &amp; [$'CMS ALL'.B12]">
            <text:p/>
          </table:table-cell>
          <table:table-cell table:number-columns-repeated="1023"/>
        </table:table-row>
        <table:table-row table:style-name="ro1">
          <table:table-cell table:formula="of:=[$'CMS ALL'.A13] &amp; [$'CMS ALL'.B13]">
            <text:p/>
          </table:table-cell>
          <table:table-cell table:number-columns-repeated="1023"/>
        </table:table-row>
        <table:table-row table:style-name="ro1">
          <table:table-cell table:formula="of:=[$'CMS ALL'.A14] &amp; [$'CMS ALL'.B14]" office:value-type="string" office:string-value="_search_chars_lo                                = " calcext:value-type="string">
            <text:p>_search_chars_lo <text:s text:c="31"/>= </text:p>
          </table:table-cell>
          <table:table-cell table:number-columns-repeated="1023"/>
        </table:table-row>
        <table:table-row table:style-name="ro1">
          <table:table-cell table:formula="of:=[$'CMS ALL'.A15] &amp; [$'CMS ALL'.B15]" office:value-type="string" office:string-value="_search_chars_hi                                = " calcext:value-type="string">
            <text:p>_search_chars_hi <text:s text:c="31"/>= </text:p>
          </table:table-cell>
          <table:table-cell table:number-columns-repeated="1023"/>
        </table:table-row>
        <table:table-row table:style-name="ro1">
          <table:table-cell table:formula="of:=[$'CMS ALL'.A16] &amp; [$'CMS ALL'.B16]">
            <text:p/>
          </table:table-cell>
          <table:table-cell table:number-columns-repeated="1023"/>
        </table:table-row>
        <table:table-row table:style-name="ro1">
          <table:table-cell table:formula="of:=[$'CMS ALL'.A17] &amp; [$'CMS ALL'.B17]" office:value-type="string" office:string-value="# alttext_galleryimage_1                        = Galleri billede &quot;{PARAM1}&quot;" calcext:value-type="string">
            <text:p># alttext_galleryimage_1 <text:s text:c="23"/>= Galleri billede "{PARAM1}"</text:p>
          </table:table-cell>
          <table:table-cell table:number-columns-repeated="1023"/>
        </table:table-row>
        <table:table-row table:style-name="ro1">
          <table:table-cell table:formula="of:=[$'CMS ALL'.A18] &amp; [$'CMS ALL'.B18]" office:value-type="string" office:string-value="alttext_image_1                                 = Billede &quot;{PARAM1}&quot;" calcext:value-type="string">
            <text:p>alttext_image_1 <text:s text:c="32"/>= Billede "{PARAM1}"</text:p>
          </table:table-cell>
          <table:table-cell table:number-columns-repeated="1023"/>
        </table:table-row>
        <table:table-row table:style-name="ro1">
          <table:table-cell table:formula="of:=[$'CMS ALL'.A19] &amp; [$'CMS ALL'.B19]" office:value-type="string" office:string-value="anchor_top_0                                    = " calcext:value-type="string">
            <text:p>anchor_top_0 <text:s text:c="35"/>= </text:p>
          </table:table-cell>
          <table:table-cell table:number-columns-repeated="1023"/>
        </table:table-row>
        <table:table-row table:style-name="ro1">
          <table:table-cell table:formula="of:=[$'CMS ALL'.A20] &amp; [$'CMS ALL'.B20]" office:value-type="string" office:string-value="message_downloads                               = Hentninger" calcext:value-type="string">
            <text:p>message_downloads <text:s text:c="30"/>= Hentninger</text:p>
          </table:table-cell>
          <table:table-cell table:number-columns-repeated="1023"/>
        </table:table-row>
        <table:table-row table:style-name="ro1">
          <table:table-cell table:formula="of:=[$'CMS ALL'.A21] &amp; [$'CMS ALL'.B21]" office:value-type="string" office:string-value="message_draft_0                                 = Kladde" calcext:value-type="string">
            <text:p>message_draft_0 <text:s text:c="32"/>= Kladde</text:p>
          </table:table-cell>
          <table:table-cell table:number-columns-repeated="1023"/>
        </table:table-row>
        <table:table-row table:style-name="ro1">
          <table:table-cell table:formula="of:=[$'CMS ALL'.A22] &amp; [$'CMS ALL'.B22]" office:value-type="string" office:string-value="# message_firstimage_0                          = Første billede" calcext:value-type="string">
            <text:p># message_firstimage_0 <text:s text:c="25"/>= Første billede</text:p>
          </table:table-cell>
          <table:table-cell table:number-columns-repeated="1023"/>
        </table:table-row>
        <table:table-row table:style-name="ro1">
          <table:table-cell table:formula="of:=[$'CMS ALL'.A23] &amp; [$'CMS ALL'.B23]" office:value-type="string" office:string-value="message_galleries_0                             = Gallerier" calcext:value-type="string">
            <text:p>message_galleries_0 <text:s text:c="28"/>= Gallerier</text:p>
          </table:table-cell>
          <table:table-cell table:number-columns-repeated="1023"/>
        </table:table-row>
        <table:table-row table:style-name="ro1">
          <table:table-cell table:formula="of:=[$'CMS ALL'.A24] &amp; [$'CMS ALL'.B24]" office:value-type="string" office:string-value="message_gallery_1                               = Galleri &quot;{PARAM1}&quot;" calcext:value-type="string">
            <text:p>message_gallery_1 <text:s text:c="30"/>= Galleri "{PARAM1}"</text:p>
          </table:table-cell>
          <table:table-cell table:number-columns-repeated="1023"/>
        </table:table-row>
        <table:table-row table:style-name="ro1">
          <table:table-cell table:formula="of:=[$'CMS ALL'.A25] &amp; [$'CMS ALL'.B25]" office:value-type="string" office:string-value="# message_gallery_xoutofy_2                     = Billede {PARAM1} ud af {PARAM2}" calcext:value-type="string">
            <text:p># message_gallery_xoutofy_2 <text:s text:c="20"/>= Billede {PARAM1} ud af {PARAM2}</text:p>
          </table:table-cell>
          <table:table-cell table:number-columns-repeated="1023"/>
        </table:table-row>
        <table:table-row table:style-name="ro1">
          <table:table-cell table:formula="of:=[$'CMS ALL'.A26] &amp; [$'CMS ALL'.B26]" office:value-type="string" office:string-value="# message_gallerydir_error_1                    = Ukendt galleri mappe &quot;{PARAM1}&quot;!" calcext:value-type="string">
            <text:p># message_gallerydir_error_1 <text:s text:c="19"/>= Ukendt galleri mappe "{PARAM1}"!</text:p>
          </table:table-cell>
          <table:table-cell table:number-columns-repeated="1023"/>
        </table:table-row>
        <table:table-row table:style-name="ro1">
          <table:table-cell table:formula="of:=[$'CMS ALL'.A27] &amp; [$'CMS ALL'.B27]" office:value-type="string" office:string-value="# message_gallerydir_error_0                    = " calcext:value-type="string">
            <text:p># message_gallerydir_error_0 <text:s text:c="19"/>= </text:p>
          </table:table-cell>
          <table:table-cell table:number-columns-repeated="1023"/>
        </table:table-row>
        <table:table-row table:style-name="ro1">
          <table:table-cell table:formula="of:=[$'CMS ALL'.A28] &amp; [$'CMS ALL'.B28]" office:value-type="string" office:string-value="message_galleryembed_error_0                    = " calcext:value-type="string">
            <text:p>message_galleryembed_error_0 <text:s text:c="19"/>= </text:p>
          </table:table-cell>
          <table:table-cell table:number-columns-repeated="1023"/>
        </table:table-row>
        <table:table-row table:style-name="ro1">
          <table:table-cell table:formula="of:=[$'CMS ALL'.A29] &amp; [$'CMS ALL'.B29]" office:value-type="string" office:string-value="# message_galleryempty_0                        = Dette galleri indeholder ingen billeder." calcext:value-type="string">
            <text:p># message_galleryempty_0 <text:s text:c="23"/>= Dette galleri indeholder ingen billeder.</text:p>
          </table:table-cell>
          <table:table-cell table:number-columns-repeated="1023"/>
        </table:table-row>
        <table:table-row table:style-name="ro1">
          <table:table-cell table:formula="of:=[$'CMS ALL'.A30] &amp; [$'CMS ALL'.B30]" office:value-type="string" office:string-value="message_gallerypreviewdir_error_1               = Manglende miniature mappe &quot;{PARAM1}&quot;!" calcext:value-type="string">
            <text:p>message_gallerypreviewdir_error_1 <text:s text:c="14"/>= Manglende miniature mappe "{PARAM1}"!</text:p>
          </table:table-cell>
          <table:table-cell table:number-columns-repeated="1023"/>
        </table:table-row>
        <table:table-row table:style-name="ro1">
          <table:table-cell table:formula="of:=[$'CMS ALL'.A31] &amp; [$'CMS ALL'.B31]" office:value-type="string" office:string-value="# message_gallery_no_preview                    = " calcext:value-type="string">
            <text:p># message_gallery_no_preview <text:s text:c="19"/>= </text:p>
          </table:table-cell>
          <table:table-cell table:number-columns-repeated="1023"/>
        </table:table-row>
        <table:table-row table:style-name="ro1">
          <table:table-cell table:formula="of:=[$'CMS ALL'.A32] &amp; [$'CMS ALL'.B32]" office:value-type="string" office:string-value="message_lastchange_0                            = Sidst ændret:" calcext:value-type="string">
            <text:p>message_lastchange_0 <text:s text:c="27"/>= Sidst ændret:</text:p>
          </table:table-cell>
          <table:table-cell table:number-columns-repeated="1023"/>
        </table:table-row>
        <table:table-row table:style-name="ro1">
          <table:table-cell table:formula="of:=[$'CMS ALL'.A33] &amp; [$'CMS ALL'.B33]" office:value-type="string" office:string-value="# message_lastimage_0                           = Sidste billede" calcext:value-type="string">
            <text:p># message_lastimage_0 <text:s text:c="26"/>= Sidste billede</text:p>
          </table:table-cell>
          <table:table-cell table:number-columns-repeated="1023"/>
        </table:table-row>
        <table:table-row table:style-name="ro1">
          <table:table-cell table:formula="of:=[$'CMS ALL'.A34] &amp; [$'CMS ALL'.B34]" office:value-type="string" office:string-value="# message_nextimage_0                           = Næste billede" calcext:value-type="string">
            <text:p># message_nextimage_0 <text:s text:c="26"/>= Næste billede</text:p>
          </table:table-cell>
          <table:table-cell table:number-columns-repeated="1023"/>
        </table:table-row>
        <table:table-row table:style-name="ro1">
          <table:table-cell table:formula="of:=[$'CMS ALL'.A35] &amp; [$'CMS ALL'.B35]" office:value-type="string" office:string-value="message_nodatafound_0                           = Lignende indhold ikke fundet." calcext:value-type="string">
            <text:p>message_nodatafound_0 <text:s text:c="26"/>= Lignende indhold ikke fundet.</text:p>
          </table:table-cell>
          <table:table-cell table:number-columns-repeated="1023"/>
        </table:table-row>
        <table:table-row table:style-name="ro1">
          <table:table-cell table:formula="of:=[$'CMS ALL'.A36] &amp; [$'CMS ALL'.B36]" office:value-type="string" office:string-value="# message_previousimage_0                       = Foregående billede" calcext:value-type="string">
            <text:p># message_previousimage_0 <text:s text:c="22"/>= Foregående billede</text:p>
          </table:table-cell>
          <table:table-cell table:number-columns-repeated="1023"/>
        </table:table-row>
        <table:table-row table:style-name="ro1">
          <table:table-cell table:formula="of:=[$'CMS ALL'.A37] &amp; [$'CMS ALL'.B37]" office:value-type="string" office:string-value="message_search_0                                = Søg" calcext:value-type="string">
            <text:p>message_search_0 <text:s text:c="31"/>= Søg</text:p>
          </table:table-cell>
          <table:table-cell table:number-columns-repeated="1023"/>
        </table:table-row>
        <table:table-row table:style-name="ro1">
          <table:table-cell table:formula="of:=[$'CMS ALL'.A38] &amp; [$'CMS ALL'.B38]" office:value-type="string" office:string-value="message_searchresult_1                          = Søge resultater for &quot;{PARAM1}&quot;" calcext:value-type="string">
            <text:p>message_searchresult_1 <text:s text:c="25"/>= Søge resultater for "{PARAM1}"</text:p>
          </table:table-cell>
          <table:table-cell table:number-columns-repeated="1023"/>
        </table:table-row>
        <table:table-row table:style-name="ro1">
          <table:table-cell table:formula="of:=[$'CMS ALL'.A39] &amp; [$'CMS ALL'.B39]" office:value-type="string" office:string-value="message_searchnoresult_1                        = " calcext:value-type="string">
            <text:p>message_searchnoresult_1 <text:s text:c="23"/>= </text:p>
          </table:table-cell>
          <table:table-cell table:number-columns-repeated="1023"/>
        </table:table-row>
        <table:table-row table:style-name="ro1">
          <table:table-cell table:formula="of:=[$'CMS ALL'.A40] &amp; [$'CMS ALL'.B40]" office:value-type="string" office:string-value="message_searchhelp_0                            = " calcext:value-type="string">
            <text:p>message_searchhelp_0 <text:s text:c="27"/>= </text:p>
          </table:table-cell>
          <table:table-cell table:number-columns-repeated="1023"/>
        </table:table-row>
        <table:table-row table:style-name="ro1">
          <table:table-cell table:formula="of:=[$'CMS ALL'.A41] &amp; [$'CMS ALL'.B41]" office:value-type="string" office:string-value="message_sitemap_0                               = Oversigt" calcext:value-type="string">
            <text:p>message_sitemap_0 <text:s text:c="30"/>= Oversigt</text:p>
          </table:table-cell>
          <table:table-cell table:number-columns-repeated="1023"/>
        </table:table-row>
        <table:table-row table:style-name="ro1">
          <table:table-cell table:formula="of:=[$'CMS ALL'.A42] &amp; [$'CMS ALL'.B42]" office:value-type="string" office:string-value="message_template_error_1                        = Skabelon fil &quot;{PARAM1}&quot; mangler! Kontakt venligst administratoren." calcext:value-type="string">
            <text:p>message_template_error_1 <text:s text:c="23"/>= Skabelon fil "{PARAM1}" mangler! Kontakt venligst administratoren.</text:p>
          </table:table-cell>
          <table:table-cell table:number-columns-repeated="1023"/>
        </table:table-row>
        <table:table-row table:style-name="ro1">
          <table:table-cell table:formula="of:=[$'CMS ALL'.A43] &amp; [$'CMS ALL'.B43]" office:value-type="string" office:string-value="passwordform_title_0                            = " calcext:value-type="string">
            <text:p>passwordform_title_0 <text:s text:c="27"/>= </text:p>
          </table:table-cell>
          <table:table-cell table:number-columns-repeated="1023"/>
        </table:table-row>
        <table:table-row table:style-name="ro1">
          <table:table-cell table:formula="of:=[$'CMS ALL'.A44] &amp; [$'CMS ALL'.B44]" office:value-type="string" office:string-value="passwordform_pagepasswordplease_0               = " calcext:value-type="string">
            <text:p>passwordform_pagepasswordplease_0 <text:s text:c="14"/>= </text:p>
          </table:table-cell>
          <table:table-cell table:number-columns-repeated="1023"/>
        </table:table-row>
        <table:table-row table:style-name="ro1">
          <table:table-cell table:formula="of:=[$'CMS ALL'.A45] &amp; [$'CMS ALL'.B45]" office:value-type="string" office:string-value="passwordform_message_passwordwrong_0            = " calcext:value-type="string">
            <text:p>passwordform_message_passwordwrong_0 <text:s text:c="11"/>= </text:p>
          </table:table-cell>
          <table:table-cell table:number-columns-repeated="1023"/>
        </table:table-row>
        <table:table-row table:style-name="ro1">
          <table:table-cell table:formula="of:=[$'CMS ALL'.A46] &amp; [$'CMS ALL'.B46]" office:value-type="string" office:string-value="passwordform_send_0                             = " calcext:value-type="string">
            <text:p>passwordform_send_0 <text:s text:c="28"/>= </text:p>
          </table:table-cell>
          <table:table-cell table:number-columns-repeated="1023"/>
        </table:table-row>
        <table:table-row table:style-name="ro1">
          <table:table-cell table:formula="of:=[$'CMS ALL'.A47] &amp; [$'CMS ALL'.B47]" office:value-type="string" office:string-value="plugin_error_1                                  = " calcext:value-type="string">
            <text:p>plugin_error_1 <text:s text:c="33"/>= </text:p>
          </table:table-cell>
          <table:table-cell table:number-columns-repeated="1023"/>
        </table:table-row>
        <table:table-row table:style-name="ro1">
          <table:table-cell table:formula="of:=[$'CMS ALL'.A48] &amp; [$'CMS ALL'.B48]" office:value-type="string" office:string-value="plugin_error_missing_pluginconf_1               = " calcext:value-type="string">
            <text:p>plugin_error_missing_pluginconf_1 <text:s text:c="14"/>= </text:p>
          </table:table-cell>
          <table:table-cell table:number-columns-repeated="1023"/>
        </table:table-row>
        <table:table-row table:style-name="ro1">
          <table:table-cell table:formula="of:=[$'CMS ALL'.A49] &amp; [$'CMS ALL'.B49]" office:value-type="string" office:string-value="plugin_error_missing_method_2                   = " calcext:value-type="string">
            <text:p>plugin_error_missing_method_2 <text:s text:c="18"/>= </text:p>
          </table:table-cell>
          <table:table-cell table:number-columns-repeated="1023"/>
        </table:table-row>
        <table:table-row table:style-name="ro1">
          <table:table-cell table:formula="of:=[$'CMS ALL'.A50] &amp; [$'CMS ALL'.B50]" office:value-type="string" office:string-value="plugin_error_value_1                            = " calcext:value-type="string">
            <text:p>plugin_error_value_1 <text:s text:c="27"/>= </text:p>
          </table:table-cell>
          <table:table-cell table:number-columns-repeated="1023"/>
        </table:table-row>
        <table:table-row table:style-name="ro1">
          <table:table-cell table:formula="of:=[$'CMS ALL'.A51] &amp; [$'CMS ALL'.B51]" office:value-type="string" office:string-value="thirsty_programmer                              = Hallo, jeg vil gerne have en øl, tak! ;)" calcext:value-type="string">
            <text:p>thirsty_programmer <text:s text:c="29"/>= Hallo, jeg vil gerne have en øl, tak! ;)</text:p>
          </table:table-cell>
          <table:table-cell table:number-columns-repeated="1023"/>
        </table:table-row>
        <table:table-row table:style-name="ro1">
          <table:table-cell table:formula="of:=[$'CMS ALL'.A52] &amp; [$'CMS ALL'.B52]" office:value-type="string" office:string-value="tooltip_anchor_error_1                          = " calcext:value-type="string">
            <text:p>tooltip_anchor_error_1 <text:s text:c="25"/>= </text:p>
          </table:table-cell>
          <table:table-cell table:number-columns-repeated="1023"/>
        </table:table-row>
        <table:table-row table:style-name="ro1">
          <table:table-cell table:formula="of:=[$'CMS ALL'.A53] &amp; [$'CMS ALL'.B53]" office:value-type="string" office:string-value="tooltip_anchor_goto_1                           = " calcext:value-type="string">
            <text:p>tooltip_anchor_goto_1 <text:s text:c="26"/>= </text:p>
          </table:table-cell>
          <table:table-cell table:number-columns-repeated="1023"/>
        </table:table-row>
        <table:table-row table:style-name="ro1">
          <table:table-cell table:formula="of:=[$'CMS ALL'.A54] &amp; [$'CMS ALL'.B54]" office:value-type="string" office:string-value="tooltip_anchor_gototop_0                        = " calcext:value-type="string">
            <text:p>tooltip_anchor_gototop_0 <text:s text:c="23"/>= </text:p>
          </table:table-cell>
          <table:table-cell table:number-columns-repeated="1023"/>
        </table:table-row>
        <table:table-row table:style-name="ro1">
          <table:table-cell table:formula="of:=[$'CMS ALL'.A55] &amp; [$'CMS ALL'.B55]" office:value-type="string" office:string-value="tooltip_attribute_error_1                       = Fejlagtig syntaks: Ukendt egenskab &quot;{PARAM1}&quot;" calcext:value-type="string">
            <text:p>tooltip_attribute_error_1 <text:s text:c="22"/>= Fejlagtig syntaks: Ukendt egenskab "{PARAM1}"</text:p>
          </table:table-cell>
          <table:table-cell table:number-columns-repeated="1023"/>
        </table:table-row>
        <table:table-row table:style-name="ro1">
          <table:table-cell table:formula="of:=[$'CMS ALL'.A56] &amp; [$'CMS ALL'.B56]" office:value-type="string" office:string-value="tooltip_color_error_1                           = Fejlagtig farve værdi &quot;{PARAM1}&quot;" calcext:value-type="string">
            <text:p>tooltip_color_error_1 <text:s text:c="26"/>= Fejlagtig farve værdi "{PARAM1}"</text:p>
          </table:table-cell>
          <table:table-cell table:number-columns-repeated="1023"/>
        </table:table-row>
        <table:table-row table:style-name="ro1">
          <table:table-cell table:formula="of:=[$'CMS ALL'.A57] &amp; [$'CMS ALL'.B57]" office:value-type="string" office:string-value="# tooltip_gallery_fullscreen_1                  = Fuldskærm visning: &quot;{PARAM1}&quot;" calcext:value-type="string">
            <text:p># tooltip_gallery_fullscreen_1 <text:s text:c="17"/>= Fuldskærm visning: "{PARAM1}"</text:p>
          </table:table-cell>
          <table:table-cell table:number-columns-repeated="1023"/>
        </table:table-row>
        <table:table-row table:style-name="ro1">
          <table:table-cell table:formula="of:=[$'CMS ALL'.A58] &amp; [$'CMS ALL'.B58]" office:value-type="string" office:string-value="tooltip_image_error_1                           = Ukendt fil eller fejlagtig adresse: &quot;{PARAM1}&quot;" calcext:value-type="string">
            <text:p>tooltip_image_error_1 <text:s text:c="26"/>= Ukendt fil eller fejlagtig adresse: "{PARAM1}"</text:p>
          </table:table-cell>
          <table:table-cell table:number-columns-repeated="1023"/>
        </table:table-row>
        <table:table-row table:style-name="ro1">
          <table:table-cell table:formula="of:=[$'CMS ALL'.A59] &amp; [$'CMS ALL'.B59]" office:value-type="string" office:string-value="tooltip_image_error_2                           = Manglende billede fil &quot;{PARAM1}&quot; i kategori &quot;{PARAM2}&quot;" calcext:value-type="string">
            <text:p>tooltip_image_error_2 <text:s text:c="26"/>= Manglende billede fil "{PARAM1}" i kategori "{PARAM2}"</text:p>
          </table:table-cell>
          <table:table-cell table:number-columns-repeated="1023"/>
        </table:table-row>
        <table:table-row table:style-name="ro1">
          <table:table-cell table:formula="of:=[$'CMS ALL'.A60] &amp; [$'CMS ALL'.B60]" office:value-type="string" office:string-value="tooltip_include_recursion_error_0               = Siden kan ikke inkludere sig selv" calcext:value-type="string">
            <text:p>tooltip_include_recursion_error_0 <text:s text:c="14"/>= Siden kan ikke inkludere sig selv</text:p>
          </table:table-cell>
          <table:table-cell table:number-columns-repeated="1023"/>
        </table:table-row>
        <table:table-row table:style-name="ro1">
          <table:table-cell table:formula="of:=[$'CMS ALL'.A61] &amp; [$'CMS ALL'.B61]" office:value-type="string" office:string-value="# tooltip_include_reinclude_error_0             = Inkludering i inkluderede sider er ikke tilladt" calcext:value-type="string">
            <text:p># tooltip_include_reinclude_error_0 <text:s text:c="12"/>= Inkludering i inkluderede sider er ikke tilladt</text:p>
          </table:table-cell>
          <table:table-cell table:number-columns-repeated="1023"/>
        </table:table-row>
        <table:table-row table:style-name="ro1">
          <table:table-cell table:formula="of:=[$'CMS ALL'.A62] &amp; [$'CMS ALL'.B62]" office:value-type="string" office:string-value="tooltip_link_category_1                         = Skift til kategori &quot;{PARAM1}&quot;" calcext:value-type="string">
            <text:p>tooltip_link_category_1 <text:s text:c="24"/>= Skift til kategori "{PARAM1}"</text:p>
          </table:table-cell>
          <table:table-cell table:number-columns-repeated="1023"/>
        </table:table-row>
        <table:table-row table:style-name="ro1">
          <table:table-cell table:formula="of:=[$'CMS ALL'.A63] &amp; [$'CMS ALL'.B63]" office:value-type="string" office:string-value="tooltip_link_category_error_1                   = Manglende kategori &quot;{PARAM1}&quot;" calcext:value-type="string">
            <text:p>tooltip_link_category_error_1 <text:s text:c="18"/>= Manglende kategori "{PARAM1}"</text:p>
          </table:table-cell>
          <table:table-cell table:number-columns-repeated="1023"/>
        </table:table-row>
        <table:table-row table:style-name="ro1">
          <table:table-cell table:formula="of:=[$'CMS ALL'.A64] &amp; [$'CMS ALL'.B64]" office:value-type="string" office:string-value="tooltip_link_extern_1                           = Kald ekstern adresse &quot;{PARAM1}&quot;" calcext:value-type="string">
            <text:p>tooltip_link_extern_1 <text:s text:c="26"/>= Kald ekstern adresse "{PARAM1}"</text:p>
          </table:table-cell>
          <table:table-cell table:number-columns-repeated="1023"/>
        </table:table-row>
        <table:table-row table:style-name="ro1">
          <table:table-cell table:formula="of:=[$'CMS ALL'.A65] &amp; [$'CMS ALL'.B65]" office:value-type="string" office:string-value="tooltip_link_cmsinfo                            = " calcext:value-type="string">
            <text:p>tooltip_link_cmsinfo <text:s text:c="27"/>= </text:p>
          </table:table-cell>
          <table:table-cell table:number-columns-repeated="1023"/>
        </table:table-row>
        <table:table-row table:style-name="ro1">
          <table:table-cell table:formula="of:=[$'CMS ALL'.A66] &amp; [$'CMS ALL'.B66]" office:value-type="string" office:string-value="tooltip_link_extern_error_1                     = Fejlagtig lænke adresse &quot;{PARAM1}&quot;" calcext:value-type="string">
            <text:p>tooltip_link_extern_error_1 <text:s text:c="20"/>= Fejlagtig lænke adresse "{PARAM1}"</text:p>
          </table:table-cell>
          <table:table-cell table:number-columns-repeated="1023"/>
        </table:table-row>
        <table:table-row table:style-name="ro1">
          <table:table-cell table:formula="of:=[$'CMS ALL'.A67] &amp; [$'CMS ALL'.B67]" office:value-type="string" office:string-value="tooltip_link_file_1                             = Hent fil &quot;{PARAM1}&quot;" calcext:value-type="string">
            <text:p>tooltip_link_file_1 <text:s text:c="28"/>= Hent fil "{PARAM1}"</text:p>
          </table:table-cell>
          <table:table-cell table:number-columns-repeated="1023"/>
        </table:table-row>
        <table:table-row table:style-name="ro1">
          <table:table-cell table:formula="of:=[$'CMS ALL'.A68] &amp; [$'CMS ALL'.B68]" office:value-type="string" office:string-value="tooltip_link_file_2                             = Hent fil &quot;{PARAM1}&quot; fra kategori &quot;{PARAM2}&quot;" calcext:value-type="string">
            <text:p>tooltip_link_file_2 <text:s text:c="28"/>= Hent fil "{PARAM1}" fra kategori "{PARAM2}"</text:p>
          </table:table-cell>
          <table:table-cell table:number-columns-repeated="1023"/>
        </table:table-row>
        <table:table-row table:style-name="ro1">
          <table:table-cell table:formula="of:=[$'CMS ALL'.A69] &amp; [$'CMS ALL'.B69]" office:value-type="string" office:string-value="tooltip_link_file_error_1                       = Manglende fil &quot;{PARAM1}&quot;" calcext:value-type="string">
            <text:p>tooltip_link_file_error_1 <text:s text:c="22"/>= Manglende fil "{PARAM1}"</text:p>
          </table:table-cell>
          <table:table-cell table:number-columns-repeated="1023"/>
        </table:table-row>
        <table:table-row table:style-name="ro1">
          <table:table-cell table:formula="of:=[$'CMS ALL'.A70] &amp; [$'CMS ALL'.B70]" office:value-type="string" office:string-value="tooltip_link_file_error_2                       = Manglende fil &quot;{PARAM1}&quot; i kategori &quot;{PARAM2}&quot;" calcext:value-type="string">
            <text:p>tooltip_link_file_error_2 <text:s text:c="22"/>= Manglende fil "{PARAM1}" i kategori "{PARAM2}"</text:p>
          </table:table-cell>
          <table:table-cell table:number-columns-repeated="1023"/>
        </table:table-row>
        <table:table-row table:style-name="ro1">
          <table:table-cell table:formula="of:=[$'CMS ALL'.A71] &amp; [$'CMS ALL'.B71]" office:value-type="string" office:string-value="# tooltip_link_gallery_2                        = Vis galleri &quot;{PARAM1}&quot; ({PARAM2} billeder)" calcext:value-type="string">
            <text:p># tooltip_link_gallery_2 <text:s text:c="23"/>= Vis galleri "{PARAM1}" ({PARAM2} billeder)</text:p>
          </table:table-cell>
          <table:table-cell table:number-columns-repeated="1023"/>
        </table:table-row>
        <table:table-row table:style-name="ro1">
          <table:table-cell table:formula="of:=[$'CMS ALL'.A72] &amp; [$'CMS ALL'.B72]" office:value-type="string" office:string-value="# tooltip_link_gallery_error_1                  = Manglende galleri &quot;{PARAM1}&quot;" calcext:value-type="string">
            <text:p># tooltip_link_gallery_error_1 <text:s text:c="17"/>= Manglende galleri "{PARAM1}"</text:p>
          </table:table-cell>
          <table:table-cell table:number-columns-repeated="1023"/>
        </table:table-row>
        <table:table-row table:style-name="ro1">
          <table:table-cell table:formula="of:=[$'CMS ALL'.A73] &amp; [$'CMS ALL'.B73]" office:value-type="string" office:string-value="tooltip_link_mail_1                             = Send post til &quot;{PARAM1}&quot;" calcext:value-type="string">
            <text:p>tooltip_link_mail_1 <text:s text:c="28"/>= Send post til "{PARAM1}"</text:p>
          </table:table-cell>
          <table:table-cell table:number-columns-repeated="1023"/>
        </table:table-row>
        <table:table-row table:style-name="ro1">
          <table:table-cell table:formula="of:=[$'CMS ALL'.A74] &amp; [$'CMS ALL'.B74]" office:value-type="string" office:string-value="tooltip_link_mail_error_1                       = Fejlagtig post adresse &quot;{PARAM1}&quot;" calcext:value-type="string">
            <text:p>tooltip_link_mail_error_1 <text:s text:c="22"/>= Fejlagtig post adresse "{PARAM1}"</text:p>
          </table:table-cell>
          <table:table-cell table:number-columns-repeated="1023"/>
        </table:table-row>
        <table:table-row table:style-name="ro1">
          <table:table-cell table:formula="of:=[$'CMS ALL'.A75] &amp; [$'CMS ALL'.B75]" office:value-type="string" office:string-value="tooltip_link_page_1                             = Vis side &quot;{PARAM1}&quot;" calcext:value-type="string">
            <text:p>tooltip_link_page_1 <text:s text:c="28"/>= Vis side "{PARAM1}"</text:p>
          </table:table-cell>
          <table:table-cell table:number-columns-repeated="1023"/>
        </table:table-row>
        <table:table-row table:style-name="ro1">
          <table:table-cell table:formula="of:=[$'CMS ALL'.A76] &amp; [$'CMS ALL'.B76]" office:value-type="string" office:string-value="tooltip_link_page_2                             = Vis side &quot;{PARAM1}&quot; fra kategori &quot;{PARAM2}&quot;" calcext:value-type="string">
            <text:p>tooltip_link_page_2 <text:s text:c="28"/>= Vis side "{PARAM1}" fra kategori "{PARAM2}"</text:p>
          </table:table-cell>
          <table:table-cell table:number-columns-repeated="1023"/>
        </table:table-row>
        <table:table-row table:style-name="ro1">
          <table:table-cell table:formula="of:=[$'CMS ALL'.A77] &amp; [$'CMS ALL'.B77]" office:value-type="string" office:string-value="tooltip_link_page_error_1                       = Manglende side &quot;{PARAM1}&quot;" calcext:value-type="string">
            <text:p>tooltip_link_page_error_1 <text:s text:c="22"/>= Manglende side "{PARAM1}"</text:p>
          </table:table-cell>
          <table:table-cell table:number-columns-repeated="1023"/>
        </table:table-row>
        <table:table-row table:style-name="ro1">
          <table:table-cell table:formula="of:=[$'CMS ALL'.A78] &amp; [$'CMS ALL'.B78]" office:value-type="string" office:string-value="tooltip_link_page_error_2                       = Manglende side &quot;{PARAM1}&quot; i kategori &quot;{PARAM2}&quot;" calcext:value-type="string">
            <text:p>tooltip_link_page_error_2 <text:s text:c="22"/>= Manglende side "{PARAM1}" i kategori "{PARAM2}"</text:p>
          </table:table-cell>
          <table:table-cell table:number-columns-repeated="1023"/>
        </table:table-row>
        <table:table-row table:style-name="ro1">
          <table:table-cell table:formula="of:=[$'CMS ALL'.A79] &amp; [$'CMS ALL'.B79]" office:value-type="string" office:string-value="tooltip_showsitemap_0                           = Vis oversigt" calcext:value-type="string">
            <text:p>tooltip_showsitemap_0 <text:s text:c="26"/>= Vis oversigt</text:p>
          </table:table-cell>
          <table:table-cell table:number-columns-repeated="1023"/>
        </table:table-row>
        <table:table-row table:style-name="ro1">
          <table:table-cell table:formula="of:=[$'CMS ALL'.A80] &amp; [$'CMS ALL'.B80]">
            <text:p/>
          </table:table-cell>
          <table:table-cell table:number-columns-repeated="1023"/>
        </table:table-row>
        <table:table-row table:style-name="ro1">
          <table:table-cell table:formula="of:=[$'CMS ALL'.A81] &amp; [$'CMS ALL'.B81]">
            <text:p/>
          </table:table-cell>
          <table:table-cell table:number-columns-repeated="1023"/>
        </table:table-row>
        <table:table-row table:style-name="ro1">
          <table:table-cell table:formula="of:=[$'CMS ALL'.A82] &amp; [$'CMS ALL'.B82]">
            <text:p/>
          </table:table-cell>
          <table:table-cell table:number-columns-repeated="1023"/>
        </table:table-row>
        <table:table-row table:style-name="ro1">
          <table:table-cell table:formula="of:=[$'CMS ALL'.A83] &amp; [$'CMS ALL'.B83]">
            <text:p/>
          </table:table-cell>
          <table:table-cell table:number-columns-repeated="1023"/>
        </table:table-row>
        <table:table-row table:style-name="ro1">
          <table:table-cell table:formula="of:=[$'CMS ALL'.A84] &amp; [$'CMS ALL'.B84]">
            <text:p/>
          </table:table-cell>
          <table:table-cell table:number-columns-repeated="1023"/>
        </table:table-row>
        <table:table-row table:style-name="ro1">
          <table:table-cell table:formula="of:=[$'CMS ALL'.A85] &amp; [$'CMS ALL'.B85]">
            <text:p/>
          </table:table-cell>
          <table:table-cell table:number-columns-repeated="1023"/>
        </table:table-row>
        <table:table-row table:style-name="ro1">
          <table:table-cell table:formula="of:=[$'CMS ALL'.A86] &amp; [$'CMS ALL'.B86]">
            <text:p/>
          </table:table-cell>
          <table:table-cell table:number-columns-repeated="1023"/>
        </table:table-row>
        <table:table-row table:style-name="ro1">
          <table:table-cell table:formula="of:=[$'CMS ALL'.A87] &amp; [$'CMS ALL'.B87]">
            <text:p/>
          </table:table-cell>
          <table:table-cell table:number-columns-repeated="1023"/>
        </table:table-row>
        <table:table-row table:style-name="ro1">
          <table:table-cell table:formula="of:=[$'CMS ALL'.A88] &amp; [$'CMS ALL'.B88]">
            <text:p/>
          </table:table-cell>
          <table:table-cell table:number-columns-repeated="1023"/>
        </table:table-row>
        <table:table-row table:style-name="ro1">
          <table:table-cell table:formula="of:=[$'CMS ALL'.A89] &amp; [$'CMS ALL'.B89]">
            <text:p/>
          </table:table-cell>
          <table:table-cell table:number-columns-repeated="1023"/>
        </table:table-row>
        <table:table-row table:style-name="ro1">
          <table:table-cell table:formula="of:=[$'CMS ALL'.A90] &amp; [$'CMS ALL'.B90]">
            <text:p/>
          </table:table-cell>
          <table:table-cell table:number-columns-repeated="1023"/>
        </table:table-row>
        <table:table-row table:style-name="ro1">
          <table:table-cell table:formula="of:=[$'CMS ALL'.A91] &amp; [$'CMS ALL'.B91]">
            <text:p/>
          </table:table-cell>
          <table:table-cell table:number-columns-repeated="1023"/>
        </table:table-row>
        <table:table-row table:style-name="ro1">
          <table:table-cell table:formula="of:=[$'CMS ALL'.A92] &amp; [$'CMS ALL'.B92]">
            <text:p/>
          </table:table-cell>
          <table:table-cell table:number-columns-repeated="1023"/>
        </table:table-row>
        <table:table-row table:style-name="ro1">
          <table:table-cell table:formula="of:=[$'CMS ALL'.A93] &amp; [$'CMS ALL'.B93]">
            <text:p/>
          </table:table-cell>
          <table:table-cell table:number-columns-repeated="1023"/>
        </table:table-row>
        <table:table-row table:style-name="ro1">
          <table:table-cell table:formula="of:=[$'CMS ALL'.A94] &amp; [$'CMS ALL'.B94]">
            <text:p/>
          </table:table-cell>
          <table:table-cell table:number-columns-repeated="1023"/>
        </table:table-row>
        <table:table-row table:style-name="ro1">
          <table:table-cell table:formula="of:=[$'CMS ALL'.A95] &amp; [$'CMS ALL'.B95]">
            <text:p/>
          </table:table-cell>
          <table:table-cell table:number-columns-repeated="1023"/>
        </table:table-row>
        <table:table-row table:style-name="ro1">
          <table:table-cell table:formula="of:=[$'CMS ALL'.A96] &amp; [$'CMS ALL'.B96]">
            <text:p/>
          </table:table-cell>
          <table:table-cell table:number-columns-repeated="1023"/>
        </table:table-row>
        <table:table-row table:style-name="ro1">
          <table:table-cell table:formula="of:=[$'CMS ALL'.A97] &amp; [$'CMS ALL'.B97]">
            <text:p/>
          </table:table-cell>
          <table:table-cell table:number-columns-repeated="1023"/>
        </table:table-row>
        <table:table-row table:style-name="ro1">
          <table:table-cell table:formula="of:=[$'CMS ALL'.A98] &amp; [$'CMS ALL'.B98]">
            <text:p/>
          </table:table-cell>
          <table:table-cell table:number-columns-repeated="1023"/>
        </table:table-row>
        <table:table-row table:style-name="ro1">
          <table:table-cell table:formula="of:=[$'CMS ALL'.A99] &amp; [$'CMS ALL'.B99]">
            <text:p/>
          </table:table-cell>
          <table:table-cell table:number-columns-repeated="1023"/>
        </table:table-row>
        <table:table-row table:style-name="ro1">
          <table:table-cell table:formula="of:=[$'CMS ALL'.A100] &amp; [$'CMS ALL'.B100]">
            <text:p/>
          </table:table-cell>
          <table:table-cell table:number-columns-repeated="1023"/>
        </table:table-row>
        <table:table-row table:style-name="ro1">
          <table:table-cell table:formula="of:=[$'CMS ALL'.A101] &amp; [$'CMS ALL'.B101]">
            <text:p/>
          </table:table-cell>
          <table:table-cell table:number-columns-repeated="1023"/>
        </table:table-row>
        <table:table-row table:style-name="ro1" table:number-rows-repeated="10484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eDE" table:style-name="ta1">
        <table:table-column table:style-name="co3" table:default-cell-style-name="ce10"/>
        <table:table-column table:style-name="co2" table:number-columns-repeated="1023" table:default-cell-style-name="ce10"/>
        <table:table-row table:style-name="ro1">
          <table:table-cell table:formula="of:=[$'CMS ALL'.A2] &amp; [$'CMS ALL'.C2]" office:value-type="string" office:string-value="# Diese Zeilen nicht löschen / Do not remove these lines" calcext:value-type="string">
            <text:p># Diese Zeilen nicht löschen / Do not remove these lines</text:p>
          </table:table-cell>
          <table:table-cell table:number-columns-repeated="1023"/>
        </table:table-row>
        <table:table-row table:style-name="ro1">
          <table:table-cell table:formula="of:=[$'CMS ALL'.A3] &amp; [$'CMS ALL'.C3]" office:value-type="string" office:string-value="#" calcext:value-type="string">
            <text:p>#</text:p>
          </table:table-cell>
          <table:table-cell table:number-columns-repeated="1023"/>
        </table:table-row>
        <table:table-row table:style-name="ro1">
          <table:table-cell table:formula="of:=[$'CMS ALL'.A4] &amp; [$'CMS ALL'.C4]" office:value-type="string" office:string-value="# $Revision: 845 $" calcext:value-type="string">
            <text:p># $Revision: 845 $</text:p>
          </table:table-cell>
          <table:table-cell table:number-columns-repeated="1023"/>
        </table:table-row>
        <table:table-row table:style-name="ro1">
          <table:table-cell table:formula="of:=[$'CMS ALL'.A5] &amp; [$'CMS ALL'.C5]" office:value-type="string" office:string-value="# $LastChangedDate: 2021-02-13 $" calcext:value-type="string">
            <text:p># $LastChangedDate: 2021-02-13 $</text:p>
          </table:table-cell>
          <table:table-cell table:number-columns-repeated="1023"/>
        </table:table-row>
        <table:table-row table:style-name="ro1">
          <table:table-cell table:formula="of:=[$'CMS ALL'.A6] &amp; [$'CMS ALL'.C6]" office:value-type="string" office:string-value="# $Author: hausl78, SteveMoto $" calcext:value-type="string">
            <text:p># $Author: hausl78, SteveMoto $</text:p>
          </table:table-cell>
          <table:table-cell table:number-columns-repeated="1023"/>
        </table:table-row>
        <table:table-row table:style-name="ro1">
          <table:table-cell table:formula="of:=[$'CMS ALL'.A7] &amp; [$'CMS ALL'.C7]" office:value-type="string" office:string-value="#" calcext:value-type="string">
            <text:p>#</text:p>
          </table:table-cell>
          <table:table-cell table:number-columns-repeated="1023"/>
        </table:table-row>
        <table:table-row table:style-name="ro1">
          <table:table-cell table:formula="of:=[$'CMS ALL'.A8] &amp; [$'CMS ALL'.C8]" office:value-type="string" office:string-value="_dateformat_0                                   = %d.%m.%Y, %H:%M:%S" calcext:value-type="string">
            <text:p>_dateformat_0 <text:s text:c="34"/>= %d.%m.%Y, %H:%M:%S</text:p>
          </table:table-cell>
          <table:table-cell table:number-columns-repeated="1023"/>
        </table:table-row>
        <table:table-row table:style-name="ro1">
          <table:table-cell table:formula="of:=[$'CMS ALL'.A9] &amp; [$'CMS ALL'.C9]" office:value-type="string" office:string-value="_translator_0                                   = mozilo" calcext:value-type="string">
            <text:p>_translator_0 <text:s text:c="34"/>= mozilo</text:p>
          </table:table-cell>
          <table:table-cell table:number-columns-repeated="1023"/>
        </table:table-row>
        <table:table-row table:style-name="ro1">
          <table:table-cell table:formula="of:=[$'CMS ALL'.A10] &amp; [$'CMS ALL'.C10]" office:value-type="string" office:string-value="# der Wert ist für date_default_timezone_set()" calcext:value-type="string">
            <text:p># der Wert ist für date_default_timezone_set()</text:p>
          </table:table-cell>
          <table:table-cell table:number-columns-repeated="1023"/>
        </table:table-row>
        <table:table-row table:style-name="ro1">
          <table:table-cell table:formula="of:=[$'CMS ALL'.A11] &amp; [$'CMS ALL'.C11]" office:value-type="string" office:string-value="_timezone                                       = Europe/Berlin" calcext:value-type="string">
            <text:p>_timezone <text:s text:c="38"/>= Europe/Berlin</text:p>
          </table:table-cell>
          <table:table-cell table:number-columns-repeated="1023"/>
        </table:table-row>
        <table:table-row table:style-name="ro1">
          <table:table-cell table:formula="of:=[$'CMS ALL'.A12] &amp; [$'CMS ALL'.C12]" office:value-type="string" office:string-value="# kommaseparierte Liste von Grossbuchstaben, die in Kleine gewandelt werden müssen" calcext:value-type="string">
            <text:p># kommaseparierte Liste von Grossbuchstaben, die in Kleine gewandelt werden müssen</text:p>
          </table:table-cell>
          <table:table-cell table:number-columns-repeated="1023"/>
        </table:table-row>
        <table:table-row table:style-name="ro1">
          <table:table-cell table:formula="of:=[$'CMS ALL'.A13] &amp; [$'CMS ALL'.C13]" office:value-type="string" office:string-value="# siehe SearchClass.php setLowerChars()" calcext:value-type="string">
            <text:p># siehe SearchClass.php setLowerChars()</text:p>
          </table:table-cell>
          <table:table-cell table:number-columns-repeated="1023"/>
        </table:table-row>
        <table:table-row table:style-name="ro1">
          <table:table-cell table:formula="of:=[$'CMS ALL'.A14] &amp; [$'CMS ALL'.C14]" office:value-type="string" office:string-value="_search_chars_lo                                = " calcext:value-type="string">
            <text:p>_search_chars_lo <text:s text:c="31"/>= </text:p>
          </table:table-cell>
          <table:table-cell table:number-columns-repeated="1023"/>
        </table:table-row>
        <table:table-row table:style-name="ro1">
          <table:table-cell table:formula="of:=[$'CMS ALL'.A15] &amp; [$'CMS ALL'.C15]" office:value-type="string" office:string-value="_search_chars_hi                                = " calcext:value-type="string">
            <text:p>_search_chars_hi <text:s text:c="31"/>= </text:p>
          </table:table-cell>
          <table:table-cell table:number-columns-repeated="1023"/>
        </table:table-row>
        <table:table-row table:style-name="ro1">
          <table:table-cell table:formula="of:=[$'CMS ALL'.A16] &amp; [$'CMS ALL'.C16]">
            <text:p/>
          </table:table-cell>
          <table:table-cell table:number-columns-repeated="1023"/>
        </table:table-row>
        <table:table-row table:style-name="ro1">
          <table:table-cell table:formula="of:=[$'CMS ALL'.A17] &amp; [$'CMS ALL'.C17]" office:value-type="string" office:string-value="# alttext_galleryimage_1                        = Galeriebild &quot;{PARAM1}&quot;" calcext:value-type="string">
            <text:p># alttext_galleryimage_1 <text:s text:c="23"/>= Galeriebild "{PARAM1}"</text:p>
          </table:table-cell>
          <table:table-cell table:number-columns-repeated="1023"/>
        </table:table-row>
        <table:table-row table:style-name="ro1">
          <table:table-cell table:formula="of:=[$'CMS ALL'.A18] &amp; [$'CMS ALL'.C18]" office:value-type="string" office:string-value="alttext_image_1                                 = Bild &quot;{PARAM1}&quot;" calcext:value-type="string">
            <text:p>alttext_image_1 <text:s text:c="32"/>= Bild "{PARAM1}"</text:p>
          </table:table-cell>
          <table:table-cell table:number-columns-repeated="1023"/>
        </table:table-row>
        <table:table-row table:style-name="ro1">
          <table:table-cell table:formula="of:=[$'CMS ALL'.A19] &amp; [$'CMS ALL'.C19]" office:value-type="string" office:string-value="anchor_top_0                                    = Seitenanfang" calcext:value-type="string">
            <text:p>anchor_top_0 <text:s text:c="35"/>= Seitenanfang</text:p>
          </table:table-cell>
          <table:table-cell table:number-columns-repeated="1023"/>
        </table:table-row>
        <table:table-row table:style-name="ro1">
          <table:table-cell table:formula="of:=[$'CMS ALL'.A20] &amp; [$'CMS ALL'.C20]" office:value-type="string" office:string-value="message_downloads                               = Downloads" calcext:value-type="string">
            <text:p>message_downloads <text:s text:c="30"/>= Downloads</text:p>
          </table:table-cell>
          <table:table-cell table:number-columns-repeated="1023"/>
        </table:table-row>
        <table:table-row table:style-name="ro1">
          <table:table-cell table:formula="of:=[$'CMS ALL'.A21] &amp; [$'CMS ALL'.C21]" office:value-type="string" office:string-value="message_draft_0                                 = Entwurf" calcext:value-type="string">
            <text:p>message_draft_0 <text:s text:c="32"/>= Entwurf</text:p>
          </table:table-cell>
          <table:table-cell table:number-columns-repeated="1023"/>
        </table:table-row>
        <table:table-row table:style-name="ro1">
          <table:table-cell table:formula="of:=[$'CMS ALL'.A22] &amp; [$'CMS ALL'.C22]" office:value-type="string" office:string-value="# message_firstimage_0                          = Erstes Bild" calcext:value-type="string">
            <text:p># message_firstimage_0 <text:s text:c="25"/>= Erstes Bild</text:p>
          </table:table-cell>
          <table:table-cell table:number-columns-repeated="1023"/>
        </table:table-row>
        <table:table-row table:style-name="ro1">
          <table:table-cell table:formula="of:=[$'CMS ALL'.A23] &amp; [$'CMS ALL'.C23]" office:value-type="string" office:string-value="message_galleries_0                             = Galerien" calcext:value-type="string">
            <text:p>message_galleries_0 <text:s text:c="28"/>= Galerien</text:p>
          </table:table-cell>
          <table:table-cell table:number-columns-repeated="1023"/>
        </table:table-row>
        <table:table-row table:style-name="ro1">
          <table:table-cell table:formula="of:=[$'CMS ALL'.A24] &amp; [$'CMS ALL'.C24]" office:value-type="string" office:string-value="message_gallery_1                               = Galerie &quot;{PARAM1}&quot;" calcext:value-type="string">
            <text:p>message_gallery_1 <text:s text:c="30"/>= Galerie "{PARAM1}"</text:p>
          </table:table-cell>
          <table:table-cell table:number-columns-repeated="1023"/>
        </table:table-row>
        <table:table-row table:style-name="ro1">
          <table:table-cell table:formula="of:=[$'CMS ALL'.A25] &amp; [$'CMS ALL'.C25]" office:value-type="string" office:string-value="# message_gallery_xoutofy_2                     = (Bild {PARAM1} von {PARAM2})" calcext:value-type="string">
            <text:p># message_gallery_xoutofy_2 <text:s text:c="20"/>= (Bild {PARAM1} von {PARAM2})</text:p>
          </table:table-cell>
          <table:table-cell table:number-columns-repeated="1023"/>
        </table:table-row>
        <table:table-row table:style-name="ro1">
          <table:table-cell table:formula="of:=[$'CMS ALL'.A26] &amp; [$'CMS ALL'.C26]" office:value-type="string" office:string-value="# message_gallerydir_error_1                    = Unbekanntes Galerieverzeichnis &quot;{PARAM1}&quot;!" calcext:value-type="string">
            <text:p># message_gallerydir_error_1 <text:s text:c="19"/>= Unbekanntes Galerieverzeichnis "{PARAM1}"!</text:p>
          </table:table-cell>
          <table:table-cell table:number-columns-repeated="1023"/>
        </table:table-row>
        <table:table-row table:style-name="ro1">
          <table:table-cell table:formula="of:=[$'CMS ALL'.A27] &amp; [$'CMS ALL'.C27]" office:value-type="string" office:string-value="# message_gallerydir_error_0                    = Es wurde kein Galerieverzeichnis angegeben!" calcext:value-type="string">
            <text:p># message_gallerydir_error_0 <text:s text:c="19"/>= Es wurde kein Galerieverzeichnis angegeben!</text:p>
          </table:table-cell>
          <table:table-cell table:number-columns-repeated="1023"/>
        </table:table-row>
        <table:table-row table:style-name="ro1">
          <table:table-cell table:formula="of:=[$'CMS ALL'.A28] &amp; [$'CMS ALL'.C28]" office:value-type="string" office:string-value="message_galleryembed_error_0                    = Entsprechend den aktuellen CMS-Einstellungen können Galerien nur eingebettet genutzt werden." calcext:value-type="string">
            <text:p>message_galleryembed_error_0 <text:s text:c="19"/>= Entsprechend den aktuellen CMS-Einstellungen können Galerien nur eingebettet genutzt werden.</text:p>
          </table:table-cell>
          <table:table-cell table:number-columns-repeated="1023"/>
        </table:table-row>
        <table:table-row table:style-name="ro1">
          <table:table-cell table:formula="of:=[$'CMS ALL'.A29] &amp; [$'CMS ALL'.C29]" office:value-type="string" office:string-value="# message_galleryempty_0                        = Diese Galerie enthält keine Bilder." calcext:value-type="string">
            <text:p># message_galleryempty_0 <text:s text:c="23"/>= Diese Galerie enthält keine Bilder.</text:p>
          </table:table-cell>
          <table:table-cell table:number-columns-repeated="1023"/>
        </table:table-row>
        <table:table-row table:style-name="ro1">
          <table:table-cell table:formula="of:=[$'CMS ALL'.A30] &amp; [$'CMS ALL'.C30]" office:value-type="string" office:string-value="message_gallerypreviewdir_error_1               = Fehlendes Vorschauverzeichnis &quot;{PARAM1}&quot;!" calcext:value-type="string">
            <text:p>message_gallerypreviewdir_error_1 <text:s text:c="14"/>= Fehlendes Vorschauverzeichnis "{PARAM1}"!</text:p>
          </table:table-cell>
          <table:table-cell table:number-columns-repeated="1023"/>
        </table:table-row>
        <table:table-row table:style-name="ro1">
          <table:table-cell table:formula="of:=[$'CMS ALL'.A31] &amp; [$'CMS ALL'.C31]" office:value-type="string" office:string-value="# message_gallery_no_preview                    = Vorschaubild nicht vorhanden" calcext:value-type="string">
            <text:p># message_gallery_no_preview <text:s text:c="19"/>= Vorschaubild nicht vorhanden</text:p>
          </table:table-cell>
          <table:table-cell table:number-columns-repeated="1023"/>
        </table:table-row>
        <table:table-row table:style-name="ro1">
          <table:table-cell table:formula="of:=[$'CMS ALL'.A32] &amp; [$'CMS ALL'.C32]" office:value-type="string" office:string-value="message_lastchange_0                            = Letzte Änderung:" calcext:value-type="string">
            <text:p>message_lastchange_0 <text:s text:c="27"/>= Letzte Änderung:</text:p>
          </table:table-cell>
          <table:table-cell table:number-columns-repeated="1023"/>
        </table:table-row>
        <table:table-row table:style-name="ro1">
          <table:table-cell table:formula="of:=[$'CMS ALL'.A33] &amp; [$'CMS ALL'.C33]" office:value-type="string" office:string-value="# message_lastimage_0                           = Letztes Bild" calcext:value-type="string">
            <text:p># message_lastimage_0 <text:s text:c="26"/>= Letztes Bild</text:p>
          </table:table-cell>
          <table:table-cell table:number-columns-repeated="1023"/>
        </table:table-row>
        <table:table-row table:style-name="ro1">
          <table:table-cell table:formula="of:=[$'CMS ALL'.A34] &amp; [$'CMS ALL'.C34]" office:value-type="string" office:string-value="# message_nextimage_0                           = Nächstes Bild" calcext:value-type="string">
            <text:p># message_nextimage_0 <text:s text:c="26"/>= Nächstes Bild</text:p>
          </table:table-cell>
          <table:table-cell table:number-columns-repeated="1023"/>
        </table:table-row>
        <table:table-row table:style-name="ro1">
          <table:table-cell table:formula="of:=[$'CMS ALL'.A35] &amp; [$'CMS ALL'.C35]" office:value-type="string" office:string-value="message_nodatafound_0                           = Keine passenden Inhalte gefunden." calcext:value-type="string">
            <text:p>message_nodatafound_0 <text:s text:c="26"/>= Keine passenden Inhalte gefunden.</text:p>
          </table:table-cell>
          <table:table-cell table:number-columns-repeated="1023"/>
        </table:table-row>
        <table:table-row table:style-name="ro1">
          <table:table-cell table:formula="of:=[$'CMS ALL'.A36] &amp; [$'CMS ALL'.C36]" office:value-type="string" office:string-value="# message_previousimage_0                       = Vorheriges Bild" calcext:value-type="string">
            <text:p># message_previousimage_0 <text:s text:c="22"/>= Vorheriges Bild</text:p>
          </table:table-cell>
          <table:table-cell table:number-columns-repeated="1023"/>
        </table:table-row>
        <table:table-row table:style-name="ro1">
          <table:table-cell table:formula="of:=[$'CMS ALL'.A37] &amp; [$'CMS ALL'.C37]" office:value-type="string" office:string-value="message_search_0                                = Suchen" calcext:value-type="string">
            <text:p>message_search_0 <text:s text:c="31"/>= Suchen</text:p>
          </table:table-cell>
          <table:table-cell table:number-columns-repeated="1023"/>
        </table:table-row>
        <table:table-row table:style-name="ro1">
          <table:table-cell table:formula="of:=[$'CMS ALL'.A38] &amp; [$'CMS ALL'.C38]" office:value-type="string" office:string-value="message_searchresult_1                          = Suchergebnisse für &quot;{PARAM1}&quot;" calcext:value-type="string">
            <text:p>message_searchresult_1 <text:s text:c="25"/>= Suchergebnisse für "{PARAM1}"</text:p>
          </table:table-cell>
          <table:table-cell table:number-columns-repeated="1023"/>
        </table:table-row>
        <table:table-row table:style-name="ro1">
          <table:table-cell table:formula="of:=[$'CMS ALL'.A39] &amp; [$'CMS ALL'.C39]" office:value-type="string" office:string-value="message_searchnoresult_1                        = Es konnte mit diesen Suchbegriffen &quot;{PARAM1}&quot; kein Inhalt gefunden werden!" calcext:value-type="string">
            <text:p>message_searchnoresult_1 <text:s text:c="23"/>= Es konnte mit diesen Suchbegriffen "{PARAM1}" kein Inhalt gefunden werden!</text:p>
          </table:table-cell>
          <table:table-cell table:number-columns-repeated="1023"/>
        </table:table-row>
        <table:table-row table:style-name="ro1">
          <table:table-cell table:formula="of:=[$'CMS ALL'.A40] &amp; [$'CMS ALL'.C40]" office:value-type="string" office:string-value="message_searchhelp_0                            = Für die Suche müssen Sie durch Leerzeichen getrennte Begriffe eingeben (Treffer sind Seiten, auf denen mindestens einer dieser Begriffe vorkommt). Begriffe, die ein Leerzeichen enthalten, bitte in Anführungszeichen setzen!" calcext:value-type="string">
            <text:p>message_searchhelp_0 <text:s text:c="27"/>= Für die Suche müssen Sie durch Leerzeichen getrennte Begriffe eingeben (Treffer sind Seiten, auf denen mindestens einer dieser Begriffe vorkommt). Begriffe, die ein Leerzeichen enthalten, bitte in Anführungszeichen setzen!</text:p>
          </table:table-cell>
          <table:table-cell table:number-columns-repeated="1023"/>
        </table:table-row>
        <table:table-row table:style-name="ro1">
          <table:table-cell table:formula="of:=[$'CMS ALL'.A41] &amp; [$'CMS ALL'.C41]" office:value-type="string" office:string-value="message_sitemap_0                               = Sitemap" calcext:value-type="string">
            <text:p>message_sitemap_0 <text:s text:c="30"/>= Sitemap</text:p>
          </table:table-cell>
          <table:table-cell table:number-columns-repeated="1023"/>
        </table:table-row>
        <table:table-row table:style-name="ro1">
          <table:table-cell table:formula="of:=[$'CMS ALL'.A42] &amp; [$'CMS ALL'.C42]" office:value-type="string" office:string-value="message_template_error_1                        = Template-Datei &quot;{PARAM1}&quot; fehlt. Bitte kontaktiere den Administrator!" calcext:value-type="string">
            <text:p>message_template_error_1 <text:s text:c="23"/>= Template-Datei "{PARAM1}" fehlt. Bitte kontaktiere den Administrator!</text:p>
          </table:table-cell>
          <table:table-cell table:number-columns-repeated="1023"/>
        </table:table-row>
        <table:table-row table:style-name="ro1">
          <table:table-cell table:formula="of:=[$'CMS ALL'.A43] &amp; [$'CMS ALL'.C43]" office:value-type="string" office:string-value="passwordform_title_0                            = Passwortabfrage" calcext:value-type="string">
            <text:p>passwordform_title_0 <text:s text:c="27"/>= Passwortabfrage</text:p>
          </table:table-cell>
          <table:table-cell table:number-columns-repeated="1023"/>
        </table:table-row>
        <table:table-row table:style-name="ro1">
          <table:table-cell table:formula="of:=[$'CMS ALL'.A44] &amp; [$'CMS ALL'.C44]" office:value-type="string" office:string-value="passwordform_pagepasswordplease_0               = Bitte Passwort für diese Seite eingeben:" calcext:value-type="string">
            <text:p>passwordform_pagepasswordplease_0 <text:s text:c="14"/>= Bitte Passwort für diese Seite eingeben:</text:p>
          </table:table-cell>
          <table:table-cell table:number-columns-repeated="1023"/>
        </table:table-row>
        <table:table-row table:style-name="ro1">
          <table:table-cell table:formula="of:=[$'CMS ALL'.A45] &amp; [$'CMS ALL'.C45]" office:value-type="string" office:string-value="passwordform_message_passwordwrong_0            = Zugriff verweigert: Falsches Passwort!" calcext:value-type="string">
            <text:p>passwordform_message_passwordwrong_0 <text:s text:c="11"/>= Zugriff verweigert: Falsches Passwort!</text:p>
          </table:table-cell>
          <table:table-cell table:number-columns-repeated="1023"/>
        </table:table-row>
        <table:table-row table:style-name="ro1">
          <table:table-cell table:formula="of:=[$'CMS ALL'.A46] &amp; [$'CMS ALL'.C46]" office:value-type="string" office:string-value="passwordform_send_0                             = Absenden" calcext:value-type="string">
            <text:p>passwordform_send_0 <text:s text:c="28"/>= Absenden</text:p>
          </table:table-cell>
          <table:table-cell table:number-columns-repeated="1023"/>
        </table:table-row>
        <table:table-row table:style-name="ro1">
          <table:table-cell table:formula="of:=[$'CMS ALL'.A47] &amp; [$'CMS ALL'.C47]" office:value-type="string" office:string-value="plugin_error_1                                  = Allgemeiner Fehler im Plugin {PARAM1}. Bitte kontaktiere den Plugin-Autor!" calcext:value-type="string">
            <text:p>plugin_error_1 <text:s text:c="33"/>= Allgemeiner Fehler im Plugin {PARAM1}. Bitte kontaktiere den Plugin-Autor!</text:p>
          </table:table-cell>
          <table:table-cell table:number-columns-repeated="1023"/>
        </table:table-row>
        <table:table-row table:style-name="ro1">
          <table:table-cell table:formula="of:=[$'CMS ALL'.A48] &amp; [$'CMS ALL'.C48]" office:value-type="string" office:string-value="plugin_error_missing_pluginconf_1               = Fehler im Plugin {PARAM1}: plugin.conf fehlt. Bitte kontaktiere den Plugin-Autor!" calcext:value-type="string">
            <text:p>plugin_error_missing_pluginconf_1 <text:s text:c="14"/>= Fehler im Plugin {PARAM1}: plugin.conf fehlt. Bitte kontaktiere den Plugin-Autor!</text:p>
          </table:table-cell>
          <table:table-cell table:number-columns-repeated="1023"/>
        </table:table-row>
        <table:table-row table:style-name="ro1">
          <table:table-cell table:formula="of:=[$'CMS ALL'.A49] &amp; [$'CMS ALL'.C49]" office:value-type="string" office:string-value="plugin_error_missing_method_2                   = Fehler im Plugin {PARAM1}: Methode {PARAM2} fehlt. Bitte kontaktiere den Plugin-Autor!" calcext:value-type="string">
            <text:p>plugin_error_missing_method_2 <text:s text:c="18"/>= Fehler im Plugin {PARAM1}: Methode {PARAM2} fehlt. Bitte kontaktiere den Plugin-Autor!</text:p>
          </table:table-cell>
          <table:table-cell table:number-columns-repeated="1023"/>
        </table:table-row>
        <table:table-row table:style-name="ro1">
          <table:table-cell table:formula="of:=[$'CMS ALL'.A50] &amp; [$'CMS ALL'.C50]" office:value-type="string" office:string-value="plugin_error_value_1                            = Fehler im Plugin {PARAM1}: Fehlerhafte Parameter-Übergabe, siehe Plugin Hilfe!" calcext:value-type="string">
            <text:p>plugin_error_value_1 <text:s text:c="27"/>= Fehler im Plugin {PARAM1}: Fehlerhafte Parameter-Übergabe, siehe Plugin Hilfe!</text:p>
          </table:table-cell>
          <table:table-cell table:number-columns-repeated="1023"/>
        </table:table-row>
        <table:table-row table:style-name="ro1">
          <table:table-cell table:formula="of:=[$'CMS ALL'.A51] &amp; [$'CMS ALL'.C51]" office:value-type="string" office:string-value="thirsty_programmer                              = Hallo, ich hätte bitte gern ein Bier! :)" calcext:value-type="string">
            <text:p>thirsty_programmer <text:s text:c="29"/>= Hallo, ich hätte bitte gern ein Bier! :)</text:p>
          </table:table-cell>
          <table:table-cell table:number-columns-repeated="1023"/>
        </table:table-row>
        <table:table-row table:style-name="ro1">
          <table:table-cell table:formula="of:=[$'CMS ALL'.A52] &amp; [$'CMS ALL'.C52]" office:value-type="string" office:string-value="tooltip_anchor_error_1                          = Absatz &quot;{PARAM1}&quot; nicht vorhanden" calcext:value-type="string">
            <text:p>tooltip_anchor_error_1 <text:s text:c="25"/>= Absatz "{PARAM1}" nicht vorhanden</text:p>
          </table:table-cell>
          <table:table-cell table:number-columns-repeated="1023"/>
        </table:table-row>
        <table:table-row table:style-name="ro1">
          <table:table-cell table:formula="of:=[$'CMS ALL'.A53] &amp; [$'CMS ALL'.C53]" office:value-type="string" office:string-value="tooltip_anchor_goto_1                           = Zu Absatz &quot;{PARAM1}&quot; springen" calcext:value-type="string">
            <text:p>tooltip_anchor_goto_1 <text:s text:c="26"/>= Zu Absatz "{PARAM1}" springen</text:p>
          </table:table-cell>
          <table:table-cell table:number-columns-repeated="1023"/>
        </table:table-row>
        <table:table-row table:style-name="ro1">
          <table:table-cell table:formula="of:=[$'CMS ALL'.A54] &amp; [$'CMS ALL'.C54]" office:value-type="string" office:string-value="tooltip_anchor_gototop_0                        = Zum Seitenanfang springen" calcext:value-type="string">
            <text:p>tooltip_anchor_gototop_0 <text:s text:c="23"/>= Zum Seitenanfang springen</text:p>
          </table:table-cell>
          <table:table-cell table:number-columns-repeated="1023"/>
        </table:table-row>
        <table:table-row table:style-name="ro1">
          <table:table-cell table:formula="of:=[$'CMS ALL'.A55] &amp; [$'CMS ALL'.C55]" office:value-type="string" office:string-value="tooltip_attribute_error_1                       = Falsche Syntax: Unbekanntes Attribut &quot;{PARAM1}&quot;!" calcext:value-type="string">
            <text:p>tooltip_attribute_error_1 <text:s text:c="22"/>= Falsche Syntax: Unbekanntes Attribut "{PARAM1}"!</text:p>
          </table:table-cell>
          <table:table-cell table:number-columns-repeated="1023"/>
        </table:table-row>
        <table:table-row table:style-name="ro1">
          <table:table-cell table:formula="of:=[$'CMS ALL'.A56] &amp; [$'CMS ALL'.C56]" office:value-type="string" office:string-value="tooltip_color_error_1                           = Fehlerhafter Farbwert &quot;{PARAM1}&quot;!" calcext:value-type="string">
            <text:p>tooltip_color_error_1 <text:s text:c="26"/>= Fehlerhafter Farbwert "{PARAM1}"!</text:p>
          </table:table-cell>
          <table:table-cell table:number-columns-repeated="1023"/>
        </table:table-row>
        <table:table-row table:style-name="ro1">
          <table:table-cell table:formula="of:=[$'CMS ALL'.A57] &amp; [$'CMS ALL'.C57]" office:value-type="string" office:string-value="# tooltip_gallery_fullscreen_1                  = Vollbildanzeige: &quot;{PARAM1}&quot;" calcext:value-type="string">
            <text:p># tooltip_gallery_fullscreen_1 <text:s text:c="17"/>= Vollbildanzeige: "{PARAM1}"</text:p>
          </table:table-cell>
          <table:table-cell table:number-columns-repeated="1023"/>
        </table:table-row>
        <table:table-row table:style-name="ro1">
          <table:table-cell table:formula="of:=[$'CMS ALL'.A58] &amp; [$'CMS ALL'.C58]" office:value-type="string" office:string-value="tooltip_image_error_1                           = Unbekannte Datei oder fehlerhafte Adresse: &quot;{PARAM1}&quot;!" calcext:value-type="string">
            <text:p>tooltip_image_error_1 <text:s text:c="26"/>= Unbekannte Datei oder fehlerhafte Adresse: "{PARAM1}"!</text:p>
          </table:table-cell>
          <table:table-cell table:number-columns-repeated="1023"/>
        </table:table-row>
        <table:table-row table:style-name="ro1">
          <table:table-cell table:formula="of:=[$'CMS ALL'.A59] &amp; [$'CMS ALL'.C59]" office:value-type="string" office:string-value="tooltip_image_error_2                           = Bilddatei &quot;{PARAM1}&quot; in der Kategorie &quot;{PARAM2}&quot; nicht vorhanden!" calcext:value-type="string">
            <text:p>tooltip_image_error_2 <text:s text:c="26"/>= Bilddatei "{PARAM1}" in der Kategorie "{PARAM2}" nicht vorhanden!</text:p>
          </table:table-cell>
          <table:table-cell table:number-columns-repeated="1023"/>
        </table:table-row>
        <table:table-row table:style-name="ro1">
          <table:table-cell table:formula="of:=[$'CMS ALL'.A60] &amp; [$'CMS ALL'.C60]" office:value-type="string" office:string-value="tooltip_include_recursion_error_0               = Inhaltsseite kann sich nicht selbst einbinden!" calcext:value-type="string">
            <text:p>tooltip_include_recursion_error_0 <text:s text:c="14"/>= Inhaltsseite kann sich nicht selbst einbinden!</text:p>
          </table:table-cell>
          <table:table-cell table:number-columns-repeated="1023"/>
        </table:table-row>
        <table:table-row table:style-name="ro1">
          <table:table-cell table:formula="of:=[$'CMS ALL'.A61] &amp; [$'CMS ALL'.C61]" office:value-type="string" office:string-value="# tooltip_include_reinclude_error_0             = Includes in eingebundenen Inhaltsseiten sind verboten!" calcext:value-type="string">
            <text:p># tooltip_include_reinclude_error_0 <text:s text:c="12"/>= Includes in eingebundenen Inhaltsseiten sind verboten!</text:p>
          </table:table-cell>
          <table:table-cell table:number-columns-repeated="1023"/>
        </table:table-row>
        <table:table-row table:style-name="ro1">
          <table:table-cell table:formula="of:=[$'CMS ALL'.A62] &amp; [$'CMS ALL'.C62]" office:value-type="string" office:string-value="tooltip_link_category_1                         = Zur Kategorie &quot;{PARAM1}&quot; wechseln" calcext:value-type="string">
            <text:p>tooltip_link_category_1 <text:s text:c="24"/>= Zur Kategorie "{PARAM1}" wechseln</text:p>
          </table:table-cell>
          <table:table-cell table:number-columns-repeated="1023"/>
        </table:table-row>
        <table:table-row table:style-name="ro1">
          <table:table-cell table:formula="of:=[$'CMS ALL'.A63] &amp; [$'CMS ALL'.C63]" office:value-type="string" office:string-value="tooltip_link_category_error_1                   = Kategorie &quot;{PARAM1}&quot; nicht vorhanden" calcext:value-type="string">
            <text:p>tooltip_link_category_error_1 <text:s text:c="18"/>= Kategorie "{PARAM1}" nicht vorhanden</text:p>
          </table:table-cell>
          <table:table-cell table:number-columns-repeated="1023"/>
        </table:table-row>
        <table:table-row table:style-name="ro1">
          <table:table-cell table:formula="of:=[$'CMS ALL'.A64] &amp; [$'CMS ALL'.C64]" office:value-type="string" office:string-value="tooltip_link_extern_1                           = Externe Adresse &quot;{PARAM1}&quot; aufrufen" calcext:value-type="string">
            <text:p>tooltip_link_extern_1 <text:s text:c="26"/>= Externe Adresse "{PARAM1}" aufrufen</text:p>
          </table:table-cell>
          <table:table-cell table:number-columns-repeated="1023"/>
        </table:table-row>
        <table:table-row table:style-name="ro1">
          <table:table-cell table:formula="of:=[$'CMS ALL'.A65] &amp; [$'CMS ALL'.C65]" office:value-type="string" office:string-value="tooltip_link_cmsinfo                            = Webseite erstellt mit moziloCMS" calcext:value-type="string">
            <text:p>tooltip_link_cmsinfo <text:s text:c="27"/>= Webseite erstellt mit moziloCMS</text:p>
          </table:table-cell>
          <table:table-cell table:number-columns-repeated="1023"/>
        </table:table-row>
        <table:table-row table:style-name="ro1">
          <table:table-cell table:formula="of:=[$'CMS ALL'.A66] &amp; [$'CMS ALL'.C66]" office:value-type="string" office:string-value="tooltip_link_extern_error_1                     = Fehlerhafte Link-Adresse &quot;{PARAM1}&quot;" calcext:value-type="string">
            <text:p>tooltip_link_extern_error_1 <text:s text:c="20"/>= Fehlerhafte Link-Adresse "{PARAM1}"</text:p>
          </table:table-cell>
          <table:table-cell table:number-columns-repeated="1023"/>
        </table:table-row>
        <table:table-row table:style-name="ro1">
          <table:table-cell table:formula="of:=[$'CMS ALL'.A67] &amp; [$'CMS ALL'.C67]" office:value-type="string" office:string-value="tooltip_link_file_1                             = Datei &quot;{PARAM1}&quot; herunterladen" calcext:value-type="string">
            <text:p>tooltip_link_file_1 <text:s text:c="28"/>= Datei "{PARAM1}" herunterladen</text:p>
          </table:table-cell>
          <table:table-cell table:number-columns-repeated="1023"/>
        </table:table-row>
        <table:table-row table:style-name="ro1">
          <table:table-cell table:formula="of:=[$'CMS ALL'.A68] &amp; [$'CMS ALL'.C68]" office:value-type="string" office:string-value="tooltip_link_file_2                             = Datei &quot;{PARAM1}&quot; der Kategorie &quot;{PARAM2}&quot; herunterladen" calcext:value-type="string">
            <text:p>tooltip_link_file_2 <text:s text:c="28"/>= Datei "{PARAM1}" der Kategorie "{PARAM2}" herunterladen</text:p>
          </table:table-cell>
          <table:table-cell table:number-columns-repeated="1023"/>
        </table:table-row>
        <table:table-row table:style-name="ro1">
          <table:table-cell table:formula="of:=[$'CMS ALL'.A69] &amp; [$'CMS ALL'.C69]" office:value-type="string" office:string-value="tooltip_link_file_error_1                       = Datei &quot;{PARAM1}&quot; nicht vorhanden!" calcext:value-type="string">
            <text:p>tooltip_link_file_error_1 <text:s text:c="22"/>= Datei "{PARAM1}" nicht vorhanden!</text:p>
          </table:table-cell>
          <table:table-cell table:number-columns-repeated="1023"/>
        </table:table-row>
        <table:table-row table:style-name="ro1">
          <table:table-cell table:formula="of:=[$'CMS ALL'.A70] &amp; [$'CMS ALL'.C70]" office:value-type="string" office:string-value="tooltip_link_file_error_2                       = Datei &quot;{PARAM1}&quot; in der Kategorie &quot;{PARAM2}&quot; nicht vorhanden!" calcext:value-type="string">
            <text:p>tooltip_link_file_error_2 <text:s text:c="22"/>= Datei "{PARAM1}" in der Kategorie "{PARAM2}" nicht vorhanden!</text:p>
          </table:table-cell>
          <table:table-cell table:number-columns-repeated="1023"/>
        </table:table-row>
        <table:table-row table:style-name="ro1">
          <table:table-cell table:formula="of:=[$'CMS ALL'.A71] &amp; [$'CMS ALL'.C71]" office:value-type="string" office:string-value="# tooltip_link_gallery_2                        = Galerie &quot;{PARAM1}&quot; ({PARAM2} Bilder) ansehen" calcext:value-type="string">
            <text:p># tooltip_link_gallery_2 <text:s text:c="23"/>= Galerie "{PARAM1}" ({PARAM2} Bilder) ansehen</text:p>
          </table:table-cell>
          <table:table-cell table:number-columns-repeated="1023"/>
        </table:table-row>
        <table:table-row table:style-name="ro1">
          <table:table-cell table:formula="of:=[$'CMS ALL'.A72] &amp; [$'CMS ALL'.C72]" office:value-type="string" office:string-value="# tooltip_link_gallery_error_1                  = Galerie &quot;{PARAM1}&quot; nicht vorhanden!" calcext:value-type="string">
            <text:p># tooltip_link_gallery_error_1 <text:s text:c="17"/>= Galerie "{PARAM1}" nicht vorhanden!</text:p>
          </table:table-cell>
          <table:table-cell table:number-columns-repeated="1023"/>
        </table:table-row>
        <table:table-row table:style-name="ro1">
          <table:table-cell table:formula="of:=[$'CMS ALL'.A73] &amp; [$'CMS ALL'.C73]" office:value-type="string" office:string-value="tooltip_link_mail_1                             = E-Mail an &quot;{PARAM1}&quot; verfassen" calcext:value-type="string">
            <text:p>tooltip_link_mail_1 <text:s text:c="28"/>= E-Mail an "{PARAM1}" verfassen</text:p>
          </table:table-cell>
          <table:table-cell table:number-columns-repeated="1023"/>
        </table:table-row>
        <table:table-row table:style-name="ro1">
          <table:table-cell table:formula="of:=[$'CMS ALL'.A74] &amp; [$'CMS ALL'.C74]" office:value-type="string" office:string-value="tooltip_link_mail_error_1                       = Fehlerhafte E-Mail-Adresse &quot;{PARAM1}&quot;!" calcext:value-type="string">
            <text:p>tooltip_link_mail_error_1 <text:s text:c="22"/>= Fehlerhafte E-Mail-Adresse "{PARAM1}"!</text:p>
          </table:table-cell>
          <table:table-cell table:number-columns-repeated="1023"/>
        </table:table-row>
        <table:table-row table:style-name="ro1">
          <table:table-cell table:formula="of:=[$'CMS ALL'.A75] &amp; [$'CMS ALL'.C75]" office:value-type="string" office:string-value="tooltip_link_page_1                             = Inhaltsseite &quot;{PARAM1}&quot; anzeigen" calcext:value-type="string">
            <text:p>tooltip_link_page_1 <text:s text:c="28"/>= Inhaltsseite "{PARAM1}" anzeigen</text:p>
          </table:table-cell>
          <table:table-cell table:number-columns-repeated="1023"/>
        </table:table-row>
        <table:table-row table:style-name="ro1">
          <table:table-cell table:formula="of:=[$'CMS ALL'.A76] &amp; [$'CMS ALL'.C76]" office:value-type="string" office:string-value="tooltip_link_page_2                             = Inhaltsseite &quot;{PARAM1}&quot; der Kategorie &quot;{PARAM2}&quot; anzeigen" calcext:value-type="string">
            <text:p>tooltip_link_page_2 <text:s text:c="28"/>= Inhaltsseite "{PARAM1}" der Kategorie "{PARAM2}" anzeigen</text:p>
          </table:table-cell>
          <table:table-cell table:number-columns-repeated="1023"/>
        </table:table-row>
        <table:table-row table:style-name="ro1">
          <table:table-cell table:formula="of:=[$'CMS ALL'.A77] &amp; [$'CMS ALL'.C77]" office:value-type="string" office:string-value="tooltip_link_page_error_1                       = Inhaltsseite &quot;{PARAM1}&quot; nicht vorhanden!" calcext:value-type="string">
            <text:p>tooltip_link_page_error_1 <text:s text:c="22"/>= Inhaltsseite "{PARAM1}" nicht vorhanden!</text:p>
          </table:table-cell>
          <table:table-cell table:number-columns-repeated="1023"/>
        </table:table-row>
        <table:table-row table:style-name="ro1">
          <table:table-cell table:formula="of:=[$'CMS ALL'.A78] &amp; [$'CMS ALL'.C78]" office:value-type="string" office:string-value="tooltip_link_page_error_2                       = Inhaltsseite &quot;{PARAM1}&quot; in der Kategorie &quot;{PARAM2}&quot; nicht vorhanden!" calcext:value-type="string">
            <text:p>tooltip_link_page_error_2 <text:s text:c="22"/>= Inhaltsseite "{PARAM1}" in der Kategorie "{PARAM2}" nicht vorhanden!</text:p>
          </table:table-cell>
          <table:table-cell table:number-columns-repeated="1023"/>
        </table:table-row>
        <table:table-row table:style-name="ro1">
          <table:table-cell table:formula="of:=[$'CMS ALL'.A79] &amp; [$'CMS ALL'.C79]" office:value-type="string" office:string-value="tooltip_showsitemap_0                           = Sitemap anzeigen" calcext:value-type="string">
            <text:p>tooltip_showsitemap_0 <text:s text:c="26"/>= Sitemap anzeigen</text:p>
          </table:table-cell>
          <table:table-cell table:number-columns-repeated="1023"/>
        </table:table-row>
        <table:table-row table:style-name="ro1">
          <table:table-cell table:formula="of:=[$'CMS ALL'.A80] &amp; [$'CMS ALL'.C80]">
            <text:p/>
          </table:table-cell>
          <table:table-cell table:number-columns-repeated="1023"/>
        </table:table-row>
        <table:table-row table:style-name="ro1">
          <table:table-cell table:formula="of:=[$'CMS ALL'.A81] &amp; [$'CMS ALL'.C81]">
            <text:p/>
          </table:table-cell>
          <table:table-cell table:number-columns-repeated="1023"/>
        </table:table-row>
        <table:table-row table:style-name="ro1">
          <table:table-cell table:formula="of:=[$'CMS ALL'.A82] &amp; [$'CMS ALL'.C82]">
            <text:p/>
          </table:table-cell>
          <table:table-cell table:number-columns-repeated="1023"/>
        </table:table-row>
        <table:table-row table:style-name="ro1">
          <table:table-cell table:formula="of:=[$'CMS ALL'.A83] &amp; [$'CMS ALL'.C83]">
            <text:p/>
          </table:table-cell>
          <table:table-cell table:number-columns-repeated="1023"/>
        </table:table-row>
        <table:table-row table:style-name="ro1">
          <table:table-cell table:formula="of:=[$'CMS ALL'.A84] &amp; [$'CMS ALL'.C84]">
            <text:p/>
          </table:table-cell>
          <table:table-cell table:number-columns-repeated="1023"/>
        </table:table-row>
        <table:table-row table:style-name="ro1">
          <table:table-cell table:formula="of:=[$'CMS ALL'.A85] &amp; [$'CMS ALL'.C85]">
            <text:p/>
          </table:table-cell>
          <table:table-cell table:number-columns-repeated="1023"/>
        </table:table-row>
        <table:table-row table:style-name="ro1">
          <table:table-cell table:formula="of:=[$'CMS ALL'.A86] &amp; [$'CMS ALL'.C86]">
            <text:p/>
          </table:table-cell>
          <table:table-cell table:number-columns-repeated="1023"/>
        </table:table-row>
        <table:table-row table:style-name="ro1">
          <table:table-cell table:formula="of:=[$'CMS ALL'.A87] &amp; [$'CMS ALL'.C87]">
            <text:p/>
          </table:table-cell>
          <table:table-cell table:number-columns-repeated="1023"/>
        </table:table-row>
        <table:table-row table:style-name="ro1">
          <table:table-cell table:formula="of:=[$'CMS ALL'.A88] &amp; [$'CMS ALL'.C88]">
            <text:p/>
          </table:table-cell>
          <table:table-cell table:number-columns-repeated="1023"/>
        </table:table-row>
        <table:table-row table:style-name="ro1">
          <table:table-cell table:formula="of:=[$'CMS ALL'.A89] &amp; [$'CMS ALL'.C89]">
            <text:p/>
          </table:table-cell>
          <table:table-cell table:number-columns-repeated="1023"/>
        </table:table-row>
        <table:table-row table:style-name="ro1">
          <table:table-cell table:formula="of:=[$'CMS ALL'.A90] &amp; [$'CMS ALL'.C90]">
            <text:p/>
          </table:table-cell>
          <table:table-cell table:number-columns-repeated="1023"/>
        </table:table-row>
        <table:table-row table:style-name="ro1">
          <table:table-cell table:formula="of:=[$'CMS ALL'.A91] &amp; [$'CMS ALL'.C91]">
            <text:p/>
          </table:table-cell>
          <table:table-cell table:number-columns-repeated="1023"/>
        </table:table-row>
        <table:table-row table:style-name="ro1">
          <table:table-cell table:formula="of:=[$'CMS ALL'.A92] &amp; [$'CMS ALL'.C92]">
            <text:p/>
          </table:table-cell>
          <table:table-cell table:number-columns-repeated="1023"/>
        </table:table-row>
        <table:table-row table:style-name="ro1">
          <table:table-cell table:formula="of:=[$'CMS ALL'.A93] &amp; [$'CMS ALL'.C93]">
            <text:p/>
          </table:table-cell>
          <table:table-cell table:number-columns-repeated="1023"/>
        </table:table-row>
        <table:table-row table:style-name="ro1">
          <table:table-cell table:formula="of:=[$'CMS ALL'.A94] &amp; [$'CMS ALL'.C94]">
            <text:p/>
          </table:table-cell>
          <table:table-cell table:number-columns-repeated="1023"/>
        </table:table-row>
        <table:table-row table:style-name="ro1">
          <table:table-cell table:formula="of:=[$'CMS ALL'.A95] &amp; [$'CMS ALL'.C95]">
            <text:p/>
          </table:table-cell>
          <table:table-cell table:number-columns-repeated="1023"/>
        </table:table-row>
        <table:table-row table:style-name="ro1">
          <table:table-cell table:formula="of:=[$'CMS ALL'.A96] &amp; [$'CMS ALL'.C96]">
            <text:p/>
          </table:table-cell>
          <table:table-cell table:number-columns-repeated="1023"/>
        </table:table-row>
        <table:table-row table:style-name="ro1">
          <table:table-cell table:formula="of:=[$'CMS ALL'.A97] &amp; [$'CMS ALL'.C97]">
            <text:p/>
          </table:table-cell>
          <table:table-cell table:number-columns-repeated="1023"/>
        </table:table-row>
        <table:table-row table:style-name="ro1">
          <table:table-cell table:formula="of:=[$'CMS ALL'.A98] &amp; [$'CMS ALL'.C98]">
            <text:p/>
          </table:table-cell>
          <table:table-cell table:number-columns-repeated="1023"/>
        </table:table-row>
        <table:table-row table:style-name="ro1">
          <table:table-cell table:formula="of:=[$'CMS ALL'.A99] &amp; [$'CMS ALL'.C99]">
            <text:p/>
          </table:table-cell>
          <table:table-cell table:number-columns-repeated="1023"/>
        </table:table-row>
        <table:table-row table:style-name="ro1">
          <table:table-cell table:formula="of:=[$'CMS ALL'.A100] &amp; [$'CMS ALL'.C100]">
            <text:p/>
          </table:table-cell>
          <table:table-cell table:number-columns-repeated="1023"/>
        </table:table-row>
        <table:table-row table:style-name="ro1">
          <table:table-cell table:formula="of:=[$'CMS ALL'.A101] &amp; [$'CMS ALL'.C101]">
            <text:p/>
          </table:table-cell>
          <table:table-cell table:number-columns-repeated="1023"/>
        </table:table-row>
        <table:table-row table:style-name="ro1" table:number-rows-repeated="10484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nEN" table:style-name="ta1">
        <table:table-column table:style-name="co3" table:default-cell-style-name="ce10"/>
        <table:table-column table:style-name="co2" table:number-columns-repeated="1023" table:default-cell-style-name="ce10"/>
        <table:table-row table:style-name="ro1">
          <table:table-cell table:formula="of:=[$'CMS ALL'.A2] &amp; [$'CMS ALL'.D2]" office:value-type="string" office:string-value="# Diese Zeilen nicht löschen / Do not remove these lines" calcext:value-type="string">
            <text:p># Diese Zeilen nicht löschen / Do not remove these lines</text:p>
          </table:table-cell>
          <table:table-cell table:number-columns-repeated="1023"/>
        </table:table-row>
        <table:table-row table:style-name="ro1">
          <table:table-cell table:formula="of:=[$'CMS ALL'.A3] &amp; [$'CMS ALL'.D3]" office:value-type="string" office:string-value="#" calcext:value-type="string">
            <text:p>#</text:p>
          </table:table-cell>
          <table:table-cell table:number-columns-repeated="1023"/>
        </table:table-row>
        <table:table-row table:style-name="ro1">
          <table:table-cell table:formula="of:=[$'CMS ALL'.A4] &amp; [$'CMS ALL'.D4]" office:value-type="string" office:string-value="# $Revision: 829 $" calcext:value-type="string">
            <text:p># $Revision: 829 $</text:p>
          </table:table-cell>
          <table:table-cell table:number-columns-repeated="1023"/>
        </table:table-row>
        <table:table-row table:style-name="ro1">
          <table:table-cell table:formula="of:=[$'CMS ALL'.A5] &amp; [$'CMS ALL'.D5]" office:value-type="string" office:string-value="# $LastChangedDate: 2021-02-13 $" calcext:value-type="string">
            <text:p># $LastChangedDate: 2021-02-13 $</text:p>
          </table:table-cell>
          <table:table-cell table:number-columns-repeated="1023"/>
        </table:table-row>
        <table:table-row table:style-name="ro1">
          <table:table-cell table:formula="of:=[$'CMS ALL'.A6] &amp; [$'CMS ALL'.D6]" office:value-type="string" office:string-value="# $Author: hausl78, SteveMoto $" calcext:value-type="string">
            <text:p># $Author: hausl78, SteveMoto $</text:p>
          </table:table-cell>
          <table:table-cell table:number-columns-repeated="1023"/>
        </table:table-row>
        <table:table-row table:style-name="ro1">
          <table:table-cell table:formula="of:=[$'CMS ALL'.A7] &amp; [$'CMS ALL'.D7]" office:value-type="string" office:string-value="#" calcext:value-type="string">
            <text:p>#</text:p>
          </table:table-cell>
          <table:table-cell table:number-columns-repeated="1023"/>
        </table:table-row>
        <table:table-row table:style-name="ro1">
          <table:table-cell table:formula="of:=[$'CMS ALL'.A8] &amp; [$'CMS ALL'.D8]" office:value-type="string" office:string-value="_dateformat_0                                   = %Y-%d-%m, %H:%M:%S" calcext:value-type="string">
            <text:p>_dateformat_0 <text:s text:c="34"/>= %Y-%d-%m, %H:%M:%S</text:p>
          </table:table-cell>
          <table:table-cell table:number-columns-repeated="1023"/>
        </table:table-row>
        <table:table-row table:style-name="ro1">
          <table:table-cell table:formula="of:=[$'CMS ALL'.A9] &amp; [$'CMS ALL'.D9]" office:value-type="string" office:string-value="_translator_0                                   = mozilo" calcext:value-type="string">
            <text:p>_translator_0 <text:s text:c="34"/>= mozilo</text:p>
          </table:table-cell>
          <table:table-cell table:number-columns-repeated="1023"/>
        </table:table-row>
        <table:table-row table:style-name="ro1">
          <table:table-cell table:formula="of:=[$'CMS ALL'.A10] &amp; [$'CMS ALL'.D10]">
            <text:p/>
          </table:table-cell>
          <table:table-cell table:number-columns-repeated="1023"/>
        </table:table-row>
        <table:table-row table:style-name="ro1">
          <table:table-cell table:formula="of:=[$'CMS ALL'.A11] &amp; [$'CMS ALL'.D11]" office:value-type="string" office:string-value="_timezone                                       = " calcext:value-type="string">
            <text:p>_timezone <text:s text:c="38"/>= </text:p>
          </table:table-cell>
          <table:table-cell table:number-columns-repeated="1023"/>
        </table:table-row>
        <table:table-row table:style-name="ro1">
          <table:table-cell table:formula="of:=[$'CMS ALL'.A12] &amp; [$'CMS ALL'.D12]">
            <text:p/>
          </table:table-cell>
          <table:table-cell table:number-columns-repeated="1023"/>
        </table:table-row>
        <table:table-row table:style-name="ro1">
          <table:table-cell table:formula="of:=[$'CMS ALL'.A13] &amp; [$'CMS ALL'.D13]">
            <text:p/>
          </table:table-cell>
          <table:table-cell table:number-columns-repeated="1023"/>
        </table:table-row>
        <table:table-row table:style-name="ro1">
          <table:table-cell table:formula="of:=[$'CMS ALL'.A14] &amp; [$'CMS ALL'.D14]" office:value-type="string" office:string-value="_search_chars_lo                                = " calcext:value-type="string">
            <text:p>_search_chars_lo <text:s text:c="31"/>= </text:p>
          </table:table-cell>
          <table:table-cell table:number-columns-repeated="1023"/>
        </table:table-row>
        <table:table-row table:style-name="ro1">
          <table:table-cell table:formula="of:=[$'CMS ALL'.A15] &amp; [$'CMS ALL'.D15]" office:value-type="string" office:string-value="_search_chars_hi                                = " calcext:value-type="string">
            <text:p>_search_chars_hi <text:s text:c="31"/>= </text:p>
          </table:table-cell>
          <table:table-cell table:number-columns-repeated="1023"/>
        </table:table-row>
        <table:table-row table:style-name="ro1">
          <table:table-cell table:formula="of:=[$'CMS ALL'.A16] &amp; [$'CMS ALL'.D16]">
            <text:p/>
          </table:table-cell>
          <table:table-cell table:number-columns-repeated="1023"/>
        </table:table-row>
        <table:table-row table:style-name="ro1">
          <table:table-cell table:formula="of:=[$'CMS ALL'.A17] &amp; [$'CMS ALL'.D17]" office:value-type="string" office:string-value="# alttext_galleryimage_1                        = Gallery image &quot;{PARAM1}&quot;" calcext:value-type="string">
            <text:p># alttext_galleryimage_1 <text:s text:c="23"/>= Gallery image "{PARAM1}"</text:p>
          </table:table-cell>
          <table:table-cell table:number-columns-repeated="1023"/>
        </table:table-row>
        <table:table-row table:style-name="ro1">
          <table:table-cell table:formula="of:=[$'CMS ALL'.A18] &amp; [$'CMS ALL'.D18]" office:value-type="string" office:string-value="alttext_image_1                                 = Image &quot;{PARAM1}&quot;" calcext:value-type="string">
            <text:p>alttext_image_1 <text:s text:c="32"/>= Image "{PARAM1}"</text:p>
          </table:table-cell>
          <table:table-cell table:number-columns-repeated="1023"/>
        </table:table-row>
        <table:table-row table:style-name="ro1">
          <table:table-cell table:formula="of:=[$'CMS ALL'.A19] &amp; [$'CMS ALL'.D19]" office:value-type="string" office:string-value="anchor_top_0                                    = Back to top" calcext:value-type="string">
            <text:p>anchor_top_0 <text:s text:c="35"/>= Back to top</text:p>
          </table:table-cell>
          <table:table-cell table:number-columns-repeated="1023"/>
        </table:table-row>
        <table:table-row table:style-name="ro1">
          <table:table-cell table:formula="of:=[$'CMS ALL'.A20] &amp; [$'CMS ALL'.D20]" office:value-type="string" office:string-value="message_downloads                               = Downloads" calcext:value-type="string">
            <text:p>message_downloads <text:s text:c="30"/>= Downloads</text:p>
          </table:table-cell>
          <table:table-cell table:number-columns-repeated="1023"/>
        </table:table-row>
        <table:table-row table:style-name="ro1">
          <table:table-cell table:formula="of:=[$'CMS ALL'.A21] &amp; [$'CMS ALL'.D21]" office:value-type="string" office:string-value="message_draft_0                                 = Draft" calcext:value-type="string">
            <text:p>message_draft_0 <text:s text:c="32"/>= Draft</text:p>
          </table:table-cell>
          <table:table-cell table:number-columns-repeated="1023"/>
        </table:table-row>
        <table:table-row table:style-name="ro1">
          <table:table-cell table:formula="of:=[$'CMS ALL'.A22] &amp; [$'CMS ALL'.D22]" office:value-type="string" office:string-value="# message_firstimage_0                          = First image" calcext:value-type="string">
            <text:p># message_firstimage_0 <text:s text:c="25"/>= First image</text:p>
          </table:table-cell>
          <table:table-cell table:number-columns-repeated="1023"/>
        </table:table-row>
        <table:table-row table:style-name="ro1">
          <table:table-cell table:formula="of:=[$'CMS ALL'.A23] &amp; [$'CMS ALL'.D23]" office:value-type="string" office:string-value="message_galleries_0                             = Galleries" calcext:value-type="string">
            <text:p>message_galleries_0 <text:s text:c="28"/>= Galleries</text:p>
          </table:table-cell>
          <table:table-cell table:number-columns-repeated="1023"/>
        </table:table-row>
        <table:table-row table:style-name="ro1">
          <table:table-cell table:formula="of:=[$'CMS ALL'.A24] &amp; [$'CMS ALL'.D24]" office:value-type="string" office:string-value="message_gallery_1                               = Gallery &quot;{PARAM1}&quot;" calcext:value-type="string">
            <text:p>message_gallery_1 <text:s text:c="30"/>= Gallery "{PARAM1}"</text:p>
          </table:table-cell>
          <table:table-cell table:number-columns-repeated="1023"/>
        </table:table-row>
        <table:table-row table:style-name="ro1">
          <table:table-cell table:formula="of:=[$'CMS ALL'.A25] &amp; [$'CMS ALL'.D25]" office:value-type="string" office:string-value="# message_gallery_xoutofy_2                     = (Image {PARAM1} out of {PARAM2})" calcext:value-type="string">
            <text:p># message_gallery_xoutofy_2 <text:s text:c="20"/>= (Image {PARAM1} out of {PARAM2})</text:p>
          </table:table-cell>
          <table:table-cell table:number-columns-repeated="1023"/>
        </table:table-row>
        <table:table-row table:style-name="ro1">
          <table:table-cell table:formula="of:=[$'CMS ALL'.A26] &amp; [$'CMS ALL'.D26]" office:value-type="string" office:string-value="# message_gallerydir_error_1                    = Unknown gallery directory &quot;{PARAM1}&quot;!" calcext:value-type="string">
            <text:p># message_gallerydir_error_1 <text:s text:c="19"/>= Unknown gallery directory "{PARAM1}"!</text:p>
          </table:table-cell>
          <table:table-cell table:number-columns-repeated="1023"/>
        </table:table-row>
        <table:table-row table:style-name="ro1">
          <table:table-cell table:formula="of:=[$'CMS ALL'.A27] &amp; [$'CMS ALL'.D27]" office:value-type="string" office:string-value="# message_gallerydir_error_0                    = No gallery directory given!" calcext:value-type="string">
            <text:p># message_gallerydir_error_0 <text:s text:c="19"/>= No gallery directory given!</text:p>
          </table:table-cell>
          <table:table-cell table:number-columns-repeated="1023"/>
        </table:table-row>
        <table:table-row table:style-name="ro1">
          <table:table-cell table:formula="of:=[$'CMS ALL'.A28] &amp; [$'CMS ALL'.D28]" office:value-type="string" office:string-value="message_galleryembed_error_0                    = Due to the current CMS settings, gallery can only be used embedded." calcext:value-type="string">
            <text:p>message_galleryembed_error_0 <text:s text:c="19"/>= Due to the current CMS settings, gallery can only be used embedded.</text:p>
          </table:table-cell>
          <table:table-cell table:number-columns-repeated="1023"/>
        </table:table-row>
        <table:table-row table:style-name="ro1">
          <table:table-cell table:formula="of:=[$'CMS ALL'.A29] &amp; [$'CMS ALL'.D29]" office:value-type="string" office:string-value="# message_galleryempty_0                        = This gallery contains no images." calcext:value-type="string">
            <text:p># message_galleryempty_0 <text:s text:c="23"/>= This gallery contains no images.</text:p>
          </table:table-cell>
          <table:table-cell table:number-columns-repeated="1023"/>
        </table:table-row>
        <table:table-row table:style-name="ro1">
          <table:table-cell table:formula="of:=[$'CMS ALL'.A30] &amp; [$'CMS ALL'.D30]" office:value-type="string" office:string-value="message_gallerypreviewdir_error_1               = Missing preview directory &quot;{PARAM1}&quot;!" calcext:value-type="string">
            <text:p>message_gallerypreviewdir_error_1 <text:s text:c="14"/>= Missing preview directory "{PARAM1}"!</text:p>
          </table:table-cell>
          <table:table-cell table:number-columns-repeated="1023"/>
        </table:table-row>
        <table:table-row table:style-name="ro1">
          <table:table-cell table:formula="of:=[$'CMS ALL'.A31] &amp; [$'CMS ALL'.D31]" office:value-type="string" office:string-value="# message_gallery_no_preview                    = Preview not available" calcext:value-type="string">
            <text:p># message_gallery_no_preview <text:s text:c="19"/>= Preview not available</text:p>
          </table:table-cell>
          <table:table-cell table:number-columns-repeated="1023"/>
        </table:table-row>
        <table:table-row table:style-name="ro1">
          <table:table-cell table:formula="of:=[$'CMS ALL'.A32] &amp; [$'CMS ALL'.D32]" office:value-type="string" office:string-value="message_lastchange_0                            = Last change:" calcext:value-type="string">
            <text:p>message_lastchange_0 <text:s text:c="27"/>= Last change:</text:p>
          </table:table-cell>
          <table:table-cell table:number-columns-repeated="1023"/>
        </table:table-row>
        <table:table-row table:style-name="ro1">
          <table:table-cell table:formula="of:=[$'CMS ALL'.A33] &amp; [$'CMS ALL'.D33]" office:value-type="string" office:string-value="# message_lastimage_0                           = Last image" calcext:value-type="string">
            <text:p># message_lastimage_0 <text:s text:c="26"/>= Last image</text:p>
          </table:table-cell>
          <table:table-cell table:number-columns-repeated="1023"/>
        </table:table-row>
        <table:table-row table:style-name="ro1">
          <table:table-cell table:formula="of:=[$'CMS ALL'.A34] &amp; [$'CMS ALL'.D34]" office:value-type="string" office:string-value="# message_nextimage_0                           = Next image" calcext:value-type="string">
            <text:p># message_nextimage_0 <text:s text:c="26"/>= Next image</text:p>
          </table:table-cell>
          <table:table-cell table:number-columns-repeated="1023"/>
        </table:table-row>
        <table:table-row table:style-name="ro1">
          <table:table-cell table:formula="of:=[$'CMS ALL'.A35] &amp; [$'CMS ALL'.D35]" office:value-type="string" office:string-value="message_nodatafound_0                           = No matching content found." calcext:value-type="string">
            <text:p>message_nodatafound_0 <text:s text:c="26"/>= No matching content found.</text:p>
          </table:table-cell>
          <table:table-cell table:number-columns-repeated="1023"/>
        </table:table-row>
        <table:table-row table:style-name="ro1">
          <table:table-cell table:formula="of:=[$'CMS ALL'.A36] &amp; [$'CMS ALL'.D36]" office:value-type="string" office:string-value="# message_previousimage_0                       = Previous image" calcext:value-type="string">
            <text:p># message_previousimage_0 <text:s text:c="22"/>= Previous image</text:p>
          </table:table-cell>
          <table:table-cell table:number-columns-repeated="1023"/>
        </table:table-row>
        <table:table-row table:style-name="ro1">
          <table:table-cell table:formula="of:=[$'CMS ALL'.A37] &amp; [$'CMS ALL'.D37]" office:value-type="string" office:string-value="message_search_0                                = Search" calcext:value-type="string">
            <text:p>message_search_0 <text:s text:c="31"/>= Search</text:p>
          </table:table-cell>
          <table:table-cell table:number-columns-repeated="1023"/>
        </table:table-row>
        <table:table-row table:style-name="ro1">
          <table:table-cell table:formula="of:=[$'CMS ALL'.A38] &amp; [$'CMS ALL'.D38]" office:value-type="string" office:string-value="message_searchresult_1                          = Search results for &quot;{PARAM1}&quot;" calcext:value-type="string">
            <text:p>message_searchresult_1 <text:s text:c="25"/>= Search results for "{PARAM1}"</text:p>
          </table:table-cell>
          <table:table-cell table:number-columns-repeated="1023"/>
        </table:table-row>
        <table:table-row table:style-name="ro1">
          <table:table-cell table:formula="of:=[$'CMS ALL'.A39] &amp; [$'CMS ALL'.D39]" office:value-type="string" office:string-value="message_searchnoresult_1                        = " calcext:value-type="string">
            <text:p>message_searchnoresult_1 <text:s text:c="23"/>= </text:p>
          </table:table-cell>
          <table:table-cell table:number-columns-repeated="1023"/>
        </table:table-row>
        <table:table-row table:style-name="ro1">
          <table:table-cell table:formula="of:=[$'CMS ALL'.A40] &amp; [$'CMS ALL'.D40]" office:value-type="string" office:string-value="message_searchhelp_0                            = " calcext:value-type="string">
            <text:p>message_searchhelp_0 <text:s text:c="27"/>= </text:p>
          </table:table-cell>
          <table:table-cell table:number-columns-repeated="1023"/>
        </table:table-row>
        <table:table-row table:style-name="ro1">
          <table:table-cell table:formula="of:=[$'CMS ALL'.A41] &amp; [$'CMS ALL'.D41]" office:value-type="string" office:string-value="message_sitemap_0                               = Sitemap" calcext:value-type="string">
            <text:p>message_sitemap_0 <text:s text:c="30"/>= Sitemap</text:p>
          </table:table-cell>
          <table:table-cell table:number-columns-repeated="1023"/>
        </table:table-row>
        <table:table-row table:style-name="ro1">
          <table:table-cell table:formula="of:=[$'CMS ALL'.A42] &amp; [$'CMS ALL'.D42]" office:value-type="string" office:string-value="message_template_error_1                        = Template file &quot;{PARAM1}&quot; missing! Please contact the admininstrator." calcext:value-type="string">
            <text:p>message_template_error_1 <text:s text:c="23"/>= Template file "{PARAM1}" missing! Please contact the admininstrator.</text:p>
          </table:table-cell>
          <table:table-cell table:number-columns-repeated="1023"/>
        </table:table-row>
        <table:table-row table:style-name="ro1">
          <table:table-cell table:formula="of:=[$'CMS ALL'.A43] &amp; [$'CMS ALL'.D43]" office:value-type="string" office:string-value="passwordform_title_0                            = Password required" calcext:value-type="string">
            <text:p>passwordform_title_0 <text:s text:c="27"/>= Password required</text:p>
          </table:table-cell>
          <table:table-cell table:number-columns-repeated="1023"/>
        </table:table-row>
        <table:table-row table:style-name="ro1">
          <table:table-cell table:formula="of:=[$'CMS ALL'.A44] &amp; [$'CMS ALL'.D44]" office:value-type="string" office:string-value="passwordform_pagepasswordplease_0               = Please enter the password for this page:" calcext:value-type="string">
            <text:p>passwordform_pagepasswordplease_0 <text:s text:c="14"/>= Please enter the password for this page:</text:p>
          </table:table-cell>
          <table:table-cell table:number-columns-repeated="1023"/>
        </table:table-row>
        <table:table-row table:style-name="ro1">
          <table:table-cell table:formula="of:=[$'CMS ALL'.A45] &amp; [$'CMS ALL'.D45]" office:value-type="string" office:string-value="passwordform_message_passwordwrong_0            = Access denied: Wrong password." calcext:value-type="string">
            <text:p>passwordform_message_passwordwrong_0 <text:s text:c="11"/>= Access denied: Wrong password.</text:p>
          </table:table-cell>
          <table:table-cell table:number-columns-repeated="1023"/>
        </table:table-row>
        <table:table-row table:style-name="ro1">
          <table:table-cell table:formula="of:=[$'CMS ALL'.A46] &amp; [$'CMS ALL'.D46]" office:value-type="string" office:string-value="passwordform_send_0                             = Send" calcext:value-type="string">
            <text:p>passwordform_send_0 <text:s text:c="28"/>= Send</text:p>
          </table:table-cell>
          <table:table-cell table:number-columns-repeated="1023"/>
        </table:table-row>
        <table:table-row table:style-name="ro1">
          <table:table-cell table:formula="of:=[$'CMS ALL'.A47] &amp; [$'CMS ALL'.D47]" office:value-type="string" office:string-value="plugin_error_1                                  = General error in plugin {PARAM1}. Please contact the plugin's autor." calcext:value-type="string">
            <text:p>plugin_error_1 <text:s text:c="33"/>= General error in plugin {PARAM1}. Please contact the plugin's autor.</text:p>
          </table:table-cell>
          <table:table-cell table:number-columns-repeated="1023"/>
        </table:table-row>
        <table:table-row table:style-name="ro1">
          <table:table-cell table:formula="of:=[$'CMS ALL'.A48] &amp; [$'CMS ALL'.D48]" office:value-type="string" office:string-value="plugin_error_missing_pluginconf_1               = Error in plugin {PARAM1}: plugin.conf is missing. Please contact the plugin's autor." calcext:value-type="string">
            <text:p>plugin_error_missing_pluginconf_1 <text:s text:c="14"/>= Error in plugin {PARAM1}: plugin.conf is missing. Please contact the plugin's autor.</text:p>
          </table:table-cell>
          <table:table-cell table:number-columns-repeated="1023"/>
        </table:table-row>
        <table:table-row table:style-name="ro1">
          <table:table-cell table:formula="of:=[$'CMS ALL'.A49] &amp; [$'CMS ALL'.D49]" office:value-type="string" office:string-value="plugin_error_missing_method_2                   = Error in plugin {PARAM1}: Method {PARAM2} is missing. Please contact the plugin's autor." calcext:value-type="string">
            <text:p>plugin_error_missing_method_2 <text:s text:c="18"/>= Error in plugin {PARAM1}: Method {PARAM2} is missing. Please contact the plugin's autor.</text:p>
          </table:table-cell>
          <table:table-cell table:number-columns-repeated="1023"/>
        </table:table-row>
        <table:table-row table:style-name="ro1">
          <table:table-cell table:formula="of:=[$'CMS ALL'.A50] &amp; [$'CMS ALL'.D50]" office:value-type="string" office:string-value="plugin_error_value_1                            = " calcext:value-type="string">
            <text:p>plugin_error_value_1 <text:s text:c="27"/>= </text:p>
          </table:table-cell>
          <table:table-cell table:number-columns-repeated="1023"/>
        </table:table-row>
        <table:table-row table:style-name="ro1">
          <table:table-cell table:formula="of:=[$'CMS ALL'.A51] &amp; [$'CMS ALL'.D51]" office:value-type="string" office:string-value="thirsty_programmer                              = Hello, I'd like to have a beer, please! " calcext:value-type="string">
            <text:p>thirsty_programmer <text:s text:c="29"/>= Hello, I'd like to have a beer, please! </text:p>
          </table:table-cell>
          <table:table-cell table:number-columns-repeated="1023"/>
        </table:table-row>
        <table:table-row table:style-name="ro1">
          <table:table-cell table:formula="of:=[$'CMS ALL'.A52] &amp; [$'CMS ALL'.D52]" office:value-type="string" office:string-value="tooltip_anchor_error_1                          = Paragraph &quot;{PARAM1}&quot; doesn't exist" calcext:value-type="string">
            <text:p>tooltip_anchor_error_1 <text:s text:c="25"/>= Paragraph "{PARAM1}" doesn't exist</text:p>
          </table:table-cell>
          <table:table-cell table:number-columns-repeated="1023"/>
        </table:table-row>
        <table:table-row table:style-name="ro1">
          <table:table-cell table:formula="of:=[$'CMS ALL'.A53] &amp; [$'CMS ALL'.D53]" office:value-type="string" office:string-value="tooltip_anchor_goto_1                           = Jump to paragraph &quot;{PARAM1}&quot;" calcext:value-type="string">
            <text:p>tooltip_anchor_goto_1 <text:s text:c="26"/>= Jump to paragraph "{PARAM1}"</text:p>
          </table:table-cell>
          <table:table-cell table:number-columns-repeated="1023"/>
        </table:table-row>
        <table:table-row table:style-name="ro1">
          <table:table-cell table:formula="of:=[$'CMS ALL'.A54] &amp; [$'CMS ALL'.D54]" office:value-type="string" office:string-value="tooltip_anchor_gototop_0                        = Jump back to top" calcext:value-type="string">
            <text:p>tooltip_anchor_gototop_0 <text:s text:c="23"/>= Jump back to top</text:p>
          </table:table-cell>
          <table:table-cell table:number-columns-repeated="1023"/>
        </table:table-row>
        <table:table-row table:style-name="ro1">
          <table:table-cell table:formula="of:=[$'CMS ALL'.A55] &amp; [$'CMS ALL'.D55]" office:value-type="string" office:string-value="tooltip_attribute_error_1                       = Erroneous syntax: Unknown attribute &quot;{PARAM1}&quot;" calcext:value-type="string">
            <text:p>tooltip_attribute_error_1 <text:s text:c="22"/>= Erroneous syntax: Unknown attribute "{PARAM1}"</text:p>
          </table:table-cell>
          <table:table-cell table:number-columns-repeated="1023"/>
        </table:table-row>
        <table:table-row table:style-name="ro1">
          <table:table-cell table:formula="of:=[$'CMS ALL'.A56] &amp; [$'CMS ALL'.D56]" office:value-type="string" office:string-value="tooltip_color_error_1                           = Erroneous color value &quot;{PARAM1}&quot;" calcext:value-type="string">
            <text:p>tooltip_color_error_1 <text:s text:c="26"/>= Erroneous color value "{PARAM1}"</text:p>
          </table:table-cell>
          <table:table-cell table:number-columns-repeated="1023"/>
        </table:table-row>
        <table:table-row table:style-name="ro1">
          <table:table-cell table:formula="of:=[$'CMS ALL'.A57] &amp; [$'CMS ALL'.D57]" office:value-type="string" office:string-value="# tooltip_gallery_fullscreen_1                  = Full size view: &quot;{PARAM1}&quot;" calcext:value-type="string">
            <text:p># tooltip_gallery_fullscreen_1 <text:s text:c="17"/>= Full size view: "{PARAM1}"</text:p>
          </table:table-cell>
          <table:table-cell table:number-columns-repeated="1023"/>
        </table:table-row>
        <table:table-row table:style-name="ro1">
          <table:table-cell table:formula="of:=[$'CMS ALL'.A58] &amp; [$'CMS ALL'.D58]" office:value-type="string" office:string-value="tooltip_image_error_1                           = Unknown file or erroneous adress: &quot;{PARAM1}&quot;" calcext:value-type="string">
            <text:p>tooltip_image_error_1 <text:s text:c="26"/>= Unknown file or erroneous adress: "{PARAM1}"</text:p>
          </table:table-cell>
          <table:table-cell table:number-columns-repeated="1023"/>
        </table:table-row>
        <table:table-row table:style-name="ro1">
          <table:table-cell table:formula="of:=[$'CMS ALL'.A59] &amp; [$'CMS ALL'.D59]" office:value-type="string" office:string-value="tooltip_image_error_2                           = Missing image file &quot;{PARAM1}&quot; in category &quot;{PARAM2}&quot;" calcext:value-type="string">
            <text:p>tooltip_image_error_2 <text:s text:c="26"/>= Missing image file "{PARAM1}" in category "{PARAM2}"</text:p>
          </table:table-cell>
          <table:table-cell table:number-columns-repeated="1023"/>
        </table:table-row>
        <table:table-row table:style-name="ro1">
          <table:table-cell table:formula="of:=[$'CMS ALL'.A60] &amp; [$'CMS ALL'.D60]" office:value-type="string" office:string-value="tooltip_include_recursion_error_0               = Page can't include itself" calcext:value-type="string">
            <text:p>tooltip_include_recursion_error_0 <text:s text:c="14"/>= Page can't include itself</text:p>
          </table:table-cell>
          <table:table-cell table:number-columns-repeated="1023"/>
        </table:table-row>
        <table:table-row table:style-name="ro1">
          <table:table-cell table:formula="of:=[$'CMS ALL'.A61] &amp; [$'CMS ALL'.D61]" office:value-type="string" office:string-value="# tooltip_include_reinclude_error_0             = Includes in included pages not allowed" calcext:value-type="string">
            <text:p># tooltip_include_reinclude_error_0 <text:s text:c="12"/>= Includes in included pages not allowed</text:p>
          </table:table-cell>
          <table:table-cell table:number-columns-repeated="1023"/>
        </table:table-row>
        <table:table-row table:style-name="ro1">
          <table:table-cell table:formula="of:=[$'CMS ALL'.A62] &amp; [$'CMS ALL'.D62]" office:value-type="string" office:string-value="tooltip_link_category_1                         = Change to category &quot;{PARAM1}&quot;" calcext:value-type="string">
            <text:p>tooltip_link_category_1 <text:s text:c="24"/>= Change to category "{PARAM1}"</text:p>
          </table:table-cell>
          <table:table-cell table:number-columns-repeated="1023"/>
        </table:table-row>
        <table:table-row table:style-name="ro1">
          <table:table-cell table:formula="of:=[$'CMS ALL'.A63] &amp; [$'CMS ALL'.D63]" office:value-type="string" office:string-value="tooltip_link_category_error_1                   = Missing category &quot;{PARAM1}&quot;" calcext:value-type="string">
            <text:p>tooltip_link_category_error_1 <text:s text:c="18"/>= Missing category "{PARAM1}"</text:p>
          </table:table-cell>
          <table:table-cell table:number-columns-repeated="1023"/>
        </table:table-row>
        <table:table-row table:style-name="ro1">
          <table:table-cell table:formula="of:=[$'CMS ALL'.A64] &amp; [$'CMS ALL'.D64]" office:value-type="string" office:string-value="tooltip_link_extern_1                           = Call external adress &quot;{PARAM1}&quot;" calcext:value-type="string">
            <text:p>tooltip_link_extern_1 <text:s text:c="26"/>= Call external adress "{PARAM1}"</text:p>
          </table:table-cell>
          <table:table-cell table:number-columns-repeated="1023"/>
        </table:table-row>
        <table:table-row table:style-name="ro1">
          <table:table-cell table:formula="of:=[$'CMS ALL'.A65] &amp; [$'CMS ALL'.D65]" office:value-type="string" office:string-value="tooltip_link_cmsinfo                            = " calcext:value-type="string">
            <text:p>tooltip_link_cmsinfo <text:s text:c="27"/>= </text:p>
          </table:table-cell>
          <table:table-cell table:number-columns-repeated="1023"/>
        </table:table-row>
        <table:table-row table:style-name="ro1">
          <table:table-cell table:formula="of:=[$'CMS ALL'.A66] &amp; [$'CMS ALL'.D66]" office:value-type="string" office:string-value="tooltip_link_extern_error_1                     = Erroneous link adress &quot;{PARAM1}&quot;" calcext:value-type="string">
            <text:p>tooltip_link_extern_error_1 <text:s text:c="20"/>= Erroneous link adress "{PARAM1}"</text:p>
          </table:table-cell>
          <table:table-cell table:number-columns-repeated="1023"/>
        </table:table-row>
        <table:table-row table:style-name="ro1">
          <table:table-cell table:formula="of:=[$'CMS ALL'.A67] &amp; [$'CMS ALL'.D67]" office:value-type="string" office:string-value="tooltip_link_file_1                             = Download file &quot;{PARAM1}&quot;" calcext:value-type="string">
            <text:p>tooltip_link_file_1 <text:s text:c="28"/>= Download file "{PARAM1}"</text:p>
          </table:table-cell>
          <table:table-cell table:number-columns-repeated="1023"/>
        </table:table-row>
        <table:table-row table:style-name="ro1">
          <table:table-cell table:formula="of:=[$'CMS ALL'.A68] &amp; [$'CMS ALL'.D68]" office:value-type="string" office:string-value="tooltip_link_file_2                             = Download file &quot;{PARAM1}&quot; from category &quot;{PARAM2}&quot;" calcext:value-type="string">
            <text:p>tooltip_link_file_2 <text:s text:c="28"/>= Download file "{PARAM1}" from category "{PARAM2}"</text:p>
          </table:table-cell>
          <table:table-cell table:number-columns-repeated="1023"/>
        </table:table-row>
        <table:table-row table:style-name="ro1">
          <table:table-cell table:formula="of:=[$'CMS ALL'.A69] &amp; [$'CMS ALL'.D69]" office:value-type="string" office:string-value="tooltip_link_file_error_1                       = Missing file &quot;{PARAM1}&quot;" calcext:value-type="string">
            <text:p>tooltip_link_file_error_1 <text:s text:c="22"/>= Missing file "{PARAM1}"</text:p>
          </table:table-cell>
          <table:table-cell table:number-columns-repeated="1023"/>
        </table:table-row>
        <table:table-row table:style-name="ro1">
          <table:table-cell table:formula="of:=[$'CMS ALL'.A70] &amp; [$'CMS ALL'.D70]" office:value-type="string" office:string-value="tooltip_link_file_error_2                       = Missing file &quot;{PARAM1}&quot; in category &quot;{PARAM2}&quot;" calcext:value-type="string">
            <text:p>tooltip_link_file_error_2 <text:s text:c="22"/>= Missing file "{PARAM1}" in category "{PARAM2}"</text:p>
          </table:table-cell>
          <table:table-cell table:number-columns-repeated="1023"/>
        </table:table-row>
        <table:table-row table:style-name="ro1">
          <table:table-cell table:formula="of:=[$'CMS ALL'.A71] &amp; [$'CMS ALL'.D71]" office:value-type="string" office:string-value="# tooltip_link_gallery_2                        = View gallery &quot;{PARAM1}&quot; ({PARAM2} images)" calcext:value-type="string">
            <text:p># tooltip_link_gallery_2 <text:s text:c="23"/>= View gallery "{PARAM1}" ({PARAM2} images)</text:p>
          </table:table-cell>
          <table:table-cell table:number-columns-repeated="1023"/>
        </table:table-row>
        <table:table-row table:style-name="ro1">
          <table:table-cell table:formula="of:=[$'CMS ALL'.A72] &amp; [$'CMS ALL'.D72]" office:value-type="string" office:string-value="# tooltip_link_gallery_error_1                  = Missing gallery &quot;{PARAM1}&quot;" calcext:value-type="string">
            <text:p># tooltip_link_gallery_error_1 <text:s text:c="17"/>= Missing gallery "{PARAM1}"</text:p>
          </table:table-cell>
          <table:table-cell table:number-columns-repeated="1023"/>
        </table:table-row>
        <table:table-row table:style-name="ro1">
          <table:table-cell table:formula="of:=[$'CMS ALL'.A73] &amp; [$'CMS ALL'.D73]" office:value-type="string" office:string-value="tooltip_link_mail_1                             = Sent mail to &quot;{PARAM1}&quot;" calcext:value-type="string">
            <text:p>tooltip_link_mail_1 <text:s text:c="28"/>= Sent mail to "{PARAM1}"</text:p>
          </table:table-cell>
          <table:table-cell table:number-columns-repeated="1023"/>
        </table:table-row>
        <table:table-row table:style-name="ro1">
          <table:table-cell table:formula="of:=[$'CMS ALL'.A74] &amp; [$'CMS ALL'.D74]" office:value-type="string" office:string-value="tooltip_link_mail_error_1                       = Erroneous mail adress &quot;{PARAM1}&quot;" calcext:value-type="string">
            <text:p>tooltip_link_mail_error_1 <text:s text:c="22"/>= Erroneous mail adress "{PARAM1}"</text:p>
          </table:table-cell>
          <table:table-cell table:number-columns-repeated="1023"/>
        </table:table-row>
        <table:table-row table:style-name="ro1">
          <table:table-cell table:formula="of:=[$'CMS ALL'.A75] &amp; [$'CMS ALL'.D75]" office:value-type="string" office:string-value="tooltip_link_page_1                             = Show page &quot;{PARAM1}&quot;" calcext:value-type="string">
            <text:p>tooltip_link_page_1 <text:s text:c="28"/>= Show page "{PARAM1}"</text:p>
          </table:table-cell>
          <table:table-cell table:number-columns-repeated="1023"/>
        </table:table-row>
        <table:table-row table:style-name="ro1">
          <table:table-cell table:formula="of:=[$'CMS ALL'.A76] &amp; [$'CMS ALL'.D76]" office:value-type="string" office:string-value="tooltip_link_page_2                             = Show page &quot;{PARAM1}&quot; from category &quot;{PARAM2}&quot;" calcext:value-type="string">
            <text:p>tooltip_link_page_2 <text:s text:c="28"/>= Show page "{PARAM1}" from category "{PARAM2}"</text:p>
          </table:table-cell>
          <table:table-cell table:number-columns-repeated="1023"/>
        </table:table-row>
        <table:table-row table:style-name="ro1">
          <table:table-cell table:formula="of:=[$'CMS ALL'.A77] &amp; [$'CMS ALL'.D77]" office:value-type="string" office:string-value="tooltip_link_page_error_1                       = Missing page &quot;{PARAM1}&quot;" calcext:value-type="string">
            <text:p>tooltip_link_page_error_1 <text:s text:c="22"/>= Missing page "{PARAM1}"</text:p>
          </table:table-cell>
          <table:table-cell table:number-columns-repeated="1023"/>
        </table:table-row>
        <table:table-row table:style-name="ro1">
          <table:table-cell table:formula="of:=[$'CMS ALL'.A78] &amp; [$'CMS ALL'.D78]" office:value-type="string" office:string-value="tooltip_link_page_error_2                       = Missing page &quot;{PARAM1}&quot; in category &quot;{PARAM2}&quot;" calcext:value-type="string">
            <text:p>tooltip_link_page_error_2 <text:s text:c="22"/>= Missing page "{PARAM1}" in category "{PARAM2}"</text:p>
          </table:table-cell>
          <table:table-cell table:number-columns-repeated="1023"/>
        </table:table-row>
        <table:table-row table:style-name="ro1">
          <table:table-cell table:formula="of:=[$'CMS ALL'.A79] &amp; [$'CMS ALL'.D79]" office:value-type="string" office:string-value="tooltip_showsitemap_0                           = Show sitemap" calcext:value-type="string">
            <text:p>tooltip_showsitemap_0 <text:s text:c="26"/>= Show sitemap</text:p>
          </table:table-cell>
          <table:table-cell table:number-columns-repeated="1023"/>
        </table:table-row>
        <table:table-row table:style-name="ro1">
          <table:table-cell table:formula="of:=[$'CMS ALL'.A80] &amp; [$'CMS ALL'.D80]">
            <text:p/>
          </table:table-cell>
          <table:table-cell table:number-columns-repeated="1023"/>
        </table:table-row>
        <table:table-row table:style-name="ro1">
          <table:table-cell table:formula="of:=[$'CMS ALL'.A81] &amp; [$'CMS ALL'.D81]">
            <text:p/>
          </table:table-cell>
          <table:table-cell table:number-columns-repeated="1023"/>
        </table:table-row>
        <table:table-row table:style-name="ro1">
          <table:table-cell table:formula="of:=[$'CMS ALL'.A82] &amp; [$'CMS ALL'.D82]">
            <text:p/>
          </table:table-cell>
          <table:table-cell table:number-columns-repeated="1023"/>
        </table:table-row>
        <table:table-row table:style-name="ro1">
          <table:table-cell table:formula="of:=[$'CMS ALL'.A83] &amp; [$'CMS ALL'.D83]">
            <text:p/>
          </table:table-cell>
          <table:table-cell table:number-columns-repeated="1023"/>
        </table:table-row>
        <table:table-row table:style-name="ro1">
          <table:table-cell table:formula="of:=[$'CMS ALL'.A84] &amp; [$'CMS ALL'.D84]">
            <text:p/>
          </table:table-cell>
          <table:table-cell table:number-columns-repeated="1023"/>
        </table:table-row>
        <table:table-row table:style-name="ro1">
          <table:table-cell table:formula="of:=[$'CMS ALL'.A85] &amp; [$'CMS ALL'.D85]">
            <text:p/>
          </table:table-cell>
          <table:table-cell table:number-columns-repeated="1023"/>
        </table:table-row>
        <table:table-row table:style-name="ro1">
          <table:table-cell table:formula="of:=[$'CMS ALL'.A86] &amp; [$'CMS ALL'.D86]">
            <text:p/>
          </table:table-cell>
          <table:table-cell table:number-columns-repeated="1023"/>
        </table:table-row>
        <table:table-row table:style-name="ro1">
          <table:table-cell table:formula="of:=[$'CMS ALL'.A87] &amp; [$'CMS ALL'.D87]">
            <text:p/>
          </table:table-cell>
          <table:table-cell table:number-columns-repeated="1023"/>
        </table:table-row>
        <table:table-row table:style-name="ro1">
          <table:table-cell table:formula="of:=[$'CMS ALL'.A88] &amp; [$'CMS ALL'.D88]">
            <text:p/>
          </table:table-cell>
          <table:table-cell table:number-columns-repeated="1023"/>
        </table:table-row>
        <table:table-row table:style-name="ro1">
          <table:table-cell table:formula="of:=[$'CMS ALL'.A89] &amp; [$'CMS ALL'.D89]">
            <text:p/>
          </table:table-cell>
          <table:table-cell table:number-columns-repeated="1023"/>
        </table:table-row>
        <table:table-row table:style-name="ro1">
          <table:table-cell table:formula="of:=[$'CMS ALL'.A90] &amp; [$'CMS ALL'.D90]">
            <text:p/>
          </table:table-cell>
          <table:table-cell table:number-columns-repeated="1023"/>
        </table:table-row>
        <table:table-row table:style-name="ro1">
          <table:table-cell table:formula="of:=[$'CMS ALL'.A91] &amp; [$'CMS ALL'.D91]">
            <text:p/>
          </table:table-cell>
          <table:table-cell table:number-columns-repeated="1023"/>
        </table:table-row>
        <table:table-row table:style-name="ro1">
          <table:table-cell table:formula="of:=[$'CMS ALL'.A92] &amp; [$'CMS ALL'.D92]">
            <text:p/>
          </table:table-cell>
          <table:table-cell table:number-columns-repeated="1023"/>
        </table:table-row>
        <table:table-row table:style-name="ro1">
          <table:table-cell table:formula="of:=[$'CMS ALL'.A93] &amp; [$'CMS ALL'.D93]">
            <text:p/>
          </table:table-cell>
          <table:table-cell table:number-columns-repeated="1023"/>
        </table:table-row>
        <table:table-row table:style-name="ro1">
          <table:table-cell table:formula="of:=[$'CMS ALL'.A94] &amp; [$'CMS ALL'.D94]">
            <text:p/>
          </table:table-cell>
          <table:table-cell table:number-columns-repeated="1023"/>
        </table:table-row>
        <table:table-row table:style-name="ro1">
          <table:table-cell table:formula="of:=[$'CMS ALL'.A95] &amp; [$'CMS ALL'.D95]">
            <text:p/>
          </table:table-cell>
          <table:table-cell table:number-columns-repeated="1023"/>
        </table:table-row>
        <table:table-row table:style-name="ro1">
          <table:table-cell table:formula="of:=[$'CMS ALL'.A96] &amp; [$'CMS ALL'.D96]">
            <text:p/>
          </table:table-cell>
          <table:table-cell table:number-columns-repeated="1023"/>
        </table:table-row>
        <table:table-row table:style-name="ro1">
          <table:table-cell table:formula="of:=[$'CMS ALL'.A97] &amp; [$'CMS ALL'.D97]">
            <text:p/>
          </table:table-cell>
          <table:table-cell table:number-columns-repeated="1023"/>
        </table:table-row>
        <table:table-row table:style-name="ro1">
          <table:table-cell table:formula="of:=[$'CMS ALL'.A98] &amp; [$'CMS ALL'.D98]">
            <text:p/>
          </table:table-cell>
          <table:table-cell table:number-columns-repeated="1023"/>
        </table:table-row>
        <table:table-row table:style-name="ro1">
          <table:table-cell table:formula="of:=[$'CMS ALL'.A99] &amp; [$'CMS ALL'.D99]">
            <text:p/>
          </table:table-cell>
          <table:table-cell table:number-columns-repeated="1023"/>
        </table:table-row>
        <table:table-row table:style-name="ro1">
          <table:table-cell table:formula="of:=[$'CMS ALL'.A100] &amp; [$'CMS ALL'.D100]">
            <text:p/>
          </table:table-cell>
          <table:table-cell table:number-columns-repeated="1023"/>
        </table:table-row>
        <table:table-row table:style-name="ro1">
          <table:table-cell table:formula="of:=[$'CMS ALL'.A101] &amp; [$'CMS ALL'.D101]">
            <text:p/>
          </table:table-cell>
          <table:table-cell table:number-columns-repeated="1023"/>
        </table:table-row>
        <table:table-row table:style-name="ro1" table:number-rows-repeated="10484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sES" table:style-name="ta1">
        <table:table-column table:style-name="co3" table:default-cell-style-name="ce10"/>
        <table:table-column table:style-name="co2" table:number-columns-repeated="1023" table:default-cell-style-name="ce10"/>
        <table:table-row table:style-name="ro1">
          <table:table-cell table:formula="of:=[$'CMS ALL'.A2] &amp; [$'CMS ALL'.E2]" office:value-type="string" office:string-value="# Diese Zeilen nicht löschen / Do not remove these lines" calcext:value-type="string">
            <text:p># Diese Zeilen nicht löschen / Do not remove these lines</text:p>
          </table:table-cell>
          <table:table-cell table:number-columns-repeated="1023"/>
        </table:table-row>
        <table:table-row table:style-name="ro1">
          <table:table-cell table:formula="of:=[$'CMS ALL'.A3] &amp; [$'CMS ALL'.E3]" office:value-type="string" office:string-value="#" calcext:value-type="string">
            <text:p>#</text:p>
          </table:table-cell>
          <table:table-cell table:number-columns-repeated="1023"/>
        </table:table-row>
        <table:table-row table:style-name="ro1">
          <table:table-cell table:formula="of:=[$'CMS ALL'.A4] &amp; [$'CMS ALL'.E4]" office:value-type="string" office:string-value="# $Revision: 829 $" calcext:value-type="string">
            <text:p># $Revision: 829 $</text:p>
          </table:table-cell>
          <table:table-cell table:number-columns-repeated="1023"/>
        </table:table-row>
        <table:table-row table:style-name="ro1">
          <table:table-cell table:formula="of:=[$'CMS ALL'.A5] &amp; [$'CMS ALL'.E5]" office:value-type="string" office:string-value="# $LastChangedDate: 2021-02-13 $" calcext:value-type="string">
            <text:p># $LastChangedDate: 2021-02-13 $</text:p>
          </table:table-cell>
          <table:table-cell table:number-columns-repeated="1023"/>
        </table:table-row>
        <table:table-row table:style-name="ro1">
          <table:table-cell table:formula="of:=[$'CMS ALL'.A6] &amp; [$'CMS ALL'.E6]" office:value-type="string" office:string-value="# $Author: hausl78, SteveMoto $" calcext:value-type="string">
            <text:p># $Author: hausl78, SteveMoto $</text:p>
          </table:table-cell>
          <table:table-cell table:number-columns-repeated="1023"/>
        </table:table-row>
        <table:table-row table:style-name="ro1">
          <table:table-cell table:formula="of:=[$'CMS ALL'.A7] &amp; [$'CMS ALL'.E7]" office:value-type="string" office:string-value="#" calcext:value-type="string">
            <text:p>#</text:p>
          </table:table-cell>
          <table:table-cell table:number-columns-repeated="1023"/>
        </table:table-row>
        <table:table-row table:style-name="ro1">
          <table:table-cell table:formula="of:=[$'CMS ALL'.A8] &amp; [$'CMS ALL'.E8]" office:value-type="string" office:string-value="_dateformat_0                                   = %d-%m-%Y, %H:%M:%S" calcext:value-type="string">
            <text:p>_dateformat_0 <text:s text:c="34"/>= %d-%m-%Y, %H:%M:%S</text:p>
          </table:table-cell>
          <table:table-cell table:number-columns-repeated="1023"/>
        </table:table-row>
        <table:table-row table:style-name="ro1">
          <table:table-cell table:formula="of:=[$'CMS ALL'.A9] &amp; [$'CMS ALL'.E9]" office:value-type="string" office:string-value="_translator_0                                   = dnsystem.com" calcext:value-type="string">
            <text:p>_translator_0 <text:s text:c="34"/>= dnsystem.com</text:p>
          </table:table-cell>
          <table:table-cell table:number-columns-repeated="1023"/>
        </table:table-row>
        <table:table-row table:style-name="ro1">
          <table:table-cell table:formula="of:=[$'CMS ALL'.A10] &amp; [$'CMS ALL'.E10]">
            <text:p/>
          </table:table-cell>
          <table:table-cell table:number-columns-repeated="1023"/>
        </table:table-row>
        <table:table-row table:style-name="ro1">
          <table:table-cell table:formula="of:=[$'CMS ALL'.A11] &amp; [$'CMS ALL'.E11]" office:value-type="string" office:string-value="_timezone                                       = " calcext:value-type="string">
            <text:p>_timezone <text:s text:c="38"/>= </text:p>
          </table:table-cell>
          <table:table-cell table:number-columns-repeated="1023"/>
        </table:table-row>
        <table:table-row table:style-name="ro1">
          <table:table-cell table:formula="of:=[$'CMS ALL'.A12] &amp; [$'CMS ALL'.E12]">
            <text:p/>
          </table:table-cell>
          <table:table-cell table:number-columns-repeated="1023"/>
        </table:table-row>
        <table:table-row table:style-name="ro1">
          <table:table-cell table:formula="of:=[$'CMS ALL'.A13] &amp; [$'CMS ALL'.E13]">
            <text:p/>
          </table:table-cell>
          <table:table-cell table:number-columns-repeated="1023"/>
        </table:table-row>
        <table:table-row table:style-name="ro1">
          <table:table-cell table:formula="of:=[$'CMS ALL'.A14] &amp; [$'CMS ALL'.E14]" office:value-type="string" office:string-value="_search_chars_lo                                = " calcext:value-type="string">
            <text:p>_search_chars_lo <text:s text:c="31"/>= </text:p>
          </table:table-cell>
          <table:table-cell table:number-columns-repeated="1023"/>
        </table:table-row>
        <table:table-row table:style-name="ro1">
          <table:table-cell table:formula="of:=[$'CMS ALL'.A15] &amp; [$'CMS ALL'.E15]" office:value-type="string" office:string-value="_search_chars_hi                                = " calcext:value-type="string">
            <text:p>_search_chars_hi <text:s text:c="31"/>= </text:p>
          </table:table-cell>
          <table:table-cell table:number-columns-repeated="1023"/>
        </table:table-row>
        <table:table-row table:style-name="ro1">
          <table:table-cell table:formula="of:=[$'CMS ALL'.A16] &amp; [$'CMS ALL'.E16]">
            <text:p/>
          </table:table-cell>
          <table:table-cell table:number-columns-repeated="1023"/>
        </table:table-row>
        <table:table-row table:style-name="ro1">
          <table:table-cell table:formula="of:=[$'CMS ALL'.A17] &amp; [$'CMS ALL'.E17]" office:value-type="string" office:string-value="# alttext_galleryimage_1                        = Gallería de im&amp;aacute;genes &quot;{PARAM1}&quot;" calcext:value-type="string">
            <text:p># alttext_galleryimage_1 <text:s text:c="23"/>= Gallería de im&amp;aacute;genes "{PARAM1}"</text:p>
          </table:table-cell>
          <table:table-cell table:number-columns-repeated="1023"/>
        </table:table-row>
        <table:table-row table:style-name="ro1">
          <table:table-cell table:formula="of:=[$'CMS ALL'.A18] &amp; [$'CMS ALL'.E18]" office:value-type="string" office:string-value="alttext_image_1                                 = imagen &quot;{PARAM1}&quot;" calcext:value-type="string">
            <text:p>alttext_image_1 <text:s text:c="32"/>= imagen "{PARAM1}"</text:p>
          </table:table-cell>
          <table:table-cell table:number-columns-repeated="1023"/>
        </table:table-row>
        <table:table-row table:style-name="ro1">
          <table:table-cell table:formula="of:=[$'CMS ALL'.A19] &amp; [$'CMS ALL'.E19]" office:value-type="string" office:string-value="anchor_top_0                                    = " calcext:value-type="string">
            <text:p>anchor_top_0 <text:s text:c="35"/>= </text:p>
          </table:table-cell>
          <table:table-cell table:number-columns-repeated="1023"/>
        </table:table-row>
        <table:table-row table:style-name="ro1">
          <table:table-cell table:formula="of:=[$'CMS ALL'.A20] &amp; [$'CMS ALL'.E20]" office:value-type="string" office:string-value="message_downloads                               = Descargas" calcext:value-type="string">
            <text:p>message_downloads <text:s text:c="30"/>= Descargas</text:p>
          </table:table-cell>
          <table:table-cell table:number-columns-repeated="1023"/>
        </table:table-row>
        <table:table-row table:style-name="ro1">
          <table:table-cell table:formula="of:=[$'CMS ALL'.A21] &amp; [$'CMS ALL'.E21]" office:value-type="string" office:string-value="message_draft_0                                 = Borrador" calcext:value-type="string">
            <text:p>message_draft_0 <text:s text:c="32"/>= Borrador</text:p>
          </table:table-cell>
          <table:table-cell table:number-columns-repeated="1023"/>
        </table:table-row>
        <table:table-row table:style-name="ro1">
          <table:table-cell table:formula="of:=[$'CMS ALL'.A22] &amp; [$'CMS ALL'.E22]" office:value-type="string" office:string-value="# message_firstimage_0                          = Primera imagen" calcext:value-type="string">
            <text:p># message_firstimage_0 <text:s text:c="25"/>= Primera imagen</text:p>
          </table:table-cell>
          <table:table-cell table:number-columns-repeated="1023"/>
        </table:table-row>
        <table:table-row table:style-name="ro1">
          <table:table-cell table:formula="of:=[$'CMS ALL'.A23] &amp; [$'CMS ALL'.E23]" office:value-type="string" office:string-value="message_galleries_0                             = Gallerías" calcext:value-type="string">
            <text:p>message_galleries_0 <text:s text:c="28"/>= Gallerías</text:p>
          </table:table-cell>
          <table:table-cell table:number-columns-repeated="1023"/>
        </table:table-row>
        <table:table-row table:style-name="ro1">
          <table:table-cell table:formula="of:=[$'CMS ALL'.A24] &amp; [$'CMS ALL'.E24]" office:value-type="string" office:string-value="message_gallery_1                               = Gallería &quot;{PARAM1}&quot;" calcext:value-type="string">
            <text:p>message_gallery_1 <text:s text:c="30"/>= Gallería "{PARAM1}"</text:p>
          </table:table-cell>
          <table:table-cell table:number-columns-repeated="1023"/>
        </table:table-row>
        <table:table-row table:style-name="ro1">
          <table:table-cell table:formula="of:=[$'CMS ALL'.A25] &amp; [$'CMS ALL'.E25]" office:value-type="string" office:string-value="# message_gallery_xoutofy_2                     = (imagen {PARAM1} fuera de {PARAM2})" calcext:value-type="string">
            <text:p># message_gallery_xoutofy_2 <text:s text:c="20"/>= (imagen {PARAM1} fuera de {PARAM2})</text:p>
          </table:table-cell>
          <table:table-cell table:number-columns-repeated="1023"/>
        </table:table-row>
        <table:table-row table:style-name="ro1">
          <table:table-cell table:formula="of:=[$'CMS ALL'.A26] &amp; [$'CMS ALL'.E26]" office:value-type="string" office:string-value="# message_gallerydir_error_1                    = Directorio de Galería desconocido &quot;{PARAM1}&quot;!" calcext:value-type="string">
            <text:p># message_gallerydir_error_1 <text:s text:c="19"/>= Directorio de Galería desconocido "{PARAM1}"!</text:p>
          </table:table-cell>
          <table:table-cell table:number-columns-repeated="1023"/>
        </table:table-row>
        <table:table-row table:style-name="ro1">
          <table:table-cell table:formula="of:=[$'CMS ALL'.A27] &amp; [$'CMS ALL'.E27]" office:value-type="string" office:string-value="# message_gallerydir_error_0                    = " calcext:value-type="string">
            <text:p># message_gallerydir_error_0 <text:s text:c="19"/>= </text:p>
          </table:table-cell>
          <table:table-cell table:number-columns-repeated="1023"/>
        </table:table-row>
        <table:table-row table:style-name="ro1">
          <table:table-cell table:formula="of:=[$'CMS ALL'.A28] &amp; [$'CMS ALL'.E28]" office:value-type="string" office:string-value="message_galleryembed_error_0                    = " calcext:value-type="string">
            <text:p>message_galleryembed_error_0 <text:s text:c="19"/>= </text:p>
          </table:table-cell>
          <table:table-cell table:number-columns-repeated="1023"/>
        </table:table-row>
        <table:table-row table:style-name="ro1">
          <table:table-cell table:formula="of:=[$'CMS ALL'.A29] &amp; [$'CMS ALL'.E29]" office:value-type="string" office:string-value="# message_galleryempty_0                        = Esta galería no contiene imagenes." calcext:value-type="string">
            <text:p># message_galleryempty_0 <text:s text:c="23"/>= Esta galería no contiene imagenes.</text:p>
          </table:table-cell>
          <table:table-cell table:number-columns-repeated="1023"/>
        </table:table-row>
        <table:table-row table:style-name="ro1">
          <table:table-cell table:formula="of:=[$'CMS ALL'.A30] &amp; [$'CMS ALL'.E30]" office:value-type="string" office:string-value="message_gallerypreviewdir_error_1               = Directorio perdido &quot;{PARAM1}&quot;!" calcext:value-type="string">
            <text:p>message_gallerypreviewdir_error_1 <text:s text:c="14"/>= Directorio perdido "{PARAM1}"!</text:p>
          </table:table-cell>
          <table:table-cell table:number-columns-repeated="1023"/>
        </table:table-row>
        <table:table-row table:style-name="ro1">
          <table:table-cell table:formula="of:=[$'CMS ALL'.A31] &amp; [$'CMS ALL'.E31]" office:value-type="string" office:string-value="# message_gallery_no_preview                    = " calcext:value-type="string">
            <text:p># message_gallery_no_preview <text:s text:c="19"/>= </text:p>
          </table:table-cell>
          <table:table-cell table:number-columns-repeated="1023"/>
        </table:table-row>
        <table:table-row table:style-name="ro1">
          <table:table-cell table:formula="of:=[$'CMS ALL'.A32] &amp; [$'CMS ALL'.E32]" office:value-type="string" office:string-value="message_lastchange_0                            = último cambio:" calcext:value-type="string">
            <text:p>message_lastchange_0 <text:s text:c="27"/>= último cambio:</text:p>
          </table:table-cell>
          <table:table-cell table:number-columns-repeated="1023"/>
        </table:table-row>
        <table:table-row table:style-name="ro1">
          <table:table-cell table:formula="of:=[$'CMS ALL'.A33] &amp; [$'CMS ALL'.E33]" office:value-type="string" office:string-value="# message_lastimage_0                           = última imagen" calcext:value-type="string">
            <text:p># message_lastimage_0 <text:s text:c="26"/>= última imagen</text:p>
          </table:table-cell>
          <table:table-cell table:number-columns-repeated="1023"/>
        </table:table-row>
        <table:table-row table:style-name="ro1">
          <table:table-cell table:formula="of:=[$'CMS ALL'.A34] &amp; [$'CMS ALL'.E34]" office:value-type="string" office:string-value="# message_nextimage_0                           = siguiente imagen" calcext:value-type="string">
            <text:p># message_nextimage_0 <text:s text:c="26"/>= siguiente imagen</text:p>
          </table:table-cell>
          <table:table-cell table:number-columns-repeated="1023"/>
        </table:table-row>
        <table:table-row table:style-name="ro1">
          <table:table-cell table:formula="of:=[$'CMS ALL'.A35] &amp; [$'CMS ALL'.E35]" office:value-type="string" office:string-value="message_nodatafound_0                           = No se encontraron coincidencias." calcext:value-type="string">
            <text:p>message_nodatafound_0 <text:s text:c="26"/>= No se encontraron coincidencias.</text:p>
          </table:table-cell>
          <table:table-cell table:number-columns-repeated="1023"/>
        </table:table-row>
        <table:table-row table:style-name="ro1">
          <table:table-cell table:formula="of:=[$'CMS ALL'.A36] &amp; [$'CMS ALL'.E36]" office:value-type="string" office:string-value="# message_previousimage_0                       = Imagen previa" calcext:value-type="string">
            <text:p># message_previousimage_0 <text:s text:c="22"/>= Imagen previa</text:p>
          </table:table-cell>
          <table:table-cell table:number-columns-repeated="1023"/>
        </table:table-row>
        <table:table-row table:style-name="ro1">
          <table:table-cell table:formula="of:=[$'CMS ALL'.A37] &amp; [$'CMS ALL'.E37]" office:value-type="string" office:string-value="message_search_0                                = Buscar" calcext:value-type="string">
            <text:p>message_search_0 <text:s text:c="31"/>= Buscar</text:p>
          </table:table-cell>
          <table:table-cell table:number-columns-repeated="1023"/>
        </table:table-row>
        <table:table-row table:style-name="ro1">
          <table:table-cell table:formula="of:=[$'CMS ALL'.A38] &amp; [$'CMS ALL'.E38]" office:value-type="string" office:string-value="message_searchresult_1                          = Buscar resultados por &quot;{PARAM1}&quot;" calcext:value-type="string">
            <text:p>message_searchresult_1 <text:s text:c="25"/>= Buscar resultados por "{PARAM1}"</text:p>
          </table:table-cell>
          <table:table-cell table:number-columns-repeated="1023"/>
        </table:table-row>
        <table:table-row table:style-name="ro1">
          <table:table-cell table:formula="of:=[$'CMS ALL'.A39] &amp; [$'CMS ALL'.E39]" office:value-type="string" office:string-value="message_searchnoresult_1                        = " calcext:value-type="string">
            <text:p>message_searchnoresult_1 <text:s text:c="23"/>= </text:p>
          </table:table-cell>
          <table:table-cell table:number-columns-repeated="1023"/>
        </table:table-row>
        <table:table-row table:style-name="ro1">
          <table:table-cell table:formula="of:=[$'CMS ALL'.A40] &amp; [$'CMS ALL'.E40]" office:value-type="string" office:string-value="message_searchhelp_0                            = " calcext:value-type="string">
            <text:p>message_searchhelp_0 <text:s text:c="27"/>= </text:p>
          </table:table-cell>
          <table:table-cell table:number-columns-repeated="1023"/>
        </table:table-row>
        <table:table-row table:style-name="ro1">
          <table:table-cell table:formula="of:=[$'CMS ALL'.A41] &amp; [$'CMS ALL'.E41]" office:value-type="string" office:string-value="message_sitemap_0                               = Mapa del sitio" calcext:value-type="string">
            <text:p>message_sitemap_0 <text:s text:c="30"/>= Mapa del sitio</text:p>
          </table:table-cell>
          <table:table-cell table:number-columns-repeated="1023"/>
        </table:table-row>
        <table:table-row table:style-name="ro1">
          <table:table-cell table:formula="of:=[$'CMS ALL'.A42] &amp; [$'CMS ALL'.E42]" office:value-type="string" office:string-value="message_template_error_1                        = Archivo de Template &quot;{PARAM1}&quot; perdido! Por favor contacta con el administrador." calcext:value-type="string">
            <text:p>message_template_error_1 <text:s text:c="23"/>= Archivo de Template "{PARAM1}" perdido! Por favor contacta con el administrador.</text:p>
          </table:table-cell>
          <table:table-cell table:number-columns-repeated="1023"/>
        </table:table-row>
        <table:table-row table:style-name="ro1">
          <table:table-cell table:formula="of:=[$'CMS ALL'.A43] &amp; [$'CMS ALL'.E43]" office:value-type="string" office:string-value="passwordform_title_0                            = " calcext:value-type="string">
            <text:p>passwordform_title_0 <text:s text:c="27"/>= </text:p>
          </table:table-cell>
          <table:table-cell table:number-columns-repeated="1023"/>
        </table:table-row>
        <table:table-row table:style-name="ro1">
          <table:table-cell table:formula="of:=[$'CMS ALL'.A44] &amp; [$'CMS ALL'.E44]" office:value-type="string" office:string-value="passwordform_pagepasswordplease_0               = " calcext:value-type="string">
            <text:p>passwordform_pagepasswordplease_0 <text:s text:c="14"/>= </text:p>
          </table:table-cell>
          <table:table-cell table:number-columns-repeated="1023"/>
        </table:table-row>
        <table:table-row table:style-name="ro1">
          <table:table-cell table:formula="of:=[$'CMS ALL'.A45] &amp; [$'CMS ALL'.E45]" office:value-type="string" office:string-value="passwordform_message_passwordwrong_0            = " calcext:value-type="string">
            <text:p>passwordform_message_passwordwrong_0 <text:s text:c="11"/>= </text:p>
          </table:table-cell>
          <table:table-cell table:number-columns-repeated="1023"/>
        </table:table-row>
        <table:table-row table:style-name="ro1">
          <table:table-cell table:formula="of:=[$'CMS ALL'.A46] &amp; [$'CMS ALL'.E46]" office:value-type="string" office:string-value="passwordform_send_0                             = " calcext:value-type="string">
            <text:p>passwordform_send_0 <text:s text:c="28"/>= </text:p>
          </table:table-cell>
          <table:table-cell table:number-columns-repeated="1023"/>
        </table:table-row>
        <table:table-row table:style-name="ro1">
          <table:table-cell table:formula="of:=[$'CMS ALL'.A47] &amp; [$'CMS ALL'.E47]" office:value-type="string" office:string-value="plugin_error_1                                  = " calcext:value-type="string">
            <text:p>plugin_error_1 <text:s text:c="33"/>= </text:p>
          </table:table-cell>
          <table:table-cell table:number-columns-repeated="1023"/>
        </table:table-row>
        <table:table-row table:style-name="ro1">
          <table:table-cell table:formula="of:=[$'CMS ALL'.A48] &amp; [$'CMS ALL'.E48]" office:value-type="string" office:string-value="plugin_error_missing_pluginconf_1               = " calcext:value-type="string">
            <text:p>plugin_error_missing_pluginconf_1 <text:s text:c="14"/>= </text:p>
          </table:table-cell>
          <table:table-cell table:number-columns-repeated="1023"/>
        </table:table-row>
        <table:table-row table:style-name="ro1">
          <table:table-cell table:formula="of:=[$'CMS ALL'.A49] &amp; [$'CMS ALL'.E49]" office:value-type="string" office:string-value="plugin_error_missing_method_2                   = " calcext:value-type="string">
            <text:p>plugin_error_missing_method_2 <text:s text:c="18"/>= </text:p>
          </table:table-cell>
          <table:table-cell table:number-columns-repeated="1023"/>
        </table:table-row>
        <table:table-row table:style-name="ro1">
          <table:table-cell table:formula="of:=[$'CMS ALL'.A50] &amp; [$'CMS ALL'.E50]" office:value-type="string" office:string-value="plugin_error_value_1                            = " calcext:value-type="string">
            <text:p>plugin_error_value_1 <text:s text:c="27"/>= </text:p>
          </table:table-cell>
          <table:table-cell table:number-columns-repeated="1023"/>
        </table:table-row>
        <table:table-row table:style-name="ro1">
          <table:table-cell table:formula="of:=[$'CMS ALL'.A51] &amp; [$'CMS ALL'.E51]" office:value-type="string" office:string-value="thirsty_programmer                              = " calcext:value-type="string">
            <text:p>thirsty_programmer <text:s text:c="29"/>= </text:p>
          </table:table-cell>
          <table:table-cell table:number-columns-repeated="1023"/>
        </table:table-row>
        <table:table-row table:style-name="ro1">
          <table:table-cell table:formula="of:=[$'CMS ALL'.A52] &amp; [$'CMS ALL'.E52]" office:value-type="string" office:string-value="tooltip_anchor_error_1                          = " calcext:value-type="string">
            <text:p>tooltip_anchor_error_1 <text:s text:c="25"/>= </text:p>
          </table:table-cell>
          <table:table-cell table:number-columns-repeated="1023"/>
        </table:table-row>
        <table:table-row table:style-name="ro1">
          <table:table-cell table:formula="of:=[$'CMS ALL'.A53] &amp; [$'CMS ALL'.E53]" office:value-type="string" office:string-value="tooltip_anchor_goto_1                           = " calcext:value-type="string">
            <text:p>tooltip_anchor_goto_1 <text:s text:c="26"/>= </text:p>
          </table:table-cell>
          <table:table-cell table:number-columns-repeated="1023"/>
        </table:table-row>
        <table:table-row table:style-name="ro1">
          <table:table-cell table:formula="of:=[$'CMS ALL'.A54] &amp; [$'CMS ALL'.E54]" office:value-type="string" office:string-value="tooltip_anchor_gototop_0                        = " calcext:value-type="string">
            <text:p>tooltip_anchor_gototop_0 <text:s text:c="23"/>= </text:p>
          </table:table-cell>
          <table:table-cell table:number-columns-repeated="1023"/>
        </table:table-row>
        <table:table-row table:style-name="ro1">
          <table:table-cell table:formula="of:=[$'CMS ALL'.A55] &amp; [$'CMS ALL'.E55]" office:value-type="string" office:string-value="tooltip_attribute_error_1                       = Sintaxis errónea: Atributo desconocido &quot;{PARAM1}&quot;" calcext:value-type="string">
            <text:p>tooltip_attribute_error_1 <text:s text:c="22"/>= Sintaxis errónea: Atributo desconocido "{PARAM1}"</text:p>
          </table:table-cell>
          <table:table-cell table:number-columns-repeated="1023"/>
        </table:table-row>
        <table:table-row table:style-name="ro1">
          <table:table-cell table:formula="of:=[$'CMS ALL'.A56] &amp; [$'CMS ALL'.E56]" office:value-type="string" office:string-value="tooltip_color_error_1                           = Valor de color erróneo &quot;{PARAM1}&quot;" calcext:value-type="string">
            <text:p>tooltip_color_error_1 <text:s text:c="26"/>= Valor de color erróneo "{PARAM1}"</text:p>
          </table:table-cell>
          <table:table-cell table:number-columns-repeated="1023"/>
        </table:table-row>
        <table:table-row table:style-name="ro1">
          <table:table-cell table:formula="of:=[$'CMS ALL'.A57] &amp; [$'CMS ALL'.E57]" office:value-type="string" office:string-value="# tooltip_gallery_fullscreen_1                  = Vista a tamaño completo: &quot;{PARAM1}&quot;" calcext:value-type="string">
            <text:p># tooltip_gallery_fullscreen_1 <text:s text:c="17"/>= Vista a tamaño completo: "{PARAM1}"</text:p>
          </table:table-cell>
          <table:table-cell table:number-columns-repeated="1023"/>
        </table:table-row>
        <table:table-row table:style-name="ro1">
          <table:table-cell table:formula="of:=[$'CMS ALL'.A58] &amp; [$'CMS ALL'.E58]" office:value-type="string" office:string-value="tooltip_image_error_1                           = Archivo desconocido o dirección errónea: &quot;{PARAM1}&quot;" calcext:value-type="string">
            <text:p>tooltip_image_error_1 <text:s text:c="26"/>= Archivo desconocido o dirección errónea: "{PARAM1}"</text:p>
          </table:table-cell>
          <table:table-cell table:number-columns-repeated="1023"/>
        </table:table-row>
        <table:table-row table:style-name="ro1">
          <table:table-cell table:formula="of:=[$'CMS ALL'.A59] &amp; [$'CMS ALL'.E59]" office:value-type="string" office:string-value="tooltip_image_error_2                           = Archivo de imagen perdido &quot;{PARAM1}&quot; en categoría &quot;{PARAM2}&quot;" calcext:value-type="string">
            <text:p>tooltip_image_error_2 <text:s text:c="26"/>= Archivo de imagen perdido "{PARAM1}" en categoría "{PARAM2}"</text:p>
          </table:table-cell>
          <table:table-cell table:number-columns-repeated="1023"/>
        </table:table-row>
        <table:table-row table:style-name="ro1">
          <table:table-cell table:formula="of:=[$'CMS ALL'.A60] &amp; [$'CMS ALL'.E60]" office:value-type="string" office:string-value="tooltip_include_recursion_error_0               = La p&amp;aacute;gina no puede incluirse a sí misma" calcext:value-type="string">
            <text:p>tooltip_include_recursion_error_0 <text:s text:c="14"/>= La p&amp;aacute;gina no puede incluirse a sí misma</text:p>
          </table:table-cell>
          <table:table-cell table:number-columns-repeated="1023"/>
        </table:table-row>
        <table:table-row table:style-name="ro1">
          <table:table-cell table:formula="of:=[$'CMS ALL'.A61] &amp; [$'CMS ALL'.E61]" office:value-type="string" office:string-value="# tooltip_include_reinclude_error_0             = Includes no permitidos" calcext:value-type="string">
            <text:p># tooltip_include_reinclude_error_0 <text:s text:c="12"/>= Includes no permitidos</text:p>
          </table:table-cell>
          <table:table-cell table:number-columns-repeated="1023"/>
        </table:table-row>
        <table:table-row table:style-name="ro1">
          <table:table-cell table:formula="of:=[$'CMS ALL'.A62] &amp; [$'CMS ALL'.E62]" office:value-type="string" office:string-value="tooltip_link_category_1                         = Cambiar a categoría &quot;{PARAM1}&quot;" calcext:value-type="string">
            <text:p>tooltip_link_category_1 <text:s text:c="24"/>= Cambiar a categoría "{PARAM1}"</text:p>
          </table:table-cell>
          <table:table-cell table:number-columns-repeated="1023"/>
        </table:table-row>
        <table:table-row table:style-name="ro1">
          <table:table-cell table:formula="of:=[$'CMS ALL'.A63] &amp; [$'CMS ALL'.E63]" office:value-type="string" office:string-value="tooltip_link_category_error_1                   = Categoría perdida &quot;{PARAM1}&quot;" calcext:value-type="string">
            <text:p>tooltip_link_category_error_1 <text:s text:c="18"/>= Categoría perdida "{PARAM1}"</text:p>
          </table:table-cell>
          <table:table-cell table:number-columns-repeated="1023"/>
        </table:table-row>
        <table:table-row table:style-name="ro1">
          <table:table-cell table:formula="of:=[$'CMS ALL'.A64] &amp; [$'CMS ALL'.E64]" office:value-type="string" office:string-value="tooltip_link_extern_1                           = Llamar dirección externa &quot;{PARAM1}&quot;" calcext:value-type="string">
            <text:p>tooltip_link_extern_1 <text:s text:c="26"/>= Llamar dirección externa "{PARAM1}"</text:p>
          </table:table-cell>
          <table:table-cell table:number-columns-repeated="1023"/>
        </table:table-row>
        <table:table-row table:style-name="ro1">
          <table:table-cell table:formula="of:=[$'CMS ALL'.A65] &amp; [$'CMS ALL'.E65]" office:value-type="string" office:string-value="tooltip_link_cmsinfo                            = " calcext:value-type="string">
            <text:p>tooltip_link_cmsinfo <text:s text:c="27"/>= </text:p>
          </table:table-cell>
          <table:table-cell table:number-columns-repeated="1023"/>
        </table:table-row>
        <table:table-row table:style-name="ro1">
          <table:table-cell table:formula="of:=[$'CMS ALL'.A66] &amp; [$'CMS ALL'.E66]" office:value-type="string" office:string-value="tooltip_link_extern_error_1                     = Enlace erróneo &quot;{PARAM1}&quot;" calcext:value-type="string">
            <text:p>tooltip_link_extern_error_1 <text:s text:c="20"/>= Enlace erróneo "{PARAM1}"</text:p>
          </table:table-cell>
          <table:table-cell table:number-columns-repeated="1023"/>
        </table:table-row>
        <table:table-row table:style-name="ro1">
          <table:table-cell table:formula="of:=[$'CMS ALL'.A67] &amp; [$'CMS ALL'.E67]" office:value-type="string" office:string-value="tooltip_link_file_1                             = Descargar archivo &quot;{PARAM1}&quot;" calcext:value-type="string">
            <text:p>tooltip_link_file_1 <text:s text:c="28"/>= Descargar archivo "{PARAM1}"</text:p>
          </table:table-cell>
          <table:table-cell table:number-columns-repeated="1023"/>
        </table:table-row>
        <table:table-row table:style-name="ro1">
          <table:table-cell table:formula="of:=[$'CMS ALL'.A68] &amp; [$'CMS ALL'.E68]" office:value-type="string" office:string-value="tooltip_link_file_2                             = Descargar archivo &quot;{PARAM1}&quot; desde la categoría &quot;{PARAM2}&quot;" calcext:value-type="string">
            <text:p>tooltip_link_file_2 <text:s text:c="28"/>= Descargar archivo "{PARAM1}" desde la categoría "{PARAM2}"</text:p>
          </table:table-cell>
          <table:table-cell table:number-columns-repeated="1023"/>
        </table:table-row>
        <table:table-row table:style-name="ro1">
          <table:table-cell table:formula="of:=[$'CMS ALL'.A69] &amp; [$'CMS ALL'.E69]" office:value-type="string" office:string-value="tooltip_link_file_error_1                       = Archivo no encontrado &quot;{PARAM1}&quot;" calcext:value-type="string">
            <text:p>tooltip_link_file_error_1 <text:s text:c="22"/>= Archivo no encontrado "{PARAM1}"</text:p>
          </table:table-cell>
          <table:table-cell table:number-columns-repeated="1023"/>
        </table:table-row>
        <table:table-row table:style-name="ro1">
          <table:table-cell table:formula="of:=[$'CMS ALL'.A70] &amp; [$'CMS ALL'.E70]" office:value-type="string" office:string-value="tooltip_link_file_error_2                       = Archivo no encontrado &quot;{PARAM1}&quot; en la categoría &quot;{PARAM2}&quot;" calcext:value-type="string">
            <text:p>tooltip_link_file_error_2 <text:s text:c="22"/>= Archivo no encontrado "{PARAM1}" en la categoría "{PARAM2}"</text:p>
          </table:table-cell>
          <table:table-cell table:number-columns-repeated="1023"/>
        </table:table-row>
        <table:table-row table:style-name="ro1">
          <table:table-cell table:formula="of:=[$'CMS ALL'.A71] &amp; [$'CMS ALL'.E71]" office:value-type="string" office:string-value="# tooltip_link_gallery_2                        = Ver galería &quot;{PARAM1}&quot; ({PARAM2} imagenes)" calcext:value-type="string">
            <text:p># tooltip_link_gallery_2 <text:s text:c="23"/>= Ver galería "{PARAM1}" ({PARAM2} imagenes)</text:p>
          </table:table-cell>
          <table:table-cell table:number-columns-repeated="1023"/>
        </table:table-row>
        <table:table-row table:style-name="ro1">
          <table:table-cell table:formula="of:=[$'CMS ALL'.A72] &amp; [$'CMS ALL'.E72]" office:value-type="string" office:string-value="# tooltip_link_gallery_error_1                  = Galería perdida &quot;{PARAM1}&quot;" calcext:value-type="string">
            <text:p># tooltip_link_gallery_error_1 <text:s text:c="17"/>= Galería perdida "{PARAM1}"</text:p>
          </table:table-cell>
          <table:table-cell table:number-columns-repeated="1023"/>
        </table:table-row>
        <table:table-row table:style-name="ro1">
          <table:table-cell table:formula="of:=[$'CMS ALL'.A73] &amp; [$'CMS ALL'.E73]" office:value-type="string" office:string-value="tooltip_link_mail_1                             = Enviar email a &quot;{PARAM1}&quot;" calcext:value-type="string">
            <text:p>tooltip_link_mail_1 <text:s text:c="28"/>= Enviar email a "{PARAM1}"</text:p>
          </table:table-cell>
          <table:table-cell table:number-columns-repeated="1023"/>
        </table:table-row>
        <table:table-row table:style-name="ro1">
          <table:table-cell table:formula="of:=[$'CMS ALL'.A74] &amp; [$'CMS ALL'.E74]" office:value-type="string" office:string-value="tooltip_link_mail_error_1                       = Email erróneo &quot;{PARAM1}&quot;" calcext:value-type="string">
            <text:p>tooltip_link_mail_error_1 <text:s text:c="22"/>= Email erróneo "{PARAM1}"</text:p>
          </table:table-cell>
          <table:table-cell table:number-columns-repeated="1023"/>
        </table:table-row>
        <table:table-row table:style-name="ro1">
          <table:table-cell table:formula="of:=[$'CMS ALL'.A75] &amp; [$'CMS ALL'.E75]" office:value-type="string" office:string-value="tooltip_link_page_1                             = Mostrar pagina &quot;{PARAM1}&quot;" calcext:value-type="string">
            <text:p>tooltip_link_page_1 <text:s text:c="28"/>= Mostrar pagina "{PARAM1}"</text:p>
          </table:table-cell>
          <table:table-cell table:number-columns-repeated="1023"/>
        </table:table-row>
        <table:table-row table:style-name="ro1">
          <table:table-cell table:formula="of:=[$'CMS ALL'.A76] &amp; [$'CMS ALL'.E76]" office:value-type="string" office:string-value="tooltip_link_page_2                             = Mostrar pagina &quot;{PARAM1}&quot; desde categoría &quot;{PARAM2}&quot;" calcext:value-type="string">
            <text:p>tooltip_link_page_2 <text:s text:c="28"/>= Mostrar pagina "{PARAM1}" desde categoría "{PARAM2}"</text:p>
          </table:table-cell>
          <table:table-cell table:number-columns-repeated="1023"/>
        </table:table-row>
        <table:table-row table:style-name="ro1">
          <table:table-cell table:formula="of:=[$'CMS ALL'.A77] &amp; [$'CMS ALL'.E77]" office:value-type="string" office:string-value="tooltip_link_page_error_1                       = Pagina no encontrada &quot;{PARAM1}&quot;" calcext:value-type="string">
            <text:p>tooltip_link_page_error_1 <text:s text:c="22"/>= Pagina no encontrada "{PARAM1}"</text:p>
          </table:table-cell>
          <table:table-cell table:number-columns-repeated="1023"/>
        </table:table-row>
        <table:table-row table:style-name="ro1">
          <table:table-cell table:formula="of:=[$'CMS ALL'.A78] &amp; [$'CMS ALL'.E78]" office:value-type="string" office:string-value="tooltip_link_page_error_2                       = Pagina no encontrada &quot;{PARAM1}&quot; in categoría &quot;{PARAM2}&quot;" calcext:value-type="string">
            <text:p>tooltip_link_page_error_2 <text:s text:c="22"/>= Pagina no encontrada "{PARAM1}" in categoría "{PARAM2}"</text:p>
          </table:table-cell>
          <table:table-cell table:number-columns-repeated="1023"/>
        </table:table-row>
        <table:table-row table:style-name="ro1">
          <table:table-cell table:formula="of:=[$'CMS ALL'.A79] &amp; [$'CMS ALL'.E79]" office:value-type="string" office:string-value="tooltip_showsitemap_0                           = Mostras mapa del sitio" calcext:value-type="string">
            <text:p>tooltip_showsitemap_0 <text:s text:c="26"/>= Mostras mapa del sitio</text:p>
          </table:table-cell>
          <table:table-cell table:number-columns-repeated="1023"/>
        </table:table-row>
        <table:table-row table:style-name="ro1">
          <table:table-cell table:formula="of:=[$'CMS ALL'.A80] &amp; [$'CMS ALL'.E80]">
            <text:p/>
          </table:table-cell>
          <table:table-cell table:number-columns-repeated="1023"/>
        </table:table-row>
        <table:table-row table:style-name="ro1">
          <table:table-cell table:formula="of:=[$'CMS ALL'.A81] &amp; [$'CMS ALL'.E81]">
            <text:p/>
          </table:table-cell>
          <table:table-cell table:number-columns-repeated="1023"/>
        </table:table-row>
        <table:table-row table:style-name="ro1">
          <table:table-cell table:formula="of:=[$'CMS ALL'.A82] &amp; [$'CMS ALL'.E82]">
            <text:p/>
          </table:table-cell>
          <table:table-cell table:number-columns-repeated="1023"/>
        </table:table-row>
        <table:table-row table:style-name="ro1">
          <table:table-cell table:formula="of:=[$'CMS ALL'.A83] &amp; [$'CMS ALL'.E83]">
            <text:p/>
          </table:table-cell>
          <table:table-cell table:number-columns-repeated="1023"/>
        </table:table-row>
        <table:table-row table:style-name="ro1">
          <table:table-cell table:formula="of:=[$'CMS ALL'.A84] &amp; [$'CMS ALL'.E84]">
            <text:p/>
          </table:table-cell>
          <table:table-cell table:number-columns-repeated="1023"/>
        </table:table-row>
        <table:table-row table:style-name="ro1">
          <table:table-cell table:formula="of:=[$'CMS ALL'.A85] &amp; [$'CMS ALL'.E85]">
            <text:p/>
          </table:table-cell>
          <table:table-cell table:number-columns-repeated="1023"/>
        </table:table-row>
        <table:table-row table:style-name="ro1">
          <table:table-cell table:formula="of:=[$'CMS ALL'.A86] &amp; [$'CMS ALL'.E86]">
            <text:p/>
          </table:table-cell>
          <table:table-cell table:number-columns-repeated="1023"/>
        </table:table-row>
        <table:table-row table:style-name="ro1">
          <table:table-cell table:formula="of:=[$'CMS ALL'.A87] &amp; [$'CMS ALL'.E87]">
            <text:p/>
          </table:table-cell>
          <table:table-cell table:number-columns-repeated="1023"/>
        </table:table-row>
        <table:table-row table:style-name="ro1">
          <table:table-cell table:formula="of:=[$'CMS ALL'.A88] &amp; [$'CMS ALL'.E88]">
            <text:p/>
          </table:table-cell>
          <table:table-cell table:number-columns-repeated="1023"/>
        </table:table-row>
        <table:table-row table:style-name="ro1">
          <table:table-cell table:formula="of:=[$'CMS ALL'.A89] &amp; [$'CMS ALL'.E89]">
            <text:p/>
          </table:table-cell>
          <table:table-cell table:number-columns-repeated="1023"/>
        </table:table-row>
        <table:table-row table:style-name="ro1">
          <table:table-cell table:formula="of:=[$'CMS ALL'.A90] &amp; [$'CMS ALL'.E90]">
            <text:p/>
          </table:table-cell>
          <table:table-cell table:number-columns-repeated="1023"/>
        </table:table-row>
        <table:table-row table:style-name="ro1">
          <table:table-cell table:formula="of:=[$'CMS ALL'.A91] &amp; [$'CMS ALL'.E91]">
            <text:p/>
          </table:table-cell>
          <table:table-cell table:number-columns-repeated="1023"/>
        </table:table-row>
        <table:table-row table:style-name="ro1">
          <table:table-cell table:formula="of:=[$'CMS ALL'.A92] &amp; [$'CMS ALL'.E92]">
            <text:p/>
          </table:table-cell>
          <table:table-cell table:number-columns-repeated="1023"/>
        </table:table-row>
        <table:table-row table:style-name="ro1">
          <table:table-cell table:formula="of:=[$'CMS ALL'.A93] &amp; [$'CMS ALL'.E93]">
            <text:p/>
          </table:table-cell>
          <table:table-cell table:number-columns-repeated="1023"/>
        </table:table-row>
        <table:table-row table:style-name="ro1">
          <table:table-cell table:formula="of:=[$'CMS ALL'.A94] &amp; [$'CMS ALL'.E94]">
            <text:p/>
          </table:table-cell>
          <table:table-cell table:number-columns-repeated="1023"/>
        </table:table-row>
        <table:table-row table:style-name="ro1">
          <table:table-cell table:formula="of:=[$'CMS ALL'.A95] &amp; [$'CMS ALL'.E95]">
            <text:p/>
          </table:table-cell>
          <table:table-cell table:number-columns-repeated="1023"/>
        </table:table-row>
        <table:table-row table:style-name="ro1">
          <table:table-cell table:formula="of:=[$'CMS ALL'.A96] &amp; [$'CMS ALL'.E96]">
            <text:p/>
          </table:table-cell>
          <table:table-cell table:number-columns-repeated="1023"/>
        </table:table-row>
        <table:table-row table:style-name="ro1">
          <table:table-cell table:formula="of:=[$'CMS ALL'.A97] &amp; [$'CMS ALL'.E97]">
            <text:p/>
          </table:table-cell>
          <table:table-cell table:number-columns-repeated="1023"/>
        </table:table-row>
        <table:table-row table:style-name="ro1">
          <table:table-cell table:formula="of:=[$'CMS ALL'.A98] &amp; [$'CMS ALL'.E98]">
            <text:p/>
          </table:table-cell>
          <table:table-cell table:number-columns-repeated="1023"/>
        </table:table-row>
        <table:table-row table:style-name="ro1">
          <table:table-cell table:formula="of:=[$'CMS ALL'.A99] &amp; [$'CMS ALL'.E99]">
            <text:p/>
          </table:table-cell>
          <table:table-cell table:number-columns-repeated="1023"/>
        </table:table-row>
        <table:table-row table:style-name="ro1">
          <table:table-cell table:formula="of:=[$'CMS ALL'.A100] &amp; [$'CMS ALL'.E100]">
            <text:p/>
          </table:table-cell>
          <table:table-cell table:number-columns-repeated="1023"/>
        </table:table-row>
        <table:table-row table:style-name="ro1">
          <table:table-cell table:formula="of:=[$'CMS ALL'.A101] &amp; [$'CMS ALL'.E101]">
            <text:p/>
          </table:table-cell>
          <table:table-cell table:number-columns-repeated="1023"/>
        </table:table-row>
        <table:table-row table:style-name="ro1" table:number-rows-repeated="10484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rFR" table:style-name="ta1">
        <table:table-column table:style-name="co3" table:default-cell-style-name="ce10"/>
        <table:table-column table:style-name="co2" table:number-columns-repeated="1023" table:default-cell-style-name="ce10"/>
        <table:table-row table:style-name="ro1">
          <table:table-cell table:formula="of:=[$'CMS ALL'.A2] &amp; [$'CMS ALL'.F2]" office:value-type="string" office:string-value="# Diese Zeilen nicht löschen / Do not remove these lines" calcext:value-type="string">
            <text:p># Diese Zeilen nicht löschen / Do not remove these lines</text:p>
          </table:table-cell>
          <table:table-cell table:number-columns-repeated="1023"/>
        </table:table-row>
        <table:table-row table:style-name="ro1">
          <table:table-cell table:formula="of:=[$'CMS ALL'.A3] &amp; [$'CMS ALL'.F3]" office:value-type="string" office:string-value="#" calcext:value-type="string">
            <text:p>#</text:p>
          </table:table-cell>
          <table:table-cell table:number-columns-repeated="1023"/>
        </table:table-row>
        <table:table-row table:style-name="ro1">
          <table:table-cell table:formula="of:=[$'CMS ALL'.A4] &amp; [$'CMS ALL'.F4]" office:value-type="string" office:string-value="# $Revision: 829 $" calcext:value-type="string">
            <text:p># $Revision: 829 $</text:p>
          </table:table-cell>
          <table:table-cell table:number-columns-repeated="1023"/>
        </table:table-row>
        <table:table-row table:style-name="ro1">
          <table:table-cell table:formula="of:=[$'CMS ALL'.A5] &amp; [$'CMS ALL'.F5]" office:value-type="string" office:string-value="# $LastChangedDate: 2021-02-13 $" calcext:value-type="string">
            <text:p># $LastChangedDate: 2021-02-13 $</text:p>
          </table:table-cell>
          <table:table-cell table:number-columns-repeated="1023"/>
        </table:table-row>
        <table:table-row table:style-name="ro1">
          <table:table-cell table:formula="of:=[$'CMS ALL'.A6] &amp; [$'CMS ALL'.F6]" office:value-type="string" office:string-value="# $Author: hausl78, SteveMoto $" calcext:value-type="string">
            <text:p># $Author: hausl78, SteveMoto $</text:p>
          </table:table-cell>
          <table:table-cell table:number-columns-repeated="1023"/>
        </table:table-row>
        <table:table-row table:style-name="ro1">
          <table:table-cell table:formula="of:=[$'CMS ALL'.A7] &amp; [$'CMS ALL'.F7]" office:value-type="string" office:string-value="#" calcext:value-type="string">
            <text:p>#</text:p>
          </table:table-cell>
          <table:table-cell table:number-columns-repeated="1023"/>
        </table:table-row>
        <table:table-row table:style-name="ro1">
          <table:table-cell table:formula="of:=[$'CMS ALL'.A8] &amp; [$'CMS ALL'.F8]" office:value-type="string" office:string-value="_dateformat_0                                   = le %d %m %Y, %H:%M:%S" calcext:value-type="string">
            <text:p>_dateformat_0 <text:s text:c="34"/>= le %d %m %Y, %H:%M:%S</text:p>
          </table:table-cell>
          <table:table-cell table:number-columns-repeated="1023"/>
        </table:table-row>
        <table:table-row table:style-name="ro1">
          <table:table-cell table:formula="of:=[$'CMS ALL'.A9] &amp; [$'CMS ALL'.F9]" office:value-type="string" office:string-value="_translator_0                                   = Jens Rieger, Etienne Ruedin" calcext:value-type="string">
            <text:p>_translator_0 <text:s text:c="34"/>= Jens Rieger, Etienne Ruedin</text:p>
          </table:table-cell>
          <table:table-cell table:number-columns-repeated="1023"/>
        </table:table-row>
        <table:table-row table:style-name="ro1">
          <table:table-cell table:formula="of:=[$'CMS ALL'.A10] &amp; [$'CMS ALL'.F10]">
            <text:p/>
          </table:table-cell>
          <table:table-cell table:number-columns-repeated="1023"/>
        </table:table-row>
        <table:table-row table:style-name="ro1">
          <table:table-cell table:formula="of:=[$'CMS ALL'.A11] &amp; [$'CMS ALL'.F11]" office:value-type="string" office:string-value="_timezone                                       = " calcext:value-type="string">
            <text:p>_timezone <text:s text:c="38"/>= </text:p>
          </table:table-cell>
          <table:table-cell table:number-columns-repeated="1023"/>
        </table:table-row>
        <table:table-row table:style-name="ro1">
          <table:table-cell table:formula="of:=[$'CMS ALL'.A12] &amp; [$'CMS ALL'.F12]">
            <text:p/>
          </table:table-cell>
          <table:table-cell table:number-columns-repeated="1023"/>
        </table:table-row>
        <table:table-row table:style-name="ro1">
          <table:table-cell table:formula="of:=[$'CMS ALL'.A13] &amp; [$'CMS ALL'.F13]">
            <text:p/>
          </table:table-cell>
          <table:table-cell table:number-columns-repeated="1023"/>
        </table:table-row>
        <table:table-row table:style-name="ro1">
          <table:table-cell table:formula="of:=[$'CMS ALL'.A14] &amp; [$'CMS ALL'.F14]" office:value-type="string" office:string-value="_search_chars_lo                                = " calcext:value-type="string">
            <text:p>_search_chars_lo <text:s text:c="31"/>= </text:p>
          </table:table-cell>
          <table:table-cell table:number-columns-repeated="1023"/>
        </table:table-row>
        <table:table-row table:style-name="ro1">
          <table:table-cell table:formula="of:=[$'CMS ALL'.A15] &amp; [$'CMS ALL'.F15]" office:value-type="string" office:string-value="_search_chars_hi                                = " calcext:value-type="string">
            <text:p>_search_chars_hi <text:s text:c="31"/>= </text:p>
          </table:table-cell>
          <table:table-cell table:number-columns-repeated="1023"/>
        </table:table-row>
        <table:table-row table:style-name="ro1">
          <table:table-cell table:formula="of:=[$'CMS ALL'.A16] &amp; [$'CMS ALL'.F16]">
            <text:p/>
          </table:table-cell>
          <table:table-cell table:number-columns-repeated="1023"/>
        </table:table-row>
        <table:table-row table:style-name="ro1">
          <table:table-cell table:formula="of:=[$'CMS ALL'.A17] &amp; [$'CMS ALL'.F17]" office:value-type="string" office:string-value="# alttext_galleryimage_1                        = Galerie d'images &quot;{PARAM1}&quot;" calcext:value-type="string">
            <text:p># alttext_galleryimage_1 <text:s text:c="23"/>= Galerie d'images "{PARAM1}"</text:p>
          </table:table-cell>
          <table:table-cell table:number-columns-repeated="1023"/>
        </table:table-row>
        <table:table-row table:style-name="ro1">
          <table:table-cell table:formula="of:=[$'CMS ALL'.A18] &amp; [$'CMS ALL'.F18]" office:value-type="string" office:string-value="alttext_image_1                                 = Image &quot;{PARAM1}&quot;" calcext:value-type="string">
            <text:p>alttext_image_1 <text:s text:c="32"/>= Image "{PARAM1}"</text:p>
          </table:table-cell>
          <table:table-cell table:number-columns-repeated="1023"/>
        </table:table-row>
        <table:table-row table:style-name="ro1">
          <table:table-cell table:formula="of:=[$'CMS ALL'.A19] &amp; [$'CMS ALL'.F19]" office:value-type="string" office:string-value="anchor_top_0                                    = Vers le haut" calcext:value-type="string">
            <text:p>anchor_top_0 <text:s text:c="35"/>= Vers le haut</text:p>
          </table:table-cell>
          <table:table-cell table:number-columns-repeated="1023"/>
        </table:table-row>
        <table:table-row table:style-name="ro1">
          <table:table-cell table:formula="of:=[$'CMS ALL'.A20] &amp; [$'CMS ALL'.F20]" office:value-type="string" office:string-value="message_downloads                               = Télécharger" calcext:value-type="string">
            <text:p>message_downloads <text:s text:c="30"/>= Télécharger</text:p>
          </table:table-cell>
          <table:table-cell table:number-columns-repeated="1023"/>
        </table:table-row>
        <table:table-row table:style-name="ro1">
          <table:table-cell table:formula="of:=[$'CMS ALL'.A21] &amp; [$'CMS ALL'.F21]" office:value-type="string" office:string-value="message_draft_0                                 = Esquisse" calcext:value-type="string">
            <text:p>message_draft_0 <text:s text:c="32"/>= Esquisse</text:p>
          </table:table-cell>
          <table:table-cell table:number-columns-repeated="1023"/>
        </table:table-row>
        <table:table-row table:style-name="ro1">
          <table:table-cell table:formula="of:=[$'CMS ALL'.A22] &amp; [$'CMS ALL'.F22]" office:value-type="string" office:string-value="# message_firstimage_0                          = Première image" calcext:value-type="string">
            <text:p># message_firstimage_0 <text:s text:c="25"/>= Première image</text:p>
          </table:table-cell>
          <table:table-cell table:number-columns-repeated="1023"/>
        </table:table-row>
        <table:table-row table:style-name="ro1">
          <table:table-cell table:formula="of:=[$'CMS ALL'.A23] &amp; [$'CMS ALL'.F23]" office:value-type="string" office:string-value="message_galleries_0                             = Galeries" calcext:value-type="string">
            <text:p>message_galleries_0 <text:s text:c="28"/>= Galeries</text:p>
          </table:table-cell>
          <table:table-cell table:number-columns-repeated="1023"/>
        </table:table-row>
        <table:table-row table:style-name="ro1">
          <table:table-cell table:formula="of:=[$'CMS ALL'.A24] &amp; [$'CMS ALL'.F24]" office:value-type="string" office:string-value="message_gallery_1                               = Galerie &quot;{PARAM1}&quot;" calcext:value-type="string">
            <text:p>message_gallery_1 <text:s text:c="30"/>= Galerie "{PARAM1}"</text:p>
          </table:table-cell>
          <table:table-cell table:number-columns-repeated="1023"/>
        </table:table-row>
        <table:table-row table:style-name="ro1">
          <table:table-cell table:formula="of:=[$'CMS ALL'.A25] &amp; [$'CMS ALL'.F25]" office:value-type="string" office:string-value="# message_gallery_xoutofy_2                     = (Image {PARAM1} de {PARAM2})" calcext:value-type="string">
            <text:p># message_gallery_xoutofy_2 <text:s text:c="20"/>= (Image {PARAM1} de {PARAM2})</text:p>
          </table:table-cell>
          <table:table-cell table:number-columns-repeated="1023"/>
        </table:table-row>
        <table:table-row table:style-name="ro1">
          <table:table-cell table:formula="of:=[$'CMS ALL'.A26] &amp; [$'CMS ALL'.F26]" office:value-type="string" office:string-value="# message_gallerydir_error_1                    = Répertoire de la galerie &quot;{PARAM1}&quot; inconnu!" calcext:value-type="string">
            <text:p># message_gallerydir_error_1 <text:s text:c="19"/>= Répertoire de la galerie "{PARAM1}" inconnu!</text:p>
          </table:table-cell>
          <table:table-cell table:number-columns-repeated="1023"/>
        </table:table-row>
        <table:table-row table:style-name="ro1">
          <table:table-cell table:formula="of:=[$'CMS ALL'.A27] &amp; [$'CMS ALL'.F27]" office:value-type="string" office:string-value="# message_gallerydir_error_0                    = Aucun répertoire de galerie n'est donné!" calcext:value-type="string">
            <text:p># message_gallerydir_error_0 <text:s text:c="19"/>= Aucun répertoire de galerie n'est donné!</text:p>
          </table:table-cell>
          <table:table-cell table:number-columns-repeated="1023"/>
        </table:table-row>
        <table:table-row table:style-name="ro1">
          <table:table-cell table:formula="of:=[$'CMS ALL'.A28] &amp; [$'CMS ALL'.F28]" office:value-type="string" office:string-value="message_galleryembed_error_0                    = En raison des paramètres actuels du CMS, la galerie ne peut être utilisée qu'embarquée." calcext:value-type="string">
            <text:p>message_galleryembed_error_0 <text:s text:c="19"/>= En raison des paramètres actuels du CMS, la galerie ne peut être utilisée qu'embarquée.</text:p>
          </table:table-cell>
          <table:table-cell table:number-columns-repeated="1023"/>
        </table:table-row>
        <table:table-row table:style-name="ro1">
          <table:table-cell table:formula="of:=[$'CMS ALL'.A29] &amp; [$'CMS ALL'.F29]" office:value-type="string" office:string-value="# message_galleryempty_0                        = Cette galerie ne contient pas d'images." calcext:value-type="string">
            <text:p># message_galleryempty_0 <text:s text:c="23"/>= Cette galerie ne contient pas d'images.</text:p>
          </table:table-cell>
          <table:table-cell table:number-columns-repeated="1023"/>
        </table:table-row>
        <table:table-row table:style-name="ro1">
          <table:table-cell table:formula="of:=[$'CMS ALL'.A30] &amp; [$'CMS ALL'.F30]" office:value-type="string" office:string-value="message_gallerypreviewdir_error_1               = Aperçu répertoire manquant &quot;{PARAM1}&quot;!" calcext:value-type="string">
            <text:p>message_gallerypreviewdir_error_1 <text:s text:c="14"/>= Aperçu répertoire manquant "{PARAM1}"!</text:p>
          </table:table-cell>
          <table:table-cell table:number-columns-repeated="1023"/>
        </table:table-row>
        <table:table-row table:style-name="ro1">
          <table:table-cell table:formula="of:=[$'CMS ALL'.A31] &amp; [$'CMS ALL'.F31]" office:value-type="string" office:string-value="# message_gallery_no_preview                    = Aperçu non disponible" calcext:value-type="string">
            <text:p># message_gallery_no_preview <text:s text:c="19"/>= Aperçu non disponible</text:p>
          </table:table-cell>
          <table:table-cell table:number-columns-repeated="1023"/>
        </table:table-row>
        <table:table-row table:style-name="ro1">
          <table:table-cell table:formula="of:=[$'CMS ALL'.A32] &amp; [$'CMS ALL'.F32]" office:value-type="string" office:string-value="message_lastchange_0                            = Dernière modification:" calcext:value-type="string">
            <text:p>message_lastchange_0 <text:s text:c="27"/>= Dernière modification:</text:p>
          </table:table-cell>
          <table:table-cell table:number-columns-repeated="1023"/>
        </table:table-row>
        <table:table-row table:style-name="ro1">
          <table:table-cell table:formula="of:=[$'CMS ALL'.A33] &amp; [$'CMS ALL'.F33]" office:value-type="string" office:string-value="# message_lastimage_0                           = Dernière image" calcext:value-type="string">
            <text:p># message_lastimage_0 <text:s text:c="26"/>= Dernière image</text:p>
          </table:table-cell>
          <table:table-cell table:number-columns-repeated="1023"/>
        </table:table-row>
        <table:table-row table:style-name="ro1">
          <table:table-cell table:formula="of:=[$'CMS ALL'.A34] &amp; [$'CMS ALL'.F34]" office:value-type="string" office:string-value="# message_nextimage_0                           = Prochaine image" calcext:value-type="string">
            <text:p># message_nextimage_0 <text:s text:c="26"/>= Prochaine image</text:p>
          </table:table-cell>
          <table:table-cell table:number-columns-repeated="1023"/>
        </table:table-row>
        <table:table-row table:style-name="ro1">
          <table:table-cell table:formula="of:=[$'CMS ALL'.A35] &amp; [$'CMS ALL'.F35]" office:value-type="string" office:string-value="message_nodatafound_0                           = Pas de contenus adaptés." calcext:value-type="string">
            <text:p>message_nodatafound_0 <text:s text:c="26"/>= Pas de contenus adaptés.</text:p>
          </table:table-cell>
          <table:table-cell table:number-columns-repeated="1023"/>
        </table:table-row>
        <table:table-row table:style-name="ro1">
          <table:table-cell table:formula="of:=[$'CMS ALL'.A36] &amp; [$'CMS ALL'.F36]" office:value-type="string" office:string-value="# message_previousimage_0                       = Image précédente" calcext:value-type="string">
            <text:p># message_previousimage_0 <text:s text:c="22"/>= Image précédente</text:p>
          </table:table-cell>
          <table:table-cell table:number-columns-repeated="1023"/>
        </table:table-row>
        <table:table-row table:style-name="ro1">
          <table:table-cell table:formula="of:=[$'CMS ALL'.A37] &amp; [$'CMS ALL'.F37]" office:value-type="string" office:string-value="message_search_0                                = Rechercher" calcext:value-type="string">
            <text:p>message_search_0 <text:s text:c="31"/>= Rechercher</text:p>
          </table:table-cell>
          <table:table-cell table:number-columns-repeated="1023"/>
        </table:table-row>
        <table:table-row table:style-name="ro1">
          <table:table-cell table:formula="of:=[$'CMS ALL'.A38] &amp; [$'CMS ALL'.F38]" office:value-type="string" office:string-value="message_searchresult_1                          = Résultats de la recherche pour &quot;{PARAM1}&quot;" calcext:value-type="string">
            <text:p>message_searchresult_1 <text:s text:c="25"/>= Résultats de la recherche pour "{PARAM1}"</text:p>
          </table:table-cell>
          <table:table-cell table:number-columns-repeated="1023"/>
        </table:table-row>
        <table:table-row table:style-name="ro1">
          <table:table-cell table:formula="of:=[$'CMS ALL'.A39] &amp; [$'CMS ALL'.F39]" office:value-type="string" office:string-value="message_searchnoresult_1                        = " calcext:value-type="string">
            <text:p>message_searchnoresult_1 <text:s text:c="23"/>= </text:p>
          </table:table-cell>
          <table:table-cell table:number-columns-repeated="1023"/>
        </table:table-row>
        <table:table-row table:style-name="ro1">
          <table:table-cell table:formula="of:=[$'CMS ALL'.A40] &amp; [$'CMS ALL'.F40]" office:value-type="string" office:string-value="message_searchhelp_0                            = " calcext:value-type="string">
            <text:p>message_searchhelp_0 <text:s text:c="27"/>= </text:p>
          </table:table-cell>
          <table:table-cell table:number-columns-repeated="1023"/>
        </table:table-row>
        <table:table-row table:style-name="ro1">
          <table:table-cell table:formula="of:=[$'CMS ALL'.A41] &amp; [$'CMS ALL'.F41]" office:value-type="string" office:string-value="message_sitemap_0                               = Plan du site" calcext:value-type="string">
            <text:p>message_sitemap_0 <text:s text:c="30"/>= Plan du site</text:p>
          </table:table-cell>
          <table:table-cell table:number-columns-repeated="1023"/>
        </table:table-row>
        <table:table-row table:style-name="ro1">
          <table:table-cell table:formula="of:=[$'CMS ALL'.A42] &amp; [$'CMS ALL'.F42]" office:value-type="string" office:string-value="message_template_error_1                        = Fichier de modèle &quot;{PARAM1}&quot; est absent! Veuillez contacter l'administrateur." calcext:value-type="string">
            <text:p>message_template_error_1 <text:s text:c="23"/>= Fichier de modèle "{PARAM1}" est absent! Veuillez contacter l'administrateur.</text:p>
          </table:table-cell>
          <table:table-cell table:number-columns-repeated="1023"/>
        </table:table-row>
        <table:table-row table:style-name="ro1">
          <table:table-cell table:formula="of:=[$'CMS ALL'.A43] &amp; [$'CMS ALL'.F43]" office:value-type="string" office:string-value="passwordform_title_0                            = Mot de passe demandé" calcext:value-type="string">
            <text:p>passwordform_title_0 <text:s text:c="27"/>= Mot de passe demandé</text:p>
          </table:table-cell>
          <table:table-cell table:number-columns-repeated="1023"/>
        </table:table-row>
        <table:table-row table:style-name="ro1">
          <table:table-cell table:formula="of:=[$'CMS ALL'.A44] &amp; [$'CMS ALL'.F44]" office:value-type="string" office:string-value="passwordform_pagepasswordplease_0               = Veuillez entrer le mot de passe de cette page:" calcext:value-type="string">
            <text:p>passwordform_pagepasswordplease_0 <text:s text:c="14"/>= Veuillez entrer le mot de passe de cette page:</text:p>
          </table:table-cell>
          <table:table-cell table:number-columns-repeated="1023"/>
        </table:table-row>
        <table:table-row table:style-name="ro1">
          <table:table-cell table:formula="of:=[$'CMS ALL'.A45] &amp; [$'CMS ALL'.F45]" office:value-type="string" office:string-value="passwordform_message_passwordwrong_0            = Accès refusé: Mauvais mot de passe." calcext:value-type="string">
            <text:p>passwordform_message_passwordwrong_0 <text:s text:c="11"/>= Accès refusé: Mauvais mot de passe.</text:p>
          </table:table-cell>
          <table:table-cell table:number-columns-repeated="1023"/>
        </table:table-row>
        <table:table-row table:style-name="ro1">
          <table:table-cell table:formula="of:=[$'CMS ALL'.A46] &amp; [$'CMS ALL'.F46]" office:value-type="string" office:string-value="passwordform_send_0                             = Envoyer" calcext:value-type="string">
            <text:p>passwordform_send_0 <text:s text:c="28"/>= Envoyer</text:p>
          </table:table-cell>
          <table:table-cell table:number-columns-repeated="1023"/>
        </table:table-row>
        <table:table-row table:style-name="ro1">
          <table:table-cell table:formula="of:=[$'CMS ALL'.A47] &amp; [$'CMS ALL'.F47]" office:value-type="string" office:string-value="plugin_error_1                                  = Erreur générale dans le plugiciel {PARAM1}. Veuillez contacter l'auteur du plugiciel." calcext:value-type="string">
            <text:p>plugin_error_1 <text:s text:c="33"/>= Erreur générale dans le plugiciel {PARAM1}. Veuillez contacter l'auteur du plugiciel.</text:p>
          </table:table-cell>
          <table:table-cell table:number-columns-repeated="1023"/>
        </table:table-row>
        <table:table-row table:style-name="ro1">
          <table:table-cell table:formula="of:=[$'CMS ALL'.A48] &amp; [$'CMS ALL'.F48]" office:value-type="string" office:string-value="plugin_error_missing_pluginconf_1               = Erreur dans le plugiciel {PARAM1}: plugin.conf manque. Veuillez contacter l'auteur du plugiciel." calcext:value-type="string">
            <text:p>plugin_error_missing_pluginconf_1 <text:s text:c="14"/>= Erreur dans le plugiciel {PARAM1}: plugin.conf manque. Veuillez contacter l'auteur du plugiciel.</text:p>
          </table:table-cell>
          <table:table-cell table:number-columns-repeated="1023"/>
        </table:table-row>
        <table:table-row table:style-name="ro1">
          <table:table-cell table:formula="of:=[$'CMS ALL'.A49] &amp; [$'CMS ALL'.F49]" office:value-type="string" office:string-value="plugin_error_missing_method_2                   = Erreur dans le plugiciel {PARAM1}: La méthode {PARAM2} manque. Veuillez contacter l'auteur du plugiciel." calcext:value-type="string">
            <text:p>plugin_error_missing_method_2 <text:s text:c="18"/>= Erreur dans le plugiciel {PARAM1}: La méthode {PARAM2} manque. Veuillez contacter l'auteur du plugiciel.</text:p>
          </table:table-cell>
          <table:table-cell table:number-columns-repeated="1023"/>
        </table:table-row>
        <table:table-row table:style-name="ro1">
          <table:table-cell table:formula="of:=[$'CMS ALL'.A50] &amp; [$'CMS ALL'.F50]" office:value-type="string" office:string-value="plugin_error_value_1                            = " calcext:value-type="string">
            <text:p>plugin_error_value_1 <text:s text:c="27"/>= </text:p>
          </table:table-cell>
          <table:table-cell table:number-columns-repeated="1023"/>
        </table:table-row>
        <table:table-row table:style-name="ro1">
          <table:table-cell table:formula="of:=[$'CMS ALL'.A51] &amp; [$'CMS ALL'.F51]" office:value-type="string" office:string-value="thirsty_programmer                              = Offrez une bière de chez vous au programmeur :)" calcext:value-type="string">
            <text:p>thirsty_programmer <text:s text:c="29"/>= Offrez une bière de chez vous au programmeur :)</text:p>
          </table:table-cell>
          <table:table-cell table:number-columns-repeated="1023"/>
        </table:table-row>
        <table:table-row table:style-name="ro1">
          <table:table-cell table:formula="of:=[$'CMS ALL'.A52] &amp; [$'CMS ALL'.F52]" office:value-type="string" office:string-value="tooltip_anchor_error_1                          = Paragraphe &quot;{PARAM1}&quot; n'existe pas" calcext:value-type="string">
            <text:p>tooltip_anchor_error_1 <text:s text:c="25"/>= Paragraphe "{PARAM1}" n'existe pas</text:p>
          </table:table-cell>
          <table:table-cell table:number-columns-repeated="1023"/>
        </table:table-row>
        <table:table-row table:style-name="ro1">
          <table:table-cell table:formula="of:=[$'CMS ALL'.A53] &amp; [$'CMS ALL'.F53]" office:value-type="string" office:string-value="tooltip_anchor_goto_1                           = Sauter vers le paragraphe &quot;{PARAM1}&quot;" calcext:value-type="string">
            <text:p>tooltip_anchor_goto_1 <text:s text:c="26"/>= Sauter vers le paragraphe "{PARAM1}"</text:p>
          </table:table-cell>
          <table:table-cell table:number-columns-repeated="1023"/>
        </table:table-row>
        <table:table-row table:style-name="ro1">
          <table:table-cell table:formula="of:=[$'CMS ALL'.A54] &amp; [$'CMS ALL'.F54]" office:value-type="string" office:string-value="tooltip_anchor_gototop_0                        = Sauter vers le haut" calcext:value-type="string">
            <text:p>tooltip_anchor_gototop_0 <text:s text:c="23"/>= Sauter vers le haut</text:p>
          </table:table-cell>
          <table:table-cell table:number-columns-repeated="1023"/>
        </table:table-row>
        <table:table-row table:style-name="ro1">
          <table:table-cell table:formula="of:=[$'CMS ALL'.A55] &amp; [$'CMS ALL'.F55]" office:value-type="string" office:string-value="tooltip_attribute_error_1                       = Syntaxe incorrecte: Attribut inconnu &quot;{PARAM1}&quot;" calcext:value-type="string">
            <text:p>tooltip_attribute_error_1 <text:s text:c="22"/>= Syntaxe incorrecte: Attribut inconnu "{PARAM1}"</text:p>
          </table:table-cell>
          <table:table-cell table:number-columns-repeated="1023"/>
        </table:table-row>
        <table:table-row table:style-name="ro1">
          <table:table-cell table:formula="of:=[$'CMS ALL'.A56] &amp; [$'CMS ALL'.F56]" office:value-type="string" office:string-value="tooltip_color_error_1                           = Mauvais valeur de couleur &quot;{PARAM1}&quot;" calcext:value-type="string">
            <text:p>tooltip_color_error_1 <text:s text:c="26"/>= Mauvais valeur de couleur "{PARAM1}"</text:p>
          </table:table-cell>
          <table:table-cell table:number-columns-repeated="1023"/>
        </table:table-row>
        <table:table-row table:style-name="ro1">
          <table:table-cell table:formula="of:=[$'CMS ALL'.A57] &amp; [$'CMS ALL'.F57]" office:value-type="string" office:string-value="# tooltip_gallery_fullscreen_1                  = Plein écran: &quot;{PARAM1}&quot;" calcext:value-type="string">
            <text:p># tooltip_gallery_fullscreen_1 <text:s text:c="17"/>= Plein écran: "{PARAM1}"</text:p>
          </table:table-cell>
          <table:table-cell table:number-columns-repeated="1023"/>
        </table:table-row>
        <table:table-row table:style-name="ro1">
          <table:table-cell table:formula="of:=[$'CMS ALL'.A58] &amp; [$'CMS ALL'.F58]" office:value-type="string" office:string-value="tooltip_image_error_1                           = Fichier inconnu ou adresse erroné: &quot;{PARAM1}&quot;" calcext:value-type="string">
            <text:p>tooltip_image_error_1 <text:s text:c="26"/>= Fichier inconnu ou adresse erroné: "{PARAM1}"</text:p>
          </table:table-cell>
          <table:table-cell table:number-columns-repeated="1023"/>
        </table:table-row>
        <table:table-row table:style-name="ro1">
          <table:table-cell table:formula="of:=[$'CMS ALL'.A59] &amp; [$'CMS ALL'.F59]" office:value-type="string" office:string-value="tooltip_image_error_2                           = Fichier d'image &quot;{PARAM1}&quot; dans la catégorie &quot;{PARAM2}&quot; non disponible" calcext:value-type="string">
            <text:p>tooltip_image_error_2 <text:s text:c="26"/>= Fichier d'image "{PARAM1}" dans la catégorie "{PARAM2}" non disponible</text:p>
          </table:table-cell>
          <table:table-cell table:number-columns-repeated="1023"/>
        </table:table-row>
        <table:table-row table:style-name="ro1">
          <table:table-cell table:formula="of:=[$'CMS ALL'.A60] &amp; [$'CMS ALL'.F60]" office:value-type="string" office:string-value="tooltip_include_recursion_error_0               = Pages ne peuvent pas monter sur eux-mêmes" calcext:value-type="string">
            <text:p>tooltip_include_recursion_error_0 <text:s text:c="14"/>= Pages ne peuvent pas monter sur eux-mêmes</text:p>
          </table:table-cell>
          <table:table-cell table:number-columns-repeated="1023"/>
        </table:table-row>
        <table:table-row table:style-name="ro1">
          <table:table-cell table:formula="of:=[$'CMS ALL'.A61] &amp; [$'CMS ALL'.F61]" office:value-type="string" office:string-value="# tooltip_include_reinclude_error_0             = Includes intégrées dans les pages de contenu sont interdites" calcext:value-type="string">
            <text:p># tooltip_include_reinclude_error_0 <text:s text:c="12"/>= Includes intégrées dans les pages de contenu sont interdites</text:p>
          </table:table-cell>
          <table:table-cell table:number-columns-repeated="1023"/>
        </table:table-row>
        <table:table-row table:style-name="ro1">
          <table:table-cell table:formula="of:=[$'CMS ALL'.A62] &amp; [$'CMS ALL'.F62]" office:value-type="string" office:string-value="tooltip_link_category_1                         = Changer la catégorie &quot;{PARAM1}&quot; " calcext:value-type="string">
            <text:p>tooltip_link_category_1 <text:s text:c="24"/>= Changer la catégorie "{PARAM1}" </text:p>
          </table:table-cell>
          <table:table-cell table:number-columns-repeated="1023"/>
        </table:table-row>
        <table:table-row table:style-name="ro1">
          <table:table-cell table:formula="of:=[$'CMS ALL'.A63] &amp; [$'CMS ALL'.F63]" office:value-type="string" office:string-value="tooltip_link_category_error_1                   = Catégorie &quot;{PARAM1}&quot; non disponible" calcext:value-type="string">
            <text:p>tooltip_link_category_error_1 <text:s text:c="18"/>= Catégorie "{PARAM1}" non disponible</text:p>
          </table:table-cell>
          <table:table-cell table:number-columns-repeated="1023"/>
        </table:table-row>
        <table:table-row table:style-name="ro1">
          <table:table-cell table:formula="of:=[$'CMS ALL'.A64] &amp; [$'CMS ALL'.F64]" office:value-type="string" office:string-value="tooltip_link_extern_1                           = Appeler adresse externe &quot;{PARAM1}&quot;" calcext:value-type="string">
            <text:p>tooltip_link_extern_1 <text:s text:c="26"/>= Appeler adresse externe "{PARAM1}"</text:p>
          </table:table-cell>
          <table:table-cell table:number-columns-repeated="1023"/>
        </table:table-row>
        <table:table-row table:style-name="ro1">
          <table:table-cell table:formula="of:=[$'CMS ALL'.A65] &amp; [$'CMS ALL'.F65]" office:value-type="string" office:string-value="tooltip_link_cmsinfo                            = " calcext:value-type="string">
            <text:p>tooltip_link_cmsinfo <text:s text:c="27"/>= </text:p>
          </table:table-cell>
          <table:table-cell table:number-columns-repeated="1023"/>
        </table:table-row>
        <table:table-row table:style-name="ro1">
          <table:table-cell table:formula="of:=[$'CMS ALL'.A66] &amp; [$'CMS ALL'.F66]" office:value-type="string" office:string-value="tooltip_link_extern_error_1                     = Échec de l'adresse du lien &quot;{PARAM1}&quot;" calcext:value-type="string">
            <text:p>tooltip_link_extern_error_1 <text:s text:c="20"/>= Échec de l'adresse du lien "{PARAM1}"</text:p>
          </table:table-cell>
          <table:table-cell table:number-columns-repeated="1023"/>
        </table:table-row>
        <table:table-row table:style-name="ro1">
          <table:table-cell table:formula="of:=[$'CMS ALL'.A67] &amp; [$'CMS ALL'.F67]" office:value-type="string" office:string-value="tooltip_link_file_1                             = Télécharger fichier &quot;{PARAM1}&quot;" calcext:value-type="string">
            <text:p>tooltip_link_file_1 <text:s text:c="28"/>= Télécharger fichier "{PARAM1}"</text:p>
          </table:table-cell>
          <table:table-cell table:number-columns-repeated="1023"/>
        </table:table-row>
        <table:table-row table:style-name="ro1">
          <table:table-cell table:formula="of:=[$'CMS ALL'.A68] &amp; [$'CMS ALL'.F68]" office:value-type="string" office:string-value="tooltip_link_file_2                             = Télécharger fichier &quot;{PARAM1}&quot; de la catégorie &quot;{PARAM2}&quot;" calcext:value-type="string">
            <text:p>tooltip_link_file_2 <text:s text:c="28"/>= Télécharger fichier "{PARAM1}" de la catégorie "{PARAM2}"</text:p>
          </table:table-cell>
          <table:table-cell table:number-columns-repeated="1023"/>
        </table:table-row>
        <table:table-row table:style-name="ro1">
          <table:table-cell table:formula="of:=[$'CMS ALL'.A69] &amp; [$'CMS ALL'.F69]" office:value-type="string" office:string-value="tooltip_link_file_error_1                       = Fichier &quot;{PARAM1}&quot; non disponible" calcext:value-type="string">
            <text:p>tooltip_link_file_error_1 <text:s text:c="22"/>= Fichier "{PARAM1}" non disponible</text:p>
          </table:table-cell>
          <table:table-cell table:number-columns-repeated="1023"/>
        </table:table-row>
        <table:table-row table:style-name="ro1">
          <table:table-cell table:formula="of:=[$'CMS ALL'.A70] &amp; [$'CMS ALL'.F70]" office:value-type="string" office:string-value="tooltip_link_file_error_2                       = Fichier &quot;{PARAM1}&quot; de la catégorie  &quot;{PARAM2}&quot; non disponible" calcext:value-type="string">
            <text:p>tooltip_link_file_error_2 <text:s text:c="22"/>= Fichier "{PARAM1}" de la catégorie <text:s/>"{PARAM2}" non disponible</text:p>
          </table:table-cell>
          <table:table-cell table:number-columns-repeated="1023"/>
        </table:table-row>
        <table:table-row table:style-name="ro1">
          <table:table-cell table:formula="of:=[$'CMS ALL'.A71] &amp; [$'CMS ALL'.F71]" office:value-type="string" office:string-value="# tooltip_link_gallery_2                        = Galerie &quot;{PARAM1}&quot; ({PARAM2} Image) voir" calcext:value-type="string">
            <text:p># tooltip_link_gallery_2 <text:s text:c="23"/>= Galerie "{PARAM1}" ({PARAM2} Image) voir</text:p>
          </table:table-cell>
          <table:table-cell table:number-columns-repeated="1023"/>
        </table:table-row>
        <table:table-row table:style-name="ro1">
          <table:table-cell table:formula="of:=[$'CMS ALL'.A72] &amp; [$'CMS ALL'.F72]" office:value-type="string" office:string-value="# tooltip_link_gallery_error_1                  = Galerie &quot;{PARAM1}&quot; non disponible" calcext:value-type="string">
            <text:p># tooltip_link_gallery_error_1 <text:s text:c="17"/>= Galerie "{PARAM1}" non disponible</text:p>
          </table:table-cell>
          <table:table-cell table:number-columns-repeated="1023"/>
        </table:table-row>
        <table:table-row table:style-name="ro1">
          <table:table-cell table:formula="of:=[$'CMS ALL'.A73] &amp; [$'CMS ALL'.F73]" office:value-type="string" office:string-value="tooltip_link_mail_1                             = Envoyer courriel à &quot;{PARAM1}&quot;" calcext:value-type="string">
            <text:p>tooltip_link_mail_1 <text:s text:c="28"/>= Envoyer courriel à "{PARAM1}"</text:p>
          </table:table-cell>
          <table:table-cell table:number-columns-repeated="1023"/>
        </table:table-row>
        <table:table-row table:style-name="ro1">
          <table:table-cell table:formula="of:=[$'CMS ALL'.A74] &amp; [$'CMS ALL'.F74]" office:value-type="string" office:string-value="tooltip_link_mail_error_1                       = Adresse de courriel &quot;{PARAM1}&quot; éronnée" calcext:value-type="string">
            <text:p>tooltip_link_mail_error_1 <text:s text:c="22"/>= Adresse de courriel "{PARAM1}" éronnée</text:p>
          </table:table-cell>
          <table:table-cell table:number-columns-repeated="1023"/>
        </table:table-row>
        <table:table-row table:style-name="ro1">
          <table:table-cell table:formula="of:=[$'CMS ALL'.A75] &amp; [$'CMS ALL'.F75]" office:value-type="string" office:string-value="tooltip_link_page_1                             = Affiche page &quot;{PARAM1}&quot;" calcext:value-type="string">
            <text:p>tooltip_link_page_1 <text:s text:c="28"/>= Affiche page "{PARAM1}"</text:p>
          </table:table-cell>
          <table:table-cell table:number-columns-repeated="1023"/>
        </table:table-row>
        <table:table-row table:style-name="ro1">
          <table:table-cell table:formula="of:=[$'CMS ALL'.A76] &amp; [$'CMS ALL'.F76]" office:value-type="string" office:string-value="tooltip_link_page_2                             = Affiche page &quot;{PARAM1}&quot; de la catégorie &quot;{PARAM2}&quot;" calcext:value-type="string">
            <text:p>tooltip_link_page_2 <text:s text:c="28"/>= Affiche page "{PARAM1}" de la catégorie "{PARAM2}"</text:p>
          </table:table-cell>
          <table:table-cell table:number-columns-repeated="1023"/>
        </table:table-row>
        <table:table-row table:style-name="ro1">
          <table:table-cell table:formula="of:=[$'CMS ALL'.A77] &amp; [$'CMS ALL'.F77]" office:value-type="string" office:string-value="tooltip_link_page_error_1                       = Page &quot;{PARAM1}&quot; non disponible" calcext:value-type="string">
            <text:p>tooltip_link_page_error_1 <text:s text:c="22"/>= Page "{PARAM1}" non disponible</text:p>
          </table:table-cell>
          <table:table-cell table:number-columns-repeated="1023"/>
        </table:table-row>
        <table:table-row table:style-name="ro1">
          <table:table-cell table:formula="of:=[$'CMS ALL'.A78] &amp; [$'CMS ALL'.F78]" office:value-type="string" office:string-value="tooltip_link_page_error_2                       = Page &quot;{PARAM1}&quot; de la catégorie &quot;{PARAM2}&quot; non disponible" calcext:value-type="string">
            <text:p>tooltip_link_page_error_2 <text:s text:c="22"/>= Page "{PARAM1}" de la catégorie "{PARAM2}" non disponible</text:p>
          </table:table-cell>
          <table:table-cell table:number-columns-repeated="1023"/>
        </table:table-row>
        <table:table-row table:style-name="ro1">
          <table:table-cell table:formula="of:=[$'CMS ALL'.A79] &amp; [$'CMS ALL'.F79]" office:value-type="string" office:string-value="tooltip_showsitemap_0                           = Plan du site" calcext:value-type="string">
            <text:p>tooltip_showsitemap_0 <text:s text:c="26"/>= Plan du site</text:p>
          </table:table-cell>
          <table:table-cell table:number-columns-repeated="1023"/>
        </table:table-row>
        <table:table-row table:style-name="ro1">
          <table:table-cell table:formula="of:=[$'CMS ALL'.A80] &amp; [$'CMS ALL'.F80]">
            <text:p/>
          </table:table-cell>
          <table:table-cell table:number-columns-repeated="1023"/>
        </table:table-row>
        <table:table-row table:style-name="ro1">
          <table:table-cell table:formula="of:=[$'CMS ALL'.A81] &amp; [$'CMS ALL'.F81]">
            <text:p/>
          </table:table-cell>
          <table:table-cell table:number-columns-repeated="1023"/>
        </table:table-row>
        <table:table-row table:style-name="ro1">
          <table:table-cell table:formula="of:=[$'CMS ALL'.A82] &amp; [$'CMS ALL'.F82]">
            <text:p/>
          </table:table-cell>
          <table:table-cell table:number-columns-repeated="1023"/>
        </table:table-row>
        <table:table-row table:style-name="ro1">
          <table:table-cell table:formula="of:=[$'CMS ALL'.A83] &amp; [$'CMS ALL'.F83]">
            <text:p/>
          </table:table-cell>
          <table:table-cell table:number-columns-repeated="1023"/>
        </table:table-row>
        <table:table-row table:style-name="ro1">
          <table:table-cell table:formula="of:=[$'CMS ALL'.A84] &amp; [$'CMS ALL'.F84]">
            <text:p/>
          </table:table-cell>
          <table:table-cell table:number-columns-repeated="1023"/>
        </table:table-row>
        <table:table-row table:style-name="ro1">
          <table:table-cell table:formula="of:=[$'CMS ALL'.A85] &amp; [$'CMS ALL'.F85]">
            <text:p/>
          </table:table-cell>
          <table:table-cell table:number-columns-repeated="1023"/>
        </table:table-row>
        <table:table-row table:style-name="ro1">
          <table:table-cell table:formula="of:=[$'CMS ALL'.A86] &amp; [$'CMS ALL'.F86]">
            <text:p/>
          </table:table-cell>
          <table:table-cell table:number-columns-repeated="1023"/>
        </table:table-row>
        <table:table-row table:style-name="ro1">
          <table:table-cell table:formula="of:=[$'CMS ALL'.A87] &amp; [$'CMS ALL'.F87]">
            <text:p/>
          </table:table-cell>
          <table:table-cell table:number-columns-repeated="1023"/>
        </table:table-row>
        <table:table-row table:style-name="ro1">
          <table:table-cell table:formula="of:=[$'CMS ALL'.A88] &amp; [$'CMS ALL'.F88]">
            <text:p/>
          </table:table-cell>
          <table:table-cell table:number-columns-repeated="1023"/>
        </table:table-row>
        <table:table-row table:style-name="ro1">
          <table:table-cell table:formula="of:=[$'CMS ALL'.A89] &amp; [$'CMS ALL'.F89]">
            <text:p/>
          </table:table-cell>
          <table:table-cell table:number-columns-repeated="1023"/>
        </table:table-row>
        <table:table-row table:style-name="ro1">
          <table:table-cell table:formula="of:=[$'CMS ALL'.A90] &amp; [$'CMS ALL'.F90]">
            <text:p/>
          </table:table-cell>
          <table:table-cell table:number-columns-repeated="1023"/>
        </table:table-row>
        <table:table-row table:style-name="ro1">
          <table:table-cell table:formula="of:=[$'CMS ALL'.A91] &amp; [$'CMS ALL'.F91]">
            <text:p/>
          </table:table-cell>
          <table:table-cell table:number-columns-repeated="1023"/>
        </table:table-row>
        <table:table-row table:style-name="ro1">
          <table:table-cell table:formula="of:=[$'CMS ALL'.A92] &amp; [$'CMS ALL'.F92]">
            <text:p/>
          </table:table-cell>
          <table:table-cell table:number-columns-repeated="1023"/>
        </table:table-row>
        <table:table-row table:style-name="ro1">
          <table:table-cell table:formula="of:=[$'CMS ALL'.A93] &amp; [$'CMS ALL'.F93]">
            <text:p/>
          </table:table-cell>
          <table:table-cell table:number-columns-repeated="1023"/>
        </table:table-row>
        <table:table-row table:style-name="ro1">
          <table:table-cell table:formula="of:=[$'CMS ALL'.A94] &amp; [$'CMS ALL'.F94]">
            <text:p/>
          </table:table-cell>
          <table:table-cell table:number-columns-repeated="1023"/>
        </table:table-row>
        <table:table-row table:style-name="ro1">
          <table:table-cell table:formula="of:=[$'CMS ALL'.A95] &amp; [$'CMS ALL'.F95]">
            <text:p/>
          </table:table-cell>
          <table:table-cell table:number-columns-repeated="1023"/>
        </table:table-row>
        <table:table-row table:style-name="ro1">
          <table:table-cell table:formula="of:=[$'CMS ALL'.A96] &amp; [$'CMS ALL'.F96]">
            <text:p/>
          </table:table-cell>
          <table:table-cell table:number-columns-repeated="1023"/>
        </table:table-row>
        <table:table-row table:style-name="ro1">
          <table:table-cell table:formula="of:=[$'CMS ALL'.A97] &amp; [$'CMS ALL'.F97]">
            <text:p/>
          </table:table-cell>
          <table:table-cell table:number-columns-repeated="1023"/>
        </table:table-row>
        <table:table-row table:style-name="ro1">
          <table:table-cell table:formula="of:=[$'CMS ALL'.A98] &amp; [$'CMS ALL'.F98]">
            <text:p/>
          </table:table-cell>
          <table:table-cell table:number-columns-repeated="1023"/>
        </table:table-row>
        <table:table-row table:style-name="ro1">
          <table:table-cell table:formula="of:=[$'CMS ALL'.A99] &amp; [$'CMS ALL'.F99]">
            <text:p/>
          </table:table-cell>
          <table:table-cell table:number-columns-repeated="1023"/>
        </table:table-row>
        <table:table-row table:style-name="ro1">
          <table:table-cell table:formula="of:=[$'CMS ALL'.A100] &amp; [$'CMS ALL'.F100]">
            <text:p/>
          </table:table-cell>
          <table:table-cell table:number-columns-repeated="1023"/>
        </table:table-row>
        <table:table-row table:style-name="ro1">
          <table:table-cell table:formula="of:=[$'CMS ALL'.A101] &amp; [$'CMS ALL'.F101]">
            <text:p/>
          </table:table-cell>
          <table:table-cell table:number-columns-repeated="1023"/>
        </table:table-row>
        <table:table-row table:style-name="ro1" table:number-rows-repeated="10484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rHR" table:style-name="ta1">
        <table:table-column table:style-name="co3" table:default-cell-style-name="ce10"/>
        <table:table-column table:style-name="co2" table:number-columns-repeated="1023" table:default-cell-style-name="ce10"/>
        <table:table-row table:style-name="ro1">
          <table:table-cell table:formula="of:=[$'CMS ALL'.A2] &amp; [$'CMS ALL'.G2]" office:value-type="string" office:string-value="# Ne uklanjajte ove redove / Do not remove these lines" calcext:value-type="string">
            <text:p># Ne uklanjajte ove redove / Do not remove these lines</text:p>
          </table:table-cell>
          <table:table-cell table:number-columns-repeated="1023"/>
        </table:table-row>
        <table:table-row table:style-name="ro1">
          <table:table-cell table:formula="of:=[$'CMS ALL'.A3] &amp; [$'CMS ALL'.G3]" office:value-type="string" office:string-value="#" calcext:value-type="string">
            <text:p>#</text:p>
          </table:table-cell>
          <table:table-cell table:number-columns-repeated="1023"/>
        </table:table-row>
        <table:table-row table:style-name="ro1">
          <table:table-cell table:formula="of:=[$'CMS ALL'.A4] &amp; [$'CMS ALL'.G4]" office:value-type="string" office:string-value="# $Revision: 830 $" calcext:value-type="string">
            <text:p># $Revision: 830 $</text:p>
          </table:table-cell>
          <table:table-cell table:number-columns-repeated="1023"/>
        </table:table-row>
        <table:table-row table:style-name="ro1">
          <table:table-cell table:formula="of:=[$'CMS ALL'.A5] &amp; [$'CMS ALL'.G5]" office:value-type="string" office:string-value="# $LastChangedDate: 2021-02-13 $" calcext:value-type="string">
            <text:p># $LastChangedDate: 2021-02-13 $</text:p>
          </table:table-cell>
          <table:table-cell table:number-columns-repeated="1023"/>
        </table:table-row>
        <table:table-row table:style-name="ro1">
          <table:table-cell table:formula="of:=[$'CMS ALL'.A6] &amp; [$'CMS ALL'.G6]" office:value-type="string" office:string-value="# $Author: hausl78, SteveMoto $" calcext:value-type="string">
            <text:p># $Author: hausl78, SteveMoto $</text:p>
          </table:table-cell>
          <table:table-cell table:number-columns-repeated="1023"/>
        </table:table-row>
        <table:table-row table:style-name="ro1">
          <table:table-cell table:formula="of:=[$'CMS ALL'.A7] &amp; [$'CMS ALL'.G7]" office:value-type="string" office:string-value="#" calcext:value-type="string">
            <text:p>#</text:p>
          </table:table-cell>
          <table:table-cell table:number-columns-repeated="1023"/>
        </table:table-row>
        <table:table-row table:style-name="ro1">
          <table:table-cell table:formula="of:=[$'CMS ALL'.A8] &amp; [$'CMS ALL'.G8]" office:value-type="string" office:string-value="_dateformat_0                                   = %Y-%d-%m, %H:%M:%S" calcext:value-type="string">
            <text:p>_dateformat_0 <text:s text:c="34"/>= %Y-%d-%m, %H:%M:%S</text:p>
          </table:table-cell>
          <table:table-cell table:number-columns-repeated="1023"/>
        </table:table-row>
        <table:table-row table:style-name="ro1">
          <table:table-cell table:formula="of:=[$'CMS ALL'.A9] &amp; [$'CMS ALL'.G9]" office:value-type="string" office:string-value="_translator_0                                   = Mighty" calcext:value-type="string">
            <text:p>_translator_0 <text:s text:c="34"/>= Mighty</text:p>
          </table:table-cell>
          <table:table-cell table:number-columns-repeated="1023"/>
        </table:table-row>
        <table:table-row table:style-name="ro1">
          <table:table-cell table:formula="of:=[$'CMS ALL'.A10] &amp; [$'CMS ALL'.G10]">
            <text:p/>
          </table:table-cell>
          <table:table-cell table:number-columns-repeated="1023"/>
        </table:table-row>
        <table:table-row table:style-name="ro1">
          <table:table-cell table:formula="of:=[$'CMS ALL'.A11] &amp; [$'CMS ALL'.G11]" office:value-type="string" office:string-value="_timezone                                       = " calcext:value-type="string">
            <text:p>_timezone <text:s text:c="38"/>= </text:p>
          </table:table-cell>
          <table:table-cell table:number-columns-repeated="1023"/>
        </table:table-row>
        <table:table-row table:style-name="ro1">
          <table:table-cell table:formula="of:=[$'CMS ALL'.A12] &amp; [$'CMS ALL'.G12]">
            <text:p/>
          </table:table-cell>
          <table:table-cell table:number-columns-repeated="1023"/>
        </table:table-row>
        <table:table-row table:style-name="ro1">
          <table:table-cell table:formula="of:=[$'CMS ALL'.A13] &amp; [$'CMS ALL'.G13]">
            <text:p/>
          </table:table-cell>
          <table:table-cell table:number-columns-repeated="1023"/>
        </table:table-row>
        <table:table-row table:style-name="ro1">
          <table:table-cell table:formula="of:=[$'CMS ALL'.A14] &amp; [$'CMS ALL'.G14]" office:value-type="string" office:string-value="_search_chars_lo                                = " calcext:value-type="string">
            <text:p>_search_chars_lo <text:s text:c="31"/>= </text:p>
          </table:table-cell>
          <table:table-cell table:number-columns-repeated="1023"/>
        </table:table-row>
        <table:table-row table:style-name="ro1">
          <table:table-cell table:formula="of:=[$'CMS ALL'.A15] &amp; [$'CMS ALL'.G15]" office:value-type="string" office:string-value="_search_chars_hi                                = " calcext:value-type="string">
            <text:p>_search_chars_hi <text:s text:c="31"/>= </text:p>
          </table:table-cell>
          <table:table-cell table:number-columns-repeated="1023"/>
        </table:table-row>
        <table:table-row table:style-name="ro1">
          <table:table-cell table:formula="of:=[$'CMS ALL'.A16] &amp; [$'CMS ALL'.G16]">
            <text:p/>
          </table:table-cell>
          <table:table-cell table:number-columns-repeated="1023"/>
        </table:table-row>
        <table:table-row table:style-name="ro1">
          <table:table-cell table:formula="of:=[$'CMS ALL'.A17] &amp; [$'CMS ALL'.G17]" office:value-type="string" office:string-value="# alttext_galleryimage_1                        = Slika u galeriji &quot;{PARAM1}&quot;" calcext:value-type="string">
            <text:p># alttext_galleryimage_1 <text:s text:c="23"/>= Slika u galeriji "{PARAM1}"</text:p>
          </table:table-cell>
          <table:table-cell table:number-columns-repeated="1023"/>
        </table:table-row>
        <table:table-row table:style-name="ro1">
          <table:table-cell table:formula="of:=[$'CMS ALL'.A18] &amp; [$'CMS ALL'.G18]" office:value-type="string" office:string-value="alttext_image_1                                 = Slika &quot;{PARAM1}&quot;" calcext:value-type="string">
            <text:p>alttext_image_1 <text:s text:c="32"/>= Slika "{PARAM1}"</text:p>
          </table:table-cell>
          <table:table-cell table:number-columns-repeated="1023"/>
        </table:table-row>
        <table:table-row table:style-name="ro1">
          <table:table-cell table:formula="of:=[$'CMS ALL'.A19] &amp; [$'CMS ALL'.G19]" office:value-type="string" office:string-value="anchor_top_0                                    = Povratak na vrh" calcext:value-type="string">
            <text:p>anchor_top_0 <text:s text:c="35"/>= Povratak na vrh</text:p>
          </table:table-cell>
          <table:table-cell table:number-columns-repeated="1023"/>
        </table:table-row>
        <table:table-row table:style-name="ro1">
          <table:table-cell table:formula="of:=[$'CMS ALL'.A20] &amp; [$'CMS ALL'.G20]" office:value-type="string" office:string-value="message_downloads                               = Preuzimanja" calcext:value-type="string">
            <text:p>message_downloads <text:s text:c="30"/>= Preuzimanja</text:p>
          </table:table-cell>
          <table:table-cell table:number-columns-repeated="1023"/>
        </table:table-row>
        <table:table-row table:style-name="ro1">
          <table:table-cell table:formula="of:=[$'CMS ALL'.A21] &amp; [$'CMS ALL'.G21]" office:value-type="string" office:string-value="message_draft_0                                 = Nacrt" calcext:value-type="string">
            <text:p>message_draft_0 <text:s text:c="32"/>= Nacrt</text:p>
          </table:table-cell>
          <table:table-cell table:number-columns-repeated="1023"/>
        </table:table-row>
        <table:table-row table:style-name="ro1">
          <table:table-cell table:formula="of:=[$'CMS ALL'.A22] &amp; [$'CMS ALL'.G22]" office:value-type="string" office:string-value="# message_firstimage_0                          = Prva slika" calcext:value-type="string">
            <text:p># message_firstimage_0 <text:s text:c="25"/>= Prva slika</text:p>
          </table:table-cell>
          <table:table-cell table:number-columns-repeated="1023"/>
        </table:table-row>
        <table:table-row table:style-name="ro1">
          <table:table-cell table:formula="of:=[$'CMS ALL'.A23] &amp; [$'CMS ALL'.G23]" office:value-type="string" office:string-value="message_galleries_0                             = Galerije" calcext:value-type="string">
            <text:p>message_galleries_0 <text:s text:c="28"/>= Galerije</text:p>
          </table:table-cell>
          <table:table-cell table:number-columns-repeated="1023"/>
        </table:table-row>
        <table:table-row table:style-name="ro1">
          <table:table-cell table:formula="of:=[$'CMS ALL'.A24] &amp; [$'CMS ALL'.G24]" office:value-type="string" office:string-value="message_gallery_1                               = Galerija &quot;{PARAM1}&quot;" calcext:value-type="string">
            <text:p>message_gallery_1 <text:s text:c="30"/>= Galerija "{PARAM1}"</text:p>
          </table:table-cell>
          <table:table-cell table:number-columns-repeated="1023"/>
        </table:table-row>
        <table:table-row table:style-name="ro1">
          <table:table-cell table:formula="of:=[$'CMS ALL'.A25] &amp; [$'CMS ALL'.G25]" office:value-type="string" office:string-value="# message_gallery_xoutofy_2                     = (Slika {PARAM1} od {PARAM2})" calcext:value-type="string">
            <text:p># message_gallery_xoutofy_2 <text:s text:c="20"/>= (Slika {PARAM1} od {PARAM2})</text:p>
          </table:table-cell>
          <table:table-cell table:number-columns-repeated="1023"/>
        </table:table-row>
        <table:table-row table:style-name="ro1">
          <table:table-cell table:formula="of:=[$'CMS ALL'.A26] &amp; [$'CMS ALL'.G26]" office:value-type="string" office:string-value="# message_gallerydir_error_1                    = Nepoznati direktorij galerije &quot;{PARAM1}&quot;!" calcext:value-type="string">
            <text:p># message_gallerydir_error_1 <text:s text:c="19"/>= Nepoznati direktorij galerije "{PARAM1}"!</text:p>
          </table:table-cell>
          <table:table-cell table:number-columns-repeated="1023"/>
        </table:table-row>
        <table:table-row table:style-name="ro1">
          <table:table-cell table:formula="of:=[$'CMS ALL'.A27] &amp; [$'CMS ALL'.G27]" office:value-type="string" office:string-value="# message_gallerydir_error_0                    = Nije dat nijedan direktorij galerije!" calcext:value-type="string">
            <text:p># message_gallerydir_error_0 <text:s text:c="19"/>= Nije dat nijedan direktorij galerije!</text:p>
          </table:table-cell>
          <table:table-cell table:number-columns-repeated="1023"/>
        </table:table-row>
        <table:table-row table:style-name="ro1">
          <table:table-cell table:formula="of:=[$'CMS ALL'.A28] &amp; [$'CMS ALL'.G28]" office:value-type="string" office:string-value="message_galleryembed_error_0                    = Zbog trenutnih postavki CMS-a, galerija se može koristiti samo ugrađena." calcext:value-type="string">
            <text:p>message_galleryembed_error_0 <text:s text:c="19"/>= Zbog trenutnih postavki CMS-a, galerija se može koristiti samo ugrađena.</text:p>
          </table:table-cell>
          <table:table-cell table:number-columns-repeated="1023"/>
        </table:table-row>
        <table:table-row table:style-name="ro1">
          <table:table-cell table:formula="of:=[$'CMS ALL'.A29] &amp; [$'CMS ALL'.G29]" office:value-type="string" office:string-value="# message_galleryempty_0                        = Ova galerija ne sadrži slike." calcext:value-type="string">
            <text:p># message_galleryempty_0 <text:s text:c="23"/>= Ova galerija ne sadrži slike.</text:p>
          </table:table-cell>
          <table:table-cell table:number-columns-repeated="1023"/>
        </table:table-row>
        <table:table-row table:style-name="ro1">
          <table:table-cell table:formula="of:=[$'CMS ALL'.A30] &amp; [$'CMS ALL'.G30]" office:value-type="string" office:string-value="message_gallerypreviewdir_error_1               = Nedostaje direktorij pregleda &quot;{PARAM1}&quot;!" calcext:value-type="string">
            <text:p>message_gallerypreviewdir_error_1 <text:s text:c="14"/>= Nedostaje direktorij pregleda "{PARAM1}"!</text:p>
          </table:table-cell>
          <table:table-cell table:number-columns-repeated="1023"/>
        </table:table-row>
        <table:table-row table:style-name="ro1">
          <table:table-cell table:formula="of:=[$'CMS ALL'.A31] &amp; [$'CMS ALL'.G31]" office:value-type="string" office:string-value="# message_gallery_no_preview                    = Pregled nije dostupan" calcext:value-type="string">
            <text:p># message_gallery_no_preview <text:s text:c="19"/>= Pregled nije dostupan</text:p>
          </table:table-cell>
          <table:table-cell table:number-columns-repeated="1023"/>
        </table:table-row>
        <table:table-row table:style-name="ro1">
          <table:table-cell table:formula="of:=[$'CMS ALL'.A32] &amp; [$'CMS ALL'.G32]" office:value-type="string" office:string-value="message_lastchange_0                            = zadnja promjena:" calcext:value-type="string">
            <text:p>message_lastchange_0 <text:s text:c="27"/>= zadnja promjena:</text:p>
          </table:table-cell>
          <table:table-cell table:number-columns-repeated="1023"/>
        </table:table-row>
        <table:table-row table:style-name="ro1">
          <table:table-cell table:formula="of:=[$'CMS ALL'.A33] &amp; [$'CMS ALL'.G33]" office:value-type="string" office:string-value="# message_lastimage_0                           = zadnja slika:" calcext:value-type="string">
            <text:p># message_lastimage_0 <text:s text:c="26"/>= zadnja slika:</text:p>
          </table:table-cell>
          <table:table-cell table:number-columns-repeated="1023"/>
        </table:table-row>
        <table:table-row table:style-name="ro1">
          <table:table-cell table:formula="of:=[$'CMS ALL'.A34] &amp; [$'CMS ALL'.G34]" office:value-type="string" office:string-value="# message_nextimage_0                           = Sljedeća slika" calcext:value-type="string">
            <text:p># message_nextimage_0 <text:s text:c="26"/>= Sljedeća slika</text:p>
          </table:table-cell>
          <table:table-cell table:number-columns-repeated="1023"/>
        </table:table-row>
        <table:table-row table:style-name="ro1">
          <table:table-cell table:formula="of:=[$'CMS ALL'.A35] &amp; [$'CMS ALL'.G35]" office:value-type="string" office:string-value="message_nodatafound_0                           = Nije pronađen nijedan podudarni sadržaj." calcext:value-type="string">
            <text:p>message_nodatafound_0 <text:s text:c="26"/>= Nije pronađen nijedan podudarni sadržaj.</text:p>
          </table:table-cell>
          <table:table-cell table:number-columns-repeated="1023"/>
        </table:table-row>
        <table:table-row table:style-name="ro1">
          <table:table-cell table:formula="of:=[$'CMS ALL'.A36] &amp; [$'CMS ALL'.G36]" office:value-type="string" office:string-value="# message_previousimage_0                       = Prethodna slika" calcext:value-type="string">
            <text:p># message_previousimage_0 <text:s text:c="22"/>= Prethodna slika</text:p>
          </table:table-cell>
          <table:table-cell table:number-columns-repeated="1023"/>
        </table:table-row>
        <table:table-row table:style-name="ro1">
          <table:table-cell table:formula="of:=[$'CMS ALL'.A37] &amp; [$'CMS ALL'.G37]" office:value-type="string" office:string-value="message_search_0                                = traži" calcext:value-type="string">
            <text:p>message_search_0 <text:s text:c="31"/>= traži</text:p>
          </table:table-cell>
          <table:table-cell table:number-columns-repeated="1023"/>
        </table:table-row>
        <table:table-row table:style-name="ro1">
          <table:table-cell table:formula="of:=[$'CMS ALL'.A38] &amp; [$'CMS ALL'.G38]" office:value-type="string" office:string-value="message_searchresult_1                          = Rezultati pretraživanja za &quot;{PARAM1}&quot;" calcext:value-type="string">
            <text:p>message_searchresult_1 <text:s text:c="25"/>= Rezultati pretraživanja za "{PARAM1}"</text:p>
          </table:table-cell>
          <table:table-cell table:number-columns-repeated="1023"/>
        </table:table-row>
        <table:table-row table:style-name="ro1">
          <table:table-cell table:formula="of:=[$'CMS ALL'.A39] &amp; [$'CMS ALL'.G39]" office:value-type="string" office:string-value="message_searchnoresult_1                        = Za ove ključne riječi &quot;{PARAM1}&quot; nisu pronađeni rezultati." calcext:value-type="string">
            <text:p>message_searchnoresult_1 <text:s text:c="23"/>= Za ove ključne riječi "{PARAM1}" nisu pronađeni rezultati.</text:p>
          </table:table-cell>
          <table:table-cell table:number-columns-repeated="1023"/>
        </table:table-row>
        <table:table-row table:style-name="ro1">
          <table:table-cell table:formula="of:=[$'CMS ALL'.A40] &amp; [$'CMS ALL'.G40]" office:value-type="string" office:string-value="message_searchhelp_0                            = Za pretraživanje morate unijeti pojmove odvojene razmacima (pogoci su stranice koje sadrže barem jedan od ovih pojmova). Postavite pojmove koji sadrže razmak u navodnicima." calcext:value-type="string">
            <text:p>message_searchhelp_0 <text:s text:c="27"/>= Za pretraživanje morate unijeti pojmove odvojene razmacima (pogoci su stranice koje sadrže barem jedan od ovih pojmova). Postavite pojmove koji sadrže razmak u navodnicima.</text:p>
          </table:table-cell>
          <table:table-cell table:number-columns-repeated="1023"/>
        </table:table-row>
        <table:table-row table:style-name="ro1">
          <table:table-cell table:formula="of:=[$'CMS ALL'.A41] &amp; [$'CMS ALL'.G41]" office:value-type="string" office:string-value="message_sitemap_0                               = Mapa web stranice" calcext:value-type="string">
            <text:p>message_sitemap_0 <text:s text:c="30"/>= Mapa web stranice</text:p>
          </table:table-cell>
          <table:table-cell table:number-columns-repeated="1023"/>
        </table:table-row>
        <table:table-row table:style-name="ro1">
          <table:table-cell table:formula="of:=[$'CMS ALL'.A42] &amp; [$'CMS ALL'.G42]" office:value-type="string" office:string-value="message_template_error_1                        = Datoteka predloška &quot;{PARAM1}&quot; nedostaje! Molimo kontaktirajte administratora." calcext:value-type="string">
            <text:p>message_template_error_1 <text:s text:c="23"/>= Datoteka predloška "{PARAM1}" nedostaje! Molimo kontaktirajte administratora.</text:p>
          </table:table-cell>
          <table:table-cell table:number-columns-repeated="1023"/>
        </table:table-row>
        <table:table-row table:style-name="ro1">
          <table:table-cell table:formula="of:=[$'CMS ALL'.A43] &amp; [$'CMS ALL'.G43]" office:value-type="string" office:string-value="passwordform_title_0                            = potrebna lozinka" calcext:value-type="string">
            <text:p>passwordform_title_0 <text:s text:c="27"/>= potrebna lozinka</text:p>
          </table:table-cell>
          <table:table-cell table:number-columns-repeated="1023"/>
        </table:table-row>
        <table:table-row table:style-name="ro1">
          <table:table-cell table:formula="of:=[$'CMS ALL'.A44] &amp; [$'CMS ALL'.G44]" office:value-type="string" office:string-value="passwordform_pagepasswordplease_0               = Unesite lozinku za ovu stranicu:" calcext:value-type="string">
            <text:p>passwordform_pagepasswordplease_0 <text:s text:c="14"/>= Unesite lozinku za ovu stranicu:</text:p>
          </table:table-cell>
          <table:table-cell table:number-columns-repeated="1023"/>
        </table:table-row>
        <table:table-row table:style-name="ro1">
          <table:table-cell table:formula="of:=[$'CMS ALL'.A45] &amp; [$'CMS ALL'.G45]" office:value-type="string" office:string-value="passwordform_message_passwordwrong_0            = Pristup odbijen: Pogrešna lozinka." calcext:value-type="string">
            <text:p>passwordform_message_passwordwrong_0 <text:s text:c="11"/>= Pristup odbijen: Pogrešna lozinka.</text:p>
          </table:table-cell>
          <table:table-cell table:number-columns-repeated="1023"/>
        </table:table-row>
        <table:table-row table:style-name="ro1">
          <table:table-cell table:formula="of:=[$'CMS ALL'.A46] &amp; [$'CMS ALL'.G46]" office:value-type="string" office:string-value="passwordform_send_0                             = Poslati" calcext:value-type="string">
            <text:p>passwordform_send_0 <text:s text:c="28"/>= Poslati</text:p>
          </table:table-cell>
          <table:table-cell table:number-columns-repeated="1023"/>
        </table:table-row>
        <table:table-row table:style-name="ro1">
          <table:table-cell table:formula="of:=[$'CMS ALL'.A47] &amp; [$'CMS ALL'.G47]" office:value-type="string" office:string-value="plugin_error_1                                  = Pogreška u dodatku {PARAM1}. Molimo kontaktirajte autora dodatka." calcext:value-type="string">
            <text:p>plugin_error_1 <text:s text:c="33"/>= Pogreška u dodatku {PARAM1}. Molimo kontaktirajte autora dodatka.</text:p>
          </table:table-cell>
          <table:table-cell table:number-columns-repeated="1023"/>
        </table:table-row>
        <table:table-row table:style-name="ro1">
          <table:table-cell table:formula="of:=[$'CMS ALL'.A48] &amp; [$'CMS ALL'.G48]" office:value-type="string" office:string-value="plugin_error_missing_pluginconf_1               = Pogreška u dodatku {PARAM1}: nedostaje plugin.conf. Molimo kontaktirajte autora dodatka." calcext:value-type="string">
            <text:p>plugin_error_missing_pluginconf_1 <text:s text:c="14"/>= Pogreška u dodatku {PARAM1}: nedostaje plugin.conf. Molimo kontaktirajte autora dodatka.</text:p>
          </table:table-cell>
          <table:table-cell table:number-columns-repeated="1023"/>
        </table:table-row>
        <table:table-row table:style-name="ro1">
          <table:table-cell table:formula="of:=[$'CMS ALL'.A49] &amp; [$'CMS ALL'.G49]" office:value-type="string" office:string-value="plugin_error_missing_method_2                   = Pogreška u dodatku {PARAM1}: Nedostaje metoda {PARAM2}. Molimo kontaktirajte autora dodatka." calcext:value-type="string">
            <text:p>plugin_error_missing_method_2 <text:s text:c="18"/>= Pogreška u dodatku {PARAM1}: Nedostaje metoda {PARAM2}. Molimo kontaktirajte autora dodatka.</text:p>
          </table:table-cell>
          <table:table-cell table:number-columns-repeated="1023"/>
        </table:table-row>
        <table:table-row table:style-name="ro1">
          <table:table-cell table:formula="of:=[$'CMS ALL'.A50] &amp; [$'CMS ALL'.G50]" office:value-type="string" office:string-value="plugin_error_value_1                            = Pogreška u dodatku {PARAM1}: Neispravan prijenos parametara, pogledajte pomoć za dodatak" calcext:value-type="string">
            <text:p>plugin_error_value_1 <text:s text:c="27"/>= Pogreška u dodatku {PARAM1}: Neispravan prijenos parametara, pogledajte pomoć za dodatak</text:p>
          </table:table-cell>
          <table:table-cell table:number-columns-repeated="1023"/>
        </table:table-row>
        <table:table-row table:style-name="ro1">
          <table:table-cell table:formula="of:=[$'CMS ALL'.A51] &amp; [$'CMS ALL'.G51]" office:value-type="string" office:string-value="thirsty_programmer                              = Pozdrav, volio bih popiti pivo! ;)" calcext:value-type="string">
            <text:p>thirsty_programmer <text:s text:c="29"/>= Pozdrav, volio bih popiti pivo! ;)</text:p>
          </table:table-cell>
          <table:table-cell table:number-columns-repeated="1023"/>
        </table:table-row>
        <table:table-row table:style-name="ro1">
          <table:table-cell table:formula="of:=[$'CMS ALL'.A52] &amp; [$'CMS ALL'.G52]" office:value-type="string" office:string-value="tooltip_anchor_error_1                          = Stavak &quot;{PARAM1}&quot; ne postoji" calcext:value-type="string">
            <text:p>tooltip_anchor_error_1 <text:s text:c="25"/>= Stavak "{PARAM1}" ne postoji</text:p>
          </table:table-cell>
          <table:table-cell table:number-columns-repeated="1023"/>
        </table:table-row>
        <table:table-row table:style-name="ro1">
          <table:table-cell table:formula="of:=[$'CMS ALL'.A53] &amp; [$'CMS ALL'.G53]" office:value-type="string" office:string-value="tooltip_anchor_goto_1                           = Skoči na odlomak &quot;{PARAM1}&quot;" calcext:value-type="string">
            <text:p>tooltip_anchor_goto_1 <text:s text:c="26"/>= Skoči na odlomak "{PARAM1}"</text:p>
          </table:table-cell>
          <table:table-cell table:number-columns-repeated="1023"/>
        </table:table-row>
        <table:table-row table:style-name="ro1">
          <table:table-cell table:formula="of:=[$'CMS ALL'.A54] &amp; [$'CMS ALL'.G54]" office:value-type="string" office:string-value="tooltip_anchor_gototop_0                        = Vratite se na vrh" calcext:value-type="string">
            <text:p>tooltip_anchor_gototop_0 <text:s text:c="23"/>= Vratite se na vrh</text:p>
          </table:table-cell>
          <table:table-cell table:number-columns-repeated="1023"/>
        </table:table-row>
        <table:table-row table:style-name="ro1">
          <table:table-cell table:formula="of:=[$'CMS ALL'.A55] &amp; [$'CMS ALL'.G55]" office:value-type="string" office:string-value="tooltip_attribute_error_1                       = Pogrešna sintaksa: nepoznati atribut &quot;{PARAM1}&quot;" calcext:value-type="string">
            <text:p>tooltip_attribute_error_1 <text:s text:c="22"/>= Pogrešna sintaksa: nepoznati atribut "{PARAM1}"</text:p>
          </table:table-cell>
          <table:table-cell table:number-columns-repeated="1023"/>
        </table:table-row>
        <table:table-row table:style-name="ro1">
          <table:table-cell table:formula="of:=[$'CMS ALL'.A56] &amp; [$'CMS ALL'.G56]" office:value-type="string" office:string-value="tooltip_color_error_1                           = Pogrešna vrijednost boje &quot;{PARAM1}&quot;" calcext:value-type="string">
            <text:p>tooltip_color_error_1 <text:s text:c="26"/>= Pogrešna vrijednost boje "{PARAM1}"</text:p>
          </table:table-cell>
          <table:table-cell table:number-columns-repeated="1023"/>
        </table:table-row>
        <table:table-row table:style-name="ro1">
          <table:table-cell table:formula="of:=[$'CMS ALL'.A57] &amp; [$'CMS ALL'.G57]" office:value-type="string" office:string-value="# tooltip_gallery_fullscreen_1                  = Pogled u punoj veličini: &quot;{PARAM1}&quot;" calcext:value-type="string">
            <text:p># tooltip_gallery_fullscreen_1 <text:s text:c="17"/>= Pogled u punoj veličini: "{PARAM1}"</text:p>
          </table:table-cell>
          <table:table-cell table:number-columns-repeated="1023"/>
        </table:table-row>
        <table:table-row table:style-name="ro1">
          <table:table-cell table:formula="of:=[$'CMS ALL'.A58] &amp; [$'CMS ALL'.G58]" office:value-type="string" office:string-value="tooltip_image_error_1                           = Nepoznata datoteka ili pogrešna adresa: &quot;{PARAM1}&quot;" calcext:value-type="string">
            <text:p>tooltip_image_error_1 <text:s text:c="26"/>= Nepoznata datoteka ili pogrešna adresa: "{PARAM1}"</text:p>
          </table:table-cell>
          <table:table-cell table:number-columns-repeated="1023"/>
        </table:table-row>
        <table:table-row table:style-name="ro1">
          <table:table-cell table:formula="of:=[$'CMS ALL'.A59] &amp; [$'CMS ALL'.G59]" office:value-type="string" office:string-value="tooltip_image_error_2                           = Nedostaje slikovna datoteka &quot;{PARAM1}&quot; u kategoriji &quot;{PARAM2}&quot;" calcext:value-type="string">
            <text:p>tooltip_image_error_2 <text:s text:c="26"/>= Nedostaje slikovna datoteka "{PARAM1}" u kategoriji "{PARAM2}"</text:p>
          </table:table-cell>
          <table:table-cell table:number-columns-repeated="1023"/>
        </table:table-row>
        <table:table-row table:style-name="ro1">
          <table:table-cell table:formula="of:=[$'CMS ALL'.A60] &amp; [$'CMS ALL'.G60]" office:value-type="string" office:string-value="tooltip_include_recursion_error_0               = Stranica se ne može uključiti" calcext:value-type="string">
            <text:p>tooltip_include_recursion_error_0 <text:s text:c="14"/>= Stranica se ne može uključiti</text:p>
          </table:table-cell>
          <table:table-cell table:number-columns-repeated="1023"/>
        </table:table-row>
        <table:table-row table:style-name="ro1">
          <table:table-cell table:formula="of:=[$'CMS ALL'.A61] &amp; [$'CMS ALL'.G61]" office:value-type="string" office:string-value="# tooltip_include_reinclude_error_0             = Uključuje uključene stranice nije dopušteno" calcext:value-type="string">
            <text:p># tooltip_include_reinclude_error_0 <text:s text:c="12"/>= Uključuje uključene stranice nije dopušteno</text:p>
          </table:table-cell>
          <table:table-cell table:number-columns-repeated="1023"/>
        </table:table-row>
        <table:table-row table:style-name="ro1">
          <table:table-cell table:formula="of:=[$'CMS ALL'.A62] &amp; [$'CMS ALL'.G62]" office:value-type="string" office:string-value="tooltip_link_category_1                         = Promijeni u kategoriju &quot;{PARAM1}&quot;" calcext:value-type="string">
            <text:p>tooltip_link_category_1 <text:s text:c="24"/>= Promijeni u kategoriju "{PARAM1}"</text:p>
          </table:table-cell>
          <table:table-cell table:number-columns-repeated="1023"/>
        </table:table-row>
        <table:table-row table:style-name="ro1">
          <table:table-cell table:formula="of:=[$'CMS ALL'.A63] &amp; [$'CMS ALL'.G63]" office:value-type="string" office:string-value="tooltip_link_category_error_1                   = Nedostaje kategorija &quot;{PARAM1}&quot;" calcext:value-type="string">
            <text:p>tooltip_link_category_error_1 <text:s text:c="18"/>= Nedostaje kategorija "{PARAM1}"</text:p>
          </table:table-cell>
          <table:table-cell table:number-columns-repeated="1023"/>
        </table:table-row>
        <table:table-row table:style-name="ro1">
          <table:table-cell table:formula="of:=[$'CMS ALL'.A64] &amp; [$'CMS ALL'.G64]" office:value-type="string" office:string-value="tooltip_link_extern_1                           = otvori vanjsku adresu &quot;{PARAM1}&quot;" calcext:value-type="string">
            <text:p>tooltip_link_extern_1 <text:s text:c="26"/>= otvori vanjsku adresu "{PARAM1}"</text:p>
          </table:table-cell>
          <table:table-cell table:number-columns-repeated="1023"/>
        </table:table-row>
        <table:table-row table:style-name="ro1">
          <table:table-cell table:formula="of:=[$'CMS ALL'.A65] &amp; [$'CMS ALL'.G65]" office:value-type="string" office:string-value="tooltip_link_cmsinfo                            = Web stranica kreirana moziloCMS-om" calcext:value-type="string">
            <text:p>tooltip_link_cmsinfo <text:s text:c="27"/>= Web stranica kreirana moziloCMS-om</text:p>
          </table:table-cell>
          <table:table-cell table:number-columns-repeated="1023"/>
        </table:table-row>
        <table:table-row table:style-name="ro1">
          <table:table-cell table:formula="of:=[$'CMS ALL'.A66] &amp; [$'CMS ALL'.G66]" office:value-type="string" office:string-value="tooltip_link_extern_error_1                     = Pogrešna adresa veze &quot;{PARAM1}&quot;" calcext:value-type="string">
            <text:p>tooltip_link_extern_error_1 <text:s text:c="20"/>= Pogrešna adresa veze "{PARAM1}"</text:p>
          </table:table-cell>
          <table:table-cell table:number-columns-repeated="1023"/>
        </table:table-row>
        <table:table-row table:style-name="ro1">
          <table:table-cell table:formula="of:=[$'CMS ALL'.A67] &amp; [$'CMS ALL'.G67]" office:value-type="string" office:string-value="tooltip_link_file_1                             = Preuzmi datoteku &quot;{PARAM1}&quot;" calcext:value-type="string">
            <text:p>tooltip_link_file_1 <text:s text:c="28"/>= Preuzmi datoteku "{PARAM1}"</text:p>
          </table:table-cell>
          <table:table-cell table:number-columns-repeated="1023"/>
        </table:table-row>
        <table:table-row table:style-name="ro1">
          <table:table-cell table:formula="of:=[$'CMS ALL'.A68] &amp; [$'CMS ALL'.G68]" office:value-type="string" office:string-value="tooltip_link_file_2                             = Preuzmi datoteku &quot;{PARAM1}&quot; iz kategorije &quot;{PARAM2}&quot;" calcext:value-type="string">
            <text:p>tooltip_link_file_2 <text:s text:c="28"/>= Preuzmi datoteku "{PARAM1}" iz kategorije "{PARAM2}"</text:p>
          </table:table-cell>
          <table:table-cell table:number-columns-repeated="1023"/>
        </table:table-row>
        <table:table-row table:style-name="ro1">
          <table:table-cell table:formula="of:=[$'CMS ALL'.A69] &amp; [$'CMS ALL'.G69]" office:value-type="string" office:string-value="tooltip_link_file_error_1                       = Nedostaje datoteka &quot;{PARAM1}&quot;" calcext:value-type="string">
            <text:p>tooltip_link_file_error_1 <text:s text:c="22"/>= Nedostaje datoteka "{PARAM1}"</text:p>
          </table:table-cell>
          <table:table-cell table:number-columns-repeated="1023"/>
        </table:table-row>
        <table:table-row table:style-name="ro1">
          <table:table-cell table:formula="of:=[$'CMS ALL'.A70] &amp; [$'CMS ALL'.G70]" office:value-type="string" office:string-value="tooltip_link_file_error_2                       = Nedostaje datoteka &quot;{PARAM1}&quot; u kategoriji &quot;{PARAM2}&quot;" calcext:value-type="string">
            <text:p>tooltip_link_file_error_2 <text:s text:c="22"/>= Nedostaje datoteka "{PARAM1}" u kategoriji "{PARAM2}"</text:p>
          </table:table-cell>
          <table:table-cell table:number-columns-repeated="1023"/>
        </table:table-row>
        <table:table-row table:style-name="ro1">
          <table:table-cell table:formula="of:=[$'CMS ALL'.A71] &amp; [$'CMS ALL'.G71]" office:value-type="string" office:string-value="# tooltip_link_gallery_2                        = Prikaži galeriju &quot;{PARAM1}&quot; ({PARAM2} slike)" calcext:value-type="string">
            <text:p># tooltip_link_gallery_2 <text:s text:c="23"/>= Prikaži galeriju "{PARAM1}" ({PARAM2} slike)</text:p>
          </table:table-cell>
          <table:table-cell table:number-columns-repeated="1023"/>
        </table:table-row>
        <table:table-row table:style-name="ro1">
          <table:table-cell table:formula="of:=[$'CMS ALL'.A72] &amp; [$'CMS ALL'.G72]" office:value-type="string" office:string-value="# tooltip_link_gallery_error_1                  = Nedostaje galerija &quot;{PARAM1}&quot;" calcext:value-type="string">
            <text:p># tooltip_link_gallery_error_1 <text:s text:c="17"/>= Nedostaje galerija "{PARAM1}"</text:p>
          </table:table-cell>
          <table:table-cell table:number-columns-repeated="1023"/>
        </table:table-row>
        <table:table-row table:style-name="ro1">
          <table:table-cell table:formula="of:=[$'CMS ALL'.A73] &amp; [$'CMS ALL'.G73]" office:value-type="string" office:string-value="tooltip_link_mail_1                             = Poslana e-mail na &quot;{PARAM1}&quot;" calcext:value-type="string">
            <text:p>tooltip_link_mail_1 <text:s text:c="28"/>= Poslana e-mail na "{PARAM1}"</text:p>
          </table:table-cell>
          <table:table-cell table:number-columns-repeated="1023"/>
        </table:table-row>
        <table:table-row table:style-name="ro1">
          <table:table-cell table:formula="of:=[$'CMS ALL'.A74] &amp; [$'CMS ALL'.G74]" office:value-type="string" office:string-value="tooltip_link_mail_error_1                       = Pogrešna e-mail adresa &quot;{PARAM1}&quot;" calcext:value-type="string">
            <text:p>tooltip_link_mail_error_1 <text:s text:c="22"/>= Pogrešna e-mail adresa "{PARAM1}"</text:p>
          </table:table-cell>
          <table:table-cell table:number-columns-repeated="1023"/>
        </table:table-row>
        <table:table-row table:style-name="ro1">
          <table:table-cell table:formula="of:=[$'CMS ALL'.A75] &amp; [$'CMS ALL'.G75]" office:value-type="string" office:string-value="tooltip_link_page_1                             = Prikaži stranicu &quot;{PARAM1}&quot;" calcext:value-type="string">
            <text:p>tooltip_link_page_1 <text:s text:c="28"/>= Prikaži stranicu "{PARAM1}"</text:p>
          </table:table-cell>
          <table:table-cell table:number-columns-repeated="1023"/>
        </table:table-row>
        <table:table-row table:style-name="ro1">
          <table:table-cell table:formula="of:=[$'CMS ALL'.A76] &amp; [$'CMS ALL'.G76]" office:value-type="string" office:string-value="tooltip_link_page_2                             = Prikaži stranicu &quot;{PARAM1}&quot; iz kategorije &quot;{PARAM2}&quot;" calcext:value-type="string">
            <text:p>tooltip_link_page_2 <text:s text:c="28"/>= Prikaži stranicu "{PARAM1}" iz kategorije "{PARAM2}"</text:p>
          </table:table-cell>
          <table:table-cell table:number-columns-repeated="1023"/>
        </table:table-row>
        <table:table-row table:style-name="ro1">
          <table:table-cell table:formula="of:=[$'CMS ALL'.A77] &amp; [$'CMS ALL'.G77]" office:value-type="string" office:string-value="tooltip_link_page_error_1                       = Nedostaje stranica &quot;{PARAM1}&quot;" calcext:value-type="string">
            <text:p>tooltip_link_page_error_1 <text:s text:c="22"/>= Nedostaje stranica "{PARAM1}"</text:p>
          </table:table-cell>
          <table:table-cell table:number-columns-repeated="1023"/>
        </table:table-row>
        <table:table-row table:style-name="ro1">
          <table:table-cell table:formula="of:=[$'CMS ALL'.A78] &amp; [$'CMS ALL'.G78]" office:value-type="string" office:string-value="tooltip_link_page_error_2                       = Nedostaje stranica &quot;{PARAM1}&quot; u kategoriji &quot;{PARAM2}&quot;" calcext:value-type="string">
            <text:p>tooltip_link_page_error_2 <text:s text:c="22"/>= Nedostaje stranica "{PARAM1}" u kategoriji "{PARAM2}"</text:p>
          </table:table-cell>
          <table:table-cell table:number-columns-repeated="1023"/>
        </table:table-row>
        <table:table-row table:style-name="ro1">
          <table:table-cell table:formula="of:=[$'CMS ALL'.A79] &amp; [$'CMS ALL'.G79]" office:value-type="string" office:string-value="tooltip_showsitemap_0                           = Prikaži kartu web mjesta" calcext:value-type="string">
            <text:p>tooltip_showsitemap_0 <text:s text:c="26"/>= Prikaži kartu web mjesta</text:p>
          </table:table-cell>
          <table:table-cell table:number-columns-repeated="1023"/>
        </table:table-row>
        <table:table-row table:style-name="ro1">
          <table:table-cell table:formula="of:=[$'CMS ALL'.A80] &amp; [$'CMS ALL'.G80]">
            <text:p/>
          </table:table-cell>
          <table:table-cell table:number-columns-repeated="1023"/>
        </table:table-row>
        <table:table-row table:style-name="ro1">
          <table:table-cell table:formula="of:=[$'CMS ALL'.A81] &amp; [$'CMS ALL'.G81]">
            <text:p/>
          </table:table-cell>
          <table:table-cell table:number-columns-repeated="1023"/>
        </table:table-row>
        <table:table-row table:style-name="ro1">
          <table:table-cell table:formula="of:=[$'CMS ALL'.A82] &amp; [$'CMS ALL'.G82]">
            <text:p/>
          </table:table-cell>
          <table:table-cell table:number-columns-repeated="1023"/>
        </table:table-row>
        <table:table-row table:style-name="ro1">
          <table:table-cell table:formula="of:=[$'CMS ALL'.A83] &amp; [$'CMS ALL'.G83]">
            <text:p/>
          </table:table-cell>
          <table:table-cell table:number-columns-repeated="1023"/>
        </table:table-row>
        <table:table-row table:style-name="ro1">
          <table:table-cell table:formula="of:=[$'CMS ALL'.A84] &amp; [$'CMS ALL'.G84]">
            <text:p/>
          </table:table-cell>
          <table:table-cell table:number-columns-repeated="1023"/>
        </table:table-row>
        <table:table-row table:style-name="ro1">
          <table:table-cell table:formula="of:=[$'CMS ALL'.A85] &amp; [$'CMS ALL'.G85]">
            <text:p/>
          </table:table-cell>
          <table:table-cell table:number-columns-repeated="1023"/>
        </table:table-row>
        <table:table-row table:style-name="ro1">
          <table:table-cell table:formula="of:=[$'CMS ALL'.A86] &amp; [$'CMS ALL'.G86]">
            <text:p/>
          </table:table-cell>
          <table:table-cell table:number-columns-repeated="1023"/>
        </table:table-row>
        <table:table-row table:style-name="ro1">
          <table:table-cell table:formula="of:=[$'CMS ALL'.A87] &amp; [$'CMS ALL'.G87]">
            <text:p/>
          </table:table-cell>
          <table:table-cell table:number-columns-repeated="1023"/>
        </table:table-row>
        <table:table-row table:style-name="ro1">
          <table:table-cell table:formula="of:=[$'CMS ALL'.A88] &amp; [$'CMS ALL'.G88]">
            <text:p/>
          </table:table-cell>
          <table:table-cell table:number-columns-repeated="1023"/>
        </table:table-row>
        <table:table-row table:style-name="ro1">
          <table:table-cell table:formula="of:=[$'CMS ALL'.A89] &amp; [$'CMS ALL'.G89]">
            <text:p/>
          </table:table-cell>
          <table:table-cell table:number-columns-repeated="1023"/>
        </table:table-row>
        <table:table-row table:style-name="ro1">
          <table:table-cell table:formula="of:=[$'CMS ALL'.A90] &amp; [$'CMS ALL'.G90]">
            <text:p/>
          </table:table-cell>
          <table:table-cell table:number-columns-repeated="1023"/>
        </table:table-row>
        <table:table-row table:style-name="ro1">
          <table:table-cell table:formula="of:=[$'CMS ALL'.A91] &amp; [$'CMS ALL'.G91]">
            <text:p/>
          </table:table-cell>
          <table:table-cell table:number-columns-repeated="1023"/>
        </table:table-row>
        <table:table-row table:style-name="ro1">
          <table:table-cell table:formula="of:=[$'CMS ALL'.A92] &amp; [$'CMS ALL'.G92]">
            <text:p/>
          </table:table-cell>
          <table:table-cell table:number-columns-repeated="1023"/>
        </table:table-row>
        <table:table-row table:style-name="ro1">
          <table:table-cell table:formula="of:=[$'CMS ALL'.A93] &amp; [$'CMS ALL'.G93]">
            <text:p/>
          </table:table-cell>
          <table:table-cell table:number-columns-repeated="1023"/>
        </table:table-row>
        <table:table-row table:style-name="ro1">
          <table:table-cell table:formula="of:=[$'CMS ALL'.A94] &amp; [$'CMS ALL'.G94]">
            <text:p/>
          </table:table-cell>
          <table:table-cell table:number-columns-repeated="1023"/>
        </table:table-row>
        <table:table-row table:style-name="ro1">
          <table:table-cell table:formula="of:=[$'CMS ALL'.A95] &amp; [$'CMS ALL'.G95]">
            <text:p/>
          </table:table-cell>
          <table:table-cell table:number-columns-repeated="1023"/>
        </table:table-row>
        <table:table-row table:style-name="ro1">
          <table:table-cell table:formula="of:=[$'CMS ALL'.A96] &amp; [$'CMS ALL'.G96]">
            <text:p/>
          </table:table-cell>
          <table:table-cell table:number-columns-repeated="1023"/>
        </table:table-row>
        <table:table-row table:style-name="ro1">
          <table:table-cell table:formula="of:=[$'CMS ALL'.A97] &amp; [$'CMS ALL'.G97]">
            <text:p/>
          </table:table-cell>
          <table:table-cell table:number-columns-repeated="1023"/>
        </table:table-row>
        <table:table-row table:style-name="ro1">
          <table:table-cell table:formula="of:=[$'CMS ALL'.A98] &amp; [$'CMS ALL'.G98]">
            <text:p/>
          </table:table-cell>
          <table:table-cell table:number-columns-repeated="1023"/>
        </table:table-row>
        <table:table-row table:style-name="ro1">
          <table:table-cell table:formula="of:=[$'CMS ALL'.A99] &amp; [$'CMS ALL'.G99]">
            <text:p/>
          </table:table-cell>
          <table:table-cell table:number-columns-repeated="1023"/>
        </table:table-row>
        <table:table-row table:style-name="ro1">
          <table:table-cell table:formula="of:=[$'CMS ALL'.A100] &amp; [$'CMS ALL'.G100]">
            <text:p/>
          </table:table-cell>
          <table:table-cell table:number-columns-repeated="1023"/>
        </table:table-row>
        <table:table-row table:style-name="ro1">
          <table:table-cell table:formula="of:=[$'CMS ALL'.A101] &amp; [$'CMS ALL'.G101]">
            <text:p/>
          </table:table-cell>
          <table:table-cell table:number-columns-repeated="1023"/>
        </table:table-row>
        <table:table-row table:style-name="ro1" table:number-rows-repeated="10484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tIT" table:style-name="ta1">
        <table:table-column table:style-name="co3" table:default-cell-style-name="ce10"/>
        <table:table-column table:style-name="co2" table:number-columns-repeated="1023" table:default-cell-style-name="ce10"/>
        <table:table-row table:style-name="ro1">
          <table:table-cell table:formula="of:=[$'CMS ALL'.A2] &amp; [$'CMS ALL'.H2]" office:value-type="string" office:string-value="# Diese Zeilen nicht löschen / Do not remove these lines" calcext:value-type="string">
            <text:p># Diese Zeilen nicht löschen / Do not remove these lines</text:p>
          </table:table-cell>
          <table:table-cell table:number-columns-repeated="1023"/>
        </table:table-row>
        <table:table-row table:style-name="ro1">
          <table:table-cell table:formula="of:=[$'CMS ALL'.A3] &amp; [$'CMS ALL'.H3]" office:value-type="string" office:string-value="#" calcext:value-type="string">
            <text:p>#</text:p>
          </table:table-cell>
          <table:table-cell table:number-columns-repeated="1023"/>
        </table:table-row>
        <table:table-row table:style-name="ro1">
          <table:table-cell table:formula="of:=[$'CMS ALL'.A4] &amp; [$'CMS ALL'.H4]" office:value-type="string" office:string-value="# $Revision: 829 $" calcext:value-type="string">
            <text:p># $Revision: 829 $</text:p>
          </table:table-cell>
          <table:table-cell table:number-columns-repeated="1023"/>
        </table:table-row>
        <table:table-row table:style-name="ro1">
          <table:table-cell table:formula="of:=[$'CMS ALL'.A5] &amp; [$'CMS ALL'.H5]" office:value-type="string" office:string-value="# $LastChangedDate: 2021-02-13 $" calcext:value-type="string">
            <text:p># $LastChangedDate: 2021-02-13 $</text:p>
          </table:table-cell>
          <table:table-cell table:number-columns-repeated="1023"/>
        </table:table-row>
        <table:table-row table:style-name="ro1">
          <table:table-cell table:formula="of:=[$'CMS ALL'.A6] &amp; [$'CMS ALL'.H6]" office:value-type="string" office:string-value="# $Author: hausl78, SteveMoto $" calcext:value-type="string">
            <text:p># $Author: hausl78, SteveMoto $</text:p>
          </table:table-cell>
          <table:table-cell table:number-columns-repeated="1023"/>
        </table:table-row>
        <table:table-row table:style-name="ro1">
          <table:table-cell table:formula="of:=[$'CMS ALL'.A7] &amp; [$'CMS ALL'.H7]" office:value-type="string" office:string-value="#" calcext:value-type="string">
            <text:p>#</text:p>
          </table:table-cell>
          <table:table-cell table:number-columns-repeated="1023"/>
        </table:table-row>
        <table:table-row table:style-name="ro1">
          <table:table-cell table:formula="of:=[$'CMS ALL'.A8] &amp; [$'CMS ALL'.H8]" office:value-type="string" office:string-value="_dateformat_0                                   = %Y-%d-%m, %H:%M:%S" calcext:value-type="string">
            <text:p>_dateformat_0 <text:s text:c="34"/>= %Y-%d-%m, %H:%M:%S</text:p>
          </table:table-cell>
          <table:table-cell table:number-columns-repeated="1023"/>
        </table:table-row>
        <table:table-row table:style-name="ro1">
          <table:table-cell table:formula="of:=[$'CMS ALL'.A9] &amp; [$'CMS ALL'.H9]" office:value-type="string" office:string-value="_translator_0                                   = Piergiorgio Bellezza" calcext:value-type="string">
            <text:p>_translator_0 <text:s text:c="34"/>= Piergiorgio Bellezza</text:p>
          </table:table-cell>
          <table:table-cell table:number-columns-repeated="1023"/>
        </table:table-row>
        <table:table-row table:style-name="ro1">
          <table:table-cell table:formula="of:=[$'CMS ALL'.A10] &amp; [$'CMS ALL'.H10]">
            <text:p/>
          </table:table-cell>
          <table:table-cell table:number-columns-repeated="1023"/>
        </table:table-row>
        <table:table-row table:style-name="ro1">
          <table:table-cell table:formula="of:=[$'CMS ALL'.A11] &amp; [$'CMS ALL'.H11]" office:value-type="string" office:string-value="_timezone                                       = " calcext:value-type="string">
            <text:p>_timezone <text:s text:c="38"/>= </text:p>
          </table:table-cell>
          <table:table-cell table:number-columns-repeated="1023"/>
        </table:table-row>
        <table:table-row table:style-name="ro1">
          <table:table-cell table:formula="of:=[$'CMS ALL'.A12] &amp; [$'CMS ALL'.H12]">
            <text:p/>
          </table:table-cell>
          <table:table-cell table:number-columns-repeated="1023"/>
        </table:table-row>
        <table:table-row table:style-name="ro1">
          <table:table-cell table:formula="of:=[$'CMS ALL'.A13] &amp; [$'CMS ALL'.H13]">
            <text:p/>
          </table:table-cell>
          <table:table-cell table:number-columns-repeated="1023"/>
        </table:table-row>
        <table:table-row table:style-name="ro1">
          <table:table-cell table:formula="of:=[$'CMS ALL'.A14] &amp; [$'CMS ALL'.H14]" office:value-type="string" office:string-value="_search_chars_lo                                = " calcext:value-type="string">
            <text:p>_search_chars_lo <text:s text:c="31"/>= </text:p>
          </table:table-cell>
          <table:table-cell table:number-columns-repeated="1023"/>
        </table:table-row>
        <table:table-row table:style-name="ro1">
          <table:table-cell table:formula="of:=[$'CMS ALL'.A15] &amp; [$'CMS ALL'.H15]" office:value-type="string" office:string-value="_search_chars_hi                                = " calcext:value-type="string">
            <text:p>_search_chars_hi <text:s text:c="31"/>= </text:p>
          </table:table-cell>
          <table:table-cell table:number-columns-repeated="1023"/>
        </table:table-row>
        <table:table-row table:style-name="ro1">
          <table:table-cell table:formula="of:=[$'CMS ALL'.A16] &amp; [$'CMS ALL'.H16]">
            <text:p/>
          </table:table-cell>
          <table:table-cell table:number-columns-repeated="1023"/>
        </table:table-row>
        <table:table-row table:style-name="ro1">
          <table:table-cell table:formula="of:=[$'CMS ALL'.A17] &amp; [$'CMS ALL'.H17]" office:value-type="string" office:string-value="# alttext_galleryimage_1                        = Galleria immagini &quot;{PARAM1}&quot;" calcext:value-type="string">
            <text:p># alttext_galleryimage_1 <text:s text:c="23"/>= Galleria immagini "{PARAM1}"</text:p>
          </table:table-cell>
          <table:table-cell table:number-columns-repeated="1023"/>
        </table:table-row>
        <table:table-row table:style-name="ro1">
          <table:table-cell table:formula="of:=[$'CMS ALL'.A18] &amp; [$'CMS ALL'.H18]" office:value-type="string" office:string-value="alttext_image_1                                 = Immaginee &quot;{PARAM1}&quot;" calcext:value-type="string">
            <text:p>alttext_image_1 <text:s text:c="32"/>= Immaginee "{PARAM1}"</text:p>
          </table:table-cell>
          <table:table-cell table:number-columns-repeated="1023"/>
        </table:table-row>
        <table:table-row table:style-name="ro1">
          <table:table-cell table:formula="of:=[$'CMS ALL'.A19] &amp; [$'CMS ALL'.H19]" office:value-type="string" office:string-value="anchor_top_0                                    = " calcext:value-type="string">
            <text:p>anchor_top_0 <text:s text:c="35"/>= </text:p>
          </table:table-cell>
          <table:table-cell table:number-columns-repeated="1023"/>
        </table:table-row>
        <table:table-row table:style-name="ro1">
          <table:table-cell table:formula="of:=[$'CMS ALL'.A20] &amp; [$'CMS ALL'.H20]" office:value-type="string" office:string-value="message_downloads                               = Downloads" calcext:value-type="string">
            <text:p>message_downloads <text:s text:c="30"/>= Downloads</text:p>
          </table:table-cell>
          <table:table-cell table:number-columns-repeated="1023"/>
        </table:table-row>
        <table:table-row table:style-name="ro1">
          <table:table-cell table:formula="of:=[$'CMS ALL'.A21] &amp; [$'CMS ALL'.H21]" office:value-type="string" office:string-value="message_draft_0                                 = Brutta copia" calcext:value-type="string">
            <text:p>message_draft_0 <text:s text:c="32"/>= Brutta copia</text:p>
          </table:table-cell>
          <table:table-cell table:number-columns-repeated="1023"/>
        </table:table-row>
        <table:table-row table:style-name="ro1">
          <table:table-cell table:formula="of:=[$'CMS ALL'.A22] &amp; [$'CMS ALL'.H22]" office:value-type="string" office:string-value="# message_firstimage_0                          = Prima immagine" calcext:value-type="string">
            <text:p># message_firstimage_0 <text:s text:c="25"/>= Prima immagine</text:p>
          </table:table-cell>
          <table:table-cell table:number-columns-repeated="1023"/>
        </table:table-row>
        <table:table-row table:style-name="ro1">
          <table:table-cell table:formula="of:=[$'CMS ALL'.A23] &amp; [$'CMS ALL'.H23]" office:value-type="string" office:string-value="message_galleries_0                             = Gallerie" calcext:value-type="string">
            <text:p>message_galleries_0 <text:s text:c="28"/>= Gallerie</text:p>
          </table:table-cell>
          <table:table-cell table:number-columns-repeated="1023"/>
        </table:table-row>
        <table:table-row table:style-name="ro1">
          <table:table-cell table:formula="of:=[$'CMS ALL'.A24] &amp; [$'CMS ALL'.H24]" office:value-type="string" office:string-value="message_gallery_1                               = Galleria &quot;{PARAM1}&quot;" calcext:value-type="string">
            <text:p>message_gallery_1 <text:s text:c="30"/>= Galleria "{PARAM1}"</text:p>
          </table:table-cell>
          <table:table-cell table:number-columns-repeated="1023"/>
        </table:table-row>
        <table:table-row table:style-name="ro1">
          <table:table-cell table:formula="of:=[$'CMS ALL'.A25] &amp; [$'CMS ALL'.H25]" office:value-type="string" office:string-value="# message_gallery_xoutofy_2                     = (Immagine {PARAM1} su {PARAM2})" calcext:value-type="string">
            <text:p># message_gallery_xoutofy_2 <text:s text:c="20"/>= (Immagine {PARAM1} su {PARAM2})</text:p>
          </table:table-cell>
          <table:table-cell table:number-columns-repeated="1023"/>
        </table:table-row>
        <table:table-row table:style-name="ro1">
          <table:table-cell table:formula="of:=[$'CMS ALL'.A26] &amp; [$'CMS ALL'.H26]" office:value-type="string" office:string-value="# message_gallerydir_error_1                    = Cartella galleria sconosciuta &quot;{PARAM1}&quot;!" calcext:value-type="string">
            <text:p># message_gallerydir_error_1 <text:s text:c="19"/>= Cartella galleria sconosciuta "{PARAM1}"!</text:p>
          </table:table-cell>
          <table:table-cell table:number-columns-repeated="1023"/>
        </table:table-row>
        <table:table-row table:style-name="ro1">
          <table:table-cell table:formula="of:=[$'CMS ALL'.A27] &amp; [$'CMS ALL'.H27]" office:value-type="string" office:string-value="# message_gallerydir_error_0                    = " calcext:value-type="string">
            <text:p># message_gallerydir_error_0 <text:s text:c="19"/>= </text:p>
          </table:table-cell>
          <table:table-cell table:number-columns-repeated="1023"/>
        </table:table-row>
        <table:table-row table:style-name="ro1">
          <table:table-cell table:formula="of:=[$'CMS ALL'.A28] &amp; [$'CMS ALL'.H28]" office:value-type="string" office:string-value="message_galleryembed_error_0                    = " calcext:value-type="string">
            <text:p>message_galleryembed_error_0 <text:s text:c="19"/>= </text:p>
          </table:table-cell>
          <table:table-cell table:number-columns-repeated="1023"/>
        </table:table-row>
        <table:table-row table:style-name="ro1">
          <table:table-cell table:formula="of:=[$'CMS ALL'.A29] &amp; [$'CMS ALL'.H29]" office:value-type="string" office:string-value="# message_galleryempty_0                        = Questa galleria non contiene immagini." calcext:value-type="string">
            <text:p># message_galleryempty_0 <text:s text:c="23"/>= Questa galleria non contiene immagini.</text:p>
          </table:table-cell>
          <table:table-cell table:number-columns-repeated="1023"/>
        </table:table-row>
        <table:table-row table:style-name="ro1">
          <table:table-cell table:formula="of:=[$'CMS ALL'.A30] &amp; [$'CMS ALL'.H30]" office:value-type="string" office:string-value="message_gallerypreviewdir_error_1               = Cartella di anteprima mancante &quot;{PARAM1}&quot;!" calcext:value-type="string">
            <text:p>message_gallerypreviewdir_error_1 <text:s text:c="14"/>= Cartella di anteprima mancante "{PARAM1}"!</text:p>
          </table:table-cell>
          <table:table-cell table:number-columns-repeated="1023"/>
        </table:table-row>
        <table:table-row table:style-name="ro1">
          <table:table-cell table:formula="of:=[$'CMS ALL'.A31] &amp; [$'CMS ALL'.H31]" office:value-type="string" office:string-value="# message_gallery_no_preview                    = " calcext:value-type="string">
            <text:p># message_gallery_no_preview <text:s text:c="19"/>= </text:p>
          </table:table-cell>
          <table:table-cell table:number-columns-repeated="1023"/>
        </table:table-row>
        <table:table-row table:style-name="ro1">
          <table:table-cell table:formula="of:=[$'CMS ALL'.A32] &amp; [$'CMS ALL'.H32]" office:value-type="string" office:string-value="message_lastchange_0                            = Ultimo cambiamento:" calcext:value-type="string">
            <text:p>message_lastchange_0 <text:s text:c="27"/>= Ultimo cambiamento:</text:p>
          </table:table-cell>
          <table:table-cell table:number-columns-repeated="1023"/>
        </table:table-row>
        <table:table-row table:style-name="ro1">
          <table:table-cell table:formula="of:=[$'CMS ALL'.A33] &amp; [$'CMS ALL'.H33]" office:value-type="string" office:string-value="# message_lastimage_0                           = Ultima immagine" calcext:value-type="string">
            <text:p># message_lastimage_0 <text:s text:c="26"/>= Ultima immagine</text:p>
          </table:table-cell>
          <table:table-cell table:number-columns-repeated="1023"/>
        </table:table-row>
        <table:table-row table:style-name="ro1">
          <table:table-cell table:formula="of:=[$'CMS ALL'.A34] &amp; [$'CMS ALL'.H34]" office:value-type="string" office:string-value="# message_nextimage_0                           = Prossima immagine" calcext:value-type="string">
            <text:p># message_nextimage_0 <text:s text:c="26"/>= Prossima immagine</text:p>
          </table:table-cell>
          <table:table-cell table:number-columns-repeated="1023"/>
        </table:table-row>
        <table:table-row table:style-name="ro1">
          <table:table-cell table:formula="of:=[$'CMS ALL'.A35] &amp; [$'CMS ALL'.H35]" office:value-type="string" office:string-value="message_nodatafound_0                           = Nessun contentuno corrispondente trovato." calcext:value-type="string">
            <text:p>message_nodatafound_0 <text:s text:c="26"/>= Nessun contentuno corrispondente trovato.</text:p>
          </table:table-cell>
          <table:table-cell table:number-columns-repeated="1023"/>
        </table:table-row>
        <table:table-row table:style-name="ro1">
          <table:table-cell table:formula="of:=[$'CMS ALL'.A36] &amp; [$'CMS ALL'.H36]" office:value-type="string" office:string-value="# message_previousimage_0                       = Immagine precedente" calcext:value-type="string">
            <text:p># message_previousimage_0 <text:s text:c="22"/>= Immagine precedente</text:p>
          </table:table-cell>
          <table:table-cell table:number-columns-repeated="1023"/>
        </table:table-row>
        <table:table-row table:style-name="ro1">
          <table:table-cell table:formula="of:=[$'CMS ALL'.A37] &amp; [$'CMS ALL'.H37]" office:value-type="string" office:string-value="message_search_0                                = Cerca" calcext:value-type="string">
            <text:p>message_search_0 <text:s text:c="31"/>= Cerca</text:p>
          </table:table-cell>
          <table:table-cell table:number-columns-repeated="1023"/>
        </table:table-row>
        <table:table-row table:style-name="ro1">
          <table:table-cell table:formula="of:=[$'CMS ALL'.A38] &amp; [$'CMS ALL'.H38]" office:value-type="string" office:string-value="message_searchresult_1                          = Cerca risultati per &quot;{PARAM1}&quot;" calcext:value-type="string">
            <text:p>message_searchresult_1 <text:s text:c="25"/>= Cerca risultati per "{PARAM1}"</text:p>
          </table:table-cell>
          <table:table-cell table:number-columns-repeated="1023"/>
        </table:table-row>
        <table:table-row table:style-name="ro1">
          <table:table-cell table:formula="of:=[$'CMS ALL'.A39] &amp; [$'CMS ALL'.H39]" office:value-type="string" office:string-value="message_searchnoresult_1                        = " calcext:value-type="string">
            <text:p>message_searchnoresult_1 <text:s text:c="23"/>= </text:p>
          </table:table-cell>
          <table:table-cell table:number-columns-repeated="1023"/>
        </table:table-row>
        <table:table-row table:style-name="ro1">
          <table:table-cell table:formula="of:=[$'CMS ALL'.A40] &amp; [$'CMS ALL'.H40]" office:value-type="string" office:string-value="message_searchhelp_0                            = " calcext:value-type="string">
            <text:p>message_searchhelp_0 <text:s text:c="27"/>= </text:p>
          </table:table-cell>
          <table:table-cell table:number-columns-repeated="1023"/>
        </table:table-row>
        <table:table-row table:style-name="ro1">
          <table:table-cell table:formula="of:=[$'CMS ALL'.A41] &amp; [$'CMS ALL'.H41]" office:value-type="string" office:string-value="message_sitemap_0                               = Mappa del sito" calcext:value-type="string">
            <text:p>message_sitemap_0 <text:s text:c="30"/>= Mappa del sito</text:p>
          </table:table-cell>
          <table:table-cell table:number-columns-repeated="1023"/>
        </table:table-row>
        <table:table-row table:style-name="ro1">
          <table:table-cell table:formula="of:=[$'CMS ALL'.A42] &amp; [$'CMS ALL'.H42]" office:value-type="string" office:string-value="message_template_error_1                        = File di mascherina (template) &quot;{PARAM1}&quot; mancante! Si prega di contattare l'amministratore." calcext:value-type="string">
            <text:p>message_template_error_1 <text:s text:c="23"/>= File di mascherina (template) "{PARAM1}" mancante! Si prega di contattare l'amministratore.</text:p>
          </table:table-cell>
          <table:table-cell table:number-columns-repeated="1023"/>
        </table:table-row>
        <table:table-row table:style-name="ro1">
          <table:table-cell table:formula="of:=[$'CMS ALL'.A43] &amp; [$'CMS ALL'.H43]" office:value-type="string" office:string-value="passwordform_title_0                            = " calcext:value-type="string">
            <text:p>passwordform_title_0 <text:s text:c="27"/>= </text:p>
          </table:table-cell>
          <table:table-cell table:number-columns-repeated="1023"/>
        </table:table-row>
        <table:table-row table:style-name="ro1">
          <table:table-cell table:formula="of:=[$'CMS ALL'.A44] &amp; [$'CMS ALL'.H44]" office:value-type="string" office:string-value="passwordform_pagepasswordplease_0               = " calcext:value-type="string">
            <text:p>passwordform_pagepasswordplease_0 <text:s text:c="14"/>= </text:p>
          </table:table-cell>
          <table:table-cell table:number-columns-repeated="1023"/>
        </table:table-row>
        <table:table-row table:style-name="ro1">
          <table:table-cell table:formula="of:=[$'CMS ALL'.A45] &amp; [$'CMS ALL'.H45]" office:value-type="string" office:string-value="passwordform_message_passwordwrong_0            = " calcext:value-type="string">
            <text:p>passwordform_message_passwordwrong_0 <text:s text:c="11"/>= </text:p>
          </table:table-cell>
          <table:table-cell table:number-columns-repeated="1023"/>
        </table:table-row>
        <table:table-row table:style-name="ro1">
          <table:table-cell table:formula="of:=[$'CMS ALL'.A46] &amp; [$'CMS ALL'.H46]" office:value-type="string" office:string-value="passwordform_send_0                             = " calcext:value-type="string">
            <text:p>passwordform_send_0 <text:s text:c="28"/>= </text:p>
          </table:table-cell>
          <table:table-cell table:number-columns-repeated="1023"/>
        </table:table-row>
        <table:table-row table:style-name="ro1">
          <table:table-cell table:formula="of:=[$'CMS ALL'.A47] &amp; [$'CMS ALL'.H47]" office:value-type="string" office:string-value="plugin_error_1                                  = " calcext:value-type="string">
            <text:p>plugin_error_1 <text:s text:c="33"/>= </text:p>
          </table:table-cell>
          <table:table-cell table:number-columns-repeated="1023"/>
        </table:table-row>
        <table:table-row table:style-name="ro1">
          <table:table-cell table:formula="of:=[$'CMS ALL'.A48] &amp; [$'CMS ALL'.H48]" office:value-type="string" office:string-value="plugin_error_missing_pluginconf_1               = " calcext:value-type="string">
            <text:p>plugin_error_missing_pluginconf_1 <text:s text:c="14"/>= </text:p>
          </table:table-cell>
          <table:table-cell table:number-columns-repeated="1023"/>
        </table:table-row>
        <table:table-row table:style-name="ro1">
          <table:table-cell table:formula="of:=[$'CMS ALL'.A49] &amp; [$'CMS ALL'.H49]" office:value-type="string" office:string-value="plugin_error_missing_method_2                   = " calcext:value-type="string">
            <text:p>plugin_error_missing_method_2 <text:s text:c="18"/>= </text:p>
          </table:table-cell>
          <table:table-cell table:number-columns-repeated="1023"/>
        </table:table-row>
        <table:table-row table:style-name="ro1">
          <table:table-cell table:formula="of:=[$'CMS ALL'.A50] &amp; [$'CMS ALL'.H50]" office:value-type="string" office:string-value="plugin_error_value_1                            = " calcext:value-type="string">
            <text:p>plugin_error_value_1 <text:s text:c="27"/>= </text:p>
          </table:table-cell>
          <table:table-cell table:number-columns-repeated="1023"/>
        </table:table-row>
        <table:table-row table:style-name="ro1">
          <table:table-cell table:formula="of:=[$'CMS ALL'.A51] &amp; [$'CMS ALL'.H51]" office:value-type="string" office:string-value="thirsty_programmer                              = Salve, mi piacerebbe avere una birra, gentilmente! ;)" calcext:value-type="string">
            <text:p>thirsty_programmer <text:s text:c="29"/>= Salve, mi piacerebbe avere una birra, gentilmente! ;)</text:p>
          </table:table-cell>
          <table:table-cell table:number-columns-repeated="1023"/>
        </table:table-row>
        <table:table-row table:style-name="ro1">
          <table:table-cell table:formula="of:=[$'CMS ALL'.A52] &amp; [$'CMS ALL'.H52]" office:value-type="string" office:string-value="tooltip_anchor_error_1                          = " calcext:value-type="string">
            <text:p>tooltip_anchor_error_1 <text:s text:c="25"/>= </text:p>
          </table:table-cell>
          <table:table-cell table:number-columns-repeated="1023"/>
        </table:table-row>
        <table:table-row table:style-name="ro1">
          <table:table-cell table:formula="of:=[$'CMS ALL'.A53] &amp; [$'CMS ALL'.H53]" office:value-type="string" office:string-value="tooltip_anchor_goto_1                           = " calcext:value-type="string">
            <text:p>tooltip_anchor_goto_1 <text:s text:c="26"/>= </text:p>
          </table:table-cell>
          <table:table-cell table:number-columns-repeated="1023"/>
        </table:table-row>
        <table:table-row table:style-name="ro1">
          <table:table-cell table:formula="of:=[$'CMS ALL'.A54] &amp; [$'CMS ALL'.H54]" office:value-type="string" office:string-value="tooltip_anchor_gototop_0                        = " calcext:value-type="string">
            <text:p>tooltip_anchor_gototop_0 <text:s text:c="23"/>= </text:p>
          </table:table-cell>
          <table:table-cell table:number-columns-repeated="1023"/>
        </table:table-row>
        <table:table-row table:style-name="ro1">
          <table:table-cell table:formula="of:=[$'CMS ALL'.A55] &amp; [$'CMS ALL'.H55]" office:value-type="string" office:string-value="tooltip_attribute_error_1                       = Sintassi errata: Attributo sconosciuto &quot;{PARAM1}&quot;" calcext:value-type="string">
            <text:p>tooltip_attribute_error_1 <text:s text:c="22"/>= Sintassi errata: Attributo sconosciuto "{PARAM1}"</text:p>
          </table:table-cell>
          <table:table-cell table:number-columns-repeated="1023"/>
        </table:table-row>
        <table:table-row table:style-name="ro1">
          <table:table-cell table:formula="of:=[$'CMS ALL'.A56] &amp; [$'CMS ALL'.H56]" office:value-type="string" office:string-value="tooltip_color_error_1                           = Valore di colore errato &quot;{PARAM1}&quot;" calcext:value-type="string">
            <text:p>tooltip_color_error_1 <text:s text:c="26"/>= Valore di colore errato "{PARAM1}"</text:p>
          </table:table-cell>
          <table:table-cell table:number-columns-repeated="1023"/>
        </table:table-row>
        <table:table-row table:style-name="ro1">
          <table:table-cell table:formula="of:=[$'CMS ALL'.A57] &amp; [$'CMS ALL'.H57]" office:value-type="string" office:string-value="# tooltip_gallery_fullscreen_1                  = Vista tutto schermo: &quot;{PARAM1}&quot;" calcext:value-type="string">
            <text:p># tooltip_gallery_fullscreen_1 <text:s text:c="17"/>= Vista tutto schermo: "{PARAM1}"</text:p>
          </table:table-cell>
          <table:table-cell table:number-columns-repeated="1023"/>
        </table:table-row>
        <table:table-row table:style-name="ro1">
          <table:table-cell table:formula="of:=[$'CMS ALL'.A58] &amp; [$'CMS ALL'.H58]" office:value-type="string" office:string-value="tooltip_image_error_1                           = File sconosciuto o indirizzo errato: &quot;{PARAM1}&quot;" calcext:value-type="string">
            <text:p>tooltip_image_error_1 <text:s text:c="26"/>= File sconosciuto o indirizzo errato: "{PARAM1}"</text:p>
          </table:table-cell>
          <table:table-cell table:number-columns-repeated="1023"/>
        </table:table-row>
        <table:table-row table:style-name="ro1">
          <table:table-cell table:formula="of:=[$'CMS ALL'.A59] &amp; [$'CMS ALL'.H59]" office:value-type="string" office:string-value="tooltip_image_error_2                           = File immagine mancante &quot;{PARAM1}&quot; nella categoria &quot;{PARAM2}&quot;" calcext:value-type="string">
            <text:p>tooltip_image_error_2 <text:s text:c="26"/>= File immagine mancante "{PARAM1}" nella categoria "{PARAM2}"</text:p>
          </table:table-cell>
          <table:table-cell table:number-columns-repeated="1023"/>
        </table:table-row>
        <table:table-row table:style-name="ro1">
          <table:table-cell table:formula="of:=[$'CMS ALL'.A60] &amp; [$'CMS ALL'.H60]" office:value-type="string" office:string-value="tooltip_include_recursion_error_0               = La pagina non può includere se stessa" calcext:value-type="string">
            <text:p>tooltip_include_recursion_error_0 <text:s text:c="14"/>= La pagina non può includere se stessa</text:p>
          </table:table-cell>
          <table:table-cell table:number-columns-repeated="1023"/>
        </table:table-row>
        <table:table-row table:style-name="ro1">
          <table:table-cell table:formula="of:=[$'CMS ALL'.A61] &amp; [$'CMS ALL'.H61]" office:value-type="string" office:string-value="# tooltip_include_reinclude_error_0             = Inclusioni non permesse nelle pagine incluse " calcext:value-type="string">
            <text:p># tooltip_include_reinclude_error_0 <text:s text:c="12"/>= Inclusioni non permesse nelle pagine incluse </text:p>
          </table:table-cell>
          <table:table-cell table:number-columns-repeated="1023"/>
        </table:table-row>
        <table:table-row table:style-name="ro1">
          <table:table-cell table:formula="of:=[$'CMS ALL'.A62] &amp; [$'CMS ALL'.H62]" office:value-type="string" office:string-value="tooltip_link_category_1                         = Cambia nella categoria &quot;{PARAM1}&quot;" calcext:value-type="string">
            <text:p>tooltip_link_category_1 <text:s text:c="24"/>= Cambia nella categoria "{PARAM1}"</text:p>
          </table:table-cell>
          <table:table-cell table:number-columns-repeated="1023"/>
        </table:table-row>
        <table:table-row table:style-name="ro1">
          <table:table-cell table:formula="of:=[$'CMS ALL'.A63] &amp; [$'CMS ALL'.H63]" office:value-type="string" office:string-value="tooltip_link_category_error_1                   = Categoria mancante &quot;{PARAM1}&quot;" calcext:value-type="string">
            <text:p>tooltip_link_category_error_1 <text:s text:c="18"/>= Categoria mancante "{PARAM1}"</text:p>
          </table:table-cell>
          <table:table-cell table:number-columns-repeated="1023"/>
        </table:table-row>
        <table:table-row table:style-name="ro1">
          <table:table-cell table:formula="of:=[$'CMS ALL'.A64] &amp; [$'CMS ALL'.H64]" office:value-type="string" office:string-value="tooltip_link_extern_1                           = Chiama l'indirizzo esterno &quot;{PARAM1}&quot;" calcext:value-type="string">
            <text:p>tooltip_link_extern_1 <text:s text:c="26"/>= Chiama l'indirizzo esterno "{PARAM1}"</text:p>
          </table:table-cell>
          <table:table-cell table:number-columns-repeated="1023"/>
        </table:table-row>
        <table:table-row table:style-name="ro1">
          <table:table-cell table:formula="of:=[$'CMS ALL'.A65] &amp; [$'CMS ALL'.H65]" office:value-type="string" office:string-value="tooltip_link_cmsinfo                            = " calcext:value-type="string">
            <text:p>tooltip_link_cmsinfo <text:s text:c="27"/>= </text:p>
          </table:table-cell>
          <table:table-cell table:number-columns-repeated="1023"/>
        </table:table-row>
        <table:table-row table:style-name="ro1">
          <table:table-cell table:formula="of:=[$'CMS ALL'.A66] &amp; [$'CMS ALL'.H66]" office:value-type="string" office:string-value="tooltip_link_extern_error_1                     = Collegamento indirizzo errato &quot;{PARAM1}&quot;" calcext:value-type="string">
            <text:p>tooltip_link_extern_error_1 <text:s text:c="20"/>= Collegamento indirizzo errato "{PARAM1}"</text:p>
          </table:table-cell>
          <table:table-cell table:number-columns-repeated="1023"/>
        </table:table-row>
        <table:table-row table:style-name="ro1">
          <table:table-cell table:formula="of:=[$'CMS ALL'.A67] &amp; [$'CMS ALL'.H67]" office:value-type="string" office:string-value="tooltip_link_file_1                             = Scarica file &quot;{PARAM1}&quot;" calcext:value-type="string">
            <text:p>tooltip_link_file_1 <text:s text:c="28"/>= Scarica file "{PARAM1}"</text:p>
          </table:table-cell>
          <table:table-cell table:number-columns-repeated="1023"/>
        </table:table-row>
        <table:table-row table:style-name="ro1">
          <table:table-cell table:formula="of:=[$'CMS ALL'.A68] &amp; [$'CMS ALL'.H68]" office:value-type="string" office:string-value="tooltip_link_file_2                             = Scarica file &quot;{PARAM1}&quot; dalla categoria &quot;{PARAM2}&quot;" calcext:value-type="string">
            <text:p>tooltip_link_file_2 <text:s text:c="28"/>= Scarica file "{PARAM1}" dalla categoria "{PARAM2}"</text:p>
          </table:table-cell>
          <table:table-cell table:number-columns-repeated="1023"/>
        </table:table-row>
        <table:table-row table:style-name="ro1">
          <table:table-cell table:formula="of:=[$'CMS ALL'.A69] &amp; [$'CMS ALL'.H69]" office:value-type="string" office:string-value="tooltip_link_file_error_1                       = File mancante &quot;{PARAM1}&quot;" calcext:value-type="string">
            <text:p>tooltip_link_file_error_1 <text:s text:c="22"/>= File mancante "{PARAM1}"</text:p>
          </table:table-cell>
          <table:table-cell table:number-columns-repeated="1023"/>
        </table:table-row>
        <table:table-row table:style-name="ro1">
          <table:table-cell table:formula="of:=[$'CMS ALL'.A70] &amp; [$'CMS ALL'.H70]" office:value-type="string" office:string-value="tooltip_link_file_error_2                       = File mancante &quot;{PARAM1}&quot; nella categoria &quot;{PARAM2}&quot;" calcext:value-type="string">
            <text:p>tooltip_link_file_error_2 <text:s text:c="22"/>= File mancante "{PARAM1}" nella categoria "{PARAM2}"</text:p>
          </table:table-cell>
          <table:table-cell table:number-columns-repeated="1023"/>
        </table:table-row>
        <table:table-row table:style-name="ro1">
          <table:table-cell table:formula="of:=[$'CMS ALL'.A71] &amp; [$'CMS ALL'.H71]" office:value-type="string" office:string-value="# tooltip_link_gallery_2                        = Visualizza galleria &quot;{PARAM1}&quot; ({PARAM2} immagini)" calcext:value-type="string">
            <text:p># tooltip_link_gallery_2 <text:s text:c="23"/>= Visualizza galleria "{PARAM1}" ({PARAM2} immagini)</text:p>
          </table:table-cell>
          <table:table-cell table:number-columns-repeated="1023"/>
        </table:table-row>
        <table:table-row table:style-name="ro1">
          <table:table-cell table:formula="of:=[$'CMS ALL'.A72] &amp; [$'CMS ALL'.H72]" office:value-type="string" office:string-value="# tooltip_link_gallery_error_1                  = Galleria mancante &quot;{PARAM1}&quot;" calcext:value-type="string">
            <text:p># tooltip_link_gallery_error_1 <text:s text:c="17"/>= Galleria mancante "{PARAM1}"</text:p>
          </table:table-cell>
          <table:table-cell table:number-columns-repeated="1023"/>
        </table:table-row>
        <table:table-row table:style-name="ro1">
          <table:table-cell table:formula="of:=[$'CMS ALL'.A73] &amp; [$'CMS ALL'.H73]" office:value-type="string" office:string-value="tooltip_link_mail_1                             = Invia posta a &quot;{PARAM1}&quot;" calcext:value-type="string">
            <text:p>tooltip_link_mail_1 <text:s text:c="28"/>= Invia posta a "{PARAM1}"</text:p>
          </table:table-cell>
          <table:table-cell table:number-columns-repeated="1023"/>
        </table:table-row>
        <table:table-row table:style-name="ro1">
          <table:table-cell table:formula="of:=[$'CMS ALL'.A74] &amp; [$'CMS ALL'.H74]" office:value-type="string" office:string-value="tooltip_link_mail_error_1                       = Indirizzo di posta errato &quot;{PARAM1}&quot;" calcext:value-type="string">
            <text:p>tooltip_link_mail_error_1 <text:s text:c="22"/>= Indirizzo di posta errato "{PARAM1}"</text:p>
          </table:table-cell>
          <table:table-cell table:number-columns-repeated="1023"/>
        </table:table-row>
        <table:table-row table:style-name="ro1">
          <table:table-cell table:formula="of:=[$'CMS ALL'.A75] &amp; [$'CMS ALL'.H75]" office:value-type="string" office:string-value="tooltip_link_page_1                             = Mostra pagina &quot;{PARAM1}&quot;" calcext:value-type="string">
            <text:p>tooltip_link_page_1 <text:s text:c="28"/>= Mostra pagina "{PARAM1}"</text:p>
          </table:table-cell>
          <table:table-cell table:number-columns-repeated="1023"/>
        </table:table-row>
        <table:table-row table:style-name="ro1">
          <table:table-cell table:formula="of:=[$'CMS ALL'.A76] &amp; [$'CMS ALL'.H76]" office:value-type="string" office:string-value="tooltip_link_page_2                             = Mostra pagina &quot;{PARAM1}&quot; dalla categoria &quot;{PARAM2}&quot;" calcext:value-type="string">
            <text:p>tooltip_link_page_2 <text:s text:c="28"/>= Mostra pagina "{PARAM1}" dalla categoria "{PARAM2}"</text:p>
          </table:table-cell>
          <table:table-cell table:number-columns-repeated="1023"/>
        </table:table-row>
        <table:table-row table:style-name="ro1">
          <table:table-cell table:formula="of:=[$'CMS ALL'.A77] &amp; [$'CMS ALL'.H77]" office:value-type="string" office:string-value="tooltip_link_page_error_1                       = Pagina mancante &quot;{PARAM1}&quot;" calcext:value-type="string">
            <text:p>tooltip_link_page_error_1 <text:s text:c="22"/>= Pagina mancante "{PARAM1}"</text:p>
          </table:table-cell>
          <table:table-cell table:number-columns-repeated="1023"/>
        </table:table-row>
        <table:table-row table:style-name="ro1">
          <table:table-cell table:formula="of:=[$'CMS ALL'.A78] &amp; [$'CMS ALL'.H78]" office:value-type="string" office:string-value="tooltip_link_page_error_2                       = Pagina mancante &quot;{PARAM1}&quot; nella categoria &quot;{PARAM2}&quot;" calcext:value-type="string">
            <text:p>tooltip_link_page_error_2 <text:s text:c="22"/>= Pagina mancante "{PARAM1}" nella categoria "{PARAM2}"</text:p>
          </table:table-cell>
          <table:table-cell table:number-columns-repeated="1023"/>
        </table:table-row>
        <table:table-row table:style-name="ro1">
          <table:table-cell table:formula="of:=[$'CMS ALL'.A79] &amp; [$'CMS ALL'.H79]" office:value-type="string" office:string-value="tooltip_showsitemap_0                           = Mostra mappa sito" calcext:value-type="string">
            <text:p>tooltip_showsitemap_0 <text:s text:c="26"/>= Mostra mappa sito</text:p>
          </table:table-cell>
          <table:table-cell table:number-columns-repeated="1023"/>
        </table:table-row>
        <table:table-row table:style-name="ro1">
          <table:table-cell table:formula="of:=[$'CMS ALL'.A80] &amp; [$'CMS ALL'.H80]">
            <text:p/>
          </table:table-cell>
          <table:table-cell table:number-columns-repeated="1023"/>
        </table:table-row>
        <table:table-row table:style-name="ro1">
          <table:table-cell table:formula="of:=[$'CMS ALL'.A81] &amp; [$'CMS ALL'.H81]">
            <text:p/>
          </table:table-cell>
          <table:table-cell table:number-columns-repeated="1023"/>
        </table:table-row>
        <table:table-row table:style-name="ro1">
          <table:table-cell table:formula="of:=[$'CMS ALL'.A82] &amp; [$'CMS ALL'.H82]">
            <text:p/>
          </table:table-cell>
          <table:table-cell table:number-columns-repeated="1023"/>
        </table:table-row>
        <table:table-row table:style-name="ro1">
          <table:table-cell table:formula="of:=[$'CMS ALL'.A83] &amp; [$'CMS ALL'.H83]">
            <text:p/>
          </table:table-cell>
          <table:table-cell table:number-columns-repeated="1023"/>
        </table:table-row>
        <table:table-row table:style-name="ro1">
          <table:table-cell table:formula="of:=[$'CMS ALL'.A84] &amp; [$'CMS ALL'.H84]">
            <text:p/>
          </table:table-cell>
          <table:table-cell table:number-columns-repeated="1023"/>
        </table:table-row>
        <table:table-row table:style-name="ro1">
          <table:table-cell table:formula="of:=[$'CMS ALL'.A85] &amp; [$'CMS ALL'.H85]">
            <text:p/>
          </table:table-cell>
          <table:table-cell table:number-columns-repeated="1023"/>
        </table:table-row>
        <table:table-row table:style-name="ro1">
          <table:table-cell table:formula="of:=[$'CMS ALL'.A86] &amp; [$'CMS ALL'.H86]">
            <text:p/>
          </table:table-cell>
          <table:table-cell table:number-columns-repeated="1023"/>
        </table:table-row>
        <table:table-row table:style-name="ro1">
          <table:table-cell table:formula="of:=[$'CMS ALL'.A87] &amp; [$'CMS ALL'.H87]">
            <text:p/>
          </table:table-cell>
          <table:table-cell table:number-columns-repeated="1023"/>
        </table:table-row>
        <table:table-row table:style-name="ro1">
          <table:table-cell table:formula="of:=[$'CMS ALL'.A88] &amp; [$'CMS ALL'.H88]">
            <text:p/>
          </table:table-cell>
          <table:table-cell table:number-columns-repeated="1023"/>
        </table:table-row>
        <table:table-row table:style-name="ro1">
          <table:table-cell table:formula="of:=[$'CMS ALL'.A89] &amp; [$'CMS ALL'.H89]">
            <text:p/>
          </table:table-cell>
          <table:table-cell table:number-columns-repeated="1023"/>
        </table:table-row>
        <table:table-row table:style-name="ro1">
          <table:table-cell table:formula="of:=[$'CMS ALL'.A90] &amp; [$'CMS ALL'.H90]">
            <text:p/>
          </table:table-cell>
          <table:table-cell table:number-columns-repeated="1023"/>
        </table:table-row>
        <table:table-row table:style-name="ro1">
          <table:table-cell table:formula="of:=[$'CMS ALL'.A91] &amp; [$'CMS ALL'.H91]">
            <text:p/>
          </table:table-cell>
          <table:table-cell table:number-columns-repeated="1023"/>
        </table:table-row>
        <table:table-row table:style-name="ro1">
          <table:table-cell table:formula="of:=[$'CMS ALL'.A92] &amp; [$'CMS ALL'.H92]">
            <text:p/>
          </table:table-cell>
          <table:table-cell table:number-columns-repeated="1023"/>
        </table:table-row>
        <table:table-row table:style-name="ro1">
          <table:table-cell table:formula="of:=[$'CMS ALL'.A93] &amp; [$'CMS ALL'.H93]">
            <text:p/>
          </table:table-cell>
          <table:table-cell table:number-columns-repeated="1023"/>
        </table:table-row>
        <table:table-row table:style-name="ro1">
          <table:table-cell table:formula="of:=[$'CMS ALL'.A94] &amp; [$'CMS ALL'.H94]">
            <text:p/>
          </table:table-cell>
          <table:table-cell table:number-columns-repeated="1023"/>
        </table:table-row>
        <table:table-row table:style-name="ro1">
          <table:table-cell table:formula="of:=[$'CMS ALL'.A95] &amp; [$'CMS ALL'.H95]">
            <text:p/>
          </table:table-cell>
          <table:table-cell table:number-columns-repeated="1023"/>
        </table:table-row>
        <table:table-row table:style-name="ro1">
          <table:table-cell table:formula="of:=[$'CMS ALL'.A96] &amp; [$'CMS ALL'.H96]">
            <text:p/>
          </table:table-cell>
          <table:table-cell table:number-columns-repeated="1023"/>
        </table:table-row>
        <table:table-row table:style-name="ro1">
          <table:table-cell table:formula="of:=[$'CMS ALL'.A97] &amp; [$'CMS ALL'.H97]">
            <text:p/>
          </table:table-cell>
          <table:table-cell table:number-columns-repeated="1023"/>
        </table:table-row>
        <table:table-row table:style-name="ro1">
          <table:table-cell table:formula="of:=[$'CMS ALL'.A98] &amp; [$'CMS ALL'.H98]">
            <text:p/>
          </table:table-cell>
          <table:table-cell table:number-columns-repeated="1023"/>
        </table:table-row>
        <table:table-row table:style-name="ro1">
          <table:table-cell table:formula="of:=[$'CMS ALL'.A99] &amp; [$'CMS ALL'.H99]">
            <text:p/>
          </table:table-cell>
          <table:table-cell table:number-columns-repeated="1023"/>
        </table:table-row>
        <table:table-row table:style-name="ro1">
          <table:table-cell table:formula="of:=[$'CMS ALL'.A100] &amp; [$'CMS ALL'.H100]">
            <text:p/>
          </table:table-cell>
          <table:table-cell table:number-columns-repeated="1023"/>
        </table:table-row>
        <table:table-row table:style-name="ro1">
          <table:table-cell table:formula="of:=[$'CMS ALL'.A101] &amp; [$'CMS ALL'.H101]">
            <text:p/>
          </table:table-cell>
          <table:table-cell table:number-columns-repeated="1023"/>
        </table:table-row>
        <table:table-row table:style-name="ro1" table:number-rows-repeated="10484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nCD" table:style-name="ta1">
        <table:table-column table:style-name="co3" table:default-cell-style-name="ce10"/>
        <table:table-column table:style-name="co2" table:number-columns-repeated="1023" table:default-cell-style-name="ce10"/>
        <table:table-row table:style-name="ro1">
          <table:table-cell table:formula="of:=[$'CMS ALL'.A2] &amp; [$'CMS ALL'.I2]" office:value-type="string" office:string-value="# Diese Zeilen nicht löschen / Do not remove these lines" calcext:value-type="string">
            <text:p># Diese Zeilen nicht löschen / Do not remove these lines</text:p>
          </table:table-cell>
          <table:table-cell table:number-columns-repeated="1023"/>
        </table:table-row>
        <table:table-row table:style-name="ro1">
          <table:table-cell table:formula="of:=[$'CMS ALL'.A3] &amp; [$'CMS ALL'.I3]" office:value-type="string" office:string-value="#" calcext:value-type="string">
            <text:p>#</text:p>
          </table:table-cell>
          <table:table-cell table:number-columns-repeated="1023"/>
        </table:table-row>
        <table:table-row table:style-name="ro1">
          <table:table-cell table:formula="of:=[$'CMS ALL'.A4] &amp; [$'CMS ALL'.I4]" office:value-type="string" office:string-value="# $Revision: 829 $" calcext:value-type="string">
            <text:p># $Revision: 829 $</text:p>
          </table:table-cell>
          <table:table-cell table:number-columns-repeated="1023"/>
        </table:table-row>
        <table:table-row table:style-name="ro1">
          <table:table-cell table:formula="of:=[$'CMS ALL'.A5] &amp; [$'CMS ALL'.I5]" office:value-type="string" office:string-value="# $LastChangedDate: 2021-02-13 $" calcext:value-type="string">
            <text:p># $LastChangedDate: 2021-02-13 $</text:p>
          </table:table-cell>
          <table:table-cell table:number-columns-repeated="1023"/>
        </table:table-row>
        <table:table-row table:style-name="ro1">
          <table:table-cell table:formula="of:=[$'CMS ALL'.A6] &amp; [$'CMS ALL'.I6]" office:value-type="string" office:string-value="# $Author: hausl78, SteveMoto $" calcext:value-type="string">
            <text:p># $Author: hausl78, SteveMoto $</text:p>
          </table:table-cell>
          <table:table-cell table:number-columns-repeated="1023"/>
        </table:table-row>
        <table:table-row table:style-name="ro1">
          <table:table-cell table:formula="of:=[$'CMS ALL'.A7] &amp; [$'CMS ALL'.I7]" office:value-type="string" office:string-value="#" calcext:value-type="string">
            <text:p>#</text:p>
          </table:table-cell>
          <table:table-cell table:number-columns-repeated="1023"/>
        </table:table-row>
        <table:table-row table:style-name="ro1">
          <table:table-cell table:formula="of:=[$'CMS ALL'.A8] &amp; [$'CMS ALL'.I8]" office:value-type="string" office:string-value="_dateformat_0                                   = o %d %m %Y, %H:%M:%S" calcext:value-type="string">
            <text:p>_dateformat_0 <text:s text:c="34"/>= o %d %m %Y, %H:%M:%S</text:p>
          </table:table-cell>
          <table:table-cell table:number-columns-repeated="1023"/>
        </table:table-row>
        <table:table-row table:style-name="ro1">
          <table:table-cell table:formula="of:=[$'CMS ALL'.A9] &amp; [$'CMS ALL'.I9]" office:value-type="string" office:string-value="_translator_0                                   = Etienne Ruedin" calcext:value-type="string">
            <text:p>_translator_0 <text:s text:c="34"/>= Etienne Ruedin</text:p>
          </table:table-cell>
          <table:table-cell table:number-columns-repeated="1023"/>
        </table:table-row>
        <table:table-row table:style-name="ro1">
          <table:table-cell table:formula="of:=[$'CMS ALL'.A10] &amp; [$'CMS ALL'.I10]">
            <text:p/>
          </table:table-cell>
          <table:table-cell table:number-columns-repeated="1023"/>
        </table:table-row>
        <table:table-row table:style-name="ro1">
          <table:table-cell table:formula="of:=[$'CMS ALL'.A11] &amp; [$'CMS ALL'.I11]" office:value-type="string" office:string-value="_timezone                                       = " calcext:value-type="string">
            <text:p>_timezone <text:s text:c="38"/>= </text:p>
          </table:table-cell>
          <table:table-cell table:number-columns-repeated="1023"/>
        </table:table-row>
        <table:table-row table:style-name="ro1">
          <table:table-cell table:formula="of:=[$'CMS ALL'.A12] &amp; [$'CMS ALL'.I12]">
            <text:p/>
          </table:table-cell>
          <table:table-cell table:number-columns-repeated="1023"/>
        </table:table-row>
        <table:table-row table:style-name="ro1">
          <table:table-cell table:formula="of:=[$'CMS ALL'.A13] &amp; [$'CMS ALL'.I13]">
            <text:p/>
          </table:table-cell>
          <table:table-cell table:number-columns-repeated="1023"/>
        </table:table-row>
        <table:table-row table:style-name="ro1">
          <table:table-cell table:formula="of:=[$'CMS ALL'.A14] &amp; [$'CMS ALL'.I14]" office:value-type="string" office:string-value="_search_chars_lo                                = " calcext:value-type="string">
            <text:p>_search_chars_lo <text:s text:c="31"/>= </text:p>
          </table:table-cell>
          <table:table-cell table:number-columns-repeated="1023"/>
        </table:table-row>
        <table:table-row table:style-name="ro1">
          <table:table-cell table:formula="of:=[$'CMS ALL'.A15] &amp; [$'CMS ALL'.I15]" office:value-type="string" office:string-value="_search_chars_hi                                = " calcext:value-type="string">
            <text:p>_search_chars_hi <text:s text:c="31"/>= </text:p>
          </table:table-cell>
          <table:table-cell table:number-columns-repeated="1023"/>
        </table:table-row>
        <table:table-row table:style-name="ro1">
          <table:table-cell table:formula="of:=[$'CMS ALL'.A16] &amp; [$'CMS ALL'.I16]">
            <text:p/>
          </table:table-cell>
          <table:table-cell table:number-columns-repeated="1023"/>
        </table:table-row>
        <table:table-row table:style-name="ro1">
          <table:table-cell table:formula="of:=[$'CMS ALL'.A17] &amp; [$'CMS ALL'.I17]" office:value-type="string" office:string-value="# alttext_galleryimage_1                        = Kɔbɛ́ ya bilílí &quot;{PARAM1}&quot;" calcext:value-type="string">
            <text:p># alttext_galleryimage_1 <text:s text:c="23"/>= Kɔbɛ́ ya bilílí "{PARAM1}"</text:p>
          </table:table-cell>
          <table:table-cell table:number-columns-repeated="1023"/>
        </table:table-row>
        <table:table-row table:style-name="ro1">
          <table:table-cell table:formula="of:=[$'CMS ALL'.A18] &amp; [$'CMS ALL'.I18]" office:value-type="string" office:string-value="alttext_image_1                                 = Elílí &quot;{PARAM1}&quot;" calcext:value-type="string">
            <text:p>alttext_image_1 <text:s text:c="32"/>= Elílí "{PARAM1}"</text:p>
          </table:table-cell>
          <table:table-cell table:number-columns-repeated="1023"/>
        </table:table-row>
        <table:table-row table:style-name="ro1">
          <table:table-cell table:formula="of:=[$'CMS ALL'.A19] &amp; [$'CMS ALL'.I19]" office:value-type="string" office:string-value="anchor_top_0                                    = Na likoló" calcext:value-type="string">
            <text:p>anchor_top_0 <text:s text:c="35"/>= Na likoló</text:p>
          </table:table-cell>
          <table:table-cell table:number-columns-repeated="1023"/>
        </table:table-row>
        <table:table-row table:style-name="ro1">
          <table:table-cell table:formula="of:=[$'CMS ALL'.A20] &amp; [$'CMS ALL'.I20]" office:value-type="string" office:string-value="message_downloads                               = Kokɔ́ngɔlɔ" calcext:value-type="string">
            <text:p>message_downloads <text:s text:c="30"/>= Kokɔ́ngɔlɔ</text:p>
          </table:table-cell>
          <table:table-cell table:number-columns-repeated="1023"/>
        </table:table-row>
        <table:table-row table:style-name="ro1">
          <table:table-cell table:formula="of:=[$'CMS ALL'.A21] &amp; [$'CMS ALL'.I21]" office:value-type="string" office:string-value="message_draft_0                                 = Esquisse" calcext:value-type="string">
            <text:p>message_draft_0 <text:s text:c="32"/>= Esquisse</text:p>
          </table:table-cell>
          <table:table-cell table:number-columns-repeated="1023"/>
        </table:table-row>
        <table:table-row table:style-name="ro1">
          <table:table-cell table:formula="of:=[$'CMS ALL'.A22] &amp; [$'CMS ALL'.I22]" office:value-type="string" office:string-value="# message_firstimage_0                          = Elílí ya yambo" calcext:value-type="string">
            <text:p># message_firstimage_0 <text:s text:c="25"/>= Elílí ya yambo</text:p>
          </table:table-cell>
          <table:table-cell table:number-columns-repeated="1023"/>
        </table:table-row>
        <table:table-row table:style-name="ro1">
          <table:table-cell table:formula="of:=[$'CMS ALL'.A23] &amp; [$'CMS ALL'.I23]" office:value-type="string" office:string-value="message_galleries_0                             = Bakɔbɛ" calcext:value-type="string">
            <text:p>message_galleries_0 <text:s text:c="28"/>= Bakɔbɛ</text:p>
          </table:table-cell>
          <table:table-cell table:number-columns-repeated="1023"/>
        </table:table-row>
        <table:table-row table:style-name="ro1">
          <table:table-cell table:formula="of:=[$'CMS ALL'.A24] &amp; [$'CMS ALL'.I24]" office:value-type="string" office:string-value="message_gallery_1                               = Kɔbɛ &quot;{PARAM1}&quot;" calcext:value-type="string">
            <text:p>message_gallery_1 <text:s text:c="30"/>= Kɔbɛ "{PARAM1}"</text:p>
          </table:table-cell>
          <table:table-cell table:number-columns-repeated="1023"/>
        </table:table-row>
        <table:table-row table:style-name="ro1">
          <table:table-cell table:formula="of:=[$'CMS ALL'.A25] &amp; [$'CMS ALL'.I25]" office:value-type="string" office:string-value="# message_gallery_xoutofy_2                     = (Elílí {PARAM1} ya {PARAM2})" calcext:value-type="string">
            <text:p># message_gallery_xoutofy_2 <text:s text:c="20"/>= (Elílí {PARAM1} ya {PARAM2})</text:p>
          </table:table-cell>
          <table:table-cell table:number-columns-repeated="1023"/>
        </table:table-row>
        <table:table-row table:style-name="ro1">
          <table:table-cell table:formula="of:=[$'CMS ALL'.A26] &amp; [$'CMS ALL'.I26]" office:value-type="string" office:string-value="# message_gallerydir_error_1                    = Mokɛ́lɛ mwa kɔbɛ &quot;{PARAM1}&quot; ezalí tɛ́!" calcext:value-type="string">
            <text:p># message_gallerydir_error_1 <text:s text:c="19"/>= Mokɛ́lɛ mwa kɔbɛ "{PARAM1}" ezalí tɛ́!</text:p>
          </table:table-cell>
          <table:table-cell table:number-columns-repeated="1023"/>
        </table:table-row>
        <table:table-row table:style-name="ro1">
          <table:table-cell table:formula="of:=[$'CMS ALL'.A27] &amp; [$'CMS ALL'.I27]" office:value-type="string" office:string-value="# message_gallerydir_error_0                    = Kɔbɛ ezalí tɛ́!" calcext:value-type="string">
            <text:p># message_gallerydir_error_0 <text:s text:c="19"/>= Kɔbɛ ezalí tɛ́!</text:p>
          </table:table-cell>
          <table:table-cell table:number-columns-repeated="1023"/>
        </table:table-row>
        <table:table-row table:style-name="ro1">
          <table:table-cell table:formula="of:=[$'CMS ALL'.A28] &amp; [$'CMS ALL'.I28]" office:value-type="string" office:string-value="message_galleryembed_error_0                    = Due to the current CMS settings, gallery can only be used embedded." calcext:value-type="string">
            <text:p>message_galleryembed_error_0 <text:s text:c="19"/>= Due to the current CMS settings, gallery can only be used embedded.</text:p>
          </table:table-cell>
          <table:table-cell table:number-columns-repeated="1023"/>
        </table:table-row>
        <table:table-row table:style-name="ro1">
          <table:table-cell table:formula="of:=[$'CMS ALL'.A29] &amp; [$'CMS ALL'.I29]" office:value-type="string" office:string-value="# message_galleryempty_0                        = Bazalí bilílí tɛ́ na kɔbɛ óyo." calcext:value-type="string">
            <text:p># message_galleryempty_0 <text:s text:c="23"/>= Bazalí bilílí tɛ́ na kɔbɛ óyo.</text:p>
          </table:table-cell>
          <table:table-cell table:number-columns-repeated="1023"/>
        </table:table-row>
        <table:table-row table:style-name="ro1">
          <table:table-cell table:formula="of:=[$'CMS ALL'.A30] &amp; [$'CMS ALL'.I30]" office:value-type="string" office:string-value="message_gallerypreviewdir_error_1               = Botáli bwa kɔbɛ &quot;{PARAM1}&quot; ezalí tɛ́!" calcext:value-type="string">
            <text:p>message_gallerypreviewdir_error_1 <text:s text:c="14"/>= Botáli bwa kɔbɛ "{PARAM1}" ezalí tɛ́!</text:p>
          </table:table-cell>
          <table:table-cell table:number-columns-repeated="1023"/>
        </table:table-row>
        <table:table-row table:style-name="ro1">
          <table:table-cell table:formula="of:=[$'CMS ALL'.A31] &amp; [$'CMS ALL'.I31]" office:value-type="string" office:string-value="# message_gallery_no_preview                    = Botáli ezalí tɛ́" calcext:value-type="string">
            <text:p># message_gallery_no_preview <text:s text:c="19"/>= Botáli ezalí tɛ́</text:p>
          </table:table-cell>
          <table:table-cell table:number-columns-repeated="1023"/>
        </table:table-row>
        <table:table-row table:style-name="ro1">
          <table:table-cell table:formula="of:=[$'CMS ALL'.A32] &amp; [$'CMS ALL'.I32]" office:value-type="string" office:string-value="message_lastchange_0                            = Bobóngoli bwa libosó:" calcext:value-type="string">
            <text:p>message_lastchange_0 <text:s text:c="27"/>= Bobóngoli bwa libosó:</text:p>
          </table:table-cell>
          <table:table-cell table:number-columns-repeated="1023"/>
        </table:table-row>
        <table:table-row table:style-name="ro1">
          <table:table-cell table:formula="of:=[$'CMS ALL'.A33] &amp; [$'CMS ALL'.I33]" office:value-type="string" office:string-value="# message_lastimage_0                           = Elílí ya libosó" calcext:value-type="string">
            <text:p># message_lastimage_0 <text:s text:c="26"/>= Elílí ya libosó</text:p>
          </table:table-cell>
          <table:table-cell table:number-columns-repeated="1023"/>
        </table:table-row>
        <table:table-row table:style-name="ro1">
          <table:table-cell table:formula="of:=[$'CMS ALL'.A34] &amp; [$'CMS ALL'.I34]" office:value-type="string" office:string-value="# message_nextimage_0                           = Elílí ya nsima" calcext:value-type="string">
            <text:p># message_nextimage_0 <text:s text:c="26"/>= Elílí ya nsima</text:p>
          </table:table-cell>
          <table:table-cell table:number-columns-repeated="1023"/>
        </table:table-row>
        <table:table-row table:style-name="ro1">
          <table:table-cell table:formula="of:=[$'CMS ALL'.A35] &amp; [$'CMS ALL'.I35]" office:value-type="string" office:string-value="message_nodatafound_0                           = Bokwi ezalí tɛ́." calcext:value-type="string">
            <text:p>message_nodatafound_0 <text:s text:c="26"/>= Bokwi ezalí tɛ́.</text:p>
          </table:table-cell>
          <table:table-cell table:number-columns-repeated="1023"/>
        </table:table-row>
        <table:table-row table:style-name="ro1">
          <table:table-cell table:formula="of:=[$'CMS ALL'.A36] &amp; [$'CMS ALL'.I36]" office:value-type="string" office:string-value="# message_previousimage_0                       = Elílí ya libosó" calcext:value-type="string">
            <text:p># message_previousimage_0 <text:s text:c="22"/>= Elílí ya libosó</text:p>
          </table:table-cell>
          <table:table-cell table:number-columns-repeated="1023"/>
        </table:table-row>
        <table:table-row table:style-name="ro1">
          <table:table-cell table:formula="of:=[$'CMS ALL'.A37] &amp; [$'CMS ALL'.I37]" office:value-type="string" office:string-value="message_search_0                                = Koluka" calcext:value-type="string">
            <text:p>message_search_0 <text:s text:c="31"/>= Koluka</text:p>
          </table:table-cell>
          <table:table-cell table:number-columns-repeated="1023"/>
        </table:table-row>
        <table:table-row table:style-name="ro1">
          <table:table-cell table:formula="of:=[$'CMS ALL'.A38] &amp; [$'CMS ALL'.I38]" office:value-type="string" office:string-value="message_searchresult_1                          = Elɔ́kɔ ya boluki na &quot;{PARAM1}&quot;" calcext:value-type="string">
            <text:p>message_searchresult_1 <text:s text:c="25"/>= Elɔ́kɔ ya boluki na "{PARAM1}"</text:p>
          </table:table-cell>
          <table:table-cell table:number-columns-repeated="1023"/>
        </table:table-row>
        <table:table-row table:style-name="ro1">
          <table:table-cell table:formula="of:=[$'CMS ALL'.A39] &amp; [$'CMS ALL'.I39]" office:value-type="string" office:string-value="message_searchnoresult_1                        = " calcext:value-type="string">
            <text:p>message_searchnoresult_1 <text:s text:c="23"/>= </text:p>
          </table:table-cell>
          <table:table-cell table:number-columns-repeated="1023"/>
        </table:table-row>
        <table:table-row table:style-name="ro1">
          <table:table-cell table:formula="of:=[$'CMS ALL'.A40] &amp; [$'CMS ALL'.I40]" office:value-type="string" office:string-value="message_searchhelp_0                            = " calcext:value-type="string">
            <text:p>message_searchhelp_0 <text:s text:c="27"/>= </text:p>
          </table:table-cell>
          <table:table-cell table:number-columns-repeated="1023"/>
        </table:table-row>
        <table:table-row table:style-name="ro1">
          <table:table-cell table:formula="of:=[$'CMS ALL'.A41] &amp; [$'CMS ALL'.I41]" office:value-type="string" office:string-value="message_sitemap_0                               = Liyɛmi lya sítɛ wɛ́bɛ" calcext:value-type="string">
            <text:p>message_sitemap_0 <text:s text:c="30"/>= Liyɛmi lya sítɛ wɛ́bɛ</text:p>
          </table:table-cell>
          <table:table-cell table:number-columns-repeated="1023"/>
        </table:table-row>
        <table:table-row table:style-name="ro1">
          <table:table-cell table:formula="of:=[$'CMS ALL'.A42] &amp; [$'CMS ALL'.I42]" office:value-type="string" office:string-value="message_template_error_1                        = Emekoli ya kásá &quot;{PARAM1}&quot; ezalí tɛ́! Veuillez contacter l'administrateur." calcext:value-type="string">
            <text:p>message_template_error_1 <text:s text:c="23"/>= Emekoli ya kásá "{PARAM1}" ezalí tɛ́! Veuillez contacter l'administrateur.</text:p>
          </table:table-cell>
          <table:table-cell table:number-columns-repeated="1023"/>
        </table:table-row>
        <table:table-row table:style-name="ro1">
          <table:table-cell table:formula="of:=[$'CMS ALL'.A43] &amp; [$'CMS ALL'.I43]" office:value-type="string" office:string-value="passwordform_title_0                            = Banda required" calcext:value-type="string">
            <text:p>passwordform_title_0 <text:s text:c="27"/>= Banda required</text:p>
          </table:table-cell>
          <table:table-cell table:number-columns-repeated="1023"/>
        </table:table-row>
        <table:table-row table:style-name="ro1">
          <table:table-cell table:formula="of:=[$'CMS ALL'.A44] &amp; [$'CMS ALL'.I44]" office:value-type="string" office:string-value="passwordform_pagepasswordplease_0               = Kokɔ́ta banda na sítɛ óyo:" calcext:value-type="string">
            <text:p>passwordform_pagepasswordplease_0 <text:s text:c="14"/>= Kokɔ́ta banda na sítɛ óyo:</text:p>
          </table:table-cell>
          <table:table-cell table:number-columns-repeated="1023"/>
        </table:table-row>
        <table:table-row table:style-name="ro1">
          <table:table-cell table:formula="of:=[$'CMS ALL'.A45] &amp; [$'CMS ALL'.I45]" office:value-type="string" office:string-value="passwordform_message_passwordwrong_0            = Liyíngeli ezalí tɛ́: banda ya mabé." calcext:value-type="string">
            <text:p>passwordform_message_passwordwrong_0 <text:s text:c="11"/>= Liyíngeli ezalí tɛ́: banda ya mabé.</text:p>
          </table:table-cell>
          <table:table-cell table:number-columns-repeated="1023"/>
        </table:table-row>
        <table:table-row table:style-name="ro1">
          <table:table-cell table:formula="of:=[$'CMS ALL'.A46] &amp; [$'CMS ALL'.I46]" office:value-type="string" office:string-value="passwordform_send_0                             = Kotínda" calcext:value-type="string">
            <text:p>passwordform_send_0 <text:s text:c="28"/>= Kotínda</text:p>
          </table:table-cell>
          <table:table-cell table:number-columns-repeated="1023"/>
        </table:table-row>
        <table:table-row table:style-name="ro1">
          <table:table-cell table:formula="of:=[$'CMS ALL'.A47] &amp; [$'CMS ALL'.I47]" office:value-type="string" office:string-value="plugin_error_1                                  = General error in plugin {PARAM1}. Please contact the plugin's autor." calcext:value-type="string">
            <text:p>plugin_error_1 <text:s text:c="33"/>= General error in plugin {PARAM1}. Please contact the plugin's autor.</text:p>
          </table:table-cell>
          <table:table-cell table:number-columns-repeated="1023"/>
        </table:table-row>
        <table:table-row table:style-name="ro1">
          <table:table-cell table:formula="of:=[$'CMS ALL'.A48] &amp; [$'CMS ALL'.I48]" office:value-type="string" office:string-value="plugin_error_missing_pluginconf_1               = Error in plugin {PARAM1}: plugin.conf is missing. Please contact the plugin's autor." calcext:value-type="string">
            <text:p>plugin_error_missing_pluginconf_1 <text:s text:c="14"/>= Error in plugin {PARAM1}: plugin.conf is missing. Please contact the plugin's autor.</text:p>
          </table:table-cell>
          <table:table-cell table:number-columns-repeated="1023"/>
        </table:table-row>
        <table:table-row table:style-name="ro1">
          <table:table-cell table:formula="of:=[$'CMS ALL'.A49] &amp; [$'CMS ALL'.I49]" office:value-type="string" office:string-value="plugin_error_missing_method_2                   = Error in plugin {PARAM1}: Method {PARAM2} is missing. Please contact the plugin's autor." calcext:value-type="string">
            <text:p>plugin_error_missing_method_2 <text:s text:c="18"/>= Error in plugin {PARAM1}: Method {PARAM2} is missing. Please contact the plugin's autor.</text:p>
          </table:table-cell>
          <table:table-cell table:number-columns-repeated="1023"/>
        </table:table-row>
        <table:table-row table:style-name="ro1">
          <table:table-cell table:formula="of:=[$'CMS ALL'.A50] &amp; [$'CMS ALL'.I50]" office:value-type="string" office:string-value="plugin_error_value_1                            = " calcext:value-type="string">
            <text:p>plugin_error_value_1 <text:s text:c="27"/>= </text:p>
          </table:table-cell>
          <table:table-cell table:number-columns-repeated="1023"/>
        </table:table-row>
        <table:table-row table:style-name="ro1">
          <table:table-cell table:formula="of:=[$'CMS ALL'.A51] &amp; [$'CMS ALL'.I51]" office:value-type="string" office:string-value="thirsty_programmer                              = Vous me donnez une bière en provenance de :)" calcext:value-type="string">
            <text:p>thirsty_programmer <text:s text:c="29"/>= Vous me donnez une bière en provenance de :)</text:p>
          </table:table-cell>
          <table:table-cell table:number-columns-repeated="1023"/>
        </table:table-row>
        <table:table-row table:style-name="ro1">
          <table:table-cell table:formula="of:=[$'CMS ALL'.A52] &amp; [$'CMS ALL'.I52]" office:value-type="string" office:string-value="tooltip_anchor_error_1                          = Eténi &quot;{PARAM1}&quot; ezalí tɛ́" calcext:value-type="string">
            <text:p>tooltip_anchor_error_1 <text:s text:c="25"/>= Eténi "{PARAM1}" ezalí tɛ́</text:p>
          </table:table-cell>
          <table:table-cell table:number-columns-repeated="1023"/>
        </table:table-row>
        <table:table-row table:style-name="ro1">
          <table:table-cell table:formula="of:=[$'CMS ALL'.A53] &amp; [$'CMS ALL'.I53]" office:value-type="string" office:string-value="tooltip_anchor_goto_1                           = Kopumbwa na eténi &quot;{PARAM1}&quot;" calcext:value-type="string">
            <text:p>tooltip_anchor_goto_1 <text:s text:c="26"/>= Kopumbwa na eténi "{PARAM1}"</text:p>
          </table:table-cell>
          <table:table-cell table:number-columns-repeated="1023"/>
        </table:table-row>
        <table:table-row table:style-name="ro1">
          <table:table-cell table:formula="of:=[$'CMS ALL'.A54] &amp; [$'CMS ALL'.I54]" office:value-type="string" office:string-value="tooltip_anchor_gototop_0                        = Kopumbwa na likoló" calcext:value-type="string">
            <text:p>tooltip_anchor_gototop_0 <text:s text:c="23"/>= Kopumbwa na likoló</text:p>
          </table:table-cell>
          <table:table-cell table:number-columns-repeated="1023"/>
        </table:table-row>
        <table:table-row table:style-name="ro1">
          <table:table-cell table:formula="of:=[$'CMS ALL'.A55] &amp; [$'CMS ALL'.I55]" office:value-type="string" office:string-value="tooltip_attribute_error_1                       = Syntaxe incorrecte: Attribut inconnu &quot;{PARAM1}&quot;" calcext:value-type="string">
            <text:p>tooltip_attribute_error_1 <text:s text:c="22"/>= Syntaxe incorrecte: Attribut inconnu "{PARAM1}"</text:p>
          </table:table-cell>
          <table:table-cell table:number-columns-repeated="1023"/>
        </table:table-row>
        <table:table-row table:style-name="ro1">
          <table:table-cell table:formula="of:=[$'CMS ALL'.A56] &amp; [$'CMS ALL'.I56]" office:value-type="string" office:string-value="tooltip_color_error_1                           = Mmbenza ya lángi &quot;{PARAM1}&quot; bazalí ya mabé" calcext:value-type="string">
            <text:p>tooltip_color_error_1 <text:s text:c="26"/>= Mmbenza ya lángi "{PARAM1}" bazalí ya mabé</text:p>
          </table:table-cell>
          <table:table-cell table:number-columns-repeated="1023"/>
        </table:table-row>
        <table:table-row table:style-name="ro1">
          <table:table-cell table:formula="of:=[$'CMS ALL'.A57] &amp; [$'CMS ALL'.I57]" office:value-type="string" office:string-value="# tooltip_gallery_fullscreen_1                  = Emɔ́niseli-mobimba: &quot;{PARAM1}&quot;" calcext:value-type="string">
            <text:p># tooltip_gallery_fullscreen_1 <text:s text:c="17"/>= Emɔ́niseli-mobimba: "{PARAM1}"</text:p>
          </table:table-cell>
          <table:table-cell table:number-columns-repeated="1023"/>
        </table:table-row>
        <table:table-row table:style-name="ro1">
          <table:table-cell table:formula="of:=[$'CMS ALL'.A58] &amp; [$'CMS ALL'.I58]" office:value-type="string" office:string-value="tooltip_image_error_1                           = Kásá eyébáná tɛ́ tǒ adɛlɛ́sɛ ya mabé: &quot;{PARAM1}&quot;" calcext:value-type="string">
            <text:p>tooltip_image_error_1 <text:s text:c="26"/>= Kásá eyébáná tɛ́ tǒ adɛlɛ́sɛ ya mabé: "{PARAM1}"</text:p>
          </table:table-cell>
          <table:table-cell table:number-columns-repeated="1023"/>
        </table:table-row>
        <table:table-row table:style-name="ro1">
          <table:table-cell table:formula="of:=[$'CMS ALL'.A59] &amp; [$'CMS ALL'.I59]" office:value-type="string" office:string-value="tooltip_image_error_2                           = Kásá ya elílí &quot;{PARAM1}&quot; na loléngé &quot;{PARAM2}&quot; ezalí tɛ́" calcext:value-type="string">
            <text:p>tooltip_image_error_2 <text:s text:c="26"/>= Kásá ya elílí "{PARAM1}" na loléngé "{PARAM2}" ezalí tɛ́</text:p>
          </table:table-cell>
          <table:table-cell table:number-columns-repeated="1023"/>
        </table:table-row>
        <table:table-row table:style-name="ro1">
          <table:table-cell table:formula="of:=[$'CMS ALL'.A60] &amp; [$'CMS ALL'.I60]" office:value-type="string" office:string-value="tooltip_include_recursion_error_0               = Page de contenu ne peut pas monter eux-mêmes" calcext:value-type="string">
            <text:p>tooltip_include_recursion_error_0 <text:s text:c="14"/>= Page de contenu ne peut pas monter eux-mêmes</text:p>
          </table:table-cell>
          <table:table-cell table:number-columns-repeated="1023"/>
        </table:table-row>
        <table:table-row table:style-name="ro1">
          <table:table-cell table:formula="of:=[$'CMS ALL'.A61] &amp; [$'CMS ALL'.I61]" office:value-type="string" office:string-value="# tooltip_include_reinclude_error_0             = Includes in included pages not allowed" calcext:value-type="string">
            <text:p># tooltip_include_reinclude_error_0 <text:s text:c="12"/>= Includes in included pages not allowed</text:p>
          </table:table-cell>
          <table:table-cell table:number-columns-repeated="1023"/>
        </table:table-row>
        <table:table-row table:style-name="ro1">
          <table:table-cell table:formula="of:=[$'CMS ALL'.A62] &amp; [$'CMS ALL'.I62]" office:value-type="string" office:string-value="tooltip_link_category_1                         = Kosɛ́nzɛ loléngé &quot;{PARAM1}&quot;" calcext:value-type="string">
            <text:p>tooltip_link_category_1 <text:s text:c="24"/>= Kosɛ́nzɛ loléngé "{PARAM1}"</text:p>
          </table:table-cell>
          <table:table-cell table:number-columns-repeated="1023"/>
        </table:table-row>
        <table:table-row table:style-name="ro1">
          <table:table-cell table:formula="of:=[$'CMS ALL'.A63] &amp; [$'CMS ALL'.I63]" office:value-type="string" office:string-value="tooltip_link_category_error_1                   = Loléngé &quot;{PARAM1}&quot; ezalí tɛ́" calcext:value-type="string">
            <text:p>tooltip_link_category_error_1 <text:s text:c="18"/>= Loléngé "{PARAM1}" ezalí tɛ́</text:p>
          </table:table-cell>
          <table:table-cell table:number-columns-repeated="1023"/>
        </table:table-row>
        <table:table-row table:style-name="ro1">
          <table:table-cell table:formula="of:=[$'CMS ALL'.A64] &amp; [$'CMS ALL'.I64]" office:value-type="string" office:string-value="tooltip_link_extern_1                           = Kobénga adɛlɛ́sɛ ya libándá &quot;{PARAM1}&quot;" calcext:value-type="string">
            <text:p>tooltip_link_extern_1 <text:s text:c="26"/>= Kobénga adɛlɛ́sɛ ya libándá "{PARAM1}"</text:p>
          </table:table-cell>
          <table:table-cell table:number-columns-repeated="1023"/>
        </table:table-row>
        <table:table-row table:style-name="ro1">
          <table:table-cell table:formula="of:=[$'CMS ALL'.A65] &amp; [$'CMS ALL'.I65]" office:value-type="string" office:string-value="tooltip_link_cmsinfo                            = " calcext:value-type="string">
            <text:p>tooltip_link_cmsinfo <text:s text:c="27"/>= </text:p>
          </table:table-cell>
          <table:table-cell table:number-columns-repeated="1023"/>
        </table:table-row>
        <table:table-row table:style-name="ro1">
          <table:table-cell table:formula="of:=[$'CMS ALL'.A66] &amp; [$'CMS ALL'.I66]" office:value-type="string" office:string-value="tooltip_link_extern_error_1                     = Adɛlɛ́sɛ-LINK &quot;{PARAM1}&quot; ezalí ya mabé" calcext:value-type="string">
            <text:p>tooltip_link_extern_error_1 <text:s text:c="20"/>= Adɛlɛ́sɛ-LINK "{PARAM1}" ezalí ya mabé</text:p>
          </table:table-cell>
          <table:table-cell table:number-columns-repeated="1023"/>
        </table:table-row>
        <table:table-row table:style-name="ro1">
          <table:table-cell table:formula="of:=[$'CMS ALL'.A67] &amp; [$'CMS ALL'.I67]" office:value-type="string" office:string-value="tooltip_link_file_1                             = Kokɔ́ngɔlɔ kásá &quot;{PARAM1}&quot;" calcext:value-type="string">
            <text:p>tooltip_link_file_1 <text:s text:c="28"/>= Kokɔ́ngɔlɔ kásá "{PARAM1}"</text:p>
          </table:table-cell>
          <table:table-cell table:number-columns-repeated="1023"/>
        </table:table-row>
        <table:table-row table:style-name="ro1">
          <table:table-cell table:formula="of:=[$'CMS ALL'.A68] &amp; [$'CMS ALL'.I68]" office:value-type="string" office:string-value="tooltip_link_file_2                             = Kokɔ́ngɔlɔ kásá &quot;{PARAM1}&quot; ya loléngé &quot;{PARAM2}&quot;" calcext:value-type="string">
            <text:p>tooltip_link_file_2 <text:s text:c="28"/>= Kokɔ́ngɔlɔ kásá "{PARAM1}" ya loléngé "{PARAM2}"</text:p>
          </table:table-cell>
          <table:table-cell table:number-columns-repeated="1023"/>
        </table:table-row>
        <table:table-row table:style-name="ro1">
          <table:table-cell table:formula="of:=[$'CMS ALL'.A69] &amp; [$'CMS ALL'.I69]" office:value-type="string" office:string-value="tooltip_link_file_error_1                       = Kásá &quot;{PARAM1}&quot; ezalí tɛ́" calcext:value-type="string">
            <text:p>tooltip_link_file_error_1 <text:s text:c="22"/>= Kásá "{PARAM1}" ezalí tɛ́</text:p>
          </table:table-cell>
          <table:table-cell table:number-columns-repeated="1023"/>
        </table:table-row>
        <table:table-row table:style-name="ro1">
          <table:table-cell table:formula="of:=[$'CMS ALL'.A70] &amp; [$'CMS ALL'.I70]" office:value-type="string" office:string-value="tooltip_link_file_error_2                       = Kásá &quot;{PARAM1}&quot; ya loléngé  &quot;{PARAM2}&quot; ezalí tɛ́ " calcext:value-type="string">
            <text:p>tooltip_link_file_error_2 <text:s text:c="22"/>= Kásá "{PARAM1}" ya loléngé <text:s/>"{PARAM2}" ezalí tɛ́ </text:p>
          </table:table-cell>
          <table:table-cell table:number-columns-repeated="1023"/>
        </table:table-row>
        <table:table-row table:style-name="ro1">
          <table:table-cell table:formula="of:=[$'CMS ALL'.A71] &amp; [$'CMS ALL'.I71]" office:value-type="string" office:string-value="# tooltip_link_gallery_2                        = Kɔbɛ &quot;{PARAM1}&quot; ({PARAM2} elílí) tálá" calcext:value-type="string">
            <text:p># tooltip_link_gallery_2 <text:s text:c="23"/>= Kɔbɛ "{PARAM1}" ({PARAM2} elílí) tálá</text:p>
          </table:table-cell>
          <table:table-cell table:number-columns-repeated="1023"/>
        </table:table-row>
        <table:table-row table:style-name="ro1">
          <table:table-cell table:formula="of:=[$'CMS ALL'.A72] &amp; [$'CMS ALL'.I72]" office:value-type="string" office:string-value="# tooltip_link_gallery_error_1                  = Kɔbɛ &quot;{PARAM1}&quot; ezalí tɛ́" calcext:value-type="string">
            <text:p># tooltip_link_gallery_error_1 <text:s text:c="17"/>= Kɔbɛ "{PARAM1}" ezalí tɛ́</text:p>
          </table:table-cell>
          <table:table-cell table:number-columns-repeated="1023"/>
        </table:table-row>
        <table:table-row table:style-name="ro1">
          <table:table-cell table:formula="of:=[$'CMS ALL'.A73] &amp; [$'CMS ALL'.I73]" office:value-type="string" office:string-value="tooltip_link_mail_1                             = Kotínda nkandá na &quot;{PARAM1}&quot;" calcext:value-type="string">
            <text:p>tooltip_link_mail_1 <text:s text:c="28"/>= Kotínda nkandá na "{PARAM1}"</text:p>
          </table:table-cell>
          <table:table-cell table:number-columns-repeated="1023"/>
        </table:table-row>
        <table:table-row table:style-name="ro1">
          <table:table-cell table:formula="of:=[$'CMS ALL'.A74] &amp; [$'CMS ALL'.I74]" office:value-type="string" office:string-value="tooltip_link_mail_error_1                       = Adɛlɛ́sɛ-nkandá &quot;{PARAM1}&quot; ezalí ya mabé" calcext:value-type="string">
            <text:p>tooltip_link_mail_error_1 <text:s text:c="22"/>= Adɛlɛ́sɛ-nkandá "{PARAM1}" ezalí ya mabé</text:p>
          </table:table-cell>
          <table:table-cell table:number-columns-repeated="1023"/>
        </table:table-row>
        <table:table-row table:style-name="ro1">
          <table:table-cell table:formula="of:=[$'CMS ALL'.A75] &amp; [$'CMS ALL'.I75]" office:value-type="string" office:string-value="tooltip_link_page_1                             = Komɔ́́nisa lonkásá &quot;{PARAM1}&quot;" calcext:value-type="string">
            <text:p>tooltip_link_page_1 <text:s text:c="28"/>= Komɔ́́nisa lonkásá "{PARAM1}"</text:p>
          </table:table-cell>
          <table:table-cell table:number-columns-repeated="1023"/>
        </table:table-row>
        <table:table-row table:style-name="ro1">
          <table:table-cell table:formula="of:=[$'CMS ALL'.A76] &amp; [$'CMS ALL'.I76]" office:value-type="string" office:string-value="tooltip_link_page_2                             = Komɔ́́nisa lonkásá &quot;{PARAM1}&quot; na loléngé &quot;{PARAM2}&quot;" calcext:value-type="string">
            <text:p>tooltip_link_page_2 <text:s text:c="28"/>= Komɔ́́nisa lonkásá "{PARAM1}" na loléngé "{PARAM2}"</text:p>
          </table:table-cell>
          <table:table-cell table:number-columns-repeated="1023"/>
        </table:table-row>
        <table:table-row table:style-name="ro1">
          <table:table-cell table:formula="of:=[$'CMS ALL'.A77] &amp; [$'CMS ALL'.I77]" office:value-type="string" office:string-value="tooltip_link_page_error_1                       = Lonkásá &quot;{PARAM1}&quot; ezalí tɛ́" calcext:value-type="string">
            <text:p>tooltip_link_page_error_1 <text:s text:c="22"/>= Lonkásá "{PARAM1}" ezalí tɛ́</text:p>
          </table:table-cell>
          <table:table-cell table:number-columns-repeated="1023"/>
        </table:table-row>
        <table:table-row table:style-name="ro1">
          <table:table-cell table:formula="of:=[$'CMS ALL'.A78] &amp; [$'CMS ALL'.I78]" office:value-type="string" office:string-value="tooltip_link_page_error_2                       = Lonkásá &quot;{PARAM1}&quot; na loléngé &quot;{PARAM2}&quot; ezalí tɛ́" calcext:value-type="string">
            <text:p>tooltip_link_page_error_2 <text:s text:c="22"/>= Lonkásá "{PARAM1}" na loléngé "{PARAM2}" ezalí tɛ́</text:p>
          </table:table-cell>
          <table:table-cell table:number-columns-repeated="1023"/>
        </table:table-row>
        <table:table-row table:style-name="ro1">
          <table:table-cell table:formula="of:=[$'CMS ALL'.A79] &amp; [$'CMS ALL'.I79]" office:value-type="string" office:string-value="tooltip_showsitemap_0                           = Komɔ́́nisa liyɛmi lya sítɛ wɛ́bɛ" calcext:value-type="string">
            <text:p>tooltip_showsitemap_0 <text:s text:c="26"/>= Komɔ́́nisa liyɛmi lya sítɛ wɛ́bɛ</text:p>
          </table:table-cell>
          <table:table-cell table:number-columns-repeated="1023"/>
        </table:table-row>
        <table:table-row table:style-name="ro1">
          <table:table-cell table:formula="of:=[$'CMS ALL'.A80] &amp; [$'CMS ALL'.I80]">
            <text:p/>
          </table:table-cell>
          <table:table-cell table:number-columns-repeated="1023"/>
        </table:table-row>
        <table:table-row table:style-name="ro1">
          <table:table-cell table:formula="of:=[$'CMS ALL'.A81] &amp; [$'CMS ALL'.I81]">
            <text:p/>
          </table:table-cell>
          <table:table-cell table:number-columns-repeated="1023"/>
        </table:table-row>
        <table:table-row table:style-name="ro1">
          <table:table-cell table:formula="of:=[$'CMS ALL'.A82] &amp; [$'CMS ALL'.I82]">
            <text:p/>
          </table:table-cell>
          <table:table-cell table:number-columns-repeated="1023"/>
        </table:table-row>
        <table:table-row table:style-name="ro1">
          <table:table-cell table:formula="of:=[$'CMS ALL'.A83] &amp; [$'CMS ALL'.I83]">
            <text:p/>
          </table:table-cell>
          <table:table-cell table:number-columns-repeated="1023"/>
        </table:table-row>
        <table:table-row table:style-name="ro1">
          <table:table-cell table:formula="of:=[$'CMS ALL'.A84] &amp; [$'CMS ALL'.I84]">
            <text:p/>
          </table:table-cell>
          <table:table-cell table:number-columns-repeated="1023"/>
        </table:table-row>
        <table:table-row table:style-name="ro1">
          <table:table-cell table:formula="of:=[$'CMS ALL'.A85] &amp; [$'CMS ALL'.I85]">
            <text:p/>
          </table:table-cell>
          <table:table-cell table:number-columns-repeated="1023"/>
        </table:table-row>
        <table:table-row table:style-name="ro1">
          <table:table-cell table:formula="of:=[$'CMS ALL'.A86] &amp; [$'CMS ALL'.I86]">
            <text:p/>
          </table:table-cell>
          <table:table-cell table:number-columns-repeated="1023"/>
        </table:table-row>
        <table:table-row table:style-name="ro1">
          <table:table-cell table:formula="of:=[$'CMS ALL'.A87] &amp; [$'CMS ALL'.I87]">
            <text:p/>
          </table:table-cell>
          <table:table-cell table:number-columns-repeated="1023"/>
        </table:table-row>
        <table:table-row table:style-name="ro1">
          <table:table-cell table:formula="of:=[$'CMS ALL'.A88] &amp; [$'CMS ALL'.I88]">
            <text:p/>
          </table:table-cell>
          <table:table-cell table:number-columns-repeated="1023"/>
        </table:table-row>
        <table:table-row table:style-name="ro1">
          <table:table-cell table:formula="of:=[$'CMS ALL'.A89] &amp; [$'CMS ALL'.I89]">
            <text:p/>
          </table:table-cell>
          <table:table-cell table:number-columns-repeated="1023"/>
        </table:table-row>
        <table:table-row table:style-name="ro1">
          <table:table-cell table:formula="of:=[$'CMS ALL'.A90] &amp; [$'CMS ALL'.I90]">
            <text:p/>
          </table:table-cell>
          <table:table-cell table:number-columns-repeated="1023"/>
        </table:table-row>
        <table:table-row table:style-name="ro1">
          <table:table-cell table:formula="of:=[$'CMS ALL'.A91] &amp; [$'CMS ALL'.I91]">
            <text:p/>
          </table:table-cell>
          <table:table-cell table:number-columns-repeated="1023"/>
        </table:table-row>
        <table:table-row table:style-name="ro1">
          <table:table-cell table:formula="of:=[$'CMS ALL'.A92] &amp; [$'CMS ALL'.I92]">
            <text:p/>
          </table:table-cell>
          <table:table-cell table:number-columns-repeated="1023"/>
        </table:table-row>
        <table:table-row table:style-name="ro1">
          <table:table-cell table:formula="of:=[$'CMS ALL'.A93] &amp; [$'CMS ALL'.I93]">
            <text:p/>
          </table:table-cell>
          <table:table-cell table:number-columns-repeated="1023"/>
        </table:table-row>
        <table:table-row table:style-name="ro1">
          <table:table-cell table:formula="of:=[$'CMS ALL'.A94] &amp; [$'CMS ALL'.I94]">
            <text:p/>
          </table:table-cell>
          <table:table-cell table:number-columns-repeated="1023"/>
        </table:table-row>
        <table:table-row table:style-name="ro1">
          <table:table-cell table:formula="of:=[$'CMS ALL'.A95] &amp; [$'CMS ALL'.I95]">
            <text:p/>
          </table:table-cell>
          <table:table-cell table:number-columns-repeated="1023"/>
        </table:table-row>
        <table:table-row table:style-name="ro1">
          <table:table-cell table:formula="of:=[$'CMS ALL'.A96] &amp; [$'CMS ALL'.I96]">
            <text:p/>
          </table:table-cell>
          <table:table-cell table:number-columns-repeated="1023"/>
        </table:table-row>
        <table:table-row table:style-name="ro1">
          <table:table-cell table:formula="of:=[$'CMS ALL'.A97] &amp; [$'CMS ALL'.I97]">
            <text:p/>
          </table:table-cell>
          <table:table-cell table:number-columns-repeated="1023"/>
        </table:table-row>
        <table:table-row table:style-name="ro1">
          <table:table-cell table:formula="of:=[$'CMS ALL'.A98] &amp; [$'CMS ALL'.I98]">
            <text:p/>
          </table:table-cell>
          <table:table-cell table:number-columns-repeated="1023"/>
        </table:table-row>
        <table:table-row table:style-name="ro1">
          <table:table-cell table:formula="of:=[$'CMS ALL'.A99] &amp; [$'CMS ALL'.I99]">
            <text:p/>
          </table:table-cell>
          <table:table-cell table:number-columns-repeated="1023"/>
        </table:table-row>
        <table:table-row table:style-name="ro1">
          <table:table-cell table:formula="of:=[$'CMS ALL'.A100] &amp; [$'CMS ALL'.I100]">
            <text:p/>
          </table:table-cell>
          <table:table-cell table:number-columns-repeated="1023"/>
        </table:table-row>
        <table:table-row table:style-name="ro1">
          <table:table-cell table:formula="of:=[$'CMS ALL'.A101] &amp; [$'CMS ALL'.I101]">
            <text:p/>
          </table:table-cell>
          <table:table-cell table:number-columns-repeated="1023"/>
        </table:table-row>
        <table:table-row table:style-name="ro1" table:number-rows-repeated="10484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lNL" table:style-name="ta1">
        <table:table-column table:style-name="co3" table:default-cell-style-name="ce10"/>
        <table:table-column table:style-name="co2" table:number-columns-repeated="1023" table:default-cell-style-name="ce10"/>
        <table:table-row table:style-name="ro1">
          <table:table-cell table:formula="of:=[$'CMS ALL'.A2] &amp; [$'CMS ALL'.J2]" office:value-type="string" office:string-value="# Diese Zeilen nicht löschen / Do not remove these lines" calcext:value-type="string">
            <text:p># Diese Zeilen nicht löschen / Do not remove these lines</text:p>
          </table:table-cell>
          <table:table-cell table:number-columns-repeated="1023"/>
        </table:table-row>
        <table:table-row table:style-name="ro1">
          <table:table-cell table:formula="of:=[$'CMS ALL'.A3] &amp; [$'CMS ALL'.J3]" office:value-type="string" office:string-value="#" calcext:value-type="string">
            <text:p>#</text:p>
          </table:table-cell>
          <table:table-cell table:number-columns-repeated="1023"/>
        </table:table-row>
        <table:table-row table:style-name="ro1">
          <table:table-cell table:formula="of:=[$'CMS ALL'.A4] &amp; [$'CMS ALL'.J4]" office:value-type="string" office:string-value="# $Revision: 829 $" calcext:value-type="string">
            <text:p># $Revision: 829 $</text:p>
          </table:table-cell>
          <table:table-cell table:number-columns-repeated="1023"/>
        </table:table-row>
        <table:table-row table:style-name="ro1">
          <table:table-cell table:formula="of:=[$'CMS ALL'.A5] &amp; [$'CMS ALL'.J5]" office:value-type="string" office:string-value="# $LastChangedDate: 2021-02-13 $" calcext:value-type="string">
            <text:p># $LastChangedDate: 2021-02-13 $</text:p>
          </table:table-cell>
          <table:table-cell table:number-columns-repeated="1023"/>
        </table:table-row>
        <table:table-row table:style-name="ro1">
          <table:table-cell table:formula="of:=[$'CMS ALL'.A6] &amp; [$'CMS ALL'.J6]" office:value-type="string" office:string-value="# $Author: hausl78, SteveMoto $" calcext:value-type="string">
            <text:p># $Author: hausl78, SteveMoto $</text:p>
          </table:table-cell>
          <table:table-cell table:number-columns-repeated="1023"/>
        </table:table-row>
        <table:table-row table:style-name="ro1">
          <table:table-cell table:formula="of:=[$'CMS ALL'.A7] &amp; [$'CMS ALL'.J7]" office:value-type="string" office:string-value="#" calcext:value-type="string">
            <text:p>#</text:p>
          </table:table-cell>
          <table:table-cell table:number-columns-repeated="1023"/>
        </table:table-row>
        <table:table-row table:style-name="ro1">
          <table:table-cell table:formula="of:=[$'CMS ALL'.A8] &amp; [$'CMS ALL'.J8]" office:value-type="string" office:string-value="_dateformat_0                                   = %H:%M:%S %d-%m-%Y" calcext:value-type="string">
            <text:p>_dateformat_0 <text:s text:c="34"/>= %H:%M:%S %d-%m-%Y</text:p>
          </table:table-cell>
          <table:table-cell table:number-columns-repeated="1023"/>
        </table:table-row>
        <table:table-row table:style-name="ro1">
          <table:table-cell table:formula="of:=[$'CMS ALL'.A9] &amp; [$'CMS ALL'.J9]" office:value-type="string" office:string-value="_translator_0                                   = T. Verhoef" calcext:value-type="string">
            <text:p>_translator_0 <text:s text:c="34"/>= T. Verhoef</text:p>
          </table:table-cell>
          <table:table-cell table:number-columns-repeated="1023"/>
        </table:table-row>
        <table:table-row table:style-name="ro1">
          <table:table-cell table:formula="of:=[$'CMS ALL'.A10] &amp; [$'CMS ALL'.J10]">
            <text:p/>
          </table:table-cell>
          <table:table-cell table:number-columns-repeated="1023"/>
        </table:table-row>
        <table:table-row table:style-name="ro1">
          <table:table-cell table:formula="of:=[$'CMS ALL'.A11] &amp; [$'CMS ALL'.J11]" office:value-type="string" office:string-value="_timezone                                       = " calcext:value-type="string">
            <text:p>_timezone <text:s text:c="38"/>= </text:p>
          </table:table-cell>
          <table:table-cell table:number-columns-repeated="1023"/>
        </table:table-row>
        <table:table-row table:style-name="ro1">
          <table:table-cell table:formula="of:=[$'CMS ALL'.A12] &amp; [$'CMS ALL'.J12]">
            <text:p/>
          </table:table-cell>
          <table:table-cell table:number-columns-repeated="1023"/>
        </table:table-row>
        <table:table-row table:style-name="ro1">
          <table:table-cell table:formula="of:=[$'CMS ALL'.A13] &amp; [$'CMS ALL'.J13]">
            <text:p/>
          </table:table-cell>
          <table:table-cell table:number-columns-repeated="1023"/>
        </table:table-row>
        <table:table-row table:style-name="ro1">
          <table:table-cell table:formula="of:=[$'CMS ALL'.A14] &amp; [$'CMS ALL'.J14]" office:value-type="string" office:string-value="_search_chars_lo                                = " calcext:value-type="string">
            <text:p>_search_chars_lo <text:s text:c="31"/>= </text:p>
          </table:table-cell>
          <table:table-cell table:number-columns-repeated="1023"/>
        </table:table-row>
        <table:table-row table:style-name="ro1">
          <table:table-cell table:formula="of:=[$'CMS ALL'.A15] &amp; [$'CMS ALL'.J15]" office:value-type="string" office:string-value="_search_chars_hi                                = " calcext:value-type="string">
            <text:p>_search_chars_hi <text:s text:c="31"/>= </text:p>
          </table:table-cell>
          <table:table-cell table:number-columns-repeated="1023"/>
        </table:table-row>
        <table:table-row table:style-name="ro1">
          <table:table-cell table:formula="of:=[$'CMS ALL'.A16] &amp; [$'CMS ALL'.J16]">
            <text:p/>
          </table:table-cell>
          <table:table-cell table:number-columns-repeated="1023"/>
        </table:table-row>
        <table:table-row table:style-name="ro1">
          <table:table-cell table:formula="of:=[$'CMS ALL'.A17] &amp; [$'CMS ALL'.J17]" office:value-type="string" office:string-value="# alttext_galleryimage_1                        = Afbeelding in foto album &quot;{PARAM1}&quot;" calcext:value-type="string">
            <text:p># alttext_galleryimage_1 <text:s text:c="23"/>= Afbeelding in foto album "{PARAM1}"</text:p>
          </table:table-cell>
          <table:table-cell table:number-columns-repeated="1023"/>
        </table:table-row>
        <table:table-row table:style-name="ro1">
          <table:table-cell table:formula="of:=[$'CMS ALL'.A18] &amp; [$'CMS ALL'.J18]" office:value-type="string" office:string-value="alttext_image_1                                 = Afbeelding &quot;{PARAM1}&quot;" calcext:value-type="string">
            <text:p>alttext_image_1 <text:s text:c="32"/>= Afbeelding "{PARAM1}"</text:p>
          </table:table-cell>
          <table:table-cell table:number-columns-repeated="1023"/>
        </table:table-row>
        <table:table-row table:style-name="ro1">
          <table:table-cell table:formula="of:=[$'CMS ALL'.A19] &amp; [$'CMS ALL'.J19]" office:value-type="string" office:string-value="anchor_top_0                                    = Terug naar boven" calcext:value-type="string">
            <text:p>anchor_top_0 <text:s text:c="35"/>= Terug naar boven</text:p>
          </table:table-cell>
          <table:table-cell table:number-columns-repeated="1023"/>
        </table:table-row>
        <table:table-row table:style-name="ro1">
          <table:table-cell table:formula="of:=[$'CMS ALL'.A20] &amp; [$'CMS ALL'.J20]" office:value-type="string" office:string-value="message_downloads                               = Downloads" calcext:value-type="string">
            <text:p>message_downloads <text:s text:c="30"/>= Downloads</text:p>
          </table:table-cell>
          <table:table-cell table:number-columns-repeated="1023"/>
        </table:table-row>
        <table:table-row table:style-name="ro1">
          <table:table-cell table:formula="of:=[$'CMS ALL'.A21] &amp; [$'CMS ALL'.J21]" office:value-type="string" office:string-value="message_draft_0                                 = Concept" calcext:value-type="string">
            <text:p>message_draft_0 <text:s text:c="32"/>= Concept</text:p>
          </table:table-cell>
          <table:table-cell table:number-columns-repeated="1023"/>
        </table:table-row>
        <table:table-row table:style-name="ro1">
          <table:table-cell table:formula="of:=[$'CMS ALL'.A22] &amp; [$'CMS ALL'.J22]" office:value-type="string" office:string-value="# message_firstimage_0                          = Eerste afbeelding" calcext:value-type="string">
            <text:p># message_firstimage_0 <text:s text:c="25"/>= Eerste afbeelding</text:p>
          </table:table-cell>
          <table:table-cell table:number-columns-repeated="1023"/>
        </table:table-row>
        <table:table-row table:style-name="ro1">
          <table:table-cell table:formula="of:=[$'CMS ALL'.A23] &amp; [$'CMS ALL'.J23]" office:value-type="string" office:string-value="message_galleries_0                             = Foto albums" calcext:value-type="string">
            <text:p>message_galleries_0 <text:s text:c="28"/>= Foto albums</text:p>
          </table:table-cell>
          <table:table-cell table:number-columns-repeated="1023"/>
        </table:table-row>
        <table:table-row table:style-name="ro1">
          <table:table-cell table:formula="of:=[$'CMS ALL'.A24] &amp; [$'CMS ALL'.J24]" office:value-type="string" office:string-value="message_gallery_1                               = Foto album &quot;{PARAM1}&quot;" calcext:value-type="string">
            <text:p>message_gallery_1 <text:s text:c="30"/>= Foto album "{PARAM1}"</text:p>
          </table:table-cell>
          <table:table-cell table:number-columns-repeated="1023"/>
        </table:table-row>
        <table:table-row table:style-name="ro1">
          <table:table-cell table:formula="of:=[$'CMS ALL'.A25] &amp; [$'CMS ALL'.J25]" office:value-type="string" office:string-value="# message_gallery_xoutofy_2                     = (Afbeelding {PARAM1} van {PARAM2})" calcext:value-type="string">
            <text:p># message_gallery_xoutofy_2 <text:s text:c="20"/>= (Afbeelding {PARAM1} van {PARAM2})</text:p>
          </table:table-cell>
          <table:table-cell table:number-columns-repeated="1023"/>
        </table:table-row>
        <table:table-row table:style-name="ro1">
          <table:table-cell table:formula="of:=[$'CMS ALL'.A26] &amp; [$'CMS ALL'.J26]" office:value-type="string" office:string-value="# message_gallerydir_error_1                    = Onbekende foto album map &quot;{PARAM1}&quot;!" calcext:value-type="string">
            <text:p># message_gallerydir_error_1 <text:s text:c="19"/>= Onbekende foto album map "{PARAM1}"!</text:p>
          </table:table-cell>
          <table:table-cell table:number-columns-repeated="1023"/>
        </table:table-row>
        <table:table-row table:style-name="ro1">
          <table:table-cell table:formula="of:=[$'CMS ALL'.A27] &amp; [$'CMS ALL'.J27]" office:value-type="string" office:string-value="# message_gallerydir_error_0                    = Geen foto album map opgegeven!" calcext:value-type="string">
            <text:p># message_gallerydir_error_0 <text:s text:c="19"/>= Geen foto album map opgegeven!</text:p>
          </table:table-cell>
          <table:table-cell table:number-columns-repeated="1023"/>
        </table:table-row>
        <table:table-row table:style-name="ro1">
          <table:table-cell table:formula="of:=[$'CMS ALL'.A28] &amp; [$'CMS ALL'.J28]" office:value-type="string" office:string-value="message_galleryembed_error_0                    = Het CMS is zo ingesteld dat het foto album alleen binnen de site kan worden bekeken." calcext:value-type="string">
            <text:p>message_galleryembed_error_0 <text:s text:c="19"/>= Het CMS is zo ingesteld dat het foto album alleen binnen de site kan worden bekeken.</text:p>
          </table:table-cell>
          <table:table-cell table:number-columns-repeated="1023"/>
        </table:table-row>
        <table:table-row table:style-name="ro1">
          <table:table-cell table:formula="of:=[$'CMS ALL'.A29] &amp; [$'CMS ALL'.J29]" office:value-type="string" office:string-value="# message_galleryempty_0                        = Dit foto album bevat geen afbeeldingen." calcext:value-type="string">
            <text:p># message_galleryempty_0 <text:s text:c="23"/>= Dit foto album bevat geen afbeeldingen.</text:p>
          </table:table-cell>
          <table:table-cell table:number-columns-repeated="1023"/>
        </table:table-row>
        <table:table-row table:style-name="ro1">
          <table:table-cell table:formula="of:=[$'CMS ALL'.A30] &amp; [$'CMS ALL'.J30]" office:value-type="string" office:string-value="message_gallerypreviewdir_error_1               = De map met voorbeelden ontbreekt &quot;{PARAM1}&quot;!" calcext:value-type="string">
            <text:p>message_gallerypreviewdir_error_1 <text:s text:c="14"/>= De map met voorbeelden ontbreekt "{PARAM1}"!</text:p>
          </table:table-cell>
          <table:table-cell table:number-columns-repeated="1023"/>
        </table:table-row>
        <table:table-row table:style-name="ro1">
          <table:table-cell table:formula="of:=[$'CMS ALL'.A31] &amp; [$'CMS ALL'.J31]" office:value-type="string" office:string-value="# message_gallery_no_preview                    = Voorbeeld niet beschikbaar" calcext:value-type="string">
            <text:p># message_gallery_no_preview <text:s text:c="19"/>= Voorbeeld niet beschikbaar</text:p>
          </table:table-cell>
          <table:table-cell table:number-columns-repeated="1023"/>
        </table:table-row>
        <table:table-row table:style-name="ro1">
          <table:table-cell table:formula="of:=[$'CMS ALL'.A32] &amp; [$'CMS ALL'.J32]" office:value-type="string" office:string-value="message_lastchange_0                            = Laatste aanpassing:" calcext:value-type="string">
            <text:p>message_lastchange_0 <text:s text:c="27"/>= Laatste aanpassing:</text:p>
          </table:table-cell>
          <table:table-cell table:number-columns-repeated="1023"/>
        </table:table-row>
        <table:table-row table:style-name="ro1">
          <table:table-cell table:formula="of:=[$'CMS ALL'.A33] &amp; [$'CMS ALL'.J33]" office:value-type="string" office:string-value="# message_lastimage_0                           = Laatste afbeelding" calcext:value-type="string">
            <text:p># message_lastimage_0 <text:s text:c="26"/>= Laatste afbeelding</text:p>
          </table:table-cell>
          <table:table-cell table:number-columns-repeated="1023"/>
        </table:table-row>
        <table:table-row table:style-name="ro1">
          <table:table-cell table:formula="of:=[$'CMS ALL'.A34] &amp; [$'CMS ALL'.J34]" office:value-type="string" office:string-value="# message_nextimage_0                           = Volgende afbeelding" calcext:value-type="string">
            <text:p># message_nextimage_0 <text:s text:c="26"/>= Volgende afbeelding</text:p>
          </table:table-cell>
          <table:table-cell table:number-columns-repeated="1023"/>
        </table:table-row>
        <table:table-row table:style-name="ro1">
          <table:table-cell table:formula="of:=[$'CMS ALL'.A35] &amp; [$'CMS ALL'.J35]" office:value-type="string" office:string-value="message_nodatafound_0                           = Geen overeenkomsten gevonden." calcext:value-type="string">
            <text:p>message_nodatafound_0 <text:s text:c="26"/>= Geen overeenkomsten gevonden.</text:p>
          </table:table-cell>
          <table:table-cell table:number-columns-repeated="1023"/>
        </table:table-row>
        <table:table-row table:style-name="ro1">
          <table:table-cell table:formula="of:=[$'CMS ALL'.A36] &amp; [$'CMS ALL'.J36]" office:value-type="string" office:string-value="# message_previousimage_0                       = Vorige afbeelding" calcext:value-type="string">
            <text:p># message_previousimage_0 <text:s text:c="22"/>= Vorige afbeelding</text:p>
          </table:table-cell>
          <table:table-cell table:number-columns-repeated="1023"/>
        </table:table-row>
        <table:table-row table:style-name="ro1">
          <table:table-cell table:formula="of:=[$'CMS ALL'.A37] &amp; [$'CMS ALL'.J37]" office:value-type="string" office:string-value="message_search_0                                = Zoeken" calcext:value-type="string">
            <text:p>message_search_0 <text:s text:c="31"/>= Zoeken</text:p>
          </table:table-cell>
          <table:table-cell table:number-columns-repeated="1023"/>
        </table:table-row>
        <table:table-row table:style-name="ro1">
          <table:table-cell table:formula="of:=[$'CMS ALL'.A38] &amp; [$'CMS ALL'.J38]" office:value-type="string" office:string-value="message_searchresult_1                          = Zoek resultaat voor &quot;{PARAM1}&quot;" calcext:value-type="string">
            <text:p>message_searchresult_1 <text:s text:c="25"/>= Zoek resultaat voor "{PARAM1}"</text:p>
          </table:table-cell>
          <table:table-cell table:number-columns-repeated="1023"/>
        </table:table-row>
        <table:table-row table:style-name="ro1">
          <table:table-cell table:formula="of:=[$'CMS ALL'.A39] &amp; [$'CMS ALL'.J39]" office:value-type="string" office:string-value="message_searchnoresult_1                        = " calcext:value-type="string">
            <text:p>message_searchnoresult_1 <text:s text:c="23"/>= </text:p>
          </table:table-cell>
          <table:table-cell table:number-columns-repeated="1023"/>
        </table:table-row>
        <table:table-row table:style-name="ro1">
          <table:table-cell table:formula="of:=[$'CMS ALL'.A40] &amp; [$'CMS ALL'.J40]" office:value-type="string" office:string-value="message_searchhelp_0                            = " calcext:value-type="string">
            <text:p>message_searchhelp_0 <text:s text:c="27"/>= </text:p>
          </table:table-cell>
          <table:table-cell table:number-columns-repeated="1023"/>
        </table:table-row>
        <table:table-row table:style-name="ro1">
          <table:table-cell table:formula="of:=[$'CMS ALL'.A41] &amp; [$'CMS ALL'.J41]" office:value-type="string" office:string-value="message_sitemap_0                               = Website overzicht" calcext:value-type="string">
            <text:p>message_sitemap_0 <text:s text:c="30"/>= Website overzicht</text:p>
          </table:table-cell>
          <table:table-cell table:number-columns-repeated="1023"/>
        </table:table-row>
        <table:table-row table:style-name="ro1">
          <table:table-cell table:formula="of:=[$'CMS ALL'.A42] &amp; [$'CMS ALL'.J42]" office:value-type="string" office:string-value="message_template_error_1                        = Template besand &quot;{PARAM1}&quot; ontbreekt! Informeer aub de beheerder." calcext:value-type="string">
            <text:p>message_template_error_1 <text:s text:c="23"/>= Template besand "{PARAM1}" ontbreekt! Informeer aub de beheerder.</text:p>
          </table:table-cell>
          <table:table-cell table:number-columns-repeated="1023"/>
        </table:table-row>
        <table:table-row table:style-name="ro1">
          <table:table-cell table:formula="of:=[$'CMS ALL'.A43] &amp; [$'CMS ALL'.J43]" office:value-type="string" office:string-value="passwordform_title_0                            = Wachtwoord vereist" calcext:value-type="string">
            <text:p>passwordform_title_0 <text:s text:c="27"/>= Wachtwoord vereist</text:p>
          </table:table-cell>
          <table:table-cell table:number-columns-repeated="1023"/>
        </table:table-row>
        <table:table-row table:style-name="ro1">
          <table:table-cell table:formula="of:=[$'CMS ALL'.A44] &amp; [$'CMS ALL'.J44]" office:value-type="string" office:string-value="passwordform_pagepasswordplease_0               = Geef het wachtwoord voor deze pagina:" calcext:value-type="string">
            <text:p>passwordform_pagepasswordplease_0 <text:s text:c="14"/>= Geef het wachtwoord voor deze pagina:</text:p>
          </table:table-cell>
          <table:table-cell table:number-columns-repeated="1023"/>
        </table:table-row>
        <table:table-row table:style-name="ro1">
          <table:table-cell table:formula="of:=[$'CMS ALL'.A45] &amp; [$'CMS ALL'.J45]" office:value-type="string" office:string-value="passwordform_message_passwordwrong_0            = Geen toegang: Verkeerd wachtwoord." calcext:value-type="string">
            <text:p>passwordform_message_passwordwrong_0 <text:s text:c="11"/>= Geen toegang: Verkeerd wachtwoord.</text:p>
          </table:table-cell>
          <table:table-cell table:number-columns-repeated="1023"/>
        </table:table-row>
        <table:table-row table:style-name="ro1">
          <table:table-cell table:formula="of:=[$'CMS ALL'.A46] &amp; [$'CMS ALL'.J46]" office:value-type="string" office:string-value="passwordform_send_0                             = Ga verder" calcext:value-type="string">
            <text:p>passwordform_send_0 <text:s text:c="28"/>= Ga verder</text:p>
          </table:table-cell>
          <table:table-cell table:number-columns-repeated="1023"/>
        </table:table-row>
        <table:table-row table:style-name="ro1">
          <table:table-cell table:formula="of:=[$'CMS ALL'.A47] &amp; [$'CMS ALL'.J47]" office:value-type="string" office:string-value="plugin_error_1                                  = Fout in de plugin {PARAM1}. Neem svp contact op de de ontwikkelaar van deze plugin." calcext:value-type="string">
            <text:p>plugin_error_1 <text:s text:c="33"/>= Fout in de plugin {PARAM1}. Neem svp contact op de de ontwikkelaar van deze plugin.</text:p>
          </table:table-cell>
          <table:table-cell table:number-columns-repeated="1023"/>
        </table:table-row>
        <table:table-row table:style-name="ro1">
          <table:table-cell table:formula="of:=[$'CMS ALL'.A48] &amp; [$'CMS ALL'.J48]" office:value-type="string" office:string-value="plugin_error_missing_pluginconf_1               = Fout in de plugin {PARAM1}: plugin.conf ontbreekt. Neem svp contact op de de ontwikkelaar van deze plugin." calcext:value-type="string">
            <text:p>plugin_error_missing_pluginconf_1 <text:s text:c="14"/>= Fout in de plugin {PARAM1}: plugin.conf ontbreekt. Neem svp contact op de de ontwikkelaar van deze plugin.</text:p>
          </table:table-cell>
          <table:table-cell table:number-columns-repeated="1023"/>
        </table:table-row>
        <table:table-row table:style-name="ro1">
          <table:table-cell table:formula="of:=[$'CMS ALL'.A49] &amp; [$'CMS ALL'.J49]" office:value-type="string" office:string-value="plugin_error_missing_method_2                   = Fout in de plugin {PARAM1}: functie {PARAM2} ontbreekt. Neem svp contact op de de ontwikkelaar van deze plugin." calcext:value-type="string">
            <text:p>plugin_error_missing_method_2 <text:s text:c="18"/>= Fout in de plugin {PARAM1}: functie {PARAM2} ontbreekt. Neem svp contact op de de ontwikkelaar van deze plugin.</text:p>
          </table:table-cell>
          <table:table-cell table:number-columns-repeated="1023"/>
        </table:table-row>
        <table:table-row table:style-name="ro1">
          <table:table-cell table:formula="of:=[$'CMS ALL'.A50] &amp; [$'CMS ALL'.J50]" office:value-type="string" office:string-value="plugin_error_value_1                            = " calcext:value-type="string">
            <text:p>plugin_error_value_1 <text:s text:c="27"/>= </text:p>
          </table:table-cell>
          <table:table-cell table:number-columns-repeated="1023"/>
        </table:table-row>
        <table:table-row table:style-name="ro1">
          <table:table-cell table:formula="of:=[$'CMS ALL'.A51] &amp; [$'CMS ALL'.J51]" office:value-type="string" office:string-value="thirsty_programmer                              = Hoi, voor mij graag een biertje! ;)" calcext:value-type="string">
            <text:p>thirsty_programmer <text:s text:c="29"/>= Hoi, voor mij graag een biertje! ;)</text:p>
          </table:table-cell>
          <table:table-cell table:number-columns-repeated="1023"/>
        </table:table-row>
        <table:table-row table:style-name="ro1">
          <table:table-cell table:formula="of:=[$'CMS ALL'.A52] &amp; [$'CMS ALL'.J52]" office:value-type="string" office:string-value="tooltip_anchor_error_1                          = Paragraaf &quot;{PARAM1}&quot; bestaat niet" calcext:value-type="string">
            <text:p>tooltip_anchor_error_1 <text:s text:c="25"/>= Paragraaf "{PARAM1}" bestaat niet</text:p>
          </table:table-cell>
          <table:table-cell table:number-columns-repeated="1023"/>
        </table:table-row>
        <table:table-row table:style-name="ro1">
          <table:table-cell table:formula="of:=[$'CMS ALL'.A53] &amp; [$'CMS ALL'.J53]" office:value-type="string" office:string-value="tooltip_anchor_goto_1                           = Ga naar paragraaf &quot;{PARAM1}&quot;" calcext:value-type="string">
            <text:p>tooltip_anchor_goto_1 <text:s text:c="26"/>= Ga naar paragraaf "{PARAM1}"</text:p>
          </table:table-cell>
          <table:table-cell table:number-columns-repeated="1023"/>
        </table:table-row>
        <table:table-row table:style-name="ro1">
          <table:table-cell table:formula="of:=[$'CMS ALL'.A54] &amp; [$'CMS ALL'.J54]" office:value-type="string" office:string-value="tooltip_anchor_gototop_0                        = Ga terug naar boven" calcext:value-type="string">
            <text:p>tooltip_anchor_gototop_0 <text:s text:c="23"/>= Ga terug naar boven</text:p>
          </table:table-cell>
          <table:table-cell table:number-columns-repeated="1023"/>
        </table:table-row>
        <table:table-row table:style-name="ro1">
          <table:table-cell table:formula="of:=[$'CMS ALL'.A55] &amp; [$'CMS ALL'.J55]" office:value-type="string" office:string-value="tooltip_attribute_error_1                       = Fout in de zinsbouw: onbekende kenmerken &quot;{PARAM1}&quot;" calcext:value-type="string">
            <text:p>tooltip_attribute_error_1 <text:s text:c="22"/>= Fout in de zinsbouw: onbekende kenmerken "{PARAM1}"</text:p>
          </table:table-cell>
          <table:table-cell table:number-columns-repeated="1023"/>
        </table:table-row>
        <table:table-row table:style-name="ro1">
          <table:table-cell table:formula="of:=[$'CMS ALL'.A56] &amp; [$'CMS ALL'.J56]" office:value-type="string" office:string-value="tooltip_color_error_1                           = Foutieve kleur waarde &quot;{PARAM1}&quot;" calcext:value-type="string">
            <text:p>tooltip_color_error_1 <text:s text:c="26"/>= Foutieve kleur waarde "{PARAM1}"</text:p>
          </table:table-cell>
          <table:table-cell table:number-columns-repeated="1023"/>
        </table:table-row>
        <table:table-row table:style-name="ro1">
          <table:table-cell table:formula="of:=[$'CMS ALL'.A57] &amp; [$'CMS ALL'.J57]" office:value-type="string" office:string-value="# tooltip_gallery_fullscreen_1                  = Volledig scherm: &quot;{PARAM1}&quot;" calcext:value-type="string">
            <text:p># tooltip_gallery_fullscreen_1 <text:s text:c="17"/>= Volledig scherm: "{PARAM1}"</text:p>
          </table:table-cell>
          <table:table-cell table:number-columns-repeated="1023"/>
        </table:table-row>
        <table:table-row table:style-name="ro1">
          <table:table-cell table:formula="of:=[$'CMS ALL'.A58] &amp; [$'CMS ALL'.J58]" office:value-type="string" office:string-value="tooltip_image_error_1                           = Bestand of adres niet gevonden: &quot;{PARAM1}&quot;" calcext:value-type="string">
            <text:p>tooltip_image_error_1 <text:s text:c="26"/>= Bestand of adres niet gevonden: "{PARAM1}"</text:p>
          </table:table-cell>
          <table:table-cell table:number-columns-repeated="1023"/>
        </table:table-row>
        <table:table-row table:style-name="ro1">
          <table:table-cell table:formula="of:=[$'CMS ALL'.A59] &amp; [$'CMS ALL'.J59]" office:value-type="string" office:string-value="tooltip_image_error_2                           = Afbeelding &quot;{PARAM1}&quot; ontbreekt in categorie &quot;{PARAM2}&quot;" calcext:value-type="string">
            <text:p>tooltip_image_error_2 <text:s text:c="26"/>= Afbeelding "{PARAM1}" ontbreekt in categorie "{PARAM2}"</text:p>
          </table:table-cell>
          <table:table-cell table:number-columns-repeated="1023"/>
        </table:table-row>
        <table:table-row table:style-name="ro1">
          <table:table-cell table:formula="of:=[$'CMS ALL'.A60] &amp; [$'CMS ALL'.J60]" office:value-type="string" office:string-value="tooltip_include_recursion_error_0               = Pagina kan niet zichzelf bevatten" calcext:value-type="string">
            <text:p>tooltip_include_recursion_error_0 <text:s text:c="14"/>= Pagina kan niet zichzelf bevatten</text:p>
          </table:table-cell>
          <table:table-cell table:number-columns-repeated="1023"/>
        </table:table-row>
        <table:table-row table:style-name="ro1">
          <table:table-cell table:formula="of:=[$'CMS ALL'.A61] &amp; [$'CMS ALL'.J61]" office:value-type="string" office:string-value="# tooltip_include_reinclude_error_0             = Ingevoegde webpagina's mogen geen invoeging bevatten" calcext:value-type="string">
            <text:p># tooltip_include_reinclude_error_0 <text:s text:c="12"/>= Ingevoegde webpagina's mogen geen invoeging bevatten</text:p>
          </table:table-cell>
          <table:table-cell table:number-columns-repeated="1023"/>
        </table:table-row>
        <table:table-row table:style-name="ro1">
          <table:table-cell table:formula="of:=[$'CMS ALL'.A62] &amp; [$'CMS ALL'.J62]" office:value-type="string" office:string-value="tooltip_link_category_1                         = Verander naar categorie &quot;{PARAM1}&quot;" calcext:value-type="string">
            <text:p>tooltip_link_category_1 <text:s text:c="24"/>= Verander naar categorie "{PARAM1}"</text:p>
          </table:table-cell>
          <table:table-cell table:number-columns-repeated="1023"/>
        </table:table-row>
        <table:table-row table:style-name="ro1">
          <table:table-cell table:formula="of:=[$'CMS ALL'.A63] &amp; [$'CMS ALL'.J63]" office:value-type="string" office:string-value="tooltip_link_category_error_1                   = Ontbrekende categorie &quot;{PARAM1}&quot;" calcext:value-type="string">
            <text:p>tooltip_link_category_error_1 <text:s text:c="18"/>= Ontbrekende categorie "{PARAM1}"</text:p>
          </table:table-cell>
          <table:table-cell table:number-columns-repeated="1023"/>
        </table:table-row>
        <table:table-row table:style-name="ro1">
          <table:table-cell table:formula="of:=[$'CMS ALL'.A64] &amp; [$'CMS ALL'.J64]" office:value-type="string" office:string-value="tooltip_link_extern_1                           = Volg de koppeling naar &quot;{PARAM1} (externe website)&quot;" calcext:value-type="string">
            <text:p>tooltip_link_extern_1 <text:s text:c="26"/>= Volg de koppeling naar "{PARAM1} (externe website)"</text:p>
          </table:table-cell>
          <table:table-cell table:number-columns-repeated="1023"/>
        </table:table-row>
        <table:table-row table:style-name="ro1">
          <table:table-cell table:formula="of:=[$'CMS ALL'.A65] &amp; [$'CMS ALL'.J65]" office:value-type="string" office:string-value="tooltip_link_cmsinfo                            = " calcext:value-type="string">
            <text:p>tooltip_link_cmsinfo <text:s text:c="27"/>= </text:p>
          </table:table-cell>
          <table:table-cell table:number-columns-repeated="1023"/>
        </table:table-row>
        <table:table-row table:style-name="ro1">
          <table:table-cell table:formula="of:=[$'CMS ALL'.A66] &amp; [$'CMS ALL'.J66]" office:value-type="string" office:string-value="tooltip_link_extern_error_1                     = Ongeldige koppeling &quot;{PARAM1}&quot;" calcext:value-type="string">
            <text:p>tooltip_link_extern_error_1 <text:s text:c="20"/>= Ongeldige koppeling "{PARAM1}"</text:p>
          </table:table-cell>
          <table:table-cell table:number-columns-repeated="1023"/>
        </table:table-row>
        <table:table-row table:style-name="ro1">
          <table:table-cell table:formula="of:=[$'CMS ALL'.A67] &amp; [$'CMS ALL'.J67]" office:value-type="string" office:string-value="tooltip_link_file_1                             = Download bestand &quot;{PARAM1}&quot;" calcext:value-type="string">
            <text:p>tooltip_link_file_1 <text:s text:c="28"/>= Download bestand "{PARAM1}"</text:p>
          </table:table-cell>
          <table:table-cell table:number-columns-repeated="1023"/>
        </table:table-row>
        <table:table-row table:style-name="ro1">
          <table:table-cell table:formula="of:=[$'CMS ALL'.A68] &amp; [$'CMS ALL'.J68]" office:value-type="string" office:string-value="tooltip_link_file_2                             = Download bestand &quot;{PARAM1}&quot; uit categorie &quot;{PARAM2}&quot;" calcext:value-type="string">
            <text:p>tooltip_link_file_2 <text:s text:c="28"/>= Download bestand "{PARAM1}" uit categorie "{PARAM2}"</text:p>
          </table:table-cell>
          <table:table-cell table:number-columns-repeated="1023"/>
        </table:table-row>
        <table:table-row table:style-name="ro1">
          <table:table-cell table:formula="of:=[$'CMS ALL'.A69] &amp; [$'CMS ALL'.J69]" office:value-type="string" office:string-value="tooltip_link_file_error_1                       = Bestand ontbreekt &quot;{PARAM1}&quot;" calcext:value-type="string">
            <text:p>tooltip_link_file_error_1 <text:s text:c="22"/>= Bestand ontbreekt "{PARAM1}"</text:p>
          </table:table-cell>
          <table:table-cell table:number-columns-repeated="1023"/>
        </table:table-row>
        <table:table-row table:style-name="ro1">
          <table:table-cell table:formula="of:=[$'CMS ALL'.A70] &amp; [$'CMS ALL'.J70]" office:value-type="string" office:string-value="tooltip_link_file_error_2                       = Bestand ontbreekt &quot;{PARAM1}&quot; in categorie &quot;{PARAM2}&quot;" calcext:value-type="string">
            <text:p>tooltip_link_file_error_2 <text:s text:c="22"/>= Bestand ontbreekt "{PARAM1}" in categorie "{PARAM2}"</text:p>
          </table:table-cell>
          <table:table-cell table:number-columns-repeated="1023"/>
        </table:table-row>
        <table:table-row table:style-name="ro1">
          <table:table-cell table:formula="of:=[$'CMS ALL'.A71] &amp; [$'CMS ALL'.J71]" office:value-type="string" office:string-value="# tooltip_link_gallery_2                        = Bekijk foto album&quot;{PARAM1}&quot; ({PARAM2} afbeeldingen)" calcext:value-type="string">
            <text:p># tooltip_link_gallery_2 <text:s text:c="23"/>= Bekijk foto album"{PARAM1}" ({PARAM2} afbeeldingen)</text:p>
          </table:table-cell>
          <table:table-cell table:number-columns-repeated="1023"/>
        </table:table-row>
        <table:table-row table:style-name="ro1">
          <table:table-cell table:formula="of:=[$'CMS ALL'.A72] &amp; [$'CMS ALL'.J72]" office:value-type="string" office:string-value="# tooltip_link_gallery_error_1                  = Foto album ontbreekt &quot;{PARAM1}&quot;" calcext:value-type="string">
            <text:p># tooltip_link_gallery_error_1 <text:s text:c="17"/>= Foto album ontbreekt "{PARAM1}"</text:p>
          </table:table-cell>
          <table:table-cell table:number-columns-repeated="1023"/>
        </table:table-row>
        <table:table-row table:style-name="ro1">
          <table:table-cell table:formula="of:=[$'CMS ALL'.A73] &amp; [$'CMS ALL'.J73]" office:value-type="string" office:string-value="tooltip_link_mail_1                             = E-mail verzonden aan &quot;{PARAM1}&quot;" calcext:value-type="string">
            <text:p>tooltip_link_mail_1 <text:s text:c="28"/>= E-mail verzonden aan "{PARAM1}"</text:p>
          </table:table-cell>
          <table:table-cell table:number-columns-repeated="1023"/>
        </table:table-row>
        <table:table-row table:style-name="ro1">
          <table:table-cell table:formula="of:=[$'CMS ALL'.A74] &amp; [$'CMS ALL'.J74]" office:value-type="string" office:string-value="tooltip_link_mail_error_1                       = Ongeldig e-mail adres &quot;{PARAM1}&quot;" calcext:value-type="string">
            <text:p>tooltip_link_mail_error_1 <text:s text:c="22"/>= Ongeldig e-mail adres "{PARAM1}"</text:p>
          </table:table-cell>
          <table:table-cell table:number-columns-repeated="1023"/>
        </table:table-row>
        <table:table-row table:style-name="ro1">
          <table:table-cell table:formula="of:=[$'CMS ALL'.A75] &amp; [$'CMS ALL'.J75]" office:value-type="string" office:string-value="tooltip_link_page_1                             = Toon pagina &quot;{PARAM1}&quot;" calcext:value-type="string">
            <text:p>tooltip_link_page_1 <text:s text:c="28"/>= Toon pagina "{PARAM1}"</text:p>
          </table:table-cell>
          <table:table-cell table:number-columns-repeated="1023"/>
        </table:table-row>
        <table:table-row table:style-name="ro1">
          <table:table-cell table:formula="of:=[$'CMS ALL'.A76] &amp; [$'CMS ALL'.J76]" office:value-type="string" office:string-value="tooltip_link_page_2                             = Toon pagina &quot;{PARAM1}&quot; in de categorie &quot;{PARAM2}&quot;" calcext:value-type="string">
            <text:p>tooltip_link_page_2 <text:s text:c="28"/>= Toon pagina "{PARAM1}" in de categorie "{PARAM2}"</text:p>
          </table:table-cell>
          <table:table-cell table:number-columns-repeated="1023"/>
        </table:table-row>
        <table:table-row table:style-name="ro1">
          <table:table-cell table:formula="of:=[$'CMS ALL'.A77] &amp; [$'CMS ALL'.J77]" office:value-type="string" office:string-value="tooltip_link_page_error_1                       = Ontbrekende webpagina &quot;{PARAM1}&quot;" calcext:value-type="string">
            <text:p>tooltip_link_page_error_1 <text:s text:c="22"/>= Ontbrekende webpagina "{PARAM1}"</text:p>
          </table:table-cell>
          <table:table-cell table:number-columns-repeated="1023"/>
        </table:table-row>
        <table:table-row table:style-name="ro1">
          <table:table-cell table:formula="of:=[$'CMS ALL'.A78] &amp; [$'CMS ALL'.J78]" office:value-type="string" office:string-value="tooltip_link_page_error_2                       = Ontbrekende webpagina &quot;{PARAM1}&quot; in de categorie &quot;{PARAM2}&quot;" calcext:value-type="string">
            <text:p>tooltip_link_page_error_2 <text:s text:c="22"/>= Ontbrekende webpagina "{PARAM1}" in de categorie "{PARAM2}"</text:p>
          </table:table-cell>
          <table:table-cell table:number-columns-repeated="1023"/>
        </table:table-row>
        <table:table-row table:style-name="ro1">
          <table:table-cell table:formula="of:=[$'CMS ALL'.A79] &amp; [$'CMS ALL'.J79]" office:value-type="string" office:string-value="tooltip_showsitemap_0                           = Toon het overzicht van de website pagina's" calcext:value-type="string">
            <text:p>tooltip_showsitemap_0 <text:s text:c="26"/>= Toon het overzicht van de website pagina's</text:p>
          </table:table-cell>
          <table:table-cell table:number-columns-repeated="1023"/>
        </table:table-row>
        <table:table-row table:style-name="ro1">
          <table:table-cell table:formula="of:=[$'CMS ALL'.A80] &amp; [$'CMS ALL'.J80]">
            <text:p/>
          </table:table-cell>
          <table:table-cell table:number-columns-repeated="1023"/>
        </table:table-row>
        <table:table-row table:style-name="ro1">
          <table:table-cell table:formula="of:=[$'CMS ALL'.A81] &amp; [$'CMS ALL'.J81]">
            <text:p/>
          </table:table-cell>
          <table:table-cell table:number-columns-repeated="1023"/>
        </table:table-row>
        <table:table-row table:style-name="ro1">
          <table:table-cell table:formula="of:=[$'CMS ALL'.A82] &amp; [$'CMS ALL'.J82]">
            <text:p/>
          </table:table-cell>
          <table:table-cell table:number-columns-repeated="1023"/>
        </table:table-row>
        <table:table-row table:style-name="ro1">
          <table:table-cell table:formula="of:=[$'CMS ALL'.A83] &amp; [$'CMS ALL'.J83]">
            <text:p/>
          </table:table-cell>
          <table:table-cell table:number-columns-repeated="1023"/>
        </table:table-row>
        <table:table-row table:style-name="ro1">
          <table:table-cell table:formula="of:=[$'CMS ALL'.A84] &amp; [$'CMS ALL'.J84]">
            <text:p/>
          </table:table-cell>
          <table:table-cell table:number-columns-repeated="1023"/>
        </table:table-row>
        <table:table-row table:style-name="ro1">
          <table:table-cell table:formula="of:=[$'CMS ALL'.A85] &amp; [$'CMS ALL'.J85]">
            <text:p/>
          </table:table-cell>
          <table:table-cell table:number-columns-repeated="1023"/>
        </table:table-row>
        <table:table-row table:style-name="ro1">
          <table:table-cell table:formula="of:=[$'CMS ALL'.A86] &amp; [$'CMS ALL'.J86]">
            <text:p/>
          </table:table-cell>
          <table:table-cell table:number-columns-repeated="1023"/>
        </table:table-row>
        <table:table-row table:style-name="ro1">
          <table:table-cell table:formula="of:=[$'CMS ALL'.A87] &amp; [$'CMS ALL'.J87]">
            <text:p/>
          </table:table-cell>
          <table:table-cell table:number-columns-repeated="1023"/>
        </table:table-row>
        <table:table-row table:style-name="ro1">
          <table:table-cell table:formula="of:=[$'CMS ALL'.A88] &amp; [$'CMS ALL'.J88]">
            <text:p/>
          </table:table-cell>
          <table:table-cell table:number-columns-repeated="1023"/>
        </table:table-row>
        <table:table-row table:style-name="ro1">
          <table:table-cell table:formula="of:=[$'CMS ALL'.A89] &amp; [$'CMS ALL'.J89]">
            <text:p/>
          </table:table-cell>
          <table:table-cell table:number-columns-repeated="1023"/>
        </table:table-row>
        <table:table-row table:style-name="ro1">
          <table:table-cell table:formula="of:=[$'CMS ALL'.A90] &amp; [$'CMS ALL'.J90]">
            <text:p/>
          </table:table-cell>
          <table:table-cell table:number-columns-repeated="1023"/>
        </table:table-row>
        <table:table-row table:style-name="ro1">
          <table:table-cell table:formula="of:=[$'CMS ALL'.A91] &amp; [$'CMS ALL'.J91]">
            <text:p/>
          </table:table-cell>
          <table:table-cell table:number-columns-repeated="1023"/>
        </table:table-row>
        <table:table-row table:style-name="ro1">
          <table:table-cell table:formula="of:=[$'CMS ALL'.A92] &amp; [$'CMS ALL'.J92]">
            <text:p/>
          </table:table-cell>
          <table:table-cell table:number-columns-repeated="1023"/>
        </table:table-row>
        <table:table-row table:style-name="ro1">
          <table:table-cell table:formula="of:=[$'CMS ALL'.A93] &amp; [$'CMS ALL'.J93]">
            <text:p/>
          </table:table-cell>
          <table:table-cell table:number-columns-repeated="1023"/>
        </table:table-row>
        <table:table-row table:style-name="ro1">
          <table:table-cell table:formula="of:=[$'CMS ALL'.A94] &amp; [$'CMS ALL'.J94]">
            <text:p/>
          </table:table-cell>
          <table:table-cell table:number-columns-repeated="1023"/>
        </table:table-row>
        <table:table-row table:style-name="ro1">
          <table:table-cell table:formula="of:=[$'CMS ALL'.A95] &amp; [$'CMS ALL'.J95]">
            <text:p/>
          </table:table-cell>
          <table:table-cell table:number-columns-repeated="1023"/>
        </table:table-row>
        <table:table-row table:style-name="ro1">
          <table:table-cell table:formula="of:=[$'CMS ALL'.A96] &amp; [$'CMS ALL'.J96]">
            <text:p/>
          </table:table-cell>
          <table:table-cell table:number-columns-repeated="1023"/>
        </table:table-row>
        <table:table-row table:style-name="ro1">
          <table:table-cell table:formula="of:=[$'CMS ALL'.A97] &amp; [$'CMS ALL'.J97]">
            <text:p/>
          </table:table-cell>
          <table:table-cell table:number-columns-repeated="1023"/>
        </table:table-row>
        <table:table-row table:style-name="ro1">
          <table:table-cell table:formula="of:=[$'CMS ALL'.A98] &amp; [$'CMS ALL'.J98]">
            <text:p/>
          </table:table-cell>
          <table:table-cell table:number-columns-repeated="1023"/>
        </table:table-row>
        <table:table-row table:style-name="ro1">
          <table:table-cell table:formula="of:=[$'CMS ALL'.A99] &amp; [$'CMS ALL'.J99]">
            <text:p/>
          </table:table-cell>
          <table:table-cell table:number-columns-repeated="1023"/>
        </table:table-row>
        <table:table-row table:style-name="ro1">
          <table:table-cell table:formula="of:=[$'CMS ALL'.A100] &amp; [$'CMS ALL'.J100]">
            <text:p/>
          </table:table-cell>
          <table:table-cell table:number-columns-repeated="1023"/>
        </table:table-row>
        <table:table-row table:style-name="ro1">
          <table:table-cell table:formula="of:=[$'CMS ALL'.A101] &amp; [$'CMS ALL'.J101]">
            <text:p/>
          </table:table-cell>
          <table:table-cell table:number-columns-repeated="1023"/>
        </table:table-row>
        <table:table-row table:style-name="ro1" table:number-rows-repeated="10484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lPL" table:style-name="ta1">
        <table:table-column table:style-name="co3" table:default-cell-style-name="ce10"/>
        <table:table-column table:style-name="co2" table:number-columns-repeated="1023" table:default-cell-style-name="ce10"/>
        <table:table-row table:style-name="ro1">
          <table:table-cell table:formula="of:=[$'CMS ALL'.A2] &amp; [$'CMS ALL'.K2]" office:value-type="string" office:string-value="# Proszę nie kasować tej linijki / Do not remove these lines " calcext:value-type="string">
            <text:p># Proszę nie kasować tej linijki / Do not remove these lines </text:p>
          </table:table-cell>
          <table:table-cell table:number-columns-repeated="1023"/>
        </table:table-row>
        <table:table-row table:style-name="ro1">
          <table:table-cell table:formula="of:=[$'CMS ALL'.A3] &amp; [$'CMS ALL'.K3]" office:value-type="string" office:string-value="#" calcext:value-type="string">
            <text:p>#</text:p>
          </table:table-cell>
          <table:table-cell table:number-columns-repeated="1023"/>
        </table:table-row>
        <table:table-row table:style-name="ro1">
          <table:table-cell table:formula="of:=[$'CMS ALL'.A4] &amp; [$'CMS ALL'.K4]" office:value-type="string" office:string-value="# $Revision: 829 $ " calcext:value-type="string">
            <text:p># $Revision: 829 $ </text:p>
          </table:table-cell>
          <table:table-cell table:number-columns-repeated="1023"/>
        </table:table-row>
        <table:table-row table:style-name="ro1">
          <table:table-cell table:formula="of:=[$'CMS ALL'.A5] &amp; [$'CMS ALL'.K5]" office:value-type="string" office:string-value="# $LastChangedDate: 2021-02-13 $" calcext:value-type="string">
            <text:p># $LastChangedDate: 2021-02-13 $</text:p>
          </table:table-cell>
          <table:table-cell table:number-columns-repeated="1023"/>
        </table:table-row>
        <table:table-row table:style-name="ro1">
          <table:table-cell table:formula="of:=[$'CMS ALL'.A6] &amp; [$'CMS ALL'.K6]" office:value-type="string" office:string-value="# $Author: hausl78, SteveMoto $" calcext:value-type="string">
            <text:p># $Author: hausl78, SteveMoto $</text:p>
          </table:table-cell>
          <table:table-cell table:number-columns-repeated="1023"/>
        </table:table-row>
        <table:table-row table:style-name="ro1">
          <table:table-cell table:formula="of:=[$'CMS ALL'.A7] &amp; [$'CMS ALL'.K7]" office:value-type="string" office:string-value="#" calcext:value-type="string">
            <text:p>#</text:p>
          </table:table-cell>
          <table:table-cell table:number-columns-repeated="1023"/>
        </table:table-row>
        <table:table-row table:style-name="ro1">
          <table:table-cell table:formula="of:=[$'CMS ALL'.A8] &amp; [$'CMS ALL'.K8]" office:value-type="string" office:string-value="_dateformat_0                                   = %d.%m.%Y, %H:%M:%S" calcext:value-type="string">
            <text:p>_dateformat_0 <text:s text:c="34"/>= %d.%m.%Y, %H:%M:%S</text:p>
          </table:table-cell>
          <table:table-cell table:number-columns-repeated="1023"/>
        </table:table-row>
        <table:table-row table:style-name="ro1">
          <table:table-cell table:formula="of:=[$'CMS ALL'.A9] &amp; [$'CMS ALL'.K9]" office:value-type="string" office:string-value="_translator_0                                   = Piotr Nazim" calcext:value-type="string">
            <text:p>_translator_0 <text:s text:c="34"/>= Piotr Nazim</text:p>
          </table:table-cell>
          <table:table-cell table:number-columns-repeated="1023"/>
        </table:table-row>
        <table:table-row table:style-name="ro1">
          <table:table-cell table:formula="of:=[$'CMS ALL'.A10] &amp; [$'CMS ALL'.K10]">
            <text:p/>
          </table:table-cell>
          <table:table-cell table:number-columns-repeated="1023"/>
        </table:table-row>
        <table:table-row table:style-name="ro1">
          <table:table-cell table:formula="of:=[$'CMS ALL'.A11] &amp; [$'CMS ALL'.K11]" office:value-type="string" office:string-value="_timezone                                       = " calcext:value-type="string">
            <text:p>_timezone <text:s text:c="38"/>= </text:p>
          </table:table-cell>
          <table:table-cell table:number-columns-repeated="1023"/>
        </table:table-row>
        <table:table-row table:style-name="ro1">
          <table:table-cell table:formula="of:=[$'CMS ALL'.A12] &amp; [$'CMS ALL'.K12]">
            <text:p/>
          </table:table-cell>
          <table:table-cell table:number-columns-repeated="1023"/>
        </table:table-row>
        <table:table-row table:style-name="ro1">
          <table:table-cell table:formula="of:=[$'CMS ALL'.A13] &amp; [$'CMS ALL'.K13]">
            <text:p/>
          </table:table-cell>
          <table:table-cell table:number-columns-repeated="1023"/>
        </table:table-row>
        <table:table-row table:style-name="ro1">
          <table:table-cell table:formula="of:=[$'CMS ALL'.A14] &amp; [$'CMS ALL'.K14]" office:value-type="string" office:string-value="_search_chars_lo                                = " calcext:value-type="string">
            <text:p>_search_chars_lo <text:s text:c="31"/>= </text:p>
          </table:table-cell>
          <table:table-cell table:number-columns-repeated="1023"/>
        </table:table-row>
        <table:table-row table:style-name="ro1">
          <table:table-cell table:formula="of:=[$'CMS ALL'.A15] &amp; [$'CMS ALL'.K15]" office:value-type="string" office:string-value="_search_chars_hi                                = " calcext:value-type="string">
            <text:p>_search_chars_hi <text:s text:c="31"/>= </text:p>
          </table:table-cell>
          <table:table-cell table:number-columns-repeated="1023"/>
        </table:table-row>
        <table:table-row table:style-name="ro1">
          <table:table-cell table:formula="of:=[$'CMS ALL'.A16] &amp; [$'CMS ALL'.K16]">
            <text:p/>
          </table:table-cell>
          <table:table-cell table:number-columns-repeated="1023"/>
        </table:table-row>
        <table:table-row table:style-name="ro1">
          <table:table-cell table:formula="of:=[$'CMS ALL'.A17] &amp; [$'CMS ALL'.K17]" office:value-type="string" office:string-value="# alttext_galleryimage_1                        = Zdjęcie z galerii &quot;{PARAM1}&quot;" calcext:value-type="string">
            <text:p># alttext_galleryimage_1 <text:s text:c="23"/>= Zdjęcie z galerii "{PARAM1}"</text:p>
          </table:table-cell>
          <table:table-cell table:number-columns-repeated="1023"/>
        </table:table-row>
        <table:table-row table:style-name="ro1">
          <table:table-cell table:formula="of:=[$'CMS ALL'.A18] &amp; [$'CMS ALL'.K18]" office:value-type="string" office:string-value="alttext_image_1                                 = Zdjęcie &quot;{PARAM1}&quot;" calcext:value-type="string">
            <text:p>alttext_image_1 <text:s text:c="32"/>= Zdjęcie "{PARAM1}"</text:p>
          </table:table-cell>
          <table:table-cell table:number-columns-repeated="1023"/>
        </table:table-row>
        <table:table-row table:style-name="ro1">
          <table:table-cell table:formula="of:=[$'CMS ALL'.A19] &amp; [$'CMS ALL'.K19]" office:value-type="string" office:string-value="anchor_top_0                                    = " calcext:value-type="string">
            <text:p>anchor_top_0 <text:s text:c="35"/>= </text:p>
          </table:table-cell>
          <table:table-cell table:number-columns-repeated="1023"/>
        </table:table-row>
        <table:table-row table:style-name="ro1">
          <table:table-cell table:formula="of:=[$'CMS ALL'.A20] &amp; [$'CMS ALL'.K20]" office:value-type="string" office:string-value="message_downloads                               = Pliki do ściągnięcia" calcext:value-type="string">
            <text:p>message_downloads <text:s text:c="30"/>= Pliki do ściągnięcia</text:p>
          </table:table-cell>
          <table:table-cell table:number-columns-repeated="1023"/>
        </table:table-row>
        <table:table-row table:style-name="ro1">
          <table:table-cell table:formula="of:=[$'CMS ALL'.A21] &amp; [$'CMS ALL'.K21]" office:value-type="string" office:string-value="message_draft_0                                 = Szkic roboczy" calcext:value-type="string">
            <text:p>message_draft_0 <text:s text:c="32"/>= Szkic roboczy</text:p>
          </table:table-cell>
          <table:table-cell table:number-columns-repeated="1023"/>
        </table:table-row>
        <table:table-row table:style-name="ro1">
          <table:table-cell table:formula="of:=[$'CMS ALL'.A22] &amp; [$'CMS ALL'.K22]" office:value-type="string" office:string-value="# message_firstimage_0                          = Pierwsze zdjęcie" calcext:value-type="string">
            <text:p># message_firstimage_0 <text:s text:c="25"/>= Pierwsze zdjęcie</text:p>
          </table:table-cell>
          <table:table-cell table:number-columns-repeated="1023"/>
        </table:table-row>
        <table:table-row table:style-name="ro1">
          <table:table-cell table:formula="of:=[$'CMS ALL'.A23] &amp; [$'CMS ALL'.K23]" office:value-type="string" office:string-value="message_galleries_0                             = Galerie" calcext:value-type="string">
            <text:p>message_galleries_0 <text:s text:c="28"/>= Galerie</text:p>
          </table:table-cell>
          <table:table-cell table:number-columns-repeated="1023"/>
        </table:table-row>
        <table:table-row table:style-name="ro1">
          <table:table-cell table:formula="of:=[$'CMS ALL'.A24] &amp; [$'CMS ALL'.K24]" office:value-type="string" office:string-value="message_gallery_1                               = Galeria &quot;{PARAM1}&quot;" calcext:value-type="string">
            <text:p>message_gallery_1 <text:s text:c="30"/>= Galeria "{PARAM1}"</text:p>
          </table:table-cell>
          <table:table-cell table:number-columns-repeated="1023"/>
        </table:table-row>
        <table:table-row table:style-name="ro1">
          <table:table-cell table:formula="of:=[$'CMS ALL'.A25] &amp; [$'CMS ALL'.K25]" office:value-type="string" office:string-value="# message_gallery_xoutofy_2                     = (Zdjęcie {PARAM1} z {PARAM2})" calcext:value-type="string">
            <text:p># message_gallery_xoutofy_2 <text:s text:c="20"/>= (Zdjęcie {PARAM1} z {PARAM2})</text:p>
          </table:table-cell>
          <table:table-cell table:number-columns-repeated="1023"/>
        </table:table-row>
        <table:table-row table:style-name="ro1">
          <table:table-cell table:formula="of:=[$'CMS ALL'.A26] &amp; [$'CMS ALL'.K26]" office:value-type="string" office:string-value="# message_gallerydir_error_1                    = Nieznany katalog galerii zdjęć &quot;{PARAM1}&quot;!" calcext:value-type="string">
            <text:p># message_gallerydir_error_1 <text:s text:c="19"/>= Nieznany katalog galerii zdjęć "{PARAM1}"!</text:p>
          </table:table-cell>
          <table:table-cell table:number-columns-repeated="1023"/>
        </table:table-row>
        <table:table-row table:style-name="ro1">
          <table:table-cell table:formula="of:=[$'CMS ALL'.A27] &amp; [$'CMS ALL'.K27]" office:value-type="string" office:string-value="# message_gallerydir_error_0                    = " calcext:value-type="string">
            <text:p># message_gallerydir_error_0 <text:s text:c="19"/>= </text:p>
          </table:table-cell>
          <table:table-cell table:number-columns-repeated="1023"/>
        </table:table-row>
        <table:table-row table:style-name="ro1">
          <table:table-cell table:formula="of:=[$'CMS ALL'.A28] &amp; [$'CMS ALL'.K28]" office:value-type="string" office:string-value="message_galleryembed_error_0                    = " calcext:value-type="string">
            <text:p>message_galleryembed_error_0 <text:s text:c="19"/>= </text:p>
          </table:table-cell>
          <table:table-cell table:number-columns-repeated="1023"/>
        </table:table-row>
        <table:table-row table:style-name="ro1">
          <table:table-cell table:formula="of:=[$'CMS ALL'.A29] &amp; [$'CMS ALL'.K29]" office:value-type="string" office:string-value="# message_galleryempty_0                        = Ta galeria jest pusta." calcext:value-type="string">
            <text:p># message_galleryempty_0 <text:s text:c="23"/>= Ta galeria jest pusta.</text:p>
          </table:table-cell>
          <table:table-cell table:number-columns-repeated="1023"/>
        </table:table-row>
        <table:table-row table:style-name="ro1">
          <table:table-cell table:formula="of:=[$'CMS ALL'.A30] &amp; [$'CMS ALL'.K30]" office:value-type="string" office:string-value="message_gallerypreviewdir_error_1               = Brak katalogu do podglądu &quot;{PARAM1}&quot;!" calcext:value-type="string">
            <text:p>message_gallerypreviewdir_error_1 <text:s text:c="14"/>= Brak katalogu do podglądu "{PARAM1}"!</text:p>
          </table:table-cell>
          <table:table-cell table:number-columns-repeated="1023"/>
        </table:table-row>
        <table:table-row table:style-name="ro1">
          <table:table-cell table:formula="of:=[$'CMS ALL'.A31] &amp; [$'CMS ALL'.K31]" office:value-type="string" office:string-value="# message_gallery_no_preview                    = " calcext:value-type="string">
            <text:p># message_gallery_no_preview <text:s text:c="19"/>= </text:p>
          </table:table-cell>
          <table:table-cell table:number-columns-repeated="1023"/>
        </table:table-row>
        <table:table-row table:style-name="ro1">
          <table:table-cell table:formula="of:=[$'CMS ALL'.A32] &amp; [$'CMS ALL'.K32]" office:value-type="string" office:string-value="message_lastchange_0                            = Ostatnia zmiana:" calcext:value-type="string">
            <text:p>message_lastchange_0 <text:s text:c="27"/>= Ostatnia zmiana:</text:p>
          </table:table-cell>
          <table:table-cell table:number-columns-repeated="1023"/>
        </table:table-row>
        <table:table-row table:style-name="ro1">
          <table:table-cell table:formula="of:=[$'CMS ALL'.A33] &amp; [$'CMS ALL'.K33]" office:value-type="string" office:string-value="# message_lastimage_0                           = Ostatnie zdjęcie" calcext:value-type="string">
            <text:p># message_lastimage_0 <text:s text:c="26"/>= Ostatnie zdjęcie</text:p>
          </table:table-cell>
          <table:table-cell table:number-columns-repeated="1023"/>
        </table:table-row>
        <table:table-row table:style-name="ro1">
          <table:table-cell table:formula="of:=[$'CMS ALL'.A34] &amp; [$'CMS ALL'.K34]" office:value-type="string" office:string-value="# message_nextimage_0                           = Następne zdjęcie" calcext:value-type="string">
            <text:p># message_nextimage_0 <text:s text:c="26"/>= Następne zdjęcie</text:p>
          </table:table-cell>
          <table:table-cell table:number-columns-repeated="1023"/>
        </table:table-row>
        <table:table-row table:style-name="ro1">
          <table:table-cell table:formula="of:=[$'CMS ALL'.A35] &amp; [$'CMS ALL'.K35]" office:value-type="string" office:string-value="message_nodatafound_0                           = Niczego nie znaleziono" calcext:value-type="string">
            <text:p>message_nodatafound_0 <text:s text:c="26"/>= Niczego nie znaleziono</text:p>
          </table:table-cell>
          <table:table-cell table:number-columns-repeated="1023"/>
        </table:table-row>
        <table:table-row table:style-name="ro1">
          <table:table-cell table:formula="of:=[$'CMS ALL'.A36] &amp; [$'CMS ALL'.K36]" office:value-type="string" office:string-value="# message_previousimage_0                       = Poprzednie zdjęcie" calcext:value-type="string">
            <text:p># message_previousimage_0 <text:s text:c="22"/>= Poprzednie zdjęcie</text:p>
          </table:table-cell>
          <table:table-cell table:number-columns-repeated="1023"/>
        </table:table-row>
        <table:table-row table:style-name="ro1">
          <table:table-cell table:formula="of:=[$'CMS ALL'.A37] &amp; [$'CMS ALL'.K37]" office:value-type="string" office:string-value="message_search_0                                = Szukaj" calcext:value-type="string">
            <text:p>message_search_0 <text:s text:c="31"/>= Szukaj</text:p>
          </table:table-cell>
          <table:table-cell table:number-columns-repeated="1023"/>
        </table:table-row>
        <table:table-row table:style-name="ro1">
          <table:table-cell table:formula="of:=[$'CMS ALL'.A38] &amp; [$'CMS ALL'.K38]" office:value-type="string" office:string-value="message_searchresult_1                          = Wyniki wyszukiwania dla &quot;{PARAM1}&quot;" calcext:value-type="string">
            <text:p>message_searchresult_1 <text:s text:c="25"/>= Wyniki wyszukiwania dla "{PARAM1}"</text:p>
          </table:table-cell>
          <table:table-cell table:number-columns-repeated="1023"/>
        </table:table-row>
        <table:table-row table:style-name="ro1">
          <table:table-cell table:formula="of:=[$'CMS ALL'.A39] &amp; [$'CMS ALL'.K39]" office:value-type="string" office:string-value="message_searchnoresult_1                        = " calcext:value-type="string">
            <text:p>message_searchnoresult_1 <text:s text:c="23"/>= </text:p>
          </table:table-cell>
          <table:table-cell table:number-columns-repeated="1023"/>
        </table:table-row>
        <table:table-row table:style-name="ro1">
          <table:table-cell table:formula="of:=[$'CMS ALL'.A40] &amp; [$'CMS ALL'.K40]" office:value-type="string" office:string-value="message_searchhelp_0                            = " calcext:value-type="string">
            <text:p>message_searchhelp_0 <text:s text:c="27"/>= </text:p>
          </table:table-cell>
          <table:table-cell table:number-columns-repeated="1023"/>
        </table:table-row>
        <table:table-row table:style-name="ro1">
          <table:table-cell table:formula="of:=[$'CMS ALL'.A41] &amp; [$'CMS ALL'.K41]" office:value-type="string" office:string-value="message_sitemap_0                               = Mapa serwisu" calcext:value-type="string">
            <text:p>message_sitemap_0 <text:s text:c="30"/>= Mapa serwisu</text:p>
          </table:table-cell>
          <table:table-cell table:number-columns-repeated="1023"/>
        </table:table-row>
        <table:table-row table:style-name="ro1">
          <table:table-cell table:formula="of:=[$'CMS ALL'.A42] &amp; [$'CMS ALL'.K42]" office:value-type="string" office:string-value="message_template_error_1                        = Szablon &quot;{PARAM1}&quot; nie istnieje! Proszę się skontaktować z administratorem." calcext:value-type="string">
            <text:p>message_template_error_1 <text:s text:c="23"/>= Szablon "{PARAM1}" nie istnieje! Proszę się skontaktować z administratorem.</text:p>
          </table:table-cell>
          <table:table-cell table:number-columns-repeated="1023"/>
        </table:table-row>
        <table:table-row table:style-name="ro1">
          <table:table-cell table:formula="of:=[$'CMS ALL'.A43] &amp; [$'CMS ALL'.K43]" office:value-type="string" office:string-value="passwordform_title_0                            = " calcext:value-type="string">
            <text:p>passwordform_title_0 <text:s text:c="27"/>= </text:p>
          </table:table-cell>
          <table:table-cell table:number-columns-repeated="1023"/>
        </table:table-row>
        <table:table-row table:style-name="ro1">
          <table:table-cell table:formula="of:=[$'CMS ALL'.A44] &amp; [$'CMS ALL'.K44]" office:value-type="string" office:string-value="passwordform_pagepasswordplease_0               = " calcext:value-type="string">
            <text:p>passwordform_pagepasswordplease_0 <text:s text:c="14"/>= </text:p>
          </table:table-cell>
          <table:table-cell table:number-columns-repeated="1023"/>
        </table:table-row>
        <table:table-row table:style-name="ro1">
          <table:table-cell table:formula="of:=[$'CMS ALL'.A45] &amp; [$'CMS ALL'.K45]" office:value-type="string" office:string-value="passwordform_message_passwordwrong_0            = " calcext:value-type="string">
            <text:p>passwordform_message_passwordwrong_0 <text:s text:c="11"/>= </text:p>
          </table:table-cell>
          <table:table-cell table:number-columns-repeated="1023"/>
        </table:table-row>
        <table:table-row table:style-name="ro1">
          <table:table-cell table:formula="of:=[$'CMS ALL'.A46] &amp; [$'CMS ALL'.K46]" office:value-type="string" office:string-value="passwordform_send_0                             = " calcext:value-type="string">
            <text:p>passwordform_send_0 <text:s text:c="28"/>= </text:p>
          </table:table-cell>
          <table:table-cell table:number-columns-repeated="1023"/>
        </table:table-row>
        <table:table-row table:style-name="ro1">
          <table:table-cell table:formula="of:=[$'CMS ALL'.A47] &amp; [$'CMS ALL'.K47]" office:value-type="string" office:string-value="plugin_error_1                                  = " calcext:value-type="string">
            <text:p>plugin_error_1 <text:s text:c="33"/>= </text:p>
          </table:table-cell>
          <table:table-cell table:number-columns-repeated="1023"/>
        </table:table-row>
        <table:table-row table:style-name="ro1">
          <table:table-cell table:formula="of:=[$'CMS ALL'.A48] &amp; [$'CMS ALL'.K48]" office:value-type="string" office:string-value="plugin_error_missing_pluginconf_1               = " calcext:value-type="string">
            <text:p>plugin_error_missing_pluginconf_1 <text:s text:c="14"/>= </text:p>
          </table:table-cell>
          <table:table-cell table:number-columns-repeated="1023"/>
        </table:table-row>
        <table:table-row table:style-name="ro1">
          <table:table-cell table:formula="of:=[$'CMS ALL'.A49] &amp; [$'CMS ALL'.K49]" office:value-type="string" office:string-value="plugin_error_missing_method_2                   = " calcext:value-type="string">
            <text:p>plugin_error_missing_method_2 <text:s text:c="18"/>= </text:p>
          </table:table-cell>
          <table:table-cell table:number-columns-repeated="1023"/>
        </table:table-row>
        <table:table-row table:style-name="ro1">
          <table:table-cell table:formula="of:=[$'CMS ALL'.A50] &amp; [$'CMS ALL'.K50]" office:value-type="string" office:string-value="plugin_error_value_1                            = " calcext:value-type="string">
            <text:p>plugin_error_value_1 <text:s text:c="27"/>= </text:p>
          </table:table-cell>
          <table:table-cell table:number-columns-repeated="1023"/>
        </table:table-row>
        <table:table-row table:style-name="ro1">
          <table:table-cell table:formula="of:=[$'CMS ALL'.A51] &amp; [$'CMS ALL'.K51]" office:value-type="string" office:string-value="thirsty_programmer                              = Hej, piwko proszę! :)" calcext:value-type="string">
            <text:p>thirsty_programmer <text:s text:c="29"/>= Hej, piwko proszę! :)</text:p>
          </table:table-cell>
          <table:table-cell table:number-columns-repeated="1023"/>
        </table:table-row>
        <table:table-row table:style-name="ro1">
          <table:table-cell table:formula="of:=[$'CMS ALL'.A52] &amp; [$'CMS ALL'.K52]" office:value-type="string" office:string-value="tooltip_anchor_error_1                          = " calcext:value-type="string">
            <text:p>tooltip_anchor_error_1 <text:s text:c="25"/>= </text:p>
          </table:table-cell>
          <table:table-cell table:number-columns-repeated="1023"/>
        </table:table-row>
        <table:table-row table:style-name="ro1">
          <table:table-cell table:formula="of:=[$'CMS ALL'.A53] &amp; [$'CMS ALL'.K53]" office:value-type="string" office:string-value="tooltip_anchor_goto_1                           = " calcext:value-type="string">
            <text:p>tooltip_anchor_goto_1 <text:s text:c="26"/>= </text:p>
          </table:table-cell>
          <table:table-cell table:number-columns-repeated="1023"/>
        </table:table-row>
        <table:table-row table:style-name="ro1">
          <table:table-cell table:formula="of:=[$'CMS ALL'.A54] &amp; [$'CMS ALL'.K54]" office:value-type="string" office:string-value="tooltip_anchor_gototop_0                        = " calcext:value-type="string">
            <text:p>tooltip_anchor_gototop_0 <text:s text:c="23"/>= </text:p>
          </table:table-cell>
          <table:table-cell table:number-columns-repeated="1023"/>
        </table:table-row>
        <table:table-row table:style-name="ro1">
          <table:table-cell table:formula="of:=[$'CMS ALL'.A55] &amp; [$'CMS ALL'.K55]" office:value-type="string" office:string-value="tooltip_attribute_error_1                       = Niepoprawna składnia: nieznany atrybut &quot;{PARAM1}&quot;" calcext:value-type="string">
            <text:p>tooltip_attribute_error_1 <text:s text:c="22"/>= Niepoprawna składnia: nieznany atrybut "{PARAM1}"</text:p>
          </table:table-cell>
          <table:table-cell table:number-columns-repeated="1023"/>
        </table:table-row>
        <table:table-row table:style-name="ro1">
          <table:table-cell table:formula="of:=[$'CMS ALL'.A56] &amp; [$'CMS ALL'.K56]" office:value-type="string" office:string-value="tooltip_color_error_1                           = Błędna wartość koloru &quot;{PARAM1}&quot;" calcext:value-type="string">
            <text:p>tooltip_color_error_1 <text:s text:c="26"/>= Błędna wartość koloru "{PARAM1}"</text:p>
          </table:table-cell>
          <table:table-cell table:number-columns-repeated="1023"/>
        </table:table-row>
        <table:table-row table:style-name="ro1">
          <table:table-cell table:formula="of:=[$'CMS ALL'.A57] &amp; [$'CMS ALL'.K57]" office:value-type="string" office:string-value="# tooltip_gallery_fullscreen_1                  = Wyświetlanie w całym oknie: &quot;{PARAM1}&quot;" calcext:value-type="string">
            <text:p># tooltip_gallery_fullscreen_1 <text:s text:c="17"/>= Wyświetlanie w całym oknie: "{PARAM1}"</text:p>
          </table:table-cell>
          <table:table-cell table:number-columns-repeated="1023"/>
        </table:table-row>
        <table:table-row table:style-name="ro1">
          <table:table-cell table:formula="of:=[$'CMS ALL'.A58] &amp; [$'CMS ALL'.K58]" office:value-type="string" office:string-value="tooltip_image_error_1                           = Nieznany plik lub błędny adres: &quot;{PARAM1}&quot;" calcext:value-type="string">
            <text:p>tooltip_image_error_1 <text:s text:c="26"/>= Nieznany plik lub błędny adres: "{PARAM1}"</text:p>
          </table:table-cell>
          <table:table-cell table:number-columns-repeated="1023"/>
        </table:table-row>
        <table:table-row table:style-name="ro1">
          <table:table-cell table:formula="of:=[$'CMS ALL'.A59] &amp; [$'CMS ALL'.K59]" office:value-type="string" office:string-value="tooltip_image_error_2                           = Plik graficzny &quot;{PARAM1}&quot; w kategorii &quot;{PARAM2}&quot; nie istnieje" calcext:value-type="string">
            <text:p>tooltip_image_error_2 <text:s text:c="26"/>= Plik graficzny "{PARAM1}" w kategorii "{PARAM2}" nie istnieje</text:p>
          </table:table-cell>
          <table:table-cell table:number-columns-repeated="1023"/>
        </table:table-row>
        <table:table-row table:style-name="ro1">
          <table:table-cell table:formula="of:=[$'CMS ALL'.A60] &amp; [$'CMS ALL'.K60]" office:value-type="string" office:string-value="tooltip_include_recursion_error_0               = Strona internetowa nie może sama się aktywować" calcext:value-type="string">
            <text:p>tooltip_include_recursion_error_0 <text:s text:c="14"/>= Strona internetowa nie może sama się aktywować</text:p>
          </table:table-cell>
          <table:table-cell table:number-columns-repeated="1023"/>
        </table:table-row>
        <table:table-row table:style-name="ro1">
          <table:table-cell table:formula="of:=[$'CMS ALL'.A61] &amp; [$'CMS ALL'.K61]" office:value-type="string" office:string-value="# tooltip_include_reinclude_error_0             = Komendy &quot;Includes&quot; w aktywnych stronach internetowych są niedozwoone" calcext:value-type="string">
            <text:p># tooltip_include_reinclude_error_0 <text:s text:c="12"/>= Komendy "Includes" w aktywnych stronach internetowych są niedozwoone</text:p>
          </table:table-cell>
          <table:table-cell table:number-columns-repeated="1023"/>
        </table:table-row>
        <table:table-row table:style-name="ro1">
          <table:table-cell table:formula="of:=[$'CMS ALL'.A62] &amp; [$'CMS ALL'.K62]" office:value-type="string" office:string-value="tooltip_link_category_1                         = Przejdź do kategorii &quot;{PARAM1}&quot;" calcext:value-type="string">
            <text:p>tooltip_link_category_1 <text:s text:c="24"/>= Przejdź do kategorii "{PARAM1}"</text:p>
          </table:table-cell>
          <table:table-cell table:number-columns-repeated="1023"/>
        </table:table-row>
        <table:table-row table:style-name="ro1">
          <table:table-cell table:formula="of:=[$'CMS ALL'.A63] &amp; [$'CMS ALL'.K63]" office:value-type="string" office:string-value="tooltip_link_category_error_1                   = Brak kategorii &quot;{PARAM1}&quot;" calcext:value-type="string">
            <text:p>tooltip_link_category_error_1 <text:s text:c="18"/>= Brak kategorii "{PARAM1}"</text:p>
          </table:table-cell>
          <table:table-cell table:number-columns-repeated="1023"/>
        </table:table-row>
        <table:table-row table:style-name="ro1">
          <table:table-cell table:formula="of:=[$'CMS ALL'.A64] &amp; [$'CMS ALL'.K64]" office:value-type="string" office:string-value="tooltip_link_extern_1                           = Przejdź do adresu zewnętrznego &quot;{PARAM1}&quot;" calcext:value-type="string">
            <text:p>tooltip_link_extern_1 <text:s text:c="26"/>= Przejdź do adresu zewnętrznego "{PARAM1}"</text:p>
          </table:table-cell>
          <table:table-cell table:number-columns-repeated="1023"/>
        </table:table-row>
        <table:table-row table:style-name="ro1">
          <table:table-cell table:formula="of:=[$'CMS ALL'.A65] &amp; [$'CMS ALL'.K65]" office:value-type="string" office:string-value="tooltip_link_cmsinfo                            = " calcext:value-type="string">
            <text:p>tooltip_link_cmsinfo <text:s text:c="27"/>= </text:p>
          </table:table-cell>
          <table:table-cell table:number-columns-repeated="1023"/>
        </table:table-row>
        <table:table-row table:style-name="ro1">
          <table:table-cell table:formula="of:=[$'CMS ALL'.A66] &amp; [$'CMS ALL'.K66]" office:value-type="string" office:string-value="tooltip_link_extern_error_1                     = Błędny adres linku &quot;{PARAM1}&quot;" calcext:value-type="string">
            <text:p>tooltip_link_extern_error_1 <text:s text:c="20"/>= Błędny adres linku "{PARAM1}"</text:p>
          </table:table-cell>
          <table:table-cell table:number-columns-repeated="1023"/>
        </table:table-row>
        <table:table-row table:style-name="ro1">
          <table:table-cell table:formula="of:=[$'CMS ALL'.A67] &amp; [$'CMS ALL'.K67]" office:value-type="string" office:string-value="tooltip_link_file_1                             = Ściągnąć plik &quot;{PARAM1}&quot;" calcext:value-type="string">
            <text:p>tooltip_link_file_1 <text:s text:c="28"/>= Ściągnąć plik "{PARAM1}"</text:p>
          </table:table-cell>
          <table:table-cell table:number-columns-repeated="1023"/>
        </table:table-row>
        <table:table-row table:style-name="ro1">
          <table:table-cell table:formula="of:=[$'CMS ALL'.A68] &amp; [$'CMS ALL'.K68]" office:value-type="string" office:string-value="tooltip_link_file_2                             = Ściągnąć plik &quot;{PARAM1}&quot; w kategorii&quot;{PARAM2}&quot;" calcext:value-type="string">
            <text:p>tooltip_link_file_2 <text:s text:c="28"/>= Ściągnąć plik "{PARAM1}" w kategorii"{PARAM2}"</text:p>
          </table:table-cell>
          <table:table-cell table:number-columns-repeated="1023"/>
        </table:table-row>
        <table:table-row table:style-name="ro1">
          <table:table-cell table:formula="of:=[$'CMS ALL'.A69] &amp; [$'CMS ALL'.K69]" office:value-type="string" office:string-value="tooltip_link_file_error_1                       = Brak pliku &quot;{PARAM1}&quot;" calcext:value-type="string">
            <text:p>tooltip_link_file_error_1 <text:s text:c="22"/>= Brak pliku "{PARAM1}"</text:p>
          </table:table-cell>
          <table:table-cell table:number-columns-repeated="1023"/>
        </table:table-row>
        <table:table-row table:style-name="ro1">
          <table:table-cell table:formula="of:=[$'CMS ALL'.A70] &amp; [$'CMS ALL'.K70]" office:value-type="string" office:string-value="tooltip_link_file_error_2                       = Brak pliku &quot;{PARAM1}&quot; w kategorii &quot;{PARAM2}&quot;" calcext:value-type="string">
            <text:p>tooltip_link_file_error_2 <text:s text:c="22"/>= Brak pliku "{PARAM1}" w kategorii "{PARAM2}"</text:p>
          </table:table-cell>
          <table:table-cell table:number-columns-repeated="1023"/>
        </table:table-row>
        <table:table-row table:style-name="ro1">
          <table:table-cell table:formula="of:=[$'CMS ALL'.A71] &amp; [$'CMS ALL'.K71]" office:value-type="string" office:string-value="# tooltip_link_gallery_2                        = Podgląd galerii &quot;{PARAM1}&quot; ({PARAM2} Bilder)" calcext:value-type="string">
            <text:p># tooltip_link_gallery_2 <text:s text:c="23"/>= Podgląd galerii "{PARAM1}" ({PARAM2} Bilder)</text:p>
          </table:table-cell>
          <table:table-cell table:number-columns-repeated="1023"/>
        </table:table-row>
        <table:table-row table:style-name="ro1">
          <table:table-cell table:formula="of:=[$'CMS ALL'.A72] &amp; [$'CMS ALL'.K72]" office:value-type="string" office:string-value="# tooltip_link_gallery_error_1                  = Brak galerii &quot;{PARAM1}&quot;" calcext:value-type="string">
            <text:p># tooltip_link_gallery_error_1 <text:s text:c="17"/>= Brak galerii "{PARAM1}"</text:p>
          </table:table-cell>
          <table:table-cell table:number-columns-repeated="1023"/>
        </table:table-row>
        <table:table-row table:style-name="ro1">
          <table:table-cell table:formula="of:=[$'CMS ALL'.A73] &amp; [$'CMS ALL'.K73]" office:value-type="string" office:string-value="tooltip_link_mail_1                             = Napisz maila do&quot;{PARAM1}&quot;" calcext:value-type="string">
            <text:p>tooltip_link_mail_1 <text:s text:c="28"/>= Napisz maila do"{PARAM1}"</text:p>
          </table:table-cell>
          <table:table-cell table:number-columns-repeated="1023"/>
        </table:table-row>
        <table:table-row table:style-name="ro1">
          <table:table-cell table:formula="of:=[$'CMS ALL'.A74] &amp; [$'CMS ALL'.K74]" office:value-type="string" office:string-value="tooltip_link_mail_error_1                       = Brak adresu mailowego&quot;{PARAM1}&quot;" calcext:value-type="string">
            <text:p>tooltip_link_mail_error_1 <text:s text:c="22"/>= Brak adresu mailowego"{PARAM1}"</text:p>
          </table:table-cell>
          <table:table-cell table:number-columns-repeated="1023"/>
        </table:table-row>
        <table:table-row table:style-name="ro1">
          <table:table-cell table:formula="of:=[$'CMS ALL'.A75] &amp; [$'CMS ALL'.K75]" office:value-type="string" office:string-value="tooltip_link_page_1                             = Pokaż stronę &quot;{PARAM1}&quot;" calcext:value-type="string">
            <text:p>tooltip_link_page_1 <text:s text:c="28"/>= Pokaż stronę "{PARAM1}"</text:p>
          </table:table-cell>
          <table:table-cell table:number-columns-repeated="1023"/>
        </table:table-row>
        <table:table-row table:style-name="ro1">
          <table:table-cell table:formula="of:=[$'CMS ALL'.A76] &amp; [$'CMS ALL'.K76]" office:value-type="string" office:string-value="tooltip_link_page_2                             = Pokaż stronę &quot;{PARAM1}&quot; w kategorii&quot;{PARAM2}&quot;" calcext:value-type="string">
            <text:p>tooltip_link_page_2 <text:s text:c="28"/>= Pokaż stronę "{PARAM1}" w kategorii"{PARAM2}"</text:p>
          </table:table-cell>
          <table:table-cell table:number-columns-repeated="1023"/>
        </table:table-row>
        <table:table-row table:style-name="ro1">
          <table:table-cell table:formula="of:=[$'CMS ALL'.A77] &amp; [$'CMS ALL'.K77]" office:value-type="string" office:string-value="tooltip_link_page_error_1                       = Brak strony &quot;{PARAM1}&quot;" calcext:value-type="string">
            <text:p>tooltip_link_page_error_1 <text:s text:c="22"/>= Brak strony "{PARAM1}"</text:p>
          </table:table-cell>
          <table:table-cell table:number-columns-repeated="1023"/>
        </table:table-row>
        <table:table-row table:style-name="ro1">
          <table:table-cell table:formula="of:=[$'CMS ALL'.A78] &amp; [$'CMS ALL'.K78]" office:value-type="string" office:string-value="tooltip_link_page_error_2                       = Brak strony &quot;{PARAM1}&quot; w kategorii &quot;{PARAM2}&quot;" calcext:value-type="string">
            <text:p>tooltip_link_page_error_2 <text:s text:c="22"/>= Brak strony "{PARAM1}" w kategorii "{PARAM2}"</text:p>
          </table:table-cell>
          <table:table-cell table:number-columns-repeated="1023"/>
        </table:table-row>
        <table:table-row table:style-name="ro1">
          <table:table-cell table:formula="of:=[$'CMS ALL'.A79] &amp; [$'CMS ALL'.K79]" office:value-type="string" office:string-value="tooltip_showsitemap_0                           = Pokaż mapę serwisu" calcext:value-type="string">
            <text:p>tooltip_showsitemap_0 <text:s text:c="26"/>= Pokaż mapę serwisu</text:p>
          </table:table-cell>
          <table:table-cell table:number-columns-repeated="1023"/>
        </table:table-row>
        <table:table-row table:style-name="ro1">
          <table:table-cell table:formula="of:=[$'CMS ALL'.A80] &amp; [$'CMS ALL'.K80]">
            <text:p/>
          </table:table-cell>
          <table:table-cell table:number-columns-repeated="1023"/>
        </table:table-row>
        <table:table-row table:style-name="ro1">
          <table:table-cell table:formula="of:=[$'CMS ALL'.A81] &amp; [$'CMS ALL'.K81]">
            <text:p/>
          </table:table-cell>
          <table:table-cell table:number-columns-repeated="1023"/>
        </table:table-row>
        <table:table-row table:style-name="ro1">
          <table:table-cell table:formula="of:=[$'CMS ALL'.A82] &amp; [$'CMS ALL'.K82]">
            <text:p/>
          </table:table-cell>
          <table:table-cell table:number-columns-repeated="1023"/>
        </table:table-row>
        <table:table-row table:style-name="ro1">
          <table:table-cell table:formula="of:=[$'CMS ALL'.A83] &amp; [$'CMS ALL'.K83]">
            <text:p/>
          </table:table-cell>
          <table:table-cell table:number-columns-repeated="1023"/>
        </table:table-row>
        <table:table-row table:style-name="ro1">
          <table:table-cell table:formula="of:=[$'CMS ALL'.A84] &amp; [$'CMS ALL'.K84]">
            <text:p/>
          </table:table-cell>
          <table:table-cell table:number-columns-repeated="1023"/>
        </table:table-row>
        <table:table-row table:style-name="ro1">
          <table:table-cell table:formula="of:=[$'CMS ALL'.A85] &amp; [$'CMS ALL'.K85]">
            <text:p/>
          </table:table-cell>
          <table:table-cell table:number-columns-repeated="1023"/>
        </table:table-row>
        <table:table-row table:style-name="ro1">
          <table:table-cell table:formula="of:=[$'CMS ALL'.A86] &amp; [$'CMS ALL'.K86]">
            <text:p/>
          </table:table-cell>
          <table:table-cell table:number-columns-repeated="1023"/>
        </table:table-row>
        <table:table-row table:style-name="ro1">
          <table:table-cell table:formula="of:=[$'CMS ALL'.A87] &amp; [$'CMS ALL'.K87]">
            <text:p/>
          </table:table-cell>
          <table:table-cell table:number-columns-repeated="1023"/>
        </table:table-row>
        <table:table-row table:style-name="ro1">
          <table:table-cell table:formula="of:=[$'CMS ALL'.A88] &amp; [$'CMS ALL'.K88]">
            <text:p/>
          </table:table-cell>
          <table:table-cell table:number-columns-repeated="1023"/>
        </table:table-row>
        <table:table-row table:style-name="ro1">
          <table:table-cell table:formula="of:=[$'CMS ALL'.A89] &amp; [$'CMS ALL'.K89]">
            <text:p/>
          </table:table-cell>
          <table:table-cell table:number-columns-repeated="1023"/>
        </table:table-row>
        <table:table-row table:style-name="ro1">
          <table:table-cell table:formula="of:=[$'CMS ALL'.A90] &amp; [$'CMS ALL'.K90]">
            <text:p/>
          </table:table-cell>
          <table:table-cell table:number-columns-repeated="1023"/>
        </table:table-row>
        <table:table-row table:style-name="ro1">
          <table:table-cell table:formula="of:=[$'CMS ALL'.A91] &amp; [$'CMS ALL'.K91]">
            <text:p/>
          </table:table-cell>
          <table:table-cell table:number-columns-repeated="1023"/>
        </table:table-row>
        <table:table-row table:style-name="ro1">
          <table:table-cell table:formula="of:=[$'CMS ALL'.A92] &amp; [$'CMS ALL'.K92]">
            <text:p/>
          </table:table-cell>
          <table:table-cell table:number-columns-repeated="1023"/>
        </table:table-row>
        <table:table-row table:style-name="ro1">
          <table:table-cell table:formula="of:=[$'CMS ALL'.A93] &amp; [$'CMS ALL'.K93]">
            <text:p/>
          </table:table-cell>
          <table:table-cell table:number-columns-repeated="1023"/>
        </table:table-row>
        <table:table-row table:style-name="ro1">
          <table:table-cell table:formula="of:=[$'CMS ALL'.A94] &amp; [$'CMS ALL'.K94]">
            <text:p/>
          </table:table-cell>
          <table:table-cell table:number-columns-repeated="1023"/>
        </table:table-row>
        <table:table-row table:style-name="ro1">
          <table:table-cell table:formula="of:=[$'CMS ALL'.A95] &amp; [$'CMS ALL'.K95]">
            <text:p/>
          </table:table-cell>
          <table:table-cell table:number-columns-repeated="1023"/>
        </table:table-row>
        <table:table-row table:style-name="ro1">
          <table:table-cell table:formula="of:=[$'CMS ALL'.A96] &amp; [$'CMS ALL'.K96]">
            <text:p/>
          </table:table-cell>
          <table:table-cell table:number-columns-repeated="1023"/>
        </table:table-row>
        <table:table-row table:style-name="ro1">
          <table:table-cell table:formula="of:=[$'CMS ALL'.A97] &amp; [$'CMS ALL'.K97]">
            <text:p/>
          </table:table-cell>
          <table:table-cell table:number-columns-repeated="1023"/>
        </table:table-row>
        <table:table-row table:style-name="ro1">
          <table:table-cell table:formula="of:=[$'CMS ALL'.A98] &amp; [$'CMS ALL'.K98]">
            <text:p/>
          </table:table-cell>
          <table:table-cell table:number-columns-repeated="1023"/>
        </table:table-row>
        <table:table-row table:style-name="ro1">
          <table:table-cell table:formula="of:=[$'CMS ALL'.A99] &amp; [$'CMS ALL'.K99]">
            <text:p/>
          </table:table-cell>
          <table:table-cell table:number-columns-repeated="1023"/>
        </table:table-row>
        <table:table-row table:style-name="ro1">
          <table:table-cell table:formula="of:=[$'CMS ALL'.A100] &amp; [$'CMS ALL'.K100]">
            <text:p/>
          </table:table-cell>
          <table:table-cell table:number-columns-repeated="1023"/>
        </table:table-row>
        <table:table-row table:style-name="ro1">
          <table:table-cell table:formula="of:=[$'CMS ALL'.A101] &amp; [$'CMS ALL'.K101]">
            <text:p/>
          </table:table-cell>
          <table:table-cell table:number-columns-repeated="1023"/>
        </table:table-row>
        <table:table-row table:style-name="ro1" table:number-rows-repeated="10484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tBR" table:style-name="ta1">
        <table:table-column table:style-name="co3" table:default-cell-style-name="ce10"/>
        <table:table-column table:style-name="co2" table:number-columns-repeated="1023" table:default-cell-style-name="ce10"/>
        <table:table-row table:style-name="ro1">
          <table:table-cell table:formula="of:=[$'CMS ALL'.A2] &amp; [$'CMS ALL'.L2]" office:value-type="string" office:string-value="# Diese Zeilen nicht löschen / Do not remove these lines" calcext:value-type="string">
            <text:p># Diese Zeilen nicht löschen / Do not remove these lines</text:p>
          </table:table-cell>
          <table:table-cell table:number-columns-repeated="1023"/>
        </table:table-row>
        <table:table-row table:style-name="ro1">
          <table:table-cell table:formula="of:=[$'CMS ALL'.A3] &amp; [$'CMS ALL'.L3]" office:value-type="string" office:string-value="#" calcext:value-type="string">
            <text:p>#</text:p>
          </table:table-cell>
          <table:table-cell table:number-columns-repeated="1023"/>
        </table:table-row>
        <table:table-row table:style-name="ro1">
          <table:table-cell table:formula="of:=[$'CMS ALL'.A4] &amp; [$'CMS ALL'.L4]" office:value-type="string" office:string-value="# $Revision: 829 $" calcext:value-type="string">
            <text:p># $Revision: 829 $</text:p>
          </table:table-cell>
          <table:table-cell table:number-columns-repeated="1023"/>
        </table:table-row>
        <table:table-row table:style-name="ro1">
          <table:table-cell table:formula="of:=[$'CMS ALL'.A5] &amp; [$'CMS ALL'.L5]" office:value-type="string" office:string-value="# $LastChangedDate: 2021-02-13 $" calcext:value-type="string">
            <text:p># $LastChangedDate: 2021-02-13 $</text:p>
          </table:table-cell>
          <table:table-cell table:number-columns-repeated="1023"/>
        </table:table-row>
        <table:table-row table:style-name="ro1">
          <table:table-cell table:formula="of:=[$'CMS ALL'.A6] &amp; [$'CMS ALL'.L6]" office:value-type="string" office:string-value="# $Author: hausl78, SteveMoto $" calcext:value-type="string">
            <text:p># $Author: hausl78, SteveMoto $</text:p>
          </table:table-cell>
          <table:table-cell table:number-columns-repeated="1023"/>
        </table:table-row>
        <table:table-row table:style-name="ro1">
          <table:table-cell table:formula="of:=[$'CMS ALL'.A7] &amp; [$'CMS ALL'.L7]" office:value-type="string" office:string-value="#" calcext:value-type="string">
            <text:p>#</text:p>
          </table:table-cell>
          <table:table-cell table:number-columns-repeated="1023"/>
        </table:table-row>
        <table:table-row table:style-name="ro1">
          <table:table-cell table:formula="of:=[$'CMS ALL'.A8] &amp; [$'CMS ALL'.L8]" office:value-type="string" office:string-value="_dateformat_0                                   = %d-%m-%Y, %H:%M:%S" calcext:value-type="string">
            <text:p>_dateformat_0 <text:s text:c="34"/>= %d-%m-%Y, %H:%M:%S</text:p>
          </table:table-cell>
          <table:table-cell table:number-columns-repeated="1023"/>
        </table:table-row>
        <table:table-row table:style-name="ro1">
          <table:table-cell table:formula="of:=[$'CMS ALL'.A9] &amp; [$'CMS ALL'.L9]" office:value-type="string" office:string-value="_translator_0                                   = Moises" calcext:value-type="string">
            <text:p>_translator_0 <text:s text:c="34"/>= Moises</text:p>
          </table:table-cell>
          <table:table-cell table:number-columns-repeated="1023"/>
        </table:table-row>
        <table:table-row table:style-name="ro1">
          <table:table-cell table:formula="of:=[$'CMS ALL'.A10] &amp; [$'CMS ALL'.L10]">
            <text:p/>
          </table:table-cell>
          <table:table-cell table:number-columns-repeated="1023"/>
        </table:table-row>
        <table:table-row table:style-name="ro1">
          <table:table-cell table:formula="of:=[$'CMS ALL'.A11] &amp; [$'CMS ALL'.L11]" office:value-type="string" office:string-value="_timezone                                       = " calcext:value-type="string">
            <text:p>_timezone <text:s text:c="38"/>= </text:p>
          </table:table-cell>
          <table:table-cell table:number-columns-repeated="1023"/>
        </table:table-row>
        <table:table-row table:style-name="ro1">
          <table:table-cell table:formula="of:=[$'CMS ALL'.A12] &amp; [$'CMS ALL'.L12]">
            <text:p/>
          </table:table-cell>
          <table:table-cell table:number-columns-repeated="1023"/>
        </table:table-row>
        <table:table-row table:style-name="ro1">
          <table:table-cell table:formula="of:=[$'CMS ALL'.A13] &amp; [$'CMS ALL'.L13]">
            <text:p/>
          </table:table-cell>
          <table:table-cell table:number-columns-repeated="1023"/>
        </table:table-row>
        <table:table-row table:style-name="ro1">
          <table:table-cell table:formula="of:=[$'CMS ALL'.A14] &amp; [$'CMS ALL'.L14]" office:value-type="string" office:string-value="_search_chars_lo                                = " calcext:value-type="string">
            <text:p>_search_chars_lo <text:s text:c="31"/>= </text:p>
          </table:table-cell>
          <table:table-cell table:number-columns-repeated="1023"/>
        </table:table-row>
        <table:table-row table:style-name="ro1">
          <table:table-cell table:formula="of:=[$'CMS ALL'.A15] &amp; [$'CMS ALL'.L15]" office:value-type="string" office:string-value="_search_chars_hi                                = " calcext:value-type="string">
            <text:p>_search_chars_hi <text:s text:c="31"/>= </text:p>
          </table:table-cell>
          <table:table-cell table:number-columns-repeated="1023"/>
        </table:table-row>
        <table:table-row table:style-name="ro1">
          <table:table-cell table:formula="of:=[$'CMS ALL'.A16] &amp; [$'CMS ALL'.L16]">
            <text:p/>
          </table:table-cell>
          <table:table-cell table:number-columns-repeated="1023"/>
        </table:table-row>
        <table:table-row table:style-name="ro1">
          <table:table-cell table:formula="of:=[$'CMS ALL'.A17] &amp; [$'CMS ALL'.L17]" office:value-type="string" office:string-value="# alttext_galleryimage_1                        = Galeria de Imagem &quot;{PARAM1}&quot;" calcext:value-type="string">
            <text:p># alttext_galleryimage_1 <text:s text:c="23"/>= Galeria de Imagem "{PARAM1}"</text:p>
          </table:table-cell>
          <table:table-cell table:number-columns-repeated="1023"/>
        </table:table-row>
        <table:table-row table:style-name="ro1">
          <table:table-cell table:formula="of:=[$'CMS ALL'.A18] &amp; [$'CMS ALL'.L18]" office:value-type="string" office:string-value="alttext_image_1                                 = Imagem &quot;{PARAM1}&quot;" calcext:value-type="string">
            <text:p>alttext_image_1 <text:s text:c="32"/>= Imagem "{PARAM1}"</text:p>
          </table:table-cell>
          <table:table-cell table:number-columns-repeated="1023"/>
        </table:table-row>
        <table:table-row table:style-name="ro1">
          <table:table-cell table:formula="of:=[$'CMS ALL'.A19] &amp; [$'CMS ALL'.L19]" office:value-type="string" office:string-value="anchor_top_0                                    = " calcext:value-type="string">
            <text:p>anchor_top_0 <text:s text:c="35"/>= </text:p>
          </table:table-cell>
          <table:table-cell table:number-columns-repeated="1023"/>
        </table:table-row>
        <table:table-row table:style-name="ro1">
          <table:table-cell table:formula="of:=[$'CMS ALL'.A20] &amp; [$'CMS ALL'.L20]" office:value-type="string" office:string-value="message_downloads                               = Baixadas" calcext:value-type="string">
            <text:p>message_downloads <text:s text:c="30"/>= Baixadas</text:p>
          </table:table-cell>
          <table:table-cell table:number-columns-repeated="1023"/>
        </table:table-row>
        <table:table-row table:style-name="ro1">
          <table:table-cell table:formula="of:=[$'CMS ALL'.A21] &amp; [$'CMS ALL'.L21]" office:value-type="string" office:string-value="message_draft_0                                 = Rascunho" calcext:value-type="string">
            <text:p>message_draft_0 <text:s text:c="32"/>= Rascunho</text:p>
          </table:table-cell>
          <table:table-cell table:number-columns-repeated="1023"/>
        </table:table-row>
        <table:table-row table:style-name="ro1">
          <table:table-cell table:formula="of:=[$'CMS ALL'.A22] &amp; [$'CMS ALL'.L22]" office:value-type="string" office:string-value="# message_firstimage_0                          = Primeira Imagem" calcext:value-type="string">
            <text:p># message_firstimage_0 <text:s text:c="25"/>= Primeira Imagem</text:p>
          </table:table-cell>
          <table:table-cell table:number-columns-repeated="1023"/>
        </table:table-row>
        <table:table-row table:style-name="ro1">
          <table:table-cell table:formula="of:=[$'CMS ALL'.A23] &amp; [$'CMS ALL'.L23]" office:value-type="string" office:string-value="message_galleries_0                             = Galerias" calcext:value-type="string">
            <text:p>message_galleries_0 <text:s text:c="28"/>= Galerias</text:p>
          </table:table-cell>
          <table:table-cell table:number-columns-repeated="1023"/>
        </table:table-row>
        <table:table-row table:style-name="ro1">
          <table:table-cell table:formula="of:=[$'CMS ALL'.A24] &amp; [$'CMS ALL'.L24]" office:value-type="string" office:string-value="message_gallery_1                               = Galeria &quot;{PARAM1}&quot;" calcext:value-type="string">
            <text:p>message_gallery_1 <text:s text:c="30"/>= Galeria "{PARAM1}"</text:p>
          </table:table-cell>
          <table:table-cell table:number-columns-repeated="1023"/>
        </table:table-row>
        <table:table-row table:style-name="ro1">
          <table:table-cell table:formula="of:=[$'CMS ALL'.A25] &amp; [$'CMS ALL'.L25]" office:value-type="string" office:string-value="# message_gallery_xoutofy_2                     = (Imagem {PARAM1} de {PARAM2})" calcext:value-type="string">
            <text:p># message_gallery_xoutofy_2 <text:s text:c="20"/>= (Imagem {PARAM1} de {PARAM2})</text:p>
          </table:table-cell>
          <table:table-cell table:number-columns-repeated="1023"/>
        </table:table-row>
        <table:table-row table:style-name="ro1">
          <table:table-cell table:formula="of:=[$'CMS ALL'.A26] &amp; [$'CMS ALL'.L26]" office:value-type="string" office:string-value="# message_gallerydir_error_1                    = Pasta da galeria inexistente &quot;{PARAM1}&quot;!" calcext:value-type="string">
            <text:p># message_gallerydir_error_1 <text:s text:c="19"/>= Pasta da galeria inexistente "{PARAM1}"!</text:p>
          </table:table-cell>
          <table:table-cell table:number-columns-repeated="1023"/>
        </table:table-row>
        <table:table-row table:style-name="ro1">
          <table:table-cell table:formula="of:=[$'CMS ALL'.A27] &amp; [$'CMS ALL'.L27]" office:value-type="string" office:string-value="# message_gallerydir_error_0                    = " calcext:value-type="string">
            <text:p># message_gallerydir_error_0 <text:s text:c="19"/>= </text:p>
          </table:table-cell>
          <table:table-cell table:number-columns-repeated="1023"/>
        </table:table-row>
        <table:table-row table:style-name="ro1">
          <table:table-cell table:formula="of:=[$'CMS ALL'.A28] &amp; [$'CMS ALL'.L28]" office:value-type="string" office:string-value="message_galleryembed_error_0                    = " calcext:value-type="string">
            <text:p>message_galleryembed_error_0 <text:s text:c="19"/>= </text:p>
          </table:table-cell>
          <table:table-cell table:number-columns-repeated="1023"/>
        </table:table-row>
        <table:table-row table:style-name="ro1">
          <table:table-cell table:formula="of:=[$'CMS ALL'.A29] &amp; [$'CMS ALL'.L29]" office:value-type="string" office:string-value="# message_galleryempty_0                        = Essa galeria está vazia." calcext:value-type="string">
            <text:p># message_galleryempty_0 <text:s text:c="23"/>= Essa galeria está vazia.</text:p>
          </table:table-cell>
          <table:table-cell table:number-columns-repeated="1023"/>
        </table:table-row>
        <table:table-row table:style-name="ro1">
          <table:table-cell table:formula="of:=[$'CMS ALL'.A30] &amp; [$'CMS ALL'.L30]" office:value-type="string" office:string-value="message_gallerypreviewdir_error_1               = Pasta sem pré-visualização &quot;{PARAM1}&quot;!" calcext:value-type="string">
            <text:p>message_gallerypreviewdir_error_1 <text:s text:c="14"/>= Pasta sem pré-visualização "{PARAM1}"!</text:p>
          </table:table-cell>
          <table:table-cell table:number-columns-repeated="1023"/>
        </table:table-row>
        <table:table-row table:style-name="ro1">
          <table:table-cell table:formula="of:=[$'CMS ALL'.A31] &amp; [$'CMS ALL'.L31]" office:value-type="string" office:string-value="# message_gallery_no_preview                    = " calcext:value-type="string">
            <text:p># message_gallery_no_preview <text:s text:c="19"/>= </text:p>
          </table:table-cell>
          <table:table-cell table:number-columns-repeated="1023"/>
        </table:table-row>
        <table:table-row table:style-name="ro1">
          <table:table-cell table:formula="of:=[$'CMS ALL'.A32] &amp; [$'CMS ALL'.L32]" office:value-type="string" office:string-value="message_lastchange_0                            = Última alteração:" calcext:value-type="string">
            <text:p>message_lastchange_0 <text:s text:c="27"/>= Última alteração:</text:p>
          </table:table-cell>
          <table:table-cell table:number-columns-repeated="1023"/>
        </table:table-row>
        <table:table-row table:style-name="ro1">
          <table:table-cell table:formula="of:=[$'CMS ALL'.A33] &amp; [$'CMS ALL'.L33]" office:value-type="string" office:string-value="# message_lastimage_0                           = Última imagem" calcext:value-type="string">
            <text:p># message_lastimage_0 <text:s text:c="26"/>= Última imagem</text:p>
          </table:table-cell>
          <table:table-cell table:number-columns-repeated="1023"/>
        </table:table-row>
        <table:table-row table:style-name="ro1">
          <table:table-cell table:formula="of:=[$'CMS ALL'.A34] &amp; [$'CMS ALL'.L34]" office:value-type="string" office:string-value="# message_nextimage_0                           = Próxima imagem" calcext:value-type="string">
            <text:p># message_nextimage_0 <text:s text:c="26"/>= Próxima imagem</text:p>
          </table:table-cell>
          <table:table-cell table:number-columns-repeated="1023"/>
        </table:table-row>
        <table:table-row table:style-name="ro1">
          <table:table-cell table:formula="of:=[$'CMS ALL'.A35] &amp; [$'CMS ALL'.L35]" office:value-type="string" office:string-value="message_nodatafound_0                           = Nenhum conteúdo encontrado." calcext:value-type="string">
            <text:p>message_nodatafound_0 <text:s text:c="26"/>= Nenhum conteúdo encontrado.</text:p>
          </table:table-cell>
          <table:table-cell table:number-columns-repeated="1023"/>
        </table:table-row>
        <table:table-row table:style-name="ro1">
          <table:table-cell table:formula="of:=[$'CMS ALL'.A36] &amp; [$'CMS ALL'.L36]" office:value-type="string" office:string-value="# message_previousimage_0                       = Imagem anterior" calcext:value-type="string">
            <text:p># message_previousimage_0 <text:s text:c="22"/>= Imagem anterior</text:p>
          </table:table-cell>
          <table:table-cell table:number-columns-repeated="1023"/>
        </table:table-row>
        <table:table-row table:style-name="ro1">
          <table:table-cell table:formula="of:=[$'CMS ALL'.A37] &amp; [$'CMS ALL'.L37]" office:value-type="string" office:string-value="message_search_0                                = Busca" calcext:value-type="string">
            <text:p>message_search_0 <text:s text:c="31"/>= Busca</text:p>
          </table:table-cell>
          <table:table-cell table:number-columns-repeated="1023"/>
        </table:table-row>
        <table:table-row table:style-name="ro1">
          <table:table-cell table:formula="of:=[$'CMS ALL'.A38] &amp; [$'CMS ALL'.L38]" office:value-type="string" office:string-value="message_searchresult_1                          = Resultados da busca para &quot;{PARAM1}&quot;" calcext:value-type="string">
            <text:p>message_searchresult_1 <text:s text:c="25"/>= Resultados da busca para "{PARAM1}"</text:p>
          </table:table-cell>
          <table:table-cell table:number-columns-repeated="1023"/>
        </table:table-row>
        <table:table-row table:style-name="ro1">
          <table:table-cell table:formula="of:=[$'CMS ALL'.A39] &amp; [$'CMS ALL'.L39]" office:value-type="string" office:string-value="message_searchnoresult_1                        = " calcext:value-type="string">
            <text:p>message_searchnoresult_1 <text:s text:c="23"/>= </text:p>
          </table:table-cell>
          <table:table-cell table:number-columns-repeated="1023"/>
        </table:table-row>
        <table:table-row table:style-name="ro1">
          <table:table-cell table:formula="of:=[$'CMS ALL'.A40] &amp; [$'CMS ALL'.L40]" office:value-type="string" office:string-value="message_searchhelp_0                            = " calcext:value-type="string">
            <text:p>message_searchhelp_0 <text:s text:c="27"/>= </text:p>
          </table:table-cell>
          <table:table-cell table:number-columns-repeated="1023"/>
        </table:table-row>
        <table:table-row table:style-name="ro1">
          <table:table-cell table:formula="of:=[$'CMS ALL'.A41] &amp; [$'CMS ALL'.L41]" office:value-type="string" office:string-value="message_sitemap_0                               = Mapa do site" calcext:value-type="string">
            <text:p>message_sitemap_0 <text:s text:c="30"/>= Mapa do site</text:p>
          </table:table-cell>
          <table:table-cell table:number-columns-repeated="1023"/>
        </table:table-row>
        <table:table-row table:style-name="ro1">
          <table:table-cell table:formula="of:=[$'CMS ALL'.A42] &amp; [$'CMS ALL'.L42]" office:value-type="string" office:string-value="message_template_error_1                        = Arquivo de designer &quot;{PARAM1}&quot; faltando! Entre em contato como o administrador." calcext:value-type="string">
            <text:p>message_template_error_1 <text:s text:c="23"/>= Arquivo de designer "{PARAM1}" faltando! Entre em contato como o administrador.</text:p>
          </table:table-cell>
          <table:table-cell table:number-columns-repeated="1023"/>
        </table:table-row>
        <table:table-row table:style-name="ro1">
          <table:table-cell table:formula="of:=[$'CMS ALL'.A43] &amp; [$'CMS ALL'.L43]" office:value-type="string" office:string-value="passwordform_title_0                            = " calcext:value-type="string">
            <text:p>passwordform_title_0 <text:s text:c="27"/>= </text:p>
          </table:table-cell>
          <table:table-cell table:number-columns-repeated="1023"/>
        </table:table-row>
        <table:table-row table:style-name="ro1">
          <table:table-cell table:formula="of:=[$'CMS ALL'.A44] &amp; [$'CMS ALL'.L44]" office:value-type="string" office:string-value="passwordform_pagepasswordplease_0               = " calcext:value-type="string">
            <text:p>passwordform_pagepasswordplease_0 <text:s text:c="14"/>= </text:p>
          </table:table-cell>
          <table:table-cell table:number-columns-repeated="1023"/>
        </table:table-row>
        <table:table-row table:style-name="ro1">
          <table:table-cell table:formula="of:=[$'CMS ALL'.A45] &amp; [$'CMS ALL'.L45]" office:value-type="string" office:string-value="passwordform_message_passwordwrong_0            = " calcext:value-type="string">
            <text:p>passwordform_message_passwordwrong_0 <text:s text:c="11"/>= </text:p>
          </table:table-cell>
          <table:table-cell table:number-columns-repeated="1023"/>
        </table:table-row>
        <table:table-row table:style-name="ro1">
          <table:table-cell table:formula="of:=[$'CMS ALL'.A46] &amp; [$'CMS ALL'.L46]" office:value-type="string" office:string-value="passwordform_send_0                             = " calcext:value-type="string">
            <text:p>passwordform_send_0 <text:s text:c="28"/>= </text:p>
          </table:table-cell>
          <table:table-cell table:number-columns-repeated="1023"/>
        </table:table-row>
        <table:table-row table:style-name="ro1">
          <table:table-cell table:formula="of:=[$'CMS ALL'.A47] &amp; [$'CMS ALL'.L47]" office:value-type="string" office:string-value="plugin_error_1                                  = " calcext:value-type="string">
            <text:p>plugin_error_1 <text:s text:c="33"/>= </text:p>
          </table:table-cell>
          <table:table-cell table:number-columns-repeated="1023"/>
        </table:table-row>
        <table:table-row table:style-name="ro1">
          <table:table-cell table:formula="of:=[$'CMS ALL'.A48] &amp; [$'CMS ALL'.L48]" office:value-type="string" office:string-value="plugin_error_missing_pluginconf_1               = " calcext:value-type="string">
            <text:p>plugin_error_missing_pluginconf_1 <text:s text:c="14"/>= </text:p>
          </table:table-cell>
          <table:table-cell table:number-columns-repeated="1023"/>
        </table:table-row>
        <table:table-row table:style-name="ro1">
          <table:table-cell table:formula="of:=[$'CMS ALL'.A49] &amp; [$'CMS ALL'.L49]" office:value-type="string" office:string-value="plugin_error_missing_method_2                   = " calcext:value-type="string">
            <text:p>plugin_error_missing_method_2 <text:s text:c="18"/>= </text:p>
          </table:table-cell>
          <table:table-cell table:number-columns-repeated="1023"/>
        </table:table-row>
        <table:table-row table:style-name="ro1">
          <table:table-cell table:formula="of:=[$'CMS ALL'.A50] &amp; [$'CMS ALL'.L50]" office:value-type="string" office:string-value="plugin_error_value_1                            = " calcext:value-type="string">
            <text:p>plugin_error_value_1 <text:s text:c="27"/>= </text:p>
          </table:table-cell>
          <table:table-cell table:number-columns-repeated="1023"/>
        </table:table-row>
        <table:table-row table:style-name="ro1">
          <table:table-cell table:formula="of:=[$'CMS ALL'.A51] &amp; [$'CMS ALL'.L51]" office:value-type="string" office:string-value="thirsty_programmer                              = Olá! Eu preciso de uma cerveja.. urgente! ;)" calcext:value-type="string">
            <text:p>thirsty_programmer <text:s text:c="29"/>= Olá! Eu preciso de uma cerveja.. urgente! ;)</text:p>
          </table:table-cell>
          <table:table-cell table:number-columns-repeated="1023"/>
        </table:table-row>
        <table:table-row table:style-name="ro1">
          <table:table-cell table:formula="of:=[$'CMS ALL'.A52] &amp; [$'CMS ALL'.L52]" office:value-type="string" office:string-value="tooltip_anchor_error_1                          = " calcext:value-type="string">
            <text:p>tooltip_anchor_error_1 <text:s text:c="25"/>= </text:p>
          </table:table-cell>
          <table:table-cell table:number-columns-repeated="1023"/>
        </table:table-row>
        <table:table-row table:style-name="ro1">
          <table:table-cell table:formula="of:=[$'CMS ALL'.A53] &amp; [$'CMS ALL'.L53]" office:value-type="string" office:string-value="tooltip_anchor_goto_1                           = " calcext:value-type="string">
            <text:p>tooltip_anchor_goto_1 <text:s text:c="26"/>= </text:p>
          </table:table-cell>
          <table:table-cell table:number-columns-repeated="1023"/>
        </table:table-row>
        <table:table-row table:style-name="ro1">
          <table:table-cell table:formula="of:=[$'CMS ALL'.A54] &amp; [$'CMS ALL'.L54]" office:value-type="string" office:string-value="tooltip_anchor_gototop_0                        = " calcext:value-type="string">
            <text:p>tooltip_anchor_gototop_0 <text:s text:c="23"/>= </text:p>
          </table:table-cell>
          <table:table-cell table:number-columns-repeated="1023"/>
        </table:table-row>
        <table:table-row table:style-name="ro1">
          <table:table-cell table:formula="of:=[$'CMS ALL'.A55] &amp; [$'CMS ALL'.L55]" office:value-type="string" office:string-value="tooltip_attribute_error_1                       = Erro na syntax: Atributo inexistente &quot;{PARAM1}&quot;" calcext:value-type="string">
            <text:p>tooltip_attribute_error_1 <text:s text:c="22"/>= Erro na syntax: Atributo inexistente "{PARAM1}"</text:p>
          </table:table-cell>
          <table:table-cell table:number-columns-repeated="1023"/>
        </table:table-row>
        <table:table-row table:style-name="ro1">
          <table:table-cell table:formula="of:=[$'CMS ALL'.A56] &amp; [$'CMS ALL'.L56]" office:value-type="string" office:string-value="tooltip_color_error_1                           = Erro  no valor da cor &quot;{PARAM1}&quot;" calcext:value-type="string">
            <text:p>tooltip_color_error_1 <text:s text:c="26"/>= Erro <text:s/>no valor da cor "{PARAM1}"</text:p>
          </table:table-cell>
          <table:table-cell table:number-columns-repeated="1023"/>
        </table:table-row>
        <table:table-row table:style-name="ro1">
          <table:table-cell table:formula="of:=[$'CMS ALL'.A57] &amp; [$'CMS ALL'.L57]" office:value-type="string" office:string-value="# tooltip_gallery_fullscreen_1                  = Ver em tamanho real: &quot;{PARAM1}&quot;" calcext:value-type="string">
            <text:p># tooltip_gallery_fullscreen_1 <text:s text:c="17"/>= Ver em tamanho real: "{PARAM1}"</text:p>
          </table:table-cell>
          <table:table-cell table:number-columns-repeated="1023"/>
        </table:table-row>
        <table:table-row table:style-name="ro1">
          <table:table-cell table:formula="of:=[$'CMS ALL'.A58] &amp; [$'CMS ALL'.L58]" office:value-type="string" office:string-value="tooltip_image_error_1                           = Arquivo desconhecido ou endereço inválido: &quot;{PARAM1}&quot;" calcext:value-type="string">
            <text:p>tooltip_image_error_1 <text:s text:c="26"/>= Arquivo desconhecido ou endereço inválido: "{PARAM1}"</text:p>
          </table:table-cell>
          <table:table-cell table:number-columns-repeated="1023"/>
        </table:table-row>
        <table:table-row table:style-name="ro1">
          <table:table-cell table:formula="of:=[$'CMS ALL'.A59] &amp; [$'CMS ALL'.L59]" office:value-type="string" office:string-value="tooltip_image_error_2                           = Arquivo faltando &quot;{PARAM1}&quot; na categoria &quot;{PARAM2}&quot;" calcext:value-type="string">
            <text:p>tooltip_image_error_2 <text:s text:c="26"/>= Arquivo faltando "{PARAM1}" na categoria "{PARAM2}"</text:p>
          </table:table-cell>
          <table:table-cell table:number-columns-repeated="1023"/>
        </table:table-row>
        <table:table-row table:style-name="ro1">
          <table:table-cell table:formula="of:=[$'CMS ALL'.A60] &amp; [$'CMS ALL'.L60]" office:value-type="string" office:string-value="tooltip_include_recursion_error_0               = A página não pode ser incluída em si mesma. " calcext:value-type="string">
            <text:p>tooltip_include_recursion_error_0 <text:s text:c="14"/>= A página não pode ser incluída em si mesma. </text:p>
          </table:table-cell>
          <table:table-cell table:number-columns-repeated="1023"/>
        </table:table-row>
        <table:table-row table:style-name="ro1">
          <table:table-cell table:formula="of:=[$'CMS ALL'.A61] &amp; [$'CMS ALL'.L61]" office:value-type="string" office:string-value="# tooltip_include_reinclude_error_0             = Não é permitido incluir numa página que já foi incluída." calcext:value-type="string">
            <text:p># tooltip_include_reinclude_error_0 <text:s text:c="12"/>= Não é permitido incluir numa página que já foi incluída.</text:p>
          </table:table-cell>
          <table:table-cell table:number-columns-repeated="1023"/>
        </table:table-row>
        <table:table-row table:style-name="ro1">
          <table:table-cell table:formula="of:=[$'CMS ALL'.A62] &amp; [$'CMS ALL'.L62]" office:value-type="string" office:string-value="tooltip_link_category_1                         = Mudar para categoria &quot;{PARAM1}&quot;" calcext:value-type="string">
            <text:p>tooltip_link_category_1 <text:s text:c="24"/>= Mudar para categoria "{PARAM1}"</text:p>
          </table:table-cell>
          <table:table-cell table:number-columns-repeated="1023"/>
        </table:table-row>
        <table:table-row table:style-name="ro1">
          <table:table-cell table:formula="of:=[$'CMS ALL'.A63] &amp; [$'CMS ALL'.L63]" office:value-type="string" office:string-value="tooltip_link_category_error_1                   = Faltando categoria &quot;{PARAM1}&quot;" calcext:value-type="string">
            <text:p>tooltip_link_category_error_1 <text:s text:c="18"/>= Faltando categoria "{PARAM1}"</text:p>
          </table:table-cell>
          <table:table-cell table:number-columns-repeated="1023"/>
        </table:table-row>
        <table:table-row table:style-name="ro1">
          <table:table-cell table:formula="of:=[$'CMS ALL'.A64] &amp; [$'CMS ALL'.L64]" office:value-type="string" office:string-value="tooltip_link_extern_1                           = Chamar endereço externo &quot;{PARAM1}&quot;" calcext:value-type="string">
            <text:p>tooltip_link_extern_1 <text:s text:c="26"/>= Chamar endereço externo "{PARAM1}"</text:p>
          </table:table-cell>
          <table:table-cell table:number-columns-repeated="1023"/>
        </table:table-row>
        <table:table-row table:style-name="ro1">
          <table:table-cell table:formula="of:=[$'CMS ALL'.A65] &amp; [$'CMS ALL'.L65]" office:value-type="string" office:string-value="tooltip_link_cmsinfo                            = " calcext:value-type="string">
            <text:p>tooltip_link_cmsinfo <text:s text:c="27"/>= </text:p>
          </table:table-cell>
          <table:table-cell table:number-columns-repeated="1023"/>
        </table:table-row>
        <table:table-row table:style-name="ro1">
          <table:table-cell table:formula="of:=[$'CMS ALL'.A66] &amp; [$'CMS ALL'.L66]" office:value-type="string" office:string-value="tooltip_link_extern_error_1                     = Link errado &quot;{PARAM1}&quot;" calcext:value-type="string">
            <text:p>tooltip_link_extern_error_1 <text:s text:c="20"/>= Link errado "{PARAM1}"</text:p>
          </table:table-cell>
          <table:table-cell table:number-columns-repeated="1023"/>
        </table:table-row>
        <table:table-row table:style-name="ro1">
          <table:table-cell table:formula="of:=[$'CMS ALL'.A67] &amp; [$'CMS ALL'.L67]" office:value-type="string" office:string-value="tooltip_link_file_1                             = Baixar arquivo &quot;{PARAM1}&quot;" calcext:value-type="string">
            <text:p>tooltip_link_file_1 <text:s text:c="28"/>= Baixar arquivo "{PARAM1}"</text:p>
          </table:table-cell>
          <table:table-cell table:number-columns-repeated="1023"/>
        </table:table-row>
        <table:table-row table:style-name="ro1">
          <table:table-cell table:formula="of:=[$'CMS ALL'.A68] &amp; [$'CMS ALL'.L68]" office:value-type="string" office:string-value="tooltip_link_file_2                             = Baixar arquivo &quot;{PARAM1}&quot; para categoria &quot;{PARAM2}&quot;" calcext:value-type="string">
            <text:p>tooltip_link_file_2 <text:s text:c="28"/>= Baixar arquivo "{PARAM1}" para categoria "{PARAM2}"</text:p>
          </table:table-cell>
          <table:table-cell table:number-columns-repeated="1023"/>
        </table:table-row>
        <table:table-row table:style-name="ro1">
          <table:table-cell table:formula="of:=[$'CMS ALL'.A69] &amp; [$'CMS ALL'.L69]" office:value-type="string" office:string-value="tooltip_link_file_error_1                       = Faltando arquivo &quot;{PARAM1}&quot;" calcext:value-type="string">
            <text:p>tooltip_link_file_error_1 <text:s text:c="22"/>= Faltando arquivo "{PARAM1}"</text:p>
          </table:table-cell>
          <table:table-cell table:number-columns-repeated="1023"/>
        </table:table-row>
        <table:table-row table:style-name="ro1">
          <table:table-cell table:formula="of:=[$'CMS ALL'.A70] &amp; [$'CMS ALL'.L70]" office:value-type="string" office:string-value="tooltip_link_file_error_2                       = Faltando arquivo &quot;{PARAM1}&quot; na categoria &quot;{PARAM2}&quot;" calcext:value-type="string">
            <text:p>tooltip_link_file_error_2 <text:s text:c="22"/>= Faltando arquivo "{PARAM1}" na categoria "{PARAM2}"</text:p>
          </table:table-cell>
          <table:table-cell table:number-columns-repeated="1023"/>
        </table:table-row>
        <table:table-row table:style-name="ro1">
          <table:table-cell table:formula="of:=[$'CMS ALL'.A71] &amp; [$'CMS ALL'.L71]" office:value-type="string" office:string-value="# tooltip_link_gallery_2                        = Visualizar categoria &quot;{PARAM1}&quot; ({PARAM2} imagens)" calcext:value-type="string">
            <text:p># tooltip_link_gallery_2 <text:s text:c="23"/>= Visualizar categoria "{PARAM1}" ({PARAM2} imagens)</text:p>
          </table:table-cell>
          <table:table-cell table:number-columns-repeated="1023"/>
        </table:table-row>
        <table:table-row table:style-name="ro1">
          <table:table-cell table:formula="of:=[$'CMS ALL'.A72] &amp; [$'CMS ALL'.L72]" office:value-type="string" office:string-value="# tooltip_link_gallery_error_1                  = Faltando galeria &quot;{PARAM1}&quot;" calcext:value-type="string">
            <text:p># tooltip_link_gallery_error_1 <text:s text:c="17"/>= Faltando galeria "{PARAM1}"</text:p>
          </table:table-cell>
          <table:table-cell table:number-columns-repeated="1023"/>
        </table:table-row>
        <table:table-row table:style-name="ro1">
          <table:table-cell table:formula="of:=[$'CMS ALL'.A73] &amp; [$'CMS ALL'.L73]" office:value-type="string" office:string-value="tooltip_link_mail_1                             = Enviar email para &quot;{PARAM1}&quot;" calcext:value-type="string">
            <text:p>tooltip_link_mail_1 <text:s text:c="28"/>= Enviar email para "{PARAM1}"</text:p>
          </table:table-cell>
          <table:table-cell table:number-columns-repeated="1023"/>
        </table:table-row>
        <table:table-row table:style-name="ro1">
          <table:table-cell table:formula="of:=[$'CMS ALL'.A74] &amp; [$'CMS ALL'.L74]" office:value-type="string" office:string-value="tooltip_link_mail_error_1                       = Email inválido &quot;{PARAM1}&quot;" calcext:value-type="string">
            <text:p>tooltip_link_mail_error_1 <text:s text:c="22"/>= Email inválido "{PARAM1}"</text:p>
          </table:table-cell>
          <table:table-cell table:number-columns-repeated="1023"/>
        </table:table-row>
        <table:table-row table:style-name="ro1">
          <table:table-cell table:formula="of:=[$'CMS ALL'.A75] &amp; [$'CMS ALL'.L75]" office:value-type="string" office:string-value="tooltip_link_page_1                             = Mostrar página &quot;{PARAM1}&quot;" calcext:value-type="string">
            <text:p>tooltip_link_page_1 <text:s text:c="28"/>= Mostrar página "{PARAM1}"</text:p>
          </table:table-cell>
          <table:table-cell table:number-columns-repeated="1023"/>
        </table:table-row>
        <table:table-row table:style-name="ro1">
          <table:table-cell table:formula="of:=[$'CMS ALL'.A76] &amp; [$'CMS ALL'.L76]" office:value-type="string" office:string-value="tooltip_link_page_2                             = Mostrar página &quot;{PARAM1}&quot; para categoria &quot;{PARAM2}&quot;" calcext:value-type="string">
            <text:p>tooltip_link_page_2 <text:s text:c="28"/>= Mostrar página "{PARAM1}" para categoria "{PARAM2}"</text:p>
          </table:table-cell>
          <table:table-cell table:number-columns-repeated="1023"/>
        </table:table-row>
        <table:table-row table:style-name="ro1">
          <table:table-cell table:formula="of:=[$'CMS ALL'.A77] &amp; [$'CMS ALL'.L77]" office:value-type="string" office:string-value="tooltip_link_page_error_1                       = Faltando página &quot;{PARAM1}&quot;" calcext:value-type="string">
            <text:p>tooltip_link_page_error_1 <text:s text:c="22"/>= Faltando página "{PARAM1}"</text:p>
          </table:table-cell>
          <table:table-cell table:number-columns-repeated="1023"/>
        </table:table-row>
        <table:table-row table:style-name="ro1">
          <table:table-cell table:formula="of:=[$'CMS ALL'.A78] &amp; [$'CMS ALL'.L78]" office:value-type="string" office:string-value="tooltip_link_page_error_2                       = Faltando página &quot;{PARAM1}&quot; na categoria &quot;{PARAM2}&quot;" calcext:value-type="string">
            <text:p>tooltip_link_page_error_2 <text:s text:c="22"/>= Faltando página "{PARAM1}" na categoria "{PARAM2}"</text:p>
          </table:table-cell>
          <table:table-cell table:number-columns-repeated="1023"/>
        </table:table-row>
        <table:table-row table:style-name="ro1">
          <table:table-cell table:formula="of:=[$'CMS ALL'.A79] &amp; [$'CMS ALL'.L79]" office:value-type="string" office:string-value="tooltip_showsitemap_0                           = Mostrar mapa do site" calcext:value-type="string">
            <text:p>tooltip_showsitemap_0 <text:s text:c="26"/>= Mostrar mapa do site</text:p>
          </table:table-cell>
          <table:table-cell table:number-columns-repeated="1023"/>
        </table:table-row>
        <table:table-row table:style-name="ro1">
          <table:table-cell table:formula="of:=[$'CMS ALL'.A80] &amp; [$'CMS ALL'.L80]">
            <text:p/>
          </table:table-cell>
          <table:table-cell table:number-columns-repeated="1023"/>
        </table:table-row>
        <table:table-row table:style-name="ro1">
          <table:table-cell table:formula="of:=[$'CMS ALL'.A81] &amp; [$'CMS ALL'.L81]">
            <text:p/>
          </table:table-cell>
          <table:table-cell table:number-columns-repeated="1023"/>
        </table:table-row>
        <table:table-row table:style-name="ro1">
          <table:table-cell table:formula="of:=[$'CMS ALL'.A82] &amp; [$'CMS ALL'.L82]">
            <text:p/>
          </table:table-cell>
          <table:table-cell table:number-columns-repeated="1023"/>
        </table:table-row>
        <table:table-row table:style-name="ro1">
          <table:table-cell table:formula="of:=[$'CMS ALL'.A83] &amp; [$'CMS ALL'.L83]">
            <text:p/>
          </table:table-cell>
          <table:table-cell table:number-columns-repeated="1023"/>
        </table:table-row>
        <table:table-row table:style-name="ro1">
          <table:table-cell table:formula="of:=[$'CMS ALL'.A84] &amp; [$'CMS ALL'.L84]">
            <text:p/>
          </table:table-cell>
          <table:table-cell table:number-columns-repeated="1023"/>
        </table:table-row>
        <table:table-row table:style-name="ro1">
          <table:table-cell table:formula="of:=[$'CMS ALL'.A85] &amp; [$'CMS ALL'.L85]">
            <text:p/>
          </table:table-cell>
          <table:table-cell table:number-columns-repeated="1023"/>
        </table:table-row>
        <table:table-row table:style-name="ro1">
          <table:table-cell table:formula="of:=[$'CMS ALL'.A86] &amp; [$'CMS ALL'.L86]">
            <text:p/>
          </table:table-cell>
          <table:table-cell table:number-columns-repeated="1023"/>
        </table:table-row>
        <table:table-row table:style-name="ro1">
          <table:table-cell table:formula="of:=[$'CMS ALL'.A87] &amp; [$'CMS ALL'.L87]">
            <text:p/>
          </table:table-cell>
          <table:table-cell table:number-columns-repeated="1023"/>
        </table:table-row>
        <table:table-row table:style-name="ro1">
          <table:table-cell table:formula="of:=[$'CMS ALL'.A88] &amp; [$'CMS ALL'.L88]">
            <text:p/>
          </table:table-cell>
          <table:table-cell table:number-columns-repeated="1023"/>
        </table:table-row>
        <table:table-row table:style-name="ro1">
          <table:table-cell table:formula="of:=[$'CMS ALL'.A89] &amp; [$'CMS ALL'.L89]">
            <text:p/>
          </table:table-cell>
          <table:table-cell table:number-columns-repeated="1023"/>
        </table:table-row>
        <table:table-row table:style-name="ro1">
          <table:table-cell table:formula="of:=[$'CMS ALL'.A90] &amp; [$'CMS ALL'.L90]">
            <text:p/>
          </table:table-cell>
          <table:table-cell table:number-columns-repeated="1023"/>
        </table:table-row>
        <table:table-row table:style-name="ro1">
          <table:table-cell table:formula="of:=[$'CMS ALL'.A91] &amp; [$'CMS ALL'.L91]">
            <text:p/>
          </table:table-cell>
          <table:table-cell table:number-columns-repeated="1023"/>
        </table:table-row>
        <table:table-row table:style-name="ro1">
          <table:table-cell table:formula="of:=[$'CMS ALL'.A92] &amp; [$'CMS ALL'.L92]">
            <text:p/>
          </table:table-cell>
          <table:table-cell table:number-columns-repeated="1023"/>
        </table:table-row>
        <table:table-row table:style-name="ro1">
          <table:table-cell table:formula="of:=[$'CMS ALL'.A93] &amp; [$'CMS ALL'.L93]">
            <text:p/>
          </table:table-cell>
          <table:table-cell table:number-columns-repeated="1023"/>
        </table:table-row>
        <table:table-row table:style-name="ro1">
          <table:table-cell table:formula="of:=[$'CMS ALL'.A94] &amp; [$'CMS ALL'.L94]">
            <text:p/>
          </table:table-cell>
          <table:table-cell table:number-columns-repeated="1023"/>
        </table:table-row>
        <table:table-row table:style-name="ro1">
          <table:table-cell table:formula="of:=[$'CMS ALL'.A95] &amp; [$'CMS ALL'.L95]">
            <text:p/>
          </table:table-cell>
          <table:table-cell table:number-columns-repeated="1023"/>
        </table:table-row>
        <table:table-row table:style-name="ro1">
          <table:table-cell table:formula="of:=[$'CMS ALL'.A96] &amp; [$'CMS ALL'.L96]">
            <text:p/>
          </table:table-cell>
          <table:table-cell table:number-columns-repeated="1023"/>
        </table:table-row>
        <table:table-row table:style-name="ro1">
          <table:table-cell table:formula="of:=[$'CMS ALL'.A97] &amp; [$'CMS ALL'.L97]">
            <text:p/>
          </table:table-cell>
          <table:table-cell table:number-columns-repeated="1023"/>
        </table:table-row>
        <table:table-row table:style-name="ro1">
          <table:table-cell table:formula="of:=[$'CMS ALL'.A98] &amp; [$'CMS ALL'.L98]">
            <text:p/>
          </table:table-cell>
          <table:table-cell table:number-columns-repeated="1023"/>
        </table:table-row>
        <table:table-row table:style-name="ro1">
          <table:table-cell table:formula="of:=[$'CMS ALL'.A99] &amp; [$'CMS ALL'.L99]">
            <text:p/>
          </table:table-cell>
          <table:table-cell table:number-columns-repeated="1023"/>
        </table:table-row>
        <table:table-row table:style-name="ro1">
          <table:table-cell table:formula="of:=[$'CMS ALL'.A100] &amp; [$'CMS ALL'.L100]">
            <text:p/>
          </table:table-cell>
          <table:table-cell table:number-columns-repeated="1023"/>
        </table:table-row>
        <table:table-row table:style-name="ro1">
          <table:table-cell table:formula="of:=[$'CMS ALL'.A101] &amp; [$'CMS ALL'.L101]">
            <text:p/>
          </table:table-cell>
          <table:table-cell table:number-columns-repeated="1023"/>
        </table:table-row>
        <table:table-row table:style-name="ro1" table:number-rows-repeated="10484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Mono" svg:font-family="FreeMono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4">00.00.0000</text:date>, <text:time style:data-style-name="N2" text:time-value="20:28:43.081050069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13T13:58:50.580441293</meta:creation-date>
    <meta:generator>LibreOffice/6.0.1.1$Linux_X86_64 LibreOffice_project/00m0$Build-1</meta:generator>
    <dc:date>2021-02-14T20:29:53.751376940</dc:date>
    <meta:editing-duration>PT3H53M45S</meta:editing-duration>
    <meta:editing-cycles>63</meta:editing-cycles>
    <meta:document-statistic meta:table-count="13" meta:cell-count="1953" meta:object-count="0"/>
    <meta:user-defined meta:name="qrichtext">1</meta:user-defined>
  </office:meta>
</office:document-meta>
</file>